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41.93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51.47mm"/>
    </style:style>
    <style:style style:name="co16" style:family="table-column">
      <style:table-column-properties fo:break-before="auto" style:column-width="53.09mm"/>
    </style:style>
    <style:style style:name="co17" style:family="table-column">
      <style:table-column-properties fo:break-before="auto" style:column-width="78.97mm"/>
    </style:style>
    <style:style style:name="co18" style:family="table-column">
      <style:table-column-properties fo:break-before="auto" style:column-width="66.71mm"/>
    </style:style>
    <style:style style:name="co19" style:family="table-column">
      <style:table-column-properties fo:break-before="auto" style:column-width="38.66mm"/>
    </style:style>
    <style:style style:name="co20" style:family="table-column">
      <style:table-column-properties fo:break-before="auto" style:column-width="31.31mm"/>
    </style:style>
    <style:style style:name="co21" style:family="table-column">
      <style:table-column-properties fo:break-before="auto" style:column-width="25.59mm"/>
    </style:style>
    <style:style style:name="co22" style:family="table-column">
      <style:table-column-properties fo:break-before="auto" style:column-width="30.5mm"/>
    </style:style>
    <style:style style:name="co23" style:family="table-column">
      <style:table-column-properties fo:break-before="auto" style:column-width="38.93mm"/>
    </style:style>
    <style:style style:name="co24" style:family="table-column">
      <style:table-column-properties fo:break-before="auto" style:column-width="42.47mm"/>
    </style:style>
    <style:style style:name="co25" style:family="table-column">
      <style:table-column-properties fo:break-before="auto" style:column-width="42.74mm"/>
    </style:style>
    <style:style style:name="co26" style:family="table-column">
      <style:table-column-properties fo:break-before="auto" style:column-width="17.96mm"/>
    </style:style>
    <style:style style:name="co27" style:family="table-column">
      <style:table-column-properties fo:break-before="auto" style:column-width="37.31mm"/>
    </style:style>
    <style:style style:name="co28" style:family="table-column">
      <style:table-column-properties fo:break-before="auto" style:column-width="44.38mm"/>
    </style:style>
    <style:style style:name="co29" style:family="table-column">
      <style:table-column-properties fo:break-before="auto" style:column-width="35.6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GB">
      <number:number number:min-integer-digits="1"/>
    </number:number-style>
    <number:number-style style:name="N10061" number:language="en" number:country="GB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000">
      <style:table-cell-properties fo:background-color="#62a73b"/>
      <style:text-properties fo:font-size="15pt" style:font-size-asian="15pt" style:font-size-complex="15pt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59c5c7"/>
      <style:text-properties fo:font-size="13pt" style:font-size-asian="13pt" style:font-size-complex="13pt"/>
    </style:style>
    <style:style style:name="ce4" style:family="table-cell" style:parent-style-name="Default" style:data-style-name="N10000">
      <style:table-cell-properties fo:background-color="#ed1c24"/>
    </style:style>
    <style:style style:name="ce5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000">
      <style:table-cell-properties fo:background-color="#c2e0a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0000">
      <style:table-cell-properties fo:background-color="#87d1d1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61"/>
    <style:style style:name="ce17" style:family="table-cell" style:parent-style-name="Default" style:data-style-name="N10061"/>
    <style:style style:name="ce19" style:family="table-cell" style:parent-style-name="Default" style:data-style-name="N10000">
      <style:text-properties fo:color="#ce181e"/>
    </style:style>
    <style:style style:name="ce21" style:family="table-cell" style:parent-style-name="Default">
      <style:table-cell-properties fo:background-color="#f58220"/>
      <style:text-properties fo:color="#ce181e" fo:font-size="15pt" style:font-size-asian="15pt" style:font-size-complex="15pt"/>
    </style:style>
    <style:style style:name="ce23" style:family="table-cell" style:parent-style-name="Default">
      <style:table-cell-properties fo:background-color="#72bf44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>
      <style:table-cell-properties fo:background-color="#f58220"/>
    </style:style>
    <style:style style:name="ce26" style:family="table-cell" style:parent-style-name="Default">
      <style:table-cell-properties fo:background-color="#ed1c2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rixMul" table:style-name="ta1">
        <table:shapes>
          <draw:frame draw:z-index="0" draw:style-name="gr1" draw:text-style-name="P1" svg:width="159.81mm" svg:height="90.06mm" svg:x="314.13mm" svg:y="99.12mm">
            <draw:object draw:notify-on-update-of-ranges="MatrixMul.G30:MatrixMul.G36 MatrixMul.H29:MatrixMul.H29 MatrixMul.H30:MatrixMul.H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1mm" svg:height="90.05mm" svg:x="287.18mm" svg:y="202.76mm">
            <draw:object draw:notify-on-update-of-ranges="MatrixMul.G53:MatrixMul.G59 MatrixMul.H52:MatrixMul.H52 MatrixMul.H53:MatrixMul.H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0.96mm" svg:y="303.56mm">
            <draw:object draw:notify-on-update-of-ranges="MatrixMul.G30:MatrixMul.G36 MatrixMul.H29:MatrixMul.H29 MatrixMul.H30:MatrixMul.H36 MatrixMul.I29:MatrixMul.I29 MatrixMul.I30:MatrixMul.I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1mm" svg:height="90.06mm" svg:x="298.18mm" svg:y="414.58mm">
            <draw:object draw:notify-on-update-of-ranges="MatrixMul.G30:MatrixMul.G36 MatrixMul.J29:MatrixMul.J29 MatrixMul.J30:MatrixMul.J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Aparap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First Execution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 calcext:value-type="string">
            <text:p>(size of lin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24.960446" calcext:value-type="float">
            <text:p>524.96044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2.932237" calcext:value-type="float">
            <text:p>442.932237</text:p>
          </table:table-cell>
          <table:table-cell table:style-name="ce5" office:value-type="string" calcext:value-type="string">
            <text:p>Execution in GPU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im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7.913034" calcext:value-type="float">
            <text:p>427.913034</text:p>
          </table:table-cell>
          <table:table-cell table:style-name="ce6" office:value-type="string" calcext:value-type="string">
            <text:p>Average Execution Tim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0.4979665" calcext:value-type="float">
            <text:p>60.497966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1.099515" calcext:value-type="float">
            <text:p>471.099515</text:p>
          </table:table-cell>
          <table:table-cell table:style-name="ce7" office:value-type="string" calcext:value-type="string">
            <text:p>Average First Execution Tim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62.406453875" calcext:value-type="float">
            <text:p>462.406453875</text:p>
          </table:table-cell>
          <table:table-cell table:number-columns-repeated="3"/>
          <table:table-cell table:formula="of:=AVERAGE([.K10:.K16])" office:value-type="float" office:value="3571.52872733333" calcext:value-type="float">
            <text:p>3571.5287273333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0.711817" calcext:value-type="float">
            <text:p>390.711817</text:p>
          </table:table-cell>
          <table:table-cell table:style-name="ce6" office:value-type="string" calcext:value-type="string">
            <text:p>Average Execution Time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59.28388" calcext:value-type="float">
            <text:p>59.28388</text:p>
          </table:table-cell>
          <table:table-cell table:number-columns-repeated="2"/>
          <table:table-cell office:value-type="float" office:value="3561.069667" calcext:value-type="float">
            <text:p>3561.069667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5.188564" calcext:value-type="float">
            <text:p>505.188564</text:p>
          </table:table-cell>
          <table:table-cell table:style-name="ce7" office:value-type="string" calcext:value-type="string">
            <text:p>Average First Execution Time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08.860948" calcext:value-type="float">
            <text:p>608.860948</text:p>
          </table:table-cell>
          <table:table-cell table:number-columns-repeated="2"/>
          <table:table-cell office:value-type="float" office:value="3563.174604" calcext:value-type="float">
            <text:p>3563.174604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1.761136" calcext:value-type="float">
            <text:p>471.761136</text:p>
          </table:table-cell>
          <table:table-cell table:style-name="ce6" office:value-type="string" calcext:value-type="string">
            <text:p>Average Execution Time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55.6327893333333" calcext:value-type="float">
            <text:p>55.6327893333333</text:p>
          </table:table-cell>
          <table:table-cell table:number-columns-repeated="2"/>
          <table:table-cell office:value-type="float" office:value="3564.8963" calcext:value-type="float">
            <text:p>3564.8963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4.684882" calcext:value-type="float">
            <text:p>464.684882</text:p>
          </table:table-cell>
          <table:table-cell table:style-name="ce7" office:value-type="string" calcext:value-type="string">
            <text:p>Average First Execution Time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50.595099125" calcext:value-type="float">
            <text:p>550.595099125</text:p>
          </table:table-cell>
          <table:table-cell table:number-columns-repeated="2"/>
          <table:table-cell office:value-type="float" office:value="3567.419663" calcext:value-type="float">
            <text:p>3567.419663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E7:.E14])" office:value-type="float" office:value="462.406453875" calcext:value-type="float">
            <text:p>462.406453875</text:p>
          </table:table-cell>
          <table:table-cell table:style-name="ce6" office:value-type="string" calcext:value-type="string">
            <text:p>Average Execution Time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83.0394163333333" calcext:value-type="float">
            <text:p>83.0394163333333</text:p>
          </table:table-cell>
          <table:table-cell table:number-columns-repeated="2"/>
          <table:table-cell office:value-type="float" office:value="3576.258763" calcext:value-type="float">
            <text:p>3576.258763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7" office:value-type="string" calcext:value-type="string">
            <text:p>Average First Execution Time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435.136520875" calcext:value-type="float">
            <text:p>435.136520875</text:p>
          </table:table-cell>
          <table:table-cell table:number-columns-repeated="2"/>
          <table:table-cell office:value-type="float" office:value="3596.353367" calcext:value-type="float">
            <text:p>3596.353367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6" office:value-type="string" calcext:value-type="string">
            <text:p>Average Execution Time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52.4354595" calcext:value-type="float">
            <text:p>152.4354595</text:p>
          </table:table-cell>
          <table:table-cell table:number-columns-repeated="2"/>
          <table:table-cell office:value-type="float" office:value="3603.580543" calcext:value-type="float">
            <text:p>3603.580543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7" office:value-type="string" calcext:value-type="string">
            <text:p>Average First Execution Time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687.870168625" calcext:value-type="float">
            <text:p>687.87016862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6" office:value-type="string" calcext:value-type="string">
            <text:p>Average Execution Time</text:p>
          </table:table-cell>
          <table:table-cell table:style-name="ce6" office:value-type="float" office:value="2048" calcext:value-type="float">
            <text:p>2048</text:p>
          </table:table-cell>
          <table:table-cell table:style-name="ce6" office:value-type="float" office:value="478.2894575" calcext:value-type="float">
            <text:p>478.289457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7" office:value-type="string" calcext:value-type="string">
            <text:p>Average First Execution Time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798.21368225" calcext:value-type="float">
            <text:p>798.2136822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6" office:value-type="string" calcext:value-type="string">
            <text:p>Average Execution Time</text:p>
          </table:table-cell>
          <table:table-cell table:style-name="ce6" office:value-type="float" office:value="4096" calcext:value-type="float">
            <text:p>4096</text:p>
          </table:table-cell>
          <table:table-cell table:style-name="ce6" office:value-type="float" office:value="3571.52872733333" calcext:value-type="float">
            <text:p>3571.5287273333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7" office:value-type="string" calcext:value-type="string">
            <text:p>Average First Execution Time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4077.68176375" calcext:value-type="float">
            <text:p>4077.68176375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6.652107" calcext:value-type="float">
            <text:p>516.65210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14.589707" calcext:value-type="float">
            <text:p>614.58970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641.645036" calcext:value-type="float">
            <text:p>641.645036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Average Execution Time</text:p>
          </table:table-cell>
          <table:table-cell office:value-type="string" calcext:value-type="string">
            <text:p>Average First time</text:p>
          </table:table-cell>
          <table:table-cell office:value-type="string" calcext:value-type="string">
            <text:p>Difference(%)</text:p>
          </table:table-cell>
          <table:table-cell office:value-type="string" calcext:value-type="string">
            <text:p>Differenc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18.098255" calcext:value-type="float">
            <text:p>518.098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60.4979665" calcext:value-type="float">
            <text:p>60.4979665</text:p>
          </table:table-cell>
          <table:table-cell office:value-type="float" office:value="462.406453875" calcext:value-type="float">
            <text:p>462.406453875</text:p>
          </table:table-cell>
          <table:table-cell table:formula="of:=([.I30]/[.H30])*100" office:value-type="float" office:value="764.333878684997" calcext:value-type="float">
            <text:p>764.333878684997</text:p>
          </table:table-cell>
          <table:table-cell table:formula="of:=[.I30]-[.H30]" office:value-type="float" office:value="401.908487375" calcext:value-type="float">
            <text:p>401.908487375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30.64069" calcext:value-type="float">
            <text:p>530.640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9.28388" calcext:value-type="float">
            <text:p>59.28388</text:p>
          </table:table-cell>
          <table:table-cell office:value-type="float" office:value="608.860948" calcext:value-type="float">
            <text:p>608.860948</text:p>
          </table:table-cell>
          <table:table-cell table:formula="of:=([.I31]/[.H31])*100" office:value-type="float" office:value="1027.02614606197" calcext:value-type="float">
            <text:p>1027.02614606197</text:p>
          </table:table-cell>
          <table:table-cell table:formula="of:=[.I31]-[.H31]" office:value-type="float" office:value="549.577068" calcext:value-type="float">
            <text:p>549.577068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541.893068" calcext:value-type="float">
            <text:p>541.89306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5.6327893333333" calcext:value-type="float">
            <text:p>55.6327893333333</text:p>
          </table:table-cell>
          <table:table-cell office:value-type="float" office:value="550.595099125" calcext:value-type="float">
            <text:p>550.595099125</text:p>
          </table:table-cell>
          <table:table-cell table:formula="of:=([.I32]/[.H32])*100" office:value-type="float" office:value="989.695296106791" calcext:value-type="float">
            <text:p>989.695296106791</text:p>
          </table:table-cell>
          <table:table-cell table:formula="of:=[.I32]-[.H32]" office:value-type="float" office:value="494.962309791667" calcext:value-type="float">
            <text:p>494.962309791667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97.253124" calcext:value-type="float">
            <text:p>797.25312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83.0394163333333" calcext:value-type="float">
            <text:p>83.0394163333333</text:p>
          </table:table-cell>
          <table:table-cell office:value-type="float" office:value="435.136520875" calcext:value-type="float">
            <text:p>435.136520875</text:p>
          </table:table-cell>
          <table:table-cell table:formula="of:=([.I33]/[.H33])*100" office:value-type="float" office:value="524.012017531883" calcext:value-type="float">
            <text:p>524.012017531883</text:p>
          </table:table-cell>
          <table:table-cell table:formula="of:=[.I33]-[.H33]" office:value-type="float" office:value="352.097104541667" calcext:value-type="float">
            <text:p>352.097104541667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10.115597" calcext:value-type="float">
            <text:p>710.11559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52.4354595" calcext:value-type="float">
            <text:p>152.4354595</text:p>
          </table:table-cell>
          <table:table-cell office:value-type="float" office:value="687.870168625" calcext:value-type="float">
            <text:p>687.870168625</text:p>
          </table:table-cell>
          <table:table-cell table:formula="of:=([.I34]/[.H34])*100" office:value-type="float" office:value="451.253383485225" calcext:value-type="float">
            <text:p>451.253383485225</text:p>
          </table:table-cell>
          <table:table-cell table:formula="of:=[.I34]-[.H34]" office:value-type="float" office:value="535.434709125" calcext:value-type="float">
            <text:p>535.434709125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Average</text:p>
          </table:table-cell>
          <table:table-cell office:value-type="float" office:value="128" calcext:value-type="float">
            <text:p>128</text:p>
          </table:table-cell>
          <table:table-cell table:style-name="ce4" table:formula="of:=AVERAGE([.E27:.E34])" office:value-type="float" office:value="608.860948" calcext:value-type="float">
            <text:p>608.86094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478.2894575" calcext:value-type="float">
            <text:p>478.2894575</text:p>
          </table:table-cell>
          <table:table-cell office:value-type="float" office:value="798.21368225" calcext:value-type="float">
            <text:p>798.21368225</text:p>
          </table:table-cell>
          <table:table-cell table:formula="of:=([.I35]/[.H35])*100" office:value-type="float" office:value="166.889248703543" calcext:value-type="float">
            <text:p>166.889248703543</text:p>
          </table:table-cell>
          <table:table-cell table:formula="of:=[.I35]-[.H35]" office:value-type="float" office:value="319.92422475" calcext:value-type="float">
            <text:p>319.92422475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float" office:value="4096" calcext:value-type="float">
            <text:p>4096</text:p>
          </table:table-cell>
          <table:table-cell office:value-type="float" office:value="3571.52872733333" calcext:value-type="float">
            <text:p>3571.52872733333</text:p>
          </table:table-cell>
          <table:table-cell office:value-type="float" office:value="4077.68176375" calcext:value-type="float">
            <text:p>4077.68176375</text:p>
          </table:table-cell>
          <table:table-cell table:formula="of:=([.I36]/[.H36])*100" office:value-type="float" office:value="114.171887588164" calcext:value-type="float">
            <text:p>114.171887588164</text:p>
          </table:table-cell>
          <table:table-cell table:formula="of:=[.I36]-[.H36]" office:value-type="float" office:value="506.15303641667" calcext:value-type="float">
            <text:p>506.15303641667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98.568069" calcext:value-type="float">
            <text:p>598.56806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454.289932" calcext:value-type="float">
            <text:p>454.28993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595.448985" calcext:value-type="float">
            <text:p>595.44898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0.509179" calcext:value-type="float">
            <text:p>640.50917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464.592905" calcext:value-type="float">
            <text:p>464.59290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576.55865" calcext:value-type="float">
            <text:p>576.5586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528.377764" calcext:value-type="float">
            <text:p>528.37776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46.415309" calcext:value-type="float">
            <text:p>546.41530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verage</text:p>
          </table:table-cell>
          <table:table-cell office:value-type="float" office:value="256" calcext:value-type="float">
            <text:p>256</text:p>
          </table:table-cell>
          <table:table-cell table:style-name="ce4" table:formula="of:=AVERAGE([.E44:.E51])" office:value-type="float" office:value="550.595099125" calcext:value-type="float">
            <text:p>550.595099125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Average First time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" calcext:value-type="float">
            <text:p>10</text:p>
          </table:table-cell>
          <table:table-cell table:style-name="ce6" office:value-type="float" office:value="462.406453875" calcext:value-type="float">
            <text:p>462.40645387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608.860948" calcext:value-type="float">
            <text:p>608.86094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550.595099125" calcext:value-type="float">
            <text:p>550.5950991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12" calcext:value-type="float">
            <text:p>512</text:p>
          </table:table-cell>
          <table:table-cell office:value-type="float" office:value="435.136520875" calcext:value-type="float">
            <text:p>435.13652087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24" calcext:value-type="float">
            <text:p>1024</text:p>
          </table:table-cell>
          <table:table-cell office:value-type="float" office:value="687.870168625" calcext:value-type="float">
            <text:p>687.8701686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48" calcext:value-type="float">
            <text:p>2048</text:p>
          </table:table-cell>
          <table:table-cell office:value-type="float" office:value="798.21368225" calcext:value-type="float">
            <text:p>798.213682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096" calcext:value-type="float">
            <text:p>4096</text:p>
          </table:table-cell>
          <table:table-cell office:value-type="float" office:value="4077.68176375" calcext:value-type="float">
            <text:p>4077.681763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49.703023" calcext:value-type="float">
            <text:p>449.70302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98.1959" calcext:value-type="float">
            <text:p>398.195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93.161496" calcext:value-type="float">
            <text:p>393.16149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437.560413" calcext:value-type="float">
            <text:p>437.56041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428.319247" calcext:value-type="float">
            <text:p>428.31924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404.885387" calcext:value-type="float">
            <text:p>404.88538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468.601913" calcext:value-type="float">
            <text:p>468.60191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00.664788" calcext:value-type="float">
            <text:p>500.664788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verage</text:p>
          </table:table-cell>
          <table:table-cell office:value-type="float" office:value="512" calcext:value-type="float">
            <text:p>512</text:p>
          </table:table-cell>
          <table:table-cell table:style-name="ce4" table:formula="of:=AVERAGE([.E62:.E69])" office:value-type="float" office:value="435.136520875" calcext:value-type="float">
            <text:p>435.136520875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45.684355" calcext:value-type="float">
            <text:p>745.68435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83.505936" calcext:value-type="float">
            <text:p>583.50593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93.956557" calcext:value-type="float">
            <text:p>693.95655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65.383208" calcext:value-type="float">
            <text:p>665.383208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99.897511" calcext:value-type="float">
            <text:p>699.89751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.340917" calcext:value-type="float">
            <text:p>768.3409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606.217592" calcext:value-type="float">
            <text:p>606.21759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39.975273" calcext:value-type="float">
            <text:p>739.97527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verage</text:p>
          </table:table-cell>
          <table:table-cell office:value-type="float" office:value="1024" calcext:value-type="float">
            <text:p>1024</text:p>
          </table:table-cell>
          <table:table-cell table:style-name="ce4" table:formula="of:=AVERAGE([.E77:.E84])" office:value-type="float" office:value="687.870168625" calcext:value-type="float">
            <text:p>687.870168625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775.207966" calcext:value-type="float">
            <text:p>775.20796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791.515624" calcext:value-type="float">
            <text:p>791.51562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777.389402" calcext:value-type="float">
            <text:p>777.38940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770.489365" calcext:value-type="float">
            <text:p>770.48936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825.641744" calcext:value-type="float">
            <text:p>825.64174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791.480436" calcext:value-type="float">
            <text:p>791.48043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821.800412" calcext:value-type="float">
            <text:p>821.80041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832.184509" calcext:value-type="float">
            <text:p>832.18450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verage</text:p>
          </table:table-cell>
          <table:table-cell office:value-type="float" office:value="2048" calcext:value-type="float">
            <text:p>2048</text:p>
          </table:table-cell>
          <table:table-cell table:style-name="ce4" table:formula="of:=AVERAGE([.E91:.E98])" office:value-type="float" office:value="798.21368225" calcext:value-type="float">
            <text:p>798.21368225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69.671545" calcext:value-type="float">
            <text:p>3869.67154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3917.123446" calcext:value-type="float">
            <text:p>3917.12344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96.447705" calcext:value-type="float">
            <text:p>4096.44770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4130.523927" calcext:value-type="float">
            <text:p>4130.52392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4122.045807" calcext:value-type="float">
            <text:p>4122.04580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4100.280638" calcext:value-type="float">
            <text:p>4100.280638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4170.55705" calcext:value-type="float">
            <text:p>4170.5570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214.803992" calcext:value-type="float">
            <text:p>4214.80399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verage</text:p>
          </table:table-cell>
          <table:table-cell office:value-type="float" office:value="4096" calcext:value-type="float">
            <text:p>4096</text:p>
          </table:table-cell>
          <table:table-cell table:style-name="ce4" table:formula="of:=AVERAGE([.E106:.E113])" office:value-type="float" office:value="4077.68176375" calcext:value-type="float">
            <text:p>4077.68176375</text:p>
          </table:table-cell>
          <table:table-cell table:number-columns-repeated="1019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body" table:style-name="ta1">
        <table:shapes>
          <draw:frame draw:z-index="0" draw:style-name="gr1" draw:text-style-name="P1" svg:width="159.89mm" svg:height="90.05mm" svg:x="223.46mm" svg:y="93.76mm">
            <draw:object draw:notify-on-update-of-ranges="Nbody.B24:Nbody.B28 Nbody.C23:Nbody.C23 Nbody.C24:Nbody.C28 Nbody.B24:Nbody.B28 Nbody.D23:Nbody.D23 Nbody.D24:Nbody.D28 Nbody.B24:Nbody.B28 Nbody.E23:Nbody.E23 Nbody.E24:Nbody.E2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89mm" svg:height="90.05mm" svg:x="242.45mm" svg:y="141.04mm">
            <draw:object draw:notify-on-update-of-ranges="Nbody.B24:Nbody.B28 Nbody.C23:Nbody.C23 Nbody.C24:Nbody.C28 Nbody.B24:Nbody.B28 Nbody.D23:Nbody.D23 Nbody.D24:Nbody.D2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9.99mm" svg:height="89.99mm" svg:x="137.34mm" svg:y="100.34mm">
            <draw:object draw:notify-on-update-of-ranges="Nbody.B24:Nbody.B28 Nbody.C23:Nbody.C23 Nbody.C24:Nbody.C28 Nbody.B24:Nbody.B28 Nbody.E23:Nbody.E23 Nbody.E24:Nbody.E2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12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column table:style-name="co1" table:default-cell-style-name="ce15"/>
        <table:table-column table:style-name="co1" table:default-cell-style-name="Default"/>
        <table:table-row table:style-name="ro2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NBODY AOS</text:p>
          </table:table-cell>
          <table:table-cell table:number-columns-repeated="10"/>
          <table:table-cell office:value-type="string" calcext:value-type="string">
            <text:p>NBODY SO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BODY SOA OP</text:p>
          </table:table-cell>
          <table:table-cell table:style-name="Default"/>
          <table:table-cell/>
        </table:table-row>
        <table:table-row table:style-name="ro2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ize|Steps</text:p>
          </table:table-cell>
          <table:table-cell table:number-columns-repeated="3"/>
          <table:table-cell office:value-type="string" calcext:value-type="string">
            <text:p>Size|Steps</text:p>
          </table:table-cell>
          <table:table-cell table:number-columns-repeated="6"/>
          <table:table-cell office:value-type="string" calcext:value-type="string">
            <text:p>Size|Steps</text:p>
          </table:table-cell>
          <table:table-cell table:style-name="Default"/>
          <table:table-cell table:number-columns-repeated="3"/>
          <table:table-cell office:value-type="string" calcext:value-type="string">
            <text:p>Size|Steps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256|5000</text:p>
          </table:table-cell>
          <table:table-cell table:number-columns-repeated="3"/>
          <table:table-cell office:value-type="string" calcext:value-type="string">
            <text:p>512|5000</text:p>
          </table:table-cell>
          <table:table-cell table:number-columns-repeated="6"/>
          <table:table-cell office:value-type="string" calcext:value-type="string">
            <text:p>256|5000</text:p>
          </table:table-cell>
          <table:table-cell table:style-name="Default"/>
          <table:table-cell table:number-columns-repeated="3"/>
          <table:table-cell office:value-type="string" calcext:value-type="string">
            <text:p>256|5000</text:p>
          </table:table-cell>
          <table:table-cell table:style-name="Default"/>
          <table:table-cell/>
        </table:table-row>
        <table:table-row table:style-name="ro2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Exec.n.</text:p>
          </table:table-cell>
          <table:table-cell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  <table:table-cell/>
          <table:table-cell office:value-type="string" calcext:value-type="string">
            <text:p>Exec.n.</text:p>
          </table:table-cell>
          <table:table-cell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  <table:table-cell table:number-columns-repeated="4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()</text:p>
          </table:table-cell>
          <table:table-cell office:value-type="string" calcext:value-type="string">
            <text:p>Time S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()</text:p>
          </table:table-cell>
          <table:table-cell office:value-type="string" calcext:value-type="string">
            <text:p>Time 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office:value-type="float" office:value="1" calcext:value-type="float">
            <text:p>1</text:p>
          </table:table-cell>
          <table:table-cell table:style-name="ce15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93923676" calcext:value-type="float">
            <text:p>1,09E+09</text:p>
          </table:table-cell>
          <table:table-cell table:formula="of:=[.S8]/10^9" office:value-type="float" office:value="1.093923676" calcext:value-type="float">
            <text:p>1,093923676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913222209" calcext:value-type="float">
            <text:p>9,13E+08</text:p>
          </table:table-cell>
          <table:table-cell table:formula="of:=[.C9]/10^9" office:value-type="float" office:value="0.913222209" calcext:value-type="float">
            <text:p>0,9132222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1510344327" calcext:value-type="float">
            <text:p>1,51E+09</text:p>
          </table:table-cell>
          <table:table-cell table:formula="of:=[.G9]/10^9" office:value-type="float" office:value="1.510344327" calcext:value-type="float">
            <text:p>1,5103443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99576774" calcext:value-type="float">
            <text:p>5,00E+08</text:p>
          </table:table-cell>
          <table:table-cell table:formula="of:=[.N9]/10^9" office:value-type="float" office:value="0.499576774" calcext:value-type="float">
            <text:p>0,4995767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9140595" calcext:value-type="float">
            <text:p>4,69E+08</text:p>
          </table:table-cell>
          <table:table-cell table:formula="of:=[.S9]/10^9" office:value-type="float" office:value="0.469140595" calcext:value-type="float">
            <text:p>0,46914059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886578248" calcext:value-type="float">
            <text:p>8,87E+08</text:p>
          </table:table-cell>
          <table:table-cell table:formula="of:=[.C10]/10^9" office:value-type="float" office:value="0.886578248" calcext:value-type="float">
            <text:p>0,88657824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1475784872" calcext:value-type="float">
            <text:p>1,48E+09</text:p>
          </table:table-cell>
          <table:table-cell table:formula="of:=[.G10]/10^9" office:value-type="float" office:value="1.475784872" calcext:value-type="float">
            <text:p>1,47578487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66546573" calcext:value-type="float">
            <text:p>4,67E+08</text:p>
          </table:table-cell>
          <table:table-cell table:formula="of:=[.N10]/10^9" office:value-type="float" office:value="0.466546573" calcext:value-type="float">
            <text:p>0,4665465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71098351" calcext:value-type="float">
            <text:p>4,71E+08</text:p>
          </table:table-cell>
          <table:table-cell table:formula="of:=[.S10]/10^9" office:value-type="float" office:value="0.471098351" calcext:value-type="float">
            <text:p>0,4710983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852791389" calcext:value-type="float">
            <text:p>8,53E+08</text:p>
          </table:table-cell>
          <table:table-cell table:formula="of:=[.C11]/10^9" office:value-type="float" office:value="0.852791389" calcext:value-type="float">
            <text:p>0,852791389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1512430105" calcext:value-type="float">
            <text:p>1,51E+09</text:p>
          </table:table-cell>
          <table:table-cell table:formula="of:=[.G11]/10^9" office:value-type="float" office:value="1.512430105" calcext:value-type="float">
            <text:p>1,51243010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59165966" calcext:value-type="float">
            <text:p>4,59E+08</text:p>
          </table:table-cell>
          <table:table-cell table:formula="of:=[.N11]/10^9" office:value-type="float" office:value="0.459165966" calcext:value-type="float">
            <text:p>0,4591659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63727191" calcext:value-type="float">
            <text:p>4,64E+08</text:p>
          </table:table-cell>
          <table:table-cell table:formula="of:=[.S11]/10^9" office:value-type="float" office:value="0.463727191" calcext:value-type="float">
            <text:p>0,46372719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5" office:value-type="float" office:value="831611014" calcext:value-type="float">
            <text:p>8,32E+08</text:p>
          </table:table-cell>
          <table:table-cell table:formula="of:=[.C12]/10^9" office:value-type="float" office:value="0.831611014" calcext:value-type="float">
            <text:p>0,83161101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office:value-type="float" office:value="1478772803" calcext:value-type="float">
            <text:p>1,48E+09</text:p>
          </table:table-cell>
          <table:table-cell table:formula="of:=[.G12]/10^9" office:value-type="float" office:value="1.478772803" calcext:value-type="float">
            <text:p>1,4787728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60869782" calcext:value-type="float">
            <text:p>4,61E+08</text:p>
          </table:table-cell>
          <table:table-cell table:formula="of:=[.N12]/10^9" office:value-type="float" office:value="0.460869782" calcext:value-type="float">
            <text:p>0,46086978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5655165" calcext:value-type="float">
            <text:p>4,66E+08</text:p>
          </table:table-cell>
          <table:table-cell table:formula="of:=[.S12]/10^9" office:value-type="float" office:value="0.465655165" calcext:value-type="float">
            <text:p>0,46565516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5" office:value-type="float" office:value="859420090" calcext:value-type="float">
            <text:p>8,59E+08</text:p>
          </table:table-cell>
          <table:table-cell table:formula="of:=[.C13]/10^9" office:value-type="float" office:value="0.85942009" calcext:value-type="float">
            <text:p>0,85942009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office:value-type="float" office:value="1467841582" calcext:value-type="float">
            <text:p>1,47E+09</text:p>
          </table:table-cell>
          <table:table-cell table:formula="of:=[.G13]/10^9" office:value-type="float" office:value="1.467841582" calcext:value-type="float">
            <text:p>1,46784158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67775077" calcext:value-type="float">
            <text:p>4,68E+08</text:p>
          </table:table-cell>
          <table:table-cell table:formula="of:=[.N13]/10^9" office:value-type="float" office:value="0.467775077" calcext:value-type="float">
            <text:p>0,46777507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0678162" calcext:value-type="float">
            <text:p>4,61E+08</text:p>
          </table:table-cell>
          <table:table-cell table:formula="of:=[.S13]/10^9" office:value-type="float" office:value="0.460678162" calcext:value-type="float">
            <text:p>0,46067816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5" office:value-type="float" office:value="853480217" calcext:value-type="float">
            <text:p>8,53E+08</text:p>
          </table:table-cell>
          <table:table-cell table:formula="of:=[.C14]/10^9" office:value-type="float" office:value="0.853480217" calcext:value-type="float">
            <text:p>0,85348021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office:value-type="float" office:value="1451826324" calcext:value-type="float">
            <text:p>1,45E+09</text:p>
          </table:table-cell>
          <table:table-cell table:formula="of:=[.G14]/10^9" office:value-type="float" office:value="1.451826324" calcext:value-type="float">
            <text:p>1,4518263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70811983" calcext:value-type="float">
            <text:p>4,71E+08</text:p>
          </table:table-cell>
          <table:table-cell table:formula="of:=[.N14]/10^9" office:value-type="float" office:value="0.470811983" calcext:value-type="float">
            <text:p>0,4708119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5096885" calcext:value-type="float">
            <text:p>4,55E+08</text:p>
          </table:table-cell>
          <table:table-cell table:formula="of:=[.S14]/10^9" office:value-type="float" office:value="0.455096885" calcext:value-type="float">
            <text:p>0,455096885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5" office:value-type="float" office:value="868833367" calcext:value-type="float">
            <text:p>8,69E+08</text:p>
          </table:table-cell>
          <table:table-cell table:formula="of:=[.C15]/10^9" office:value-type="float" office:value="0.868833367" calcext:value-type="float">
            <text:p>0,8688333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office:value-type="float" office:value="1444161827" calcext:value-type="float">
            <text:p>1,44E+09</text:p>
          </table:table-cell>
          <table:table-cell table:formula="of:=[.G15]/10^9" office:value-type="float" office:value="1.444161827" calcext:value-type="float">
            <text:p>1,44416182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90501125" calcext:value-type="float">
            <text:p>4,91E+08</text:p>
          </table:table-cell>
          <table:table-cell table:formula="of:=[.N15]/10^9" office:value-type="float" office:value="0.490501125" calcext:value-type="float">
            <text:p>0,490501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0709844" calcext:value-type="float">
            <text:p>4,51E+08</text:p>
          </table:table-cell>
          <table:table-cell table:formula="of:=[.S15]/10^9" office:value-type="float" office:value="0.450709844" calcext:value-type="float">
            <text:p>0,450709844</text:p>
          </table:table-cell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table:style-name="ce15" table:formula="of:=AVERAGE([.C8:.C15])" office:value-type="float" office:value="866562362" calcext:value-type="float">
            <text:p>8,67E+08</text:p>
          </table:table-cell>
          <table:table-cell table:formula="of:=[.C16]/10^9" office:value-type="float" office:value="0.866562362" calcext:value-type="float">
            <text:p>0,866562362</text:p>
          </table:table-cell>
          <table:table-cell/>
          <table:table-cell office:value-type="string" calcext:value-type="string">
            <text:p>Average</text:p>
          </table:table-cell>
          <table:table-cell table:style-name="ce15" table:formula="of:=AVERAGE([.G8:.G15])" office:value-type="float" office:value="1477308834.28571" calcext:value-type="float">
            <text:p>1,48E+09</text:p>
          </table:table-cell>
          <table:table-cell table:formula="of:=[.G16]/10^9" office:value-type="float" office:value="1.47730883428571" calcext:value-type="float">
            <text:p>1,47730883428571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formula="of:=AVERAGE([.N8:.N15])" office:value-type="float" office:value="473606754.285714" calcext:value-type="float">
            <text:p>4,74E+08</text:p>
          </table:table-cell>
          <table:table-cell table:formula="of:=[.N16]/10^9" office:value-type="float" office:value="0.473606754285714" calcext:value-type="float">
            <text:p>0,473606754285714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S8:.S15])" office:value-type="float" office:value="541253733.625" calcext:value-type="float">
            <text:p>5,41E+08</text:p>
          </table:table-cell>
          <table:table-cell table:formula="of:=[.S16]/10^9" office:value-type="float" office:value="0.541253733625" calcext:value-type="float">
            <text:p>0,541253733625</text:p>
          </table:table-cell>
        </table:table-row>
        <table:table-row table:style-name="ro2" table:number-rows-repeated="6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AoS</text:p>
          </table:table-cell>
          <table:table-cell office:value-type="string" calcext:value-type="string">
            <text:p>SoA n/optimization</text:p>
          </table:table-cell>
          <table:table-cell office:value-type="string" calcext:value-type="string">
            <text:p>SoA w/optimization</text:p>
          </table:table-cell>
          <table:table-cell table:number-columns-repeated="2"/>
          <table:table-cell office:value-type="string" calcext:value-type="string">
            <text:p>Size|Steps</text:p>
          </table:table-cell>
          <table:table-cell table:number-columns-repeated="4"/>
          <table:table-cell office:value-type="string" calcext:value-type="string">
            <text:p>Size|Steps</text:p>
          </table:table-cell>
          <table:table-cell table:style-name="Default"/>
          <table:table-cell table:number-columns-repeated="3"/>
          <table:table-cell office:value-type="string" calcext:value-type="string">
            <text:p>Size|Steps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0.866562362" calcext:value-type="float">
            <text:p>0,866562362</text:p>
          </table:table-cell>
          <table:table-cell office:value-type="float" office:value="0.473606754285714" calcext:value-type="float">
            <text:p>0,473606754285714</text:p>
          </table:table-cell>
          <table:table-cell office:value-type="float" office:value="0.450709844" calcext:value-type="float">
            <text:p>0,450709844</text:p>
          </table:table-cell>
          <table:table-cell table:number-columns-repeated="2"/>
          <table:table-cell office:value-type="string" calcext:value-type="string">
            <text:p>1024|5000</text:p>
          </table:table-cell>
          <table:table-cell table:number-columns-repeated="4"/>
          <table:table-cell office:value-type="string" calcext:value-type="string">
            <text:p>512|5000</text:p>
          </table:table-cell>
          <table:table-cell table:style-name="Default"/>
          <table:table-cell table:number-columns-repeated="3"/>
          <table:table-cell office:value-type="string" calcext:value-type="string">
            <text:p>512|5000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512" calcext:value-type="float">
            <text:p>512</text:p>
          </table:table-cell>
          <table:table-cell office:value-type="float" office:value="1.47730883428571" calcext:value-type="float">
            <text:p>1,47730883428571</text:p>
          </table:table-cell>
          <table:table-cell office:value-type="float" office:value="0.680907762571428" calcext:value-type="float">
            <text:p>0,680907762571428</text:p>
          </table:table-cell>
          <table:table-cell office:value-type="float" office:value="0.673971821857143" calcext:value-type="float">
            <text:p>0,673971821857143</text:p>
          </table:table-cell>
          <table:table-cell table:number-columns-repeated="8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float" office:value="2.72058722657143" calcext:value-type="float">
            <text:p>2,72058722657143</text:p>
          </table:table-cell>
          <table:table-cell office:value-type="float" office:value="1.31938161714286" calcext:value-type="float">
            <text:p>1,31938161714286</text:p>
          </table:table-cell>
          <table:table-cell office:value-type="float" office:value="1.37616507628571" calcext:value-type="float">
            <text:p>1,37616507628571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()</text:p>
          </table:table-cell>
          <table:table-cell office:value-type="string" calcext:value-type="string">
            <text:p>Time S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()</text:p>
          </table:table-cell>
          <table:table-cell office:value-type="string" calcext:value-type="string">
            <text:p>Time S</text:p>
          </table:table-cell>
        </table:table-row>
        <table:table-row table:style-name="ro2">
          <table:table-cell/>
          <table:table-cell office:value-type="float" office:value="2048" calcext:value-type="float">
            <text:p>2048</text:p>
          </table:table-cell>
          <table:table-cell office:value-type="float" office:value="5.68602005885714" calcext:value-type="float">
            <text:p>5,68602005885714</text:p>
          </table:table-cell>
          <table:table-cell office:value-type="float" office:value="3.690408634" calcext:value-type="float">
            <text:p>3,690408634</text:p>
          </table:table-cell>
          <table:table-cell office:value-type="float" office:value="1.98165125157143" calcext:value-type="float">
            <text:p>1,981651251571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S27]/10^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4096" calcext:value-type="float">
            <text:p>4096</text:p>
          </table:table-cell>
          <table:table-cell office:value-type="float" office:value="14.1931339814286" calcext:value-type="float">
            <text:p>14,1931339814286</text:p>
          </table:table-cell>
          <table:table-cell office:value-type="float" office:value="13.2654308555714" calcext:value-type="float">
            <text:p>13,2654308555714</text:p>
          </table:table-cell>
          <table:table-cell office:value-type="float" office:value="4.47750095457143" calcext:value-type="float">
            <text:p>4,47750095457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5" office:value-type="float" office:value="2767809891" calcext:value-type="float">
            <text:p>2,77E+09</text:p>
          </table:table-cell>
          <table:table-cell table:formula="of:=[.I28]/10^9" office:value-type="float" office:value="2.767809891" calcext:value-type="float">
            <text:p>2,7678098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94528271" calcext:value-type="float">
            <text:p>6,95E+08</text:p>
          </table:table-cell>
          <table:table-cell table:formula="of:=[.N28]/10^9" office:value-type="float" office:value="0.694528271" calcext:value-type="float">
            <text:p>0,6945282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81611171" calcext:value-type="float">
            <text:p>6,82E+08</text:p>
          </table:table-cell>
          <table:table-cell table:formula="of:=[.S28]/10^9" office:value-type="float" office:value="0.681611171" calcext:value-type="float">
            <text:p>0,681611171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style-name="ce15" office:value-type="float" office:value="2673745423" calcext:value-type="float">
            <text:p>2,67E+09</text:p>
          </table:table-cell>
          <table:table-cell table:formula="of:=[.I29]/10^9" office:value-type="float" office:value="2.673745423" calcext:value-type="float">
            <text:p>2,6737454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67907381" calcext:value-type="float">
            <text:p>6,68E+08</text:p>
          </table:table-cell>
          <table:table-cell table:formula="of:=[.N29]/10^9" office:value-type="float" office:value="0.667907381" calcext:value-type="float">
            <text:p>0,6679073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86044976" calcext:value-type="float">
            <text:p>6,86E+08</text:p>
          </table:table-cell>
          <table:table-cell table:formula="of:=[.S29]/10^9" office:value-type="float" office:value="0.686044976" calcext:value-type="float">
            <text:p>0,686044976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style-name="ce15" office:value-type="float" office:value="2723310947" calcext:value-type="float">
            <text:p>2,72E+09</text:p>
          </table:table-cell>
          <table:table-cell table:formula="of:=[.I30]/10^9" office:value-type="float" office:value="2.723310947" calcext:value-type="float">
            <text:p>2,7233109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6945739" calcext:value-type="float">
            <text:p>6,87E+08</text:p>
          </table:table-cell>
          <table:table-cell table:formula="of:=[.N30]/10^9" office:value-type="float" office:value="0.686945739" calcext:value-type="float">
            <text:p>0,6869457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7359928" calcext:value-type="float">
            <text:p>6,47E+08</text:p>
          </table:table-cell>
          <table:table-cell table:formula="of:=[.S30]/10^9" office:value-type="float" office:value="0.647359928" calcext:value-type="float">
            <text:p>0,647359928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style-name="ce15" office:value-type="float" office:value="2782421323" calcext:value-type="float">
            <text:p>2,78E+09</text:p>
          </table:table-cell>
          <table:table-cell table:formula="of:=[.I31]/10^9" office:value-type="float" office:value="2.782421323" calcext:value-type="float">
            <text:p>2,7824213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0123573" calcext:value-type="float">
            <text:p>6,70E+08</text:p>
          </table:table-cell>
          <table:table-cell table:formula="of:=[.N31]/10^9" office:value-type="float" office:value="0.670123573" calcext:value-type="float">
            <text:p>0,6701235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4584997" calcext:value-type="float">
            <text:p>6,65E+08</text:p>
          </table:table-cell>
          <table:table-cell table:formula="of:=[.S31]/10^9" office:value-type="float" office:value="0.664584997" calcext:value-type="float">
            <text:p>0,664584997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table:style-name="ce15" office:value-type="float" office:value="2714134895" calcext:value-type="float">
            <text:p>2,71E+09</text:p>
          </table:table-cell>
          <table:table-cell table:formula="of:=[.I32]/10^9" office:value-type="float" office:value="2.714134895" calcext:value-type="float">
            <text:p>2,7141348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2804852" calcext:value-type="float">
            <text:p>6,93E+08</text:p>
          </table:table-cell>
          <table:table-cell table:formula="of:=[.N32]/10^9" office:value-type="float" office:value="0.692804852" calcext:value-type="float">
            <text:p>0,69280485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7250793" calcext:value-type="float">
            <text:p>6,67E+08</text:p>
          </table:table-cell>
          <table:table-cell table:formula="of:=[.S32]/10^9" office:value-type="float" office:value="0.667250793" calcext:value-type="float">
            <text:p>0,667250793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table:style-name="ce15" office:value-type="float" office:value="2713743838" calcext:value-type="float">
            <text:p>2,71E+09</text:p>
          </table:table-cell>
          <table:table-cell table:formula="of:=[.I33]/10^9" office:value-type="float" office:value="2.713743838" calcext:value-type="float">
            <text:p>2,7137438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4427130" calcext:value-type="float">
            <text:p>6,84E+08</text:p>
          </table:table-cell>
          <table:table-cell table:formula="of:=[.N33]/10^9" office:value-type="float" office:value="0.68442713" calcext:value-type="float">
            <text:p>0,684427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4271569" calcext:value-type="float">
            <text:p>6,94E+08</text:p>
          </table:table-cell>
          <table:table-cell table:formula="of:=[.S33]/10^9" office:value-type="float" office:value="0.694271569" calcext:value-type="float">
            <text:p>0,694271569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table:style-name="ce15" office:value-type="float" office:value="2668944269" calcext:value-type="float">
            <text:p>2,67E+09</text:p>
          </table:table-cell>
          <table:table-cell table:formula="of:=[.I34]/10^9" office:value-type="float" office:value="2.668944269" calcext:value-type="float">
            <text:p>2,6689442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9617392" calcext:value-type="float">
            <text:p>6,70E+08</text:p>
          </table:table-cell>
          <table:table-cell table:formula="of:=[.N34]/10^9" office:value-type="float" office:value="0.669617392" calcext:value-type="float">
            <text:p>0,6696173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6679319" calcext:value-type="float">
            <text:p>6,77E+08</text:p>
          </table:table-cell>
          <table:table-cell table:formula="of:=[.S34]/10^9" office:value-type="float" office:value="0.676679319" calcext:value-type="float">
            <text:p>0,6766793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Average</text:p>
          </table:table-cell>
          <table:table-cell table:style-name="ce15" table:formula="of:=AVERAGE([.I27:.I34])" office:value-type="float" office:value="2720587226.57143" calcext:value-type="float">
            <text:p>2,72E+09</text:p>
          </table:table-cell>
          <table:table-cell table:formula="of:=[.I35]/10^9" office:value-type="float" office:value="2.72058722657143" calcext:value-type="float">
            <text:p>2,72058722657143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N27:.N34])" office:value-type="float" office:value="680907762.571429" calcext:value-type="float">
            <text:p>6,81E+08</text:p>
          </table:table-cell>
          <table:table-cell table:formula="of:=[.N35]/10^9" office:value-type="float" office:value="0.680907762571429" calcext:value-type="float">
            <text:p>0,680907762571429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S27:.S34])" office:value-type="float" office:value="673971821.857143" calcext:value-type="float">
            <text:p>6,74E+08</text:p>
          </table:table-cell>
          <table:table-cell table:formula="of:=[.S35]/10^9" office:value-type="float" office:value="0.673971821857143" calcext:value-type="float">
            <text:p>0,673971821857143</text:p>
          </table:table-cell>
        </table:table-row>
        <table:table-row table:style-name="ro2" table:number-rows-repeated="5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7"/>
          <table:table-cell office:value-type="string" calcext:value-type="string">
            <text:p>Size|Steps</text:p>
          </table:table-cell>
          <table:table-cell table:number-columns-repeated="4"/>
          <table:table-cell office:value-type="string" calcext:value-type="string">
            <text:p>Size|Steps</text:p>
          </table:table-cell>
          <table:table-cell table:style-name="Default"/>
          <table:table-cell table:number-columns-repeated="3"/>
          <table:table-cell office:value-type="string" calcext:value-type="string">
            <text:p>Size|Steps</text:p>
          </table:table-cell>
          <table:table-cell table:style-name="Default"/>
          <table:table-cell/>
        </table:table-row>
        <table:table-row table:style-name="ro2">
          <table:table-cell table:number-columns-repeated="7"/>
          <table:table-cell office:value-type="string" calcext:value-type="string">
            <text:p>2048|5000</text:p>
          </table:table-cell>
          <table:table-cell table:number-columns-repeated="4"/>
          <table:table-cell office:value-type="string" calcext:value-type="string">
            <text:p>1024|5000</text:p>
          </table:table-cell>
          <table:table-cell table:style-name="Default"/>
          <table:table-cell table:number-columns-repeated="3"/>
          <table:table-cell office:value-type="string" calcext:value-type="string">
            <text:p>1024|5000</text:p>
          </table:table-cell>
          <table:table-cell table:style-name="Default"/>
          <table:table-cell/>
        </table:table-row>
        <table:table-row table:style-name="ro2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7"/>
          <table:table-cell office:value-type="string" calcext:value-type="string">
            <text:p>Exec.n.</text:p>
          </table:table-cell>
          <table:table-cell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table:style-name="ce15" office:value-type="float" office:value="5384168224" calcext:value-type="float">
            <text:p>5,38E+09</text:p>
          </table:table-cell>
          <table:table-cell table:formula="of:=[.I46]/10^9" office:value-type="float" office:value="5.384168224" calcext:value-type="float">
            <text:p>5,3841682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34840213" calcext:value-type="float">
            <text:p>1,33E+09</text:p>
          </table:table-cell>
          <table:table-cell table:formula="of:=[.N46]/10^9" office:value-type="float" office:value="1.334840213" calcext:value-type="float">
            <text:p>1,3348402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94301908" calcext:value-type="float">
            <text:p>1,09E+09</text:p>
          </table:table-cell>
          <table:table-cell table:formula="of:=[.S46]/10^9" office:value-type="float" office:value="1.094301908" calcext:value-type="float">
            <text:p>1,094301908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style-name="ce15" office:value-type="float" office:value="5668306537" calcext:value-type="float">
            <text:p>5,67E+09</text:p>
          </table:table-cell>
          <table:table-cell table:formula="of:=[.I47]/10^9" office:value-type="float" office:value="5.668306537" calcext:value-type="float">
            <text:p>5,6683065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28240296" calcext:value-type="float">
            <text:p>1,33E+09</text:p>
          </table:table-cell>
          <table:table-cell table:formula="of:=[.N47]/10^9" office:value-type="float" office:value="1.328240296" calcext:value-type="float">
            <text:p>1,3282402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85273909" calcext:value-type="float">
            <text:p>1,09E+09</text:p>
          </table:table-cell>
          <table:table-cell table:formula="of:=[.S47]/10^9" office:value-type="float" office:value="1.085273909" calcext:value-type="float">
            <text:p>1,085273909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style-name="ce15" office:value-type="float" office:value="5512791144" calcext:value-type="float">
            <text:p>5,51E+09</text:p>
          </table:table-cell>
          <table:table-cell table:formula="of:=[.I48]/10^9" office:value-type="float" office:value="5.512791144" calcext:value-type="float">
            <text:p>5,5127911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22253168" calcext:value-type="float">
            <text:p>1,32E+09</text:p>
          </table:table-cell>
          <table:table-cell table:formula="of:=[.N48]/10^9" office:value-type="float" office:value="1.322253168" calcext:value-type="float">
            <text:p>1,3222531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81486408" calcext:value-type="float">
            <text:p>1,68E+09</text:p>
          </table:table-cell>
          <table:table-cell table:formula="of:=[.S48]/10^9" office:value-type="float" office:value="1.681486408" calcext:value-type="float">
            <text:p>1,681486408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style-name="ce15" office:value-type="float" office:value="5545298049" calcext:value-type="float">
            <text:p>5,55E+09</text:p>
          </table:table-cell>
          <table:table-cell table:formula="of:=[.I49]/10^9" office:value-type="float" office:value="5.545298049" calcext:value-type="float">
            <text:p>5,5452980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04278569" calcext:value-type="float">
            <text:p>1,30E+09</text:p>
          </table:table-cell>
          <table:table-cell table:formula="of:=[.N49]/10^9" office:value-type="float" office:value="1.304278569" calcext:value-type="float">
            <text:p>1,3042785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31994153" calcext:value-type="float">
            <text:p>1,33E+09</text:p>
          </table:table-cell>
          <table:table-cell table:formula="of:=[.S49]/10^9" office:value-type="float" office:value="1.331994153" calcext:value-type="float">
            <text:p>1,331994153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table:style-name="ce15" office:value-type="float" office:value="5906771592" calcext:value-type="float">
            <text:p>5,91E+09</text:p>
          </table:table-cell>
          <table:table-cell table:formula="of:=[.I50]/10^9" office:value-type="float" office:value="5.906771592" calcext:value-type="float">
            <text:p>5,9067715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07820344" calcext:value-type="float">
            <text:p>1,31E+09</text:p>
          </table:table-cell>
          <table:table-cell table:formula="of:=[.N50]/10^9" office:value-type="float" office:value="1.307820344" calcext:value-type="float">
            <text:p>1,3078203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9722732" calcext:value-type="float">
            <text:p>1,20E+09</text:p>
          </table:table-cell>
          <table:table-cell table:formula="of:=[.S50]/10^9" office:value-type="float" office:value="1.199722732" calcext:value-type="float">
            <text:p>1,199722732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table:style-name="ce15" office:value-type="float" office:value="5742956741" calcext:value-type="float">
            <text:p>5,74E+09</text:p>
          </table:table-cell>
          <table:table-cell table:formula="of:=[.I51]/10^9" office:value-type="float" office:value="5.742956741" calcext:value-type="float">
            <text:p>5,7429567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05848126" calcext:value-type="float">
            <text:p>1,31E+09</text:p>
          </table:table-cell>
          <table:table-cell table:formula="of:=[.N51]/10^9" office:value-type="float" office:value="1.305848126" calcext:value-type="float">
            <text:p>1,3058481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20861719" calcext:value-type="float">
            <text:p>1,92E+09</text:p>
          </table:table-cell>
          <table:table-cell table:formula="of:=[.S51]/10^9" office:value-type="float" office:value="1.920861719" calcext:value-type="float">
            <text:p>1,920861719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table:style-name="ce15" office:value-type="float" office:value="6041848125" calcext:value-type="float">
            <text:p>6,04E+09</text:p>
          </table:table-cell>
          <table:table-cell table:formula="of:=[.I52]/10^9" office:value-type="float" office:value="6.041848125" calcext:value-type="float">
            <text:p>6,041848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2390604" calcext:value-type="float">
            <text:p>1,33E+09</text:p>
          </table:table-cell>
          <table:table-cell table:formula="of:=[.N52]/10^9" office:value-type="float" office:value="1.332390604" calcext:value-type="float">
            <text:p>1,3323906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19514705" calcext:value-type="float">
            <text:p>1,32E+09</text:p>
          </table:table-cell>
          <table:table-cell table:formula="of:=[.S52]/10^9" office:value-type="float" office:value="1.319514705" calcext:value-type="float">
            <text:p>1,31951470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Average</text:p>
          </table:table-cell>
          <table:table-cell table:style-name="ce15" table:formula="of:=AVERAGE([.I45:.I52])" office:value-type="float" office:value="5686020058.85714" calcext:value-type="float">
            <text:p>5,69E+09</text:p>
          </table:table-cell>
          <table:table-cell table:formula="of:=[.I53]/10^9" office:value-type="float" office:value="5.68602005885714" calcext:value-type="float">
            <text:p>5,68602005885714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N45:.N52])" office:value-type="float" office:value="1319381617.14286" calcext:value-type="float">
            <text:p>1,32E+09</text:p>
          </table:table-cell>
          <table:table-cell table:formula="of:=[.N53]/10^9" office:value-type="float" office:value="1.31938161714286" calcext:value-type="float">
            <text:p>1,31938161714286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S45:.S52])" office:value-type="float" office:value="1376165076.28571" calcext:value-type="float">
            <text:p>1,38E+09</text:p>
          </table:table-cell>
          <table:table-cell table:formula="of:=[.S53]/10^9" office:value-type="float" office:value="1.37616507628571" calcext:value-type="float">
            <text:p>1,37616507628571</text:p>
          </table:table-cell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7"/>
          <table:table-cell office:value-type="string" calcext:value-type="string">
            <text:p>Size|Steps</text:p>
          </table:table-cell>
          <table:table-cell table:number-columns-repeated="4"/>
          <table:table-cell office:value-type="string" calcext:value-type="string">
            <text:p>Size|Steps</text:p>
          </table:table-cell>
          <table:table-cell table:style-name="Default"/>
          <table:table-cell table:number-columns-repeated="3"/>
          <table:table-cell office:value-type="string" calcext:value-type="string">
            <text:p>Size|Steps</text:p>
          </table:table-cell>
          <table:table-cell table:style-name="Default"/>
          <table:table-cell/>
        </table:table-row>
        <table:table-row table:style-name="ro2">
          <table:table-cell table:number-columns-repeated="7"/>
          <table:table-cell office:value-type="string" calcext:value-type="string">
            <text:p>4096|5000</text:p>
          </table:table-cell>
          <table:table-cell table:number-columns-repeated="4"/>
          <table:table-cell office:value-type="string" calcext:value-type="string">
            <text:p>2048|5000</text:p>
          </table:table-cell>
          <table:table-cell table:style-name="Default"/>
          <table:table-cell table:number-columns-repeated="3"/>
          <table:table-cell office:value-type="string" calcext:value-type="string">
            <text:p>2048|5000</text:p>
          </table:table-cell>
          <table:table-cell table:style-name="Default"/>
          <table:table-cell/>
        </table:table-row>
        <table:table-row table:style-name="ro2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7"/>
          <table:table-cell office:value-type="string" calcext:value-type="string">
            <text:p>Exec.n.</text:p>
          </table:table-cell>
          <table:table-cell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table:style-name="ce15" office:value-type="float" office:value="12910767949" calcext:value-type="float">
            <text:p>1,29E+10</text:p>
          </table:table-cell>
          <table:table-cell table:formula="of:=[.I63]/10^9" office:value-type="float" office:value="12.910767949" calcext:value-type="float">
            <text:p>12,9107679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99416144" calcext:value-type="float">
            <text:p>3,70E+09</text:p>
          </table:table-cell>
          <table:table-cell table:formula="of:=[.N63]/10^9" office:value-type="float" office:value="3.699416144" calcext:value-type="float">
            <text:p>3,6994161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79917378" calcext:value-type="float">
            <text:p>1,98E+09</text:p>
          </table:table-cell>
          <table:table-cell table:formula="of:=[.S63]/10^9" office:value-type="float" office:value="1.979917378" calcext:value-type="float">
            <text:p>1,979917378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style-name="ce15" office:value-type="float" office:value="14249364696" calcext:value-type="float">
            <text:p>1,42E+10</text:p>
          </table:table-cell>
          <table:table-cell table:formula="of:=[.I64]/10^9" office:value-type="float" office:value="14.249364696" calcext:value-type="float">
            <text:p>14,2493646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88699150" calcext:value-type="float">
            <text:p>3,69E+09</text:p>
          </table:table-cell>
          <table:table-cell table:formula="of:=[.N64]/10^9" office:value-type="float" office:value="3.68869915" calcext:value-type="float">
            <text:p>3,688699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94671745" calcext:value-type="float">
            <text:p>1,99E+09</text:p>
          </table:table-cell>
          <table:table-cell table:formula="of:=[.S64]/10^9" office:value-type="float" office:value="1.994671745" calcext:value-type="float">
            <text:p>1,994671745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style-name="ce15" office:value-type="float" office:value="13563250018" calcext:value-type="float">
            <text:p>1,36E+10</text:p>
          </table:table-cell>
          <table:table-cell table:formula="of:=[.I65]/10^9" office:value-type="float" office:value="13.563250018" calcext:value-type="float">
            <text:p>13,5632500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686876389" calcext:value-type="float">
            <text:p>3,69E+09</text:p>
          </table:table-cell>
          <table:table-cell table:formula="of:=[.N65]/10^9" office:value-type="float" office:value="3.686876389" calcext:value-type="float">
            <text:p>3,6868763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68291763" calcext:value-type="float">
            <text:p>1,97E+09</text:p>
          </table:table-cell>
          <table:table-cell table:formula="of:=[.S65]/10^9" office:value-type="float" office:value="1.968291763" calcext:value-type="float">
            <text:p>1,968291763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style-name="ce15" office:value-type="float" office:value="13964182584" calcext:value-type="float">
            <text:p>1,40E+10</text:p>
          </table:table-cell>
          <table:table-cell table:formula="of:=[.I66]/10^9" office:value-type="float" office:value="13.964182584" calcext:value-type="float">
            <text:p>13,9641825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90536767" calcext:value-type="float">
            <text:p>3,69E+09</text:p>
          </table:table-cell>
          <table:table-cell table:formula="of:=[.N66]/10^9" office:value-type="float" office:value="3.690536767" calcext:value-type="float">
            <text:p>3,6905367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78579691" calcext:value-type="float">
            <text:p>1,98E+09</text:p>
          </table:table-cell>
          <table:table-cell table:formula="of:=[.S66]/10^9" office:value-type="float" office:value="1.978579691" calcext:value-type="float">
            <text:p>1,978579691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table:style-name="ce15" office:value-type="float" office:value="14769282168" calcext:value-type="float">
            <text:p>1,48E+10</text:p>
          </table:table-cell>
          <table:table-cell table:formula="of:=[.I67]/10^9" office:value-type="float" office:value="14.769282168" calcext:value-type="float">
            <text:p>14,76928216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679053215" calcext:value-type="float">
            <text:p>3,68E+09</text:p>
          </table:table-cell>
          <table:table-cell table:formula="of:=[.N67]/10^9" office:value-type="float" office:value="3.679053215" calcext:value-type="float">
            <text:p>3,6790532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77329573" calcext:value-type="float">
            <text:p>1,98E+09</text:p>
          </table:table-cell>
          <table:table-cell table:formula="of:=[.S67]/10^9" office:value-type="float" office:value="1.977329573" calcext:value-type="float">
            <text:p>1,977329573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table:style-name="ce15" office:value-type="float" office:value="14279961995" calcext:value-type="float">
            <text:p>1,43E+10</text:p>
          </table:table-cell>
          <table:table-cell table:formula="of:=[.I68]/10^9" office:value-type="float" office:value="14.279961995" calcext:value-type="float">
            <text:p>14,2799619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688732459" calcext:value-type="float">
            <text:p>3,69E+09</text:p>
          </table:table-cell>
          <table:table-cell table:formula="of:=[.N68]/10^9" office:value-type="float" office:value="3.688732459" calcext:value-type="float">
            <text:p>3,6887324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84827493" calcext:value-type="float">
            <text:p>1,98E+09</text:p>
          </table:table-cell>
          <table:table-cell table:formula="of:=[.S68]/10^9" office:value-type="float" office:value="1.984827493" calcext:value-type="float">
            <text:p>1,984827493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table:style-name="ce15" office:value-type="float" office:value="15615128460" calcext:value-type="float">
            <text:p>1,56E+10</text:p>
          </table:table-cell>
          <table:table-cell table:formula="of:=[.I69]/10^9" office:value-type="float" office:value="15.61512846" calcext:value-type="float">
            <text:p>15,6151284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99546314" calcext:value-type="float">
            <text:p>3,70E+09</text:p>
          </table:table-cell>
          <table:table-cell table:formula="of:=[.N69]/10^9" office:value-type="float" office:value="3.699546314" calcext:value-type="float">
            <text:p>3,6995463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87941118" calcext:value-type="float">
            <text:p>1,99E+09</text:p>
          </table:table-cell>
          <table:table-cell table:formula="of:=[.S69]/10^9" office:value-type="float" office:value="1.987941118" calcext:value-type="float">
            <text:p>1,98794111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Average</text:p>
          </table:table-cell>
          <table:table-cell table:style-name="ce15" table:formula="of:=AVERAGE([.I62:.I69])" office:value-type="float" office:value="14193133981.4286" calcext:value-type="float">
            <text:p>1,42E+10</text:p>
          </table:table-cell>
          <table:table-cell table:formula="of:=[.I70]/10^9" office:value-type="float" office:value="14.1931339814286" calcext:value-type="float">
            <text:p>14,1931339814286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N62:.N69])" office:value-type="float" office:value="3690408634" calcext:value-type="float">
            <text:p>3,69E+09</text:p>
          </table:table-cell>
          <table:table-cell table:formula="of:=[.N70]/10^9" office:value-type="float" office:value="3.690408634" calcext:value-type="float">
            <text:p>3,690408634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S62:.S69])" office:value-type="float" office:value="1981651251.57143" calcext:value-type="float">
            <text:p>1,98E+09</text:p>
          </table:table-cell>
          <table:table-cell table:formula="of:=[.S70]/10^9" office:value-type="float" office:value="1.98165125157143" calcext:value-type="float">
            <text:p>1,98165125157143</text:p>
          </table:table-cell>
        </table:table-row>
        <table:table-row table:style-name="ro2" table:number-rows-repeated="5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12"/>
          <table:table-cell office:value-type="string" calcext:value-type="string">
            <text:p>Size|Steps</text:p>
          </table:table-cell>
          <table:table-cell table:style-name="Default"/>
          <table:table-cell table:number-columns-repeated="3"/>
          <table:table-cell office:value-type="string" calcext:value-type="string">
            <text:p>Size|Steps</text:p>
          </table:table-cell>
          <table:table-cell table:style-name="Default"/>
          <table:table-cell/>
        </table:table-row>
        <table:table-row table:style-name="ro2">
          <table:table-cell table:number-columns-repeated="12"/>
          <table:table-cell office:value-type="string" calcext:value-type="string">
            <text:p>4096|5000</text:p>
          </table:table-cell>
          <table:table-cell table:style-name="Default"/>
          <table:table-cell table:number-columns-repeated="3"/>
          <table:table-cell office:value-type="string" calcext:value-type="string">
            <text:p>4096|5000</text:p>
          </table:table-cell>
          <table:table-cell table:style-name="Default"/>
          <table:table-cell/>
        </table:table-row>
        <table:table-row table:style-name="ro2">
          <table:table-cell table:number-columns-repeated="1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1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  <table:table-cell table:number-columns-repeated="2"/>
          <table:table-cell office:value-type="string" calcext:value-type="string">
            <text:p>Exec.n.</text:p>
          </table:table-cell>
          <table:table-cell table:style-name="Default" office:value-type="string" calcext:value-type="string">
            <text:p>TimeNSE</text:p>
          </table:table-cell>
          <table:table-cell office:value-type="string" calcext:value-type="string">
            <text:p>Time S</text:p>
          </table:table-cell>
        </table:table-row>
        <table:table-row table:style-name="ro2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2521380216" calcext:value-type="float">
            <text:p>1,25E+10</text:p>
          </table:table-cell>
          <table:table-cell table:formula="of:=[.N81]/10^9" office:value-type="float" office:value="12.521380216" calcext:value-type="float">
            <text:p>12,521380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68071888" calcext:value-type="float">
            <text:p>4,47E+09</text:p>
          </table:table-cell>
          <table:table-cell table:formula="of:=[.S81]/10^9" office:value-type="float" office:value="4.468071888" calcext:value-type="float">
            <text:p>4,468071888</text:p>
          </table:table-cell>
        </table:table-row>
        <table:table-row table:style-name="ro2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2528159687" calcext:value-type="float">
            <text:p>1,25E+10</text:p>
          </table:table-cell>
          <table:table-cell table:formula="of:=[.N82]/10^9" office:value-type="float" office:value="12.528159687" calcext:value-type="float">
            <text:p>12,5281596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474478617" calcext:value-type="float">
            <text:p>4,47E+09</text:p>
          </table:table-cell>
          <table:table-cell table:formula="of:=[.S82]/10^9" office:value-type="float" office:value="4.474478617" calcext:value-type="float">
            <text:p>4,474478617</text:p>
          </table:table-cell>
        </table:table-row>
        <table:table-row table:style-name="ro2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2642179372" calcext:value-type="float">
            <text:p>1,26E+10</text:p>
          </table:table-cell>
          <table:table-cell table:formula="of:=[.N83]/10^9" office:value-type="float" office:value="12.642179372" calcext:value-type="float">
            <text:p>12,6421793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476042933" calcext:value-type="float">
            <text:p>4,48E+09</text:p>
          </table:table-cell>
          <table:table-cell table:formula="of:=[.S83]/10^9" office:value-type="float" office:value="4.476042933" calcext:value-type="float">
            <text:p>4,476042933</text:p>
          </table:table-cell>
        </table:table-row>
        <table:table-row table:style-name="ro2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12648279447" calcext:value-type="float">
            <text:p>1,26E+10</text:p>
          </table:table-cell>
          <table:table-cell table:formula="of:=[.N84]/10^9" office:value-type="float" office:value="12.648279447" calcext:value-type="float">
            <text:p>12,6482794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466657412" calcext:value-type="float">
            <text:p>4,47E+09</text:p>
          </table:table-cell>
          <table:table-cell table:formula="of:=[.S84]/10^9" office:value-type="float" office:value="4.466657412" calcext:value-type="float">
            <text:p>4,466657412</text:p>
          </table:table-cell>
        </table:table-row>
        <table:table-row table:style-name="ro2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13059844507" calcext:value-type="float">
            <text:p>1,31E+10</text:p>
          </table:table-cell>
          <table:table-cell table:formula="of:=[.N85]/10^9" office:value-type="float" office:value="13.059844507" calcext:value-type="float">
            <text:p>13,0598445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92184492" calcext:value-type="float">
            <text:p>4,49E+09</text:p>
          </table:table-cell>
          <table:table-cell table:formula="of:=[.S85]/10^9" office:value-type="float" office:value="4.492184492" calcext:value-type="float">
            <text:p>4,492184492</text:p>
          </table:table-cell>
        </table:table-row>
        <table:table-row table:style-name="ro2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14301865038" calcext:value-type="float">
            <text:p>1,43E+10</text:p>
          </table:table-cell>
          <table:table-cell table:formula="of:=[.N86]/10^9" office:value-type="float" office:value="14.301865038" calcext:value-type="float">
            <text:p>14,3018650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76299661" calcext:value-type="float">
            <text:p>4,48E+09</text:p>
          </table:table-cell>
          <table:table-cell table:formula="of:=[.S86]/10^9" office:value-type="float" office:value="4.476299661" calcext:value-type="float">
            <text:p>4,476299661</text:p>
          </table:table-cell>
        </table:table-row>
        <table:table-row table:style-name="ro2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15156307722" calcext:value-type="float">
            <text:p>1,52E+10</text:p>
          </table:table-cell>
          <table:table-cell table:formula="of:=[.N87]/10^9" office:value-type="float" office:value="15.156307722" calcext:value-type="float">
            <text:p>15,1563077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88771679" calcext:value-type="float">
            <text:p>4,49E+09</text:p>
          </table:table-cell>
          <table:table-cell table:formula="of:=[.S87]/10^9" office:value-type="float" office:value="4.488771679" calcext:value-type="float">
            <text:p>4,488771679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Average</text:p>
          </table:table-cell>
          <table:table-cell table:formula="of:=AVERAGE([.N80:.N87])" office:value-type="float" office:value="13265430855.5714" calcext:value-type="float">
            <text:p>1,33E+10</text:p>
          </table:table-cell>
          <table:table-cell table:formula="of:=[.N88]/10^9" office:value-type="float" office:value="13.2654308555714" calcext:value-type="float">
            <text:p>13,2654308555714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S80:.S87])" office:value-type="float" office:value="4477500954.57143" calcext:value-type="float">
            <text:p>4,48E+09</text:p>
          </table:table-cell>
          <table:table-cell table:formula="of:=[.S88]/10^9" office:value-type="float" office:value="4.47750095457143" calcext:value-type="float">
            <text:p>4,47750095457143</text:p>
          </table:table-cell>
        </table:table-row>
      </table:table>
      <table:table table:name="Sheet3" table:style-name="ta1">
        <table:shapes>
          <draw:frame draw:z-index="0" draw:style-name="gr1" draw:text-style-name="P1" svg:width="123.58mm" svg:height="66.93mm" svg:x="102.12mm" svg:y="19.93mm">
            <draw:object draw:notify-on-update-of-ranges="Sheet3.B5:Sheet3.B11 Sheet3.C4:Sheet3.C4 Sheet3.C5:Sheet3.C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0.56mm" svg:height="64.55mm" svg:x="336.62mm" svg:y="10.62mm">
            <draw:object draw:notify-on-update-of-ranges="Sheet3.K5:Sheet3.K10 Sheet3.L4:Sheet3.L4 Sheet3.L5:Sheet3.L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856.06mm" svg:y="18.8mm">
            <draw:object draw:notify-on-update-of-ranges="Sheet3.AH5:Sheet3.AH10 Sheet3.AI4:Sheet3.AI4 Sheet3.AI5:Sheet3.AI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9.95mm" svg:height="90.05mm" svg:x="1094.55mm" svg:y="73.84mm">
            <draw:object draw:notify-on-update-of-ranges="Sheet3.AW8:Sheet3.AW13 Sheet3.AX7:Sheet3.AX7 Sheet3.AX8:Sheet3.AX13 Sheet3.AW8:Sheet3.AW13 Sheet3.AY7:Sheet3.AY7 Sheet3.AY8:Sheet3.AY13 Sheet3.AW8:Sheet3.AW13 Sheet3.AZ7:Sheet3.AZ7 Sheet3.AZ8:Sheet3.AZ13 Sheet3.AW8:Sheet3.AW13 Sheet3.BA7:Sheet3.BA7 Sheet3.BA8:Sheet3.BA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ce2"/>
        <table:table-column table:style-name="co1" table:number-columns-repeated="2" table:default-cell-style-name="ce2"/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10" table:default-cell-style-name="Default"/>
        <table:table-column table:style-name="co1" table:number-columns-repeated="3" table:default-cell-style-name="ce2"/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4" table:default-cell-style-name="Default"/>
        <table:table-row table:style-name="ro2">
          <table:table-cell table:style-name="Default" office:value-type="string" calcext:value-type="string">
            <text:p>Matrix Mul GPU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Matrix Mul CPU</text:p>
          </table:table-cell>
          <table:table-cell table:style-name="Default" table:number-columns-repeated="3"/>
          <table:table-cell table:number-columns-repeated="10"/>
          <table:table-cell table:style-name="Default" office:value-type="string" calcext:value-type="string">
            <text:p>Matrix Multiplication GPU/Transpose</text:p>
          </table:table-cell>
          <table:table-cell table:style-name="Default" table:number-columns-repeated="2"/>
          <table:table-cell table:number-columns-repeated="7"/>
          <table:table-cell table:style-name="Default" office:value-type="string" calcext:value-type="string">
            <text:p>Matrix Multiplication CPU/Transpos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Default" office:value-type="string" calcext:value-type="string">
            <text:p>(Teste 1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Teste 2)</text:p>
          </table:table-cell>
          <table:table-cell table:style-name="Default" table:number-columns-repeated="3"/>
          <table:table-cell table:number-columns-repeated="10"/>
          <table:table-cell table:style-name="Default" office:value-type="string" calcext:value-type="string">
            <text:p>(Test 3)</text:p>
          </table:table-cell>
          <table:table-cell table:style-name="Default" table:number-columns-repeated="2"/>
          <table:table-cell table:number-columns-repeated="7"/>
          <table:table-cell table:style-name="Default" office:value-type="string" calcext:value-type="string">
            <text:p>(Test 4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Default"/>
          <table:table-cell office:value-type="string" calcext:value-type="string">
            <text:p>Size</text:p>
          </table:table-cell>
          <table:table-cell office:value-type="string" calcext:value-type="string">
            <text:p>Average Execution Time</text:p>
          </table:table-cell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Average Execution Time</text:p>
          </table:table-cell>
          <table:table-cell table:style-name="Default"/>
          <table:table-cell table:number-columns-repeated="10"/>
          <table:table-cell office:value-type="string" calcext:value-type="string">
            <text:p>Size</text:p>
          </table:table-cell>
          <table:table-cell office:value-type="string" calcext:value-type="string">
            <text:p>Average Execution Time</text:p>
          </table:table-cell>
          <table:table-cell table:style-name="Default"/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Average Execution Time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table:style-name="ce6" office:value-type="float" office:value="0.133079638125" calcext:value-type="float">
            <text:p>0.13307963812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Default" office:value-type="float" office:value="0.000066052125" calcext:value-type="float">
            <text:p>6,6052125E-05</text:p>
          </table:table-cell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Default" office:value-type="float" office:value="0.148272189125" calcext:value-type="float">
            <text:p>0,148272189125</text:p>
          </table:table-cell>
          <table:table-cell table:style-name="Default"/>
          <table:table-cell table:number-columns-repeated="7"/>
          <table:table-cell office:value-type="float" office:value="10" calcext:value-type="float">
            <text:p>10</text:p>
          </table:table-cell>
          <table:table-cell table:style-name="Default" office:value-type="float" office:value="0.00003296925" calcext:value-type="float">
            <text:p>3,296925E-0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0.13457587775" calcext:value-type="float">
            <text:p>0.13457587775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table:style-name="Default" office:value-type="float" office:value="0.004137257" calcext:value-type="float">
            <text:p>0,004137257</text:p>
          </table:table-cell>
          <table:table-cell table:style-name="Default"/>
          <table:table-cell table:number-columns-repeated="10"/>
          <table:table-cell office:value-type="float" office:value="128" calcext:value-type="float">
            <text:p>128</text:p>
          </table:table-cell>
          <table:table-cell table:style-name="Default" office:value-type="float" office:value="0.1529457155" calcext:value-type="float">
            <text:p>0,1529457155</text:p>
          </table:table-cell>
          <table:table-cell table:style-name="Default"/>
          <table:table-cell table:number-columns-repeated="7"/>
          <table:table-cell office:value-type="float" office:value="128" calcext:value-type="float">
            <text:p>128</text:p>
          </table:table-cell>
          <table:table-cell table:style-name="Default" office:value-type="float" office:value="0.003495640125" calcext:value-type="float">
            <text:p>0,00349564012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Default"/>
          <table:table-cell office:value-type="float" office:value="256" calcext:value-type="float">
            <text:p>256</text:p>
          </table:table-cell>
          <table:table-cell office:value-type="float" office:value="0.135874574125" calcext:value-type="float">
            <text:p>0.135874574125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table:style-name="Default" office:value-type="float" office:value="0.041870955125" calcext:value-type="float">
            <text:p>0,041870955125</text:p>
          </table:table-cell>
          <table:table-cell table:style-name="Default"/>
          <table:table-cell table:number-columns-repeated="10"/>
          <table:table-cell office:value-type="float" office:value="256" calcext:value-type="float">
            <text:p>256</text:p>
          </table:table-cell>
          <table:table-cell table:style-name="Default" office:value-type="float" office:value="0.159286487375" calcext:value-type="float">
            <text:p>0,159286487375</text:p>
          </table:table-cell>
          <table:table-cell table:style-name="Default"/>
          <table:table-cell table:number-columns-repeated="7"/>
          <table:table-cell office:value-type="float" office:value="256" calcext:value-type="float">
            <text:p>256</text:p>
          </table:table-cell>
          <table:table-cell table:style-name="Default" office:value-type="float" office:value="0.018062226625" calcext:value-type="float">
            <text:p>0,01806222662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est 1 (GPU)</text:p>
          </table:table-cell>
          <table:table-cell office:value-type="string" calcext:value-type="string">
            <text:p>Test 2 (CPU)</text:p>
          </table:table-cell>
          <table:table-cell office:value-type="string" calcext:value-type="string">
            <text:p>Test 3 (GPU w/T)</text:p>
          </table:table-cell>
          <table:table-cell office:value-type="string" calcext:value-type="string">
            <text:p>Test 4 (CPU w/T)</text:p>
          </table:table-cell>
          <table:table-cell office:value-type="string" calcext:value-type="string">
            <text:p>Teste 5 (GPU n/optimized)</text:p>
          </table:table-cell>
        </table:table-row>
        <table:table-row table:style-name="ro2">
          <table:table-cell table:style-name="Default"/>
          <table:table-cell office:value-type="float" office:value="512" calcext:value-type="float">
            <text:p>512</text:p>
          </table:table-cell>
          <table:table-cell office:value-type="float" office:value="0.1426226065" calcext:value-type="float">
            <text:p>0.1426226065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table:style-name="Default" office:value-type="float" office:value="0.371529422125" calcext:value-type="float">
            <text:p>0,371529422125</text:p>
          </table:table-cell>
          <table:table-cell table:style-name="Default"/>
          <table:table-cell table:number-columns-repeated="10"/>
          <table:table-cell office:value-type="float" office:value="512" calcext:value-type="float">
            <text:p>512</text:p>
          </table:table-cell>
          <table:table-cell table:style-name="Default" office:value-type="float" office:value="0.18994592825" calcext:value-type="float">
            <text:p>0,18994592825</text:p>
          </table:table-cell>
          <table:table-cell table:style-name="Default"/>
          <table:table-cell table:number-columns-repeated="7"/>
          <table:table-cell office:value-type="float" office:value="512" calcext:value-type="float">
            <text:p>512</text:p>
          </table:table-cell>
          <table:table-cell table:style-name="Default" office:value-type="float" office:value="0.140965137625" calcext:value-type="float">
            <text:p>0,14096513762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  <table:table-cell table:style-name="ce2"/>
          <table:table-cell table:style-name="ce6"/>
          <table:table-cell table:number-columns-repeated="4"/>
        </table:table-row>
        <table:table-row table:style-name="ro2">
          <table:table-cell table:style-name="Default"/>
          <table:table-cell office:value-type="float" office:value="1024" calcext:value-type="float">
            <text:p>1024</text:p>
          </table:table-cell>
          <table:table-cell office:value-type="float" office:value="0.1951098965" calcext:value-type="float">
            <text:p>0.1951098965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table:style-name="Default" office:value-type="float" office:value="4.99487045225" calcext:value-type="float">
            <text:p>4,99487045225</text:p>
          </table:table-cell>
          <table:table-cell table:style-name="Default"/>
          <table:table-cell table:number-columns-repeated="10"/>
          <table:table-cell office:value-type="float" office:value="1024" calcext:value-type="float">
            <text:p>1024</text:p>
          </table:table-cell>
          <table:table-cell table:style-name="Default" office:value-type="float" office:value="0.41372047775" calcext:value-type="float">
            <text:p>0,41372047775</text:p>
          </table:table-cell>
          <table:table-cell table:style-name="Default"/>
          <table:table-cell table:number-columns-repeated="7"/>
          <table:table-cell office:value-type="float" office:value="1024" calcext:value-type="float">
            <text:p>1024</text:p>
          </table:table-cell>
          <table:table-cell table:style-name="Default" office:value-type="float" office:value="1.02779873875" calcext:value-type="float">
            <text:p>1,0277987387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13457587775" calcext:value-type="float">
            <text:p>0.13457587775</text:p>
          </table:table-cell>
          <table:table-cell office:value-type="float" office:value="0.004137257" calcext:value-type="float">
            <text:p>0,004137257</text:p>
          </table:table-cell>
          <table:table-cell office:value-type="float" office:value="0.1529457155" calcext:value-type="float">
            <text:p>0,1529457155</text:p>
          </table:table-cell>
          <table:table-cell office:value-type="float" office:value="0.003495640125" calcext:value-type="float">
            <text:p>0,003495640125</text:p>
          </table:table-cell>
          <table:table-cell office:value-type="float" office:value="0.0995445985" calcext:value-type="float">
            <text:p>0,0995445985</text:p>
          </table:table-cell>
        </table:table-row>
        <table:table-row table:style-name="ro2">
          <table:table-cell table:style-name="Default"/>
          <table:table-cell office:value-type="float" office:value="2048" calcext:value-type="float">
            <text:p>2048</text:p>
          </table:table-cell>
          <table:table-cell office:value-type="float" office:value="0.546737951" calcext:value-type="float">
            <text:p>0.546737951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table:style-name="Default" office:value-type="float" office:value="78.98659282225" calcext:value-type="float">
            <text:p>78,98659282225</text:p>
          </table:table-cell>
          <table:table-cell table:style-name="Default"/>
          <table:table-cell table:number-columns-repeated="10"/>
          <table:table-cell office:value-type="float" office:value="2048" calcext:value-type="float">
            <text:p>2048</text:p>
          </table:table-cell>
          <table:table-cell table:style-name="Default" office:value-type="float" office:value="2.25551704375" calcext:value-type="float">
            <text:p>2,25551704375</text:p>
          </table:table-cell>
          <table:table-cell table:style-name="Default"/>
          <table:table-cell table:number-columns-repeated="7"/>
          <table:table-cell office:value-type="float" office:value="2048" calcext:value-type="float">
            <text:p>2048</text:p>
          </table:table-cell>
          <table:table-cell table:style-name="Default" office:value-type="float" office:value="8.391965542875" calcext:value-type="float">
            <text:p>8,39196554287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135874574125" calcext:value-type="float">
            <text:p>0.135874574125</text:p>
          </table:table-cell>
          <table:table-cell office:value-type="float" office:value="0.041870955125" calcext:value-type="float">
            <text:p>0,041870955125</text:p>
          </table:table-cell>
          <table:table-cell office:value-type="float" office:value="0.159286487375" calcext:value-type="float">
            <text:p>0,159286487375</text:p>
          </table:table-cell>
          <table:table-cell office:value-type="float" office:value="0.018062226625" calcext:value-type="float">
            <text:p>0,018062226625</text:p>
          </table:table-cell>
          <table:table-cell office:value-type="float" office:value="0.0969191349375" calcext:value-type="float">
            <text:p>0,0969191349375</text:p>
          </table:table-cell>
        </table:table-row>
        <table:table-row table:style-name="ro2">
          <table:table-cell table:style-name="Default"/>
          <table:table-cell office:value-type="float" office:value="4096" calcext:value-type="float">
            <text:p>4096</text:p>
          </table:table-cell>
          <table:table-cell office:value-type="float" office:value="3.50725734575" calcext:value-type="float">
            <text:p>3.50725734575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/>
          <table:table-cell table:style-name="Default"/>
          <table:table-cell table:number-columns-repeated="10"/>
          <table:table-cell office:value-type="float" office:value="4096" calcext:value-type="float">
            <text:p>4096</text:p>
          </table:table-cell>
          <table:table-cell table:style-name="Default" office:value-type="float" office:value="22.266200964875" calcext:value-type="float">
            <text:p>22,266200964875</text:p>
          </table:table-cell>
          <table:table-cell table:style-name="Default"/>
          <table:table-cell table:number-columns-repeated="7"/>
          <table:table-cell office:value-type="float" office:value="4096" calcext:value-type="float">
            <text:p>4096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1426226065" calcext:value-type="float">
            <text:p>0.1426226065</text:p>
          </table:table-cell>
          <table:table-cell office:value-type="float" office:value="0.371529422125" calcext:value-type="float">
            <text:p>0,371529422125</text:p>
          </table:table-cell>
          <table:table-cell office:value-type="float" office:value="0.18994592825" calcext:value-type="float">
            <text:p>0,18994592825</text:p>
          </table:table-cell>
          <table:table-cell office:value-type="float" office:value="0.140965137625" calcext:value-type="float">
            <text:p>0,140965137625</text:p>
          </table:table-cell>
          <table:table-cell office:value-type="float" office:value="0.11340410975" calcext:value-type="float">
            <text:p>0,11340410975</text:p>
          </table:table-cell>
        </table:table-row>
        <table:table-row table:style-name="ro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0.1951098965" calcext:value-type="float">
            <text:p>0.1951098965</text:p>
          </table:table-cell>
          <table:table-cell office:value-type="float" office:value="4.99487045225" calcext:value-type="float">
            <text:p>4,99487045225</text:p>
          </table:table-cell>
          <table:table-cell office:value-type="float" office:value="0.41372047775" calcext:value-type="float">
            <text:p>0,41372047775</text:p>
          </table:table-cell>
          <table:table-cell office:value-type="float" office:value="1.02779873875" calcext:value-type="float">
            <text:p>1,02779873875</text:p>
          </table:table-cell>
          <table:table-cell office:value-type="float" office:value="0.168104531875" calcext:value-type="float">
            <text:p>0,168104531875</text:p>
          </table:table-cell>
        </table:table-row>
        <table:table-row table:style-name="ro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0.546737951" calcext:value-type="float">
            <text:p>0.546737951</text:p>
          </table:table-cell>
          <table:table-cell office:value-type="float" office:value="78.98659282225" calcext:value-type="float">
            <text:p>78,98659282225</text:p>
          </table:table-cell>
          <table:table-cell office:value-type="float" office:value="2.25551704375" calcext:value-type="float">
            <text:p>2,25551704375</text:p>
          </table:table-cell>
          <table:table-cell office:value-type="float" office:value="8.391965542875" calcext:value-type="float">
            <text:p>8,391965542875</text:p>
          </table:table-cell>
          <table:table-cell office:value-type="float" office:value="0.560905425125" calcext:value-type="float">
            <text:p>0,560905425125</text:p>
          </table:table-cell>
        </table:table-row>
        <table:table-row table:style-name="ro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3.50725734575" calcext:value-type="float">
            <text:p>3.50725734575</text:p>
          </table:table-cell>
          <table:table-cell/>
          <table:table-cell office:value-type="float" office:value="22.266200964875" calcext:value-type="float">
            <text:p>22,266200964875</text:p>
          </table:table-cell>
          <table:table-cell table:number-columns-repeated="2"/>
        </table:table-row>
        <table:table-row table:style-name="ro2" table:number-rows-repeated="1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Test 5</text:p>
          </table:table-cell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9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9784736" calcext:value-type="float">
            <text:p>439784736</text:p>
          </table:table-cell>
          <table:table-cell table:formula="of:=[.C29]/10^9" office:value-type="float" office:value="0.439784736" calcext:value-type="float">
            <text:p>0,43978473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7511" calcext:value-type="float">
            <text:p>67511</text:p>
          </table:table-cell>
          <table:table-cell table:formula="of:=[.M29]/10^9" office:value-type="float" office:value="0.000067511" calcext:value-type="float">
            <text:p>6,7511E-0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81556700" calcext:value-type="float">
            <text:p>581556700</text:p>
          </table:table-cell>
          <table:table-cell table:formula="of:=[.Z29]/10^9" office:value-type="float" office:value="0.5815567" calcext:value-type="float">
            <text:p>0,5815567</text:p>
          </table:table-cell>
          <table:table-cell table:style-name="ce15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358" calcext:value-type="float">
            <text:p>38358</text:p>
          </table:table-cell>
          <table:table-cell table:formula="of:=[.AJ29]/10^9" office:value-type="float" office:value="0.000038358" calcext:value-type="float">
            <text:p>3,8358E-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32902039E8</text:p>
          </table:table-cell>
          <table:table-cell table:formula="of:=[.AO30]/10^9" office:value-type="float" office:value="0.091470738" calcext:value-type="float">
            <text:p>0,091470738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2530732" calcext:value-type="float">
            <text:p>92530732</text:p>
          </table:table-cell>
          <table:table-cell table:formula="of:=[.C30]/10^9" office:value-type="float" office:value="0.092530732" calcext:value-type="float">
            <text:p>0,09253073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995" calcext:value-type="float">
            <text:p>70995</text:p>
          </table:table-cell>
          <table:table-cell table:formula="of:=[.M30]/10^9" office:value-type="float" office:value="0.000070995" calcext:value-type="float">
            <text:p>7,0995E-0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2943459" calcext:value-type="float">
            <text:p>92943459</text:p>
          </table:table-cell>
          <table:table-cell table:formula="of:=[.Z30]/10^9" office:value-type="float" office:value="0.092943459" calcext:value-type="float">
            <text:p>0,092943459</text:p>
          </table:table-cell>
          <table:table-cell table:style-name="ce15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607" calcext:value-type="float">
            <text:p>33607</text:p>
          </table:table-cell>
          <table:table-cell table:formula="of:=[.AJ30]/10^9" office:value-type="float" office:value="0.000033607" calcext:value-type="float">
            <text:p>3,3607E-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91470738" calcext:value-type="float">
            <text:p>9.15E+07</text:p>
          </table:table-cell>
          <table:table-cell table:formula="of:=[.AO31]/10^9" office:value-type="float" office:value="0.094313219" calcext:value-type="float">
            <text:p>0,094313219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9001865" calcext:value-type="float">
            <text:p>99001865</text:p>
          </table:table-cell>
          <table:table-cell table:formula="of:=[.C31]/10^9" office:value-type="float" office:value="0.099001865" calcext:value-type="float">
            <text:p>0,09900186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7138" calcext:value-type="float">
            <text:p>67138</text:p>
          </table:table-cell>
          <table:table-cell table:formula="of:=[.M31]/10^9" office:value-type="float" office:value="0.000067138" calcext:value-type="float">
            <text:p>6,7138E-0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4175192" calcext:value-type="float">
            <text:p>84175192</text:p>
          </table:table-cell>
          <table:table-cell table:formula="of:=[.Z31]/10^9" office:value-type="float" office:value="0.084175192" calcext:value-type="float">
            <text:p>0,084175192</text:p>
          </table:table-cell>
          <table:table-cell table:style-name="ce15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546" calcext:value-type="float">
            <text:p>32546</text:p>
          </table:table-cell>
          <table:table-cell table:formula="of:=[.AJ31]/10^9" office:value-type="float" office:value="0.000032546" calcext:value-type="float">
            <text:p>3,2546E-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94313219" calcext:value-type="float">
            <text:p>9.43E+07</text:p>
          </table:table-cell>
          <table:table-cell table:formula="of:=[.AO31]/10^9" office:value-type="float" office:value="0.094313219" calcext:value-type="float">
            <text:p>0,094313219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2206970" calcext:value-type="float">
            <text:p>92206970</text:p>
          </table:table-cell>
          <table:table-cell table:formula="of:=[.C32]/10^9" office:value-type="float" office:value="0.09220697" calcext:value-type="float">
            <text:p>0,0922069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724" calcext:value-type="float">
            <text:p>66724</text:p>
          </table:table-cell>
          <table:table-cell table:formula="of:=[.M32]/10^9" office:value-type="float" office:value="0.000066724" calcext:value-type="float">
            <text:p>6,6724E-0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1887535" calcext:value-type="float">
            <text:p>81887535</text:p>
          </table:table-cell>
          <table:table-cell table:formula="of:=[.Z32]/10^9" office:value-type="float" office:value="0.081887535" calcext:value-type="float">
            <text:p>0,081887535</text:p>
          </table:table-cell>
          <table:table-cell table:style-name="ce15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061" calcext:value-type="float">
            <text:p>32061</text:p>
          </table:table-cell>
          <table:table-cell table:formula="of:=[.AJ32]/10^9" office:value-type="float" office:value="0.000032061" calcext:value-type="float">
            <text:p>3,2061E-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89321735" calcext:value-type="float">
            <text:p>8.93E+07</text:p>
          </table:table-cell>
          <table:table-cell table:formula="of:=[.AO32]/10^9" office:value-type="float" office:value="0.089321735" calcext:value-type="float">
            <text:p>0,089321735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3870190" calcext:value-type="float">
            <text:p>83870190</text:p>
          </table:table-cell>
          <table:table-cell table:formula="of:=[.C33]/10^9" office:value-type="float" office:value="0.08387019" calcext:value-type="float">
            <text:p>0,0838701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5267" calcext:value-type="float">
            <text:p>65267</text:p>
          </table:table-cell>
          <table:table-cell table:formula="of:=[.M33]/10^9" office:value-type="float" office:value="0.000065267" calcext:value-type="float">
            <text:p>6,5267E-0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159045" calcext:value-type="float">
            <text:p>80159045</text:p>
          </table:table-cell>
          <table:table-cell table:formula="of:=[.Z33]/10^9" office:value-type="float" office:value="0.080159045" calcext:value-type="float">
            <text:p>0,080159045</text:p>
          </table:table-cell>
          <table:table-cell table:style-name="ce15"/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790" calcext:value-type="float">
            <text:p>31790</text:p>
          </table:table-cell>
          <table:table-cell table:formula="of:=[.AJ33]/10^9" office:value-type="float" office:value="0.00003179" calcext:value-type="float">
            <text:p>3,179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96743074" calcext:value-type="float">
            <text:p>9.67E+07</text:p>
          </table:table-cell>
          <table:table-cell table:formula="of:=[.AO33]/10^9" office:value-type="float" office:value="0.096743074" calcext:value-type="float">
            <text:p>0,096743074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3766749" calcext:value-type="float">
            <text:p>83766749</text:p>
          </table:table-cell>
          <table:table-cell table:formula="of:=[.C34]/10^9" office:value-type="float" office:value="0.083766749" calcext:value-type="float">
            <text:p>0,08376674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855" calcext:value-type="float">
            <text:p>60855</text:p>
          </table:table-cell>
          <table:table-cell table:formula="of:=[.M34]/10^9" office:value-type="float" office:value="0.000060855" calcext:value-type="float">
            <text:p>6,0855E-0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9266020" calcext:value-type="float">
            <text:p>89266020</text:p>
          </table:table-cell>
          <table:table-cell table:formula="of:=[.Z34]/10^9" office:value-type="float" office:value="0.08926602" calcext:value-type="float">
            <text:p>0,08926602</text:p>
          </table:table-cell>
          <table:table-cell table:style-name="ce15"/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483" calcext:value-type="float">
            <text:p>31483</text:p>
          </table:table-cell>
          <table:table-cell table:formula="of:=[.AJ34]/10^9" office:value-type="float" office:value="0.000031483" calcext:value-type="float">
            <text:p>3,1483E-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96004182" calcext:value-type="float">
            <text:p>9.60E+07</text:p>
          </table:table-cell>
          <table:table-cell table:formula="of:=[.AO34]/10^9" office:value-type="float" office:value="0.096004182" calcext:value-type="float">
            <text:p>0,096004182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8579979" calcext:value-type="float">
            <text:p>88579979</text:p>
          </table:table-cell>
          <table:table-cell table:formula="of:=[.C35]/10^9" office:value-type="float" office:value="0.088579979" calcext:value-type="float">
            <text:p>0,08857997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5691" calcext:value-type="float">
            <text:p>65691</text:p>
          </table:table-cell>
          <table:table-cell table:formula="of:=[.M35]/10^9" office:value-type="float" office:value="0.000065691" calcext:value-type="float">
            <text:p>6,5691E-0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8268876" calcext:value-type="float">
            <text:p>88268876</text:p>
          </table:table-cell>
          <table:table-cell table:formula="of:=[.Z35]/10^9" office:value-type="float" office:value="0.088268876" calcext:value-type="float">
            <text:p>0,088268876</text:p>
          </table:table-cell>
          <table:table-cell table:style-name="ce15"/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1817" calcext:value-type="float">
            <text:p>31817</text:p>
          </table:table-cell>
          <table:table-cell table:formula="of:=[.AJ35]/10^9" office:value-type="float" office:value="0.000031817" calcext:value-type="float">
            <text:p>3,1817E-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100966746" calcext:value-type="float">
            <text:p>1.01E+08</text:p>
          </table:table-cell>
          <table:table-cell table:formula="of:=[.AO35]/10^9" office:value-type="float" office:value="0.100966746" calcext:value-type="float">
            <text:p>0,100966746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4895884" calcext:value-type="float">
            <text:p>84895884</text:p>
          </table:table-cell>
          <table:table-cell table:formula="of:=[.C36]/10^9" office:value-type="float" office:value="0.084895884" calcext:value-type="float">
            <text:p>0,0848958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236" calcext:value-type="float">
            <text:p>64236</text:p>
          </table:table-cell>
          <table:table-cell table:formula="of:=[.M36]/10^9" office:value-type="float" office:value="0.000064236" calcext:value-type="float">
            <text:p>6,4236E-0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7920686" calcext:value-type="float">
            <text:p>87920686</text:p>
          </table:table-cell>
          <table:table-cell table:formula="of:=[.Z36]/10^9" office:value-type="float" office:value="0.087920686" calcext:value-type="float">
            <text:p>0,087920686</text:p>
          </table:table-cell>
          <table:table-cell table:style-name="ce15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092" calcext:value-type="float">
            <text:p>32092</text:p>
          </table:table-cell>
          <table:table-cell table:formula="of:=[.AJ36]/10^9" office:value-type="float" office:value="0.000032092" calcext:value-type="float">
            <text:p>3,2092E-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91216458" calcext:value-type="float">
            <text:p>9.12E+07</text:p>
          </table:table-cell>
          <table:table-cell table:formula="of:=[.AO36]/10^9" office:value-type="float" office:value="0.091216458" calcext:value-type="float">
            <text:p>0,09121645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C29:.C36])" office:value-type="float" office:value="133079638.125" calcext:value-type="float">
            <text:p>133079638.125</text:p>
          </table:table-cell>
          <table:table-cell table:formula="of:=AVERAGE([.D29:.D36])" office:value-type="float" office:value="0.133079638125" calcext:value-type="float">
            <text:p>0,13307963812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M29:.M36])" office:value-type="float" office:value="66052.125" calcext:value-type="float">
            <text:p>66052.125</text:p>
          </table:table-cell>
          <table:table-cell table:formula="of:=AVERAGE([.N29:.N36])" office:value-type="float" office:value="0.000066052125" calcext:value-type="float">
            <text:p>6,6052125E-05</text:p>
          </table:table-cell>
          <table:table-cell table:number-columns-repeated="9"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Z29:.Z36])" office:value-type="float" office:value="148272189.125" calcext:value-type="float">
            <text:p>148272189.125</text:p>
          </table:table-cell>
          <table:table-cell table:formula="of:=AVERAGE([.AA29:.AA36])" office:value-type="float" office:value="0.148272189125" calcext:value-type="float">
            <text:p>0,14827218912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AJ29:.AJ36])" office:value-type="float" office:value="32969.25" calcext:value-type="float">
            <text:p>32969.25</text:p>
          </table:table-cell>
          <table:table-cell table:formula="of:=AVERAGE([.AK29:.AK36])" office:value-type="float" office:value="0.00003296925" calcext:value-type="float">
            <text:p>3,296925E-0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AO29:.AO36])" office:value-type="float" office:value="94290878.8571429" calcext:value-type="float">
            <text:p>94290878.8571429</text:p>
          </table:table-cell>
          <table:table-cell table:formula="of:=AVERAGE([.AP29:.AP36])" office:value-type="float" office:value="0.094293671375" calcext:value-type="float">
            <text:p>0,094293671375</text:p>
          </table:table-cell>
          <table:table-cell table:number-columns-repeated="12"/>
        </table:table-row>
        <table:table-row table:style-name="ro2" table:number-rows-repeated="4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9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53594075" calcext:value-type="float">
            <text:p>453594075</text:p>
          </table:table-cell>
          <table:table-cell table:formula="of:=[.C43]/10^9" office:value-type="float" office:value="0.453594075" calcext:value-type="float">
            <text:p>0,4535940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407375" calcext:value-type="float">
            <text:p>11407375</text:p>
          </table:table-cell>
          <table:table-cell table:formula="of:=[.M43]/10^9" office:value-type="float" office:value="0.011407375" calcext:value-type="float">
            <text:p>0,01140737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12552816" calcext:value-type="float">
            <text:p>612552816</text:p>
          </table:table-cell>
          <table:table-cell table:formula="of:=[.Z43]/10^9" office:value-type="float" office:value="0.612552816" calcext:value-type="float">
            <text:p>0,6125528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269416" calcext:value-type="float">
            <text:p>12269416</text:p>
          </table:table-cell>
          <table:table-cell table:formula="of:=[.AJ43]/10^9" office:value-type="float" office:value="0.012269416" calcext:value-type="float">
            <text:p>0,012269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15" office:value-type="float" office:value="594310380" calcext:value-type="float">
            <text:p>5,94E+08</text:p>
          </table:table-cell>
          <table:table-cell table:formula="of:=[.AO44]/10^9" office:value-type="float" office:value="0.092406317" calcext:value-type="float">
            <text:p>0,092406317</text:p>
          </table:table-cell>
          <table:table-cell table:number-columns-repeated="3"/>
          <table:table-cell office:value-type="string" calcext:value-type="string">
            <text:p>Test 3</text:p>
          </table:table-cell>
          <table:table-cell table:number-columns-repeated="4"/>
          <table:table-cell office:value-type="string" calcext:value-type="string">
            <text:p>Test 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8804945" calcext:value-type="float">
            <text:p>88804945</text:p>
          </table:table-cell>
          <table:table-cell table:formula="of:=[.C44]/10^9" office:value-type="float" office:value="0.088804945" calcext:value-type="float">
            <text:p>0,08880494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737033" calcext:value-type="float">
            <text:p>2737033</text:p>
          </table:table-cell>
          <table:table-cell table:formula="of:=[.M44]/10^9" office:value-type="float" office:value="0.002737033" calcext:value-type="float">
            <text:p>0,00273703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3907543" calcext:value-type="float">
            <text:p>83907543</text:p>
          </table:table-cell>
          <table:table-cell table:formula="of:=[.Z44]/10^9" office:value-type="float" office:value="0.083907543" calcext:value-type="float">
            <text:p>0,0839075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354139" calcext:value-type="float">
            <text:p>2354139</text:p>
          </table:table-cell>
          <table:table-cell table:formula="of:=[.AJ44]/10^9" office:value-type="float" office:value="0.002354139" calcext:value-type="float">
            <text:p>0,002354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92406317" calcext:value-type="float">
            <text:p>9.24E+07</text:p>
          </table:table-cell>
          <table:table-cell table:formula="of:=[.AO45]/10^9" office:value-type="float" office:value="0.096249506" calcext:value-type="float">
            <text:p>0,096249506</text:p>
          </table:table-cell>
          <table:table-cell table:number-columns-repeated="3"/>
          <table:table-cell table:style-name="ce2" office:value-type="string" calcext:value-type="string">
            <text:p>Excution n.</text:p>
          </table:table-cell>
          <table:table-cell table:style-name="ce2"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/>
          <table:table-cell table:style-name="ce2" office:value-type="string" calcext:value-type="string">
            <text:p>Excution n.</text:p>
          </table:table-cell>
          <table:table-cell table:style-name="ce2"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02371888" calcext:value-type="float">
            <text:p>102371888</text:p>
          </table:table-cell>
          <table:table-cell table:formula="of:=[.C45]/10^9" office:value-type="float" office:value="0.102371888" calcext:value-type="float">
            <text:p>0,10237188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706490" calcext:value-type="float">
            <text:p>2706490</text:p>
          </table:table-cell>
          <table:table-cell table:formula="of:=[.M45]/10^9" office:value-type="float" office:value="0.00270649" calcext:value-type="float">
            <text:p>0,0027064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0697359" calcext:value-type="float">
            <text:p>90697359</text:p>
          </table:table-cell>
          <table:table-cell table:formula="of:=[.Z45]/10^9" office:value-type="float" office:value="0.090697359" calcext:value-type="float">
            <text:p>0,09069735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261667" calcext:value-type="float">
            <text:p>2261667</text:p>
          </table:table-cell>
          <table:table-cell table:formula="of:=[.AJ45]/10^9" office:value-type="float" office:value="0.002261667" calcext:value-type="float">
            <text:p>0,002261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96249506" calcext:value-type="float">
            <text:p>9.62E+07</text:p>
          </table:table-cell>
          <table:table-cell table:formula="of:=[.AO45]/10^9" office:value-type="float" office:value="0.096249506" calcext:value-type="float">
            <text:p>0,09624950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n</text:p>
          </table:table-cell>
          <table:table-cell table:style-name="ce15" office:value-type="float" office:value="571915702" calcext:value-type="float">
            <text:p>5,72E+08</text:p>
          </table:table-cell>
          <table:table-cell table:formula="of:=[.AV46]/10^9" office:value-type="float" office:value="0.100625705" calcext:value-type="float">
            <text:p>0,10062570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n</text:p>
          </table:table-cell>
          <table:table-cell table:style-name="ce15" office:value-type="float" office:value="414323409" calcext:value-type="float">
            <text:p>4,14E+08</text:p>
          </table:table-cell>
          <table:table-cell table:formula="of:=[.BA46]/10^9" office:value-type="float" office:value="0.096403297" calcext:value-type="float">
            <text:p>0,0964032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3948644" calcext:value-type="float">
            <text:p>83948644</text:p>
          </table:table-cell>
          <table:table-cell table:formula="of:=[.C46]/10^9" office:value-type="float" office:value="0.083948644" calcext:value-type="float">
            <text:p>0,08394864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44705" calcext:value-type="float">
            <text:p>3244705</text:p>
          </table:table-cell>
          <table:table-cell table:formula="of:=[.M46]/10^9" office:value-type="float" office:value="0.003244705" calcext:value-type="float">
            <text:p>0,00324470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7675231" calcext:value-type="float">
            <text:p>87675231</text:p>
          </table:table-cell>
          <table:table-cell table:formula="of:=[.Z46]/10^9" office:value-type="float" office:value="0.087675231" calcext:value-type="float">
            <text:p>0,08767523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937231" calcext:value-type="float">
            <text:p>1937231</text:p>
          </table:table-cell>
          <table:table-cell table:formula="of:=[.AJ46]/10^9" office:value-type="float" office:value="0.001937231" calcext:value-type="float">
            <text:p>0,001937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93855592" calcext:value-type="float">
            <text:p>9.39E+07</text:p>
          </table:table-cell>
          <table:table-cell table:formula="of:=[.AO46]/10^9" office:value-type="float" office:value="0.093855592" calcext:value-type="float">
            <text:p>0,093855592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00625705" calcext:value-type="float">
            <text:p>1.01E+08</text:p>
          </table:table-cell>
          <table:table-cell table:formula="of:=[.AV47]/10^9" office:value-type="float" office:value="0.095033324" calcext:value-type="float">
            <text:p>0,09503332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96403297" calcext:value-type="float">
            <text:p>9.64E+07</text:p>
          </table:table-cell>
          <table:table-cell table:formula="of:=[.BA47]/10^9" office:value-type="float" office:value="0.091532012" calcext:value-type="float">
            <text:p>0,0915320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0352921" calcext:value-type="float">
            <text:p>80352921</text:p>
          </table:table-cell>
          <table:table-cell table:formula="of:=[.C47]/10^9" office:value-type="float" office:value="0.080352921" calcext:value-type="float">
            <text:p>0,08035292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125095" calcext:value-type="float">
            <text:p>3125095</text:p>
          </table:table-cell>
          <table:table-cell table:formula="of:=[.M47]/10^9" office:value-type="float" office:value="0.003125095" calcext:value-type="float">
            <text:p>0,00312509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8594826" calcext:value-type="float">
            <text:p>88594826</text:p>
          </table:table-cell>
          <table:table-cell table:formula="of:=[.Z47]/10^9" office:value-type="float" office:value="0.088594826" calcext:value-type="float">
            <text:p>0,08859482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208476" calcext:value-type="float">
            <text:p>2208476</text:p>
          </table:table-cell>
          <table:table-cell table:formula="of:=[.AJ47]/10^9" office:value-type="float" office:value="0.002208476" calcext:value-type="float">
            <text:p>0,0022084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98836853" calcext:value-type="float">
            <text:p>9.88E+07</text:p>
          </table:table-cell>
          <table:table-cell table:formula="of:=[.AO47]/10^9" office:value-type="float" office:value="0.098836853" calcext:value-type="float">
            <text:p>0,09883685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95033324" calcext:value-type="float">
            <text:p>9.50E+07</text:p>
          </table:table-cell>
          <table:table-cell table:formula="of:=[.AV47]/10^9" office:value-type="float" office:value="0.095033324" calcext:value-type="float">
            <text:p>0,09503332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91532012" calcext:value-type="float">
            <text:p>9.15E+07</text:p>
          </table:table-cell>
          <table:table-cell table:formula="of:=[.BA47]/10^9" office:value-type="float" office:value="0.091532012" calcext:value-type="float">
            <text:p>0,09153201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2907063" calcext:value-type="float">
            <text:p>92907063</text:p>
          </table:table-cell>
          <table:table-cell table:formula="of:=[.C48]/10^9" office:value-type="float" office:value="0.092907063" calcext:value-type="float">
            <text:p>0,0929070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3278583" calcext:value-type="float">
            <text:p>3278583</text:p>
          </table:table-cell>
          <table:table-cell table:formula="of:=[.M48]/10^9" office:value-type="float" office:value="0.003278583" calcext:value-type="float">
            <text:p>0,00327858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94019117" calcext:value-type="float">
            <text:p>94019117</text:p>
          </table:table-cell>
          <table:table-cell table:formula="of:=[.Z48]/10^9" office:value-type="float" office:value="0.094019117" calcext:value-type="float">
            <text:p>0,09401911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092697" calcext:value-type="float">
            <text:p>2092697</text:p>
          </table:table-cell>
          <table:table-cell table:formula="of:=[.AJ48]/10^9" office:value-type="float" office:value="0.002092697" calcext:value-type="float">
            <text:p>0,0020926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107488158" calcext:value-type="float">
            <text:p>1.07E+08</text:p>
          </table:table-cell>
          <table:table-cell table:formula="of:=[.AO48]/10^9" office:value-type="float" office:value="0.107488158" calcext:value-type="float">
            <text:p>0,107488158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10720881" calcext:value-type="float">
            <text:p>1.11E+08</text:p>
          </table:table-cell>
          <table:table-cell table:formula="of:=[.AV48]/10^9" office:value-type="float" office:value="0.110720881" calcext:value-type="float">
            <text:p>0,11072088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98941067" calcext:value-type="float">
            <text:p>9.89E+07</text:p>
          </table:table-cell>
          <table:table-cell table:formula="of:=[.BA48]/10^9" office:value-type="float" office:value="0.098941067" calcext:value-type="float">
            <text:p>0,0989410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6361342" calcext:value-type="float">
            <text:p>86361342</text:p>
          </table:table-cell>
          <table:table-cell table:formula="of:=[.C49]/10^9" office:value-type="float" office:value="0.086361342" calcext:value-type="float">
            <text:p>0,08636134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738119" calcext:value-type="float">
            <text:p>2738119</text:p>
          </table:table-cell>
          <table:table-cell table:formula="of:=[.M49]/10^9" office:value-type="float" office:value="0.002738119" calcext:value-type="float">
            <text:p>0,00273811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8623146" calcext:value-type="float">
            <text:p>78623146</text:p>
          </table:table-cell>
          <table:table-cell table:formula="of:=[.Z49]/10^9" office:value-type="float" office:value="0.078623146" calcext:value-type="float">
            <text:p>0,07862314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233844" calcext:value-type="float">
            <text:p>2233844</text:p>
          </table:table-cell>
          <table:table-cell table:formula="of:=[.AJ49]/10^9" office:value-type="float" office:value="0.002233844" calcext:value-type="float">
            <text:p>0,0022338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92027423" calcext:value-type="float">
            <text:p>9.20E+07</text:p>
          </table:table-cell>
          <table:table-cell table:formula="of:=[.AO49]/10^9" office:value-type="float" office:value="0.092027423" calcext:value-type="float">
            <text:p>0,092027423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11308680" calcext:value-type="float">
            <text:p>1.11E+08</text:p>
          </table:table-cell>
          <table:table-cell table:formula="of:=[.AV49]/10^9" office:value-type="float" office:value="0.11130868" calcext:value-type="float">
            <text:p>0,1113086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93622956" calcext:value-type="float">
            <text:p>9.36E+07</text:p>
          </table:table-cell>
          <table:table-cell table:formula="of:=[.BA49]/10^9" office:value-type="float" office:value="0.093622956" calcext:value-type="float">
            <text:p>0,0936229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8266144" calcext:value-type="float">
            <text:p>88266144</text:p>
          </table:table-cell>
          <table:table-cell table:formula="of:=[.C50]/10^9" office:value-type="float" office:value="0.088266144" calcext:value-type="float">
            <text:p>0,08826614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860656" calcext:value-type="float">
            <text:p>3860656</text:p>
          </table:table-cell>
          <table:table-cell table:formula="of:=[.M50]/10^9" office:value-type="float" office:value="0.003860656" calcext:value-type="float">
            <text:p>0,00386065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7495686" calcext:value-type="float">
            <text:p>87495686</text:p>
          </table:table-cell>
          <table:table-cell table:formula="of:=[.Z50]/10^9" office:value-type="float" office:value="0.087495686" calcext:value-type="float">
            <text:p>0,08749568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607651" calcext:value-type="float">
            <text:p>2607651</text:p>
          </table:table-cell>
          <table:table-cell table:formula="of:=[.AJ50]/10^9" office:value-type="float" office:value="0.002607651" calcext:value-type="float">
            <text:p>0,0026076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119243433" calcext:value-type="float">
            <text:p>1.19E+08</text:p>
          </table:table-cell>
          <table:table-cell table:formula="of:=[.AO50]/10^9" office:value-type="float" office:value="0.119243433" calcext:value-type="float">
            <text:p>0,119243433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00926315" calcext:value-type="float">
            <text:p>1.01E+08</text:p>
          </table:table-cell>
          <table:table-cell table:formula="of:=[.AV50]/10^9" office:value-type="float" office:value="0.100926315" calcext:value-type="float">
            <text:p>0,10092631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05653903" calcext:value-type="float">
            <text:p>1.06E+08</text:p>
          </table:table-cell>
          <table:table-cell table:formula="of:=[.BA50]/10^9" office:value-type="float" office:value="0.105653903" calcext:value-type="float">
            <text:p>0,105653903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128" calcext:value-type="float">
            <text:p>128</text:p>
          </table:table-cell>
          <table:table-cell table:style-name="ce4" table:formula="of:=AVERAGE([.C43:.C50])" office:value-type="float" office:value="134575877.75" calcext:value-type="float">
            <text:p>134575877.75</text:p>
          </table:table-cell>
          <table:table-cell table:formula="of:=AVERAGE([.D43:.D50])" office:value-type="float" office:value="0.13457587775" calcext:value-type="float">
            <text:p>0,1345758777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128" calcext:value-type="float">
            <text:p>128</text:p>
          </table:table-cell>
          <table:table-cell table:style-name="ce4" table:formula="of:=AVERAGE([.M43:.M50])" office:value-type="float" office:value="4137257" calcext:value-type="float">
            <text:p>4137257</text:p>
          </table:table-cell>
          <table:table-cell table:formula="of:=AVERAGE([.N43:.N50])" office:value-type="float" office:value="0.004137257" calcext:value-type="float">
            <text:p>0,004137257</text:p>
          </table:table-cell>
          <table:table-cell table:number-columns-repeated="9"/>
          <table:table-cell office:value-type="string" calcext:value-type="string">
            <text:p>Average</text:p>
          </table:table-cell>
          <table:table-cell office:value-type="float" office:value="128" calcext:value-type="float">
            <text:p>128</text:p>
          </table:table-cell>
          <table:table-cell table:style-name="ce4" table:formula="of:=AVERAGE([.Z43:.Z50])" office:value-type="float" office:value="152945715.5" calcext:value-type="float">
            <text:p>152945715.5</text:p>
          </table:table-cell>
          <table:table-cell table:formula="of:=AVERAGE([.AA43:.AA50])" office:value-type="float" office:value="0.1529457155" calcext:value-type="float">
            <text:p>0,152945715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128" calcext:value-type="float">
            <text:p>128</text:p>
          </table:table-cell>
          <table:table-cell table:style-name="ce4" table:formula="of:=AVERAGE([.AJ43:.AJ50])" office:value-type="float" office:value="3495640.125" calcext:value-type="float">
            <text:p>3495640.125</text:p>
          </table:table-cell>
          <table:table-cell table:formula="of:=AVERAGE([.AK43:.AK50])" office:value-type="float" office:value="0.003495640125" calcext:value-type="float">
            <text:p>0,00349564012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AO43:.AO50])" office:value-type="float" office:value="161802207.75" calcext:value-type="float">
            <text:p>161802207.75</text:p>
          </table:table-cell>
          <table:table-cell table:formula="of:=AVERAGE([.AP43:.AP50])" office:value-type="float" office:value="0.0995445985" calcext:value-type="float">
            <text:p>0,0995445985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02674226" calcext:value-type="float">
            <text:p>1.03E+08</text:p>
          </table:table-cell>
          <table:table-cell table:formula="of:=[.AV51]/10^9" office:value-type="float" office:value="0.102674226" calcext:value-type="float">
            <text:p>0,10267422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02507107" calcext:value-type="float">
            <text:p>1.03E+08</text:p>
          </table:table-cell>
          <table:table-cell table:formula="of:=[.BA51]/10^9" office:value-type="float" office:value="0.102507107" calcext:value-type="float">
            <text:p>0,102507107</text:p>
          </table:table-cell>
        </table:table-row>
        <table:table-row table:style-name="ro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16720216" calcext:value-type="float">
            <text:p>1.17E+08</text:p>
          </table:table-cell>
          <table:table-cell table:formula="of:=[.AV52]/10^9" office:value-type="float" office:value="0.116720216" calcext:value-type="float">
            <text:p>0,11672021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in</text:p>
          </table:table-cell>
          <table:table-cell table:style-name="ce17" office:value-type="float" office:value="101149916" calcext:value-type="float">
            <text:p>1.01E+08</text:p>
          </table:table-cell>
          <table:table-cell table:formula="of:=[.BA52]/10^9" office:value-type="float" office:value="0.101149916" calcext:value-type="float">
            <text:p>0,101149916</text:p>
          </table:table-cell>
        </table:table-row>
        <table:table-row table:style-name="ro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ce2" office:value-type="string" calcext:value-type="string">
            <text:p>Average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AVERAGE([.AV45:.AV52])" office:value-type="float" office:value="163740631.125" calcext:value-type="float">
            <text:p>163740631.125</text:p>
          </table:table-cell>
          <table:table-cell table:formula="of:=AVERAGE([.AW45:.AW52])" office:value-type="float" office:value="0.104130333875" calcext:value-type="float">
            <text:p>0,104130333875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AVERAGE([.BA45:.BA52])" office:value-type="float" office:value="138016708.375" calcext:value-type="float">
            <text:p>138016708.375</text:p>
          </table:table-cell>
          <table:table-cell table:formula="of:=AVERAGE([.BB45:.BB52])" office:value-type="float" office:value="0.09766778375" calcext:value-type="float">
            <text:p>0,09766778375</text:p>
          </table:table-cell>
        </table:table-row>
        <table:table-row table:style-name="ro2"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9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65821460" calcext:value-type="float">
            <text:p>465821460</text:p>
          </table:table-cell>
          <table:table-cell table:formula="of:=[.C55]/10^9" office:value-type="float" office:value="0.46582146" calcext:value-type="float">
            <text:p>0,4658214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3290859" calcext:value-type="float">
            <text:p>63290859</text:p>
          </table:table-cell>
          <table:table-cell table:formula="of:=[.M55]/10^9" office:value-type="float" office:value="0.063290859" calcext:value-type="float">
            <text:p>0,06329085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27560656" calcext:value-type="float">
            <text:p>627560656</text:p>
          </table:table-cell>
          <table:table-cell table:formula="of:=[.Z55]/10^9" office:value-type="float" office:value="0.627560656" calcext:value-type="float">
            <text:p>0,62756065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5922612" calcext:value-type="float">
            <text:p>25922612</text:p>
          </table:table-cell>
          <table:table-cell table:formula="of:=[.AJ55]/10^9" office:value-type="float" office:value="0.025922612" calcext:value-type="float">
            <text:p>0,025922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15" office:value-type="float" office:value="604258139" calcext:value-type="float">
            <text:p>6,04E+08</text:p>
          </table:table-cell>
          <table:table-cell table:formula="of:=[.AO56]/10^9" office:value-type="float" office:value="0.084254223" calcext:value-type="float">
            <text:p>0,084254223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90468333" calcext:value-type="float">
            <text:p>90468333</text:p>
          </table:table-cell>
          <table:table-cell table:formula="of:=[.C56]/10^9" office:value-type="float" office:value="0.090468333" calcext:value-type="float">
            <text:p>0,09046833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8812308" calcext:value-type="float">
            <text:p>28812308</text:p>
          </table:table-cell>
          <table:table-cell table:formula="of:=[.M56]/10^9" office:value-type="float" office:value="0.028812308" calcext:value-type="float">
            <text:p>0,028812308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89169771" calcext:value-type="float">
            <text:p>89169771</text:p>
          </table:table-cell>
          <table:table-cell table:formula="of:=[.Z56]/10^9" office:value-type="float" office:value="0.089169771" calcext:value-type="float">
            <text:p>0,08916977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7297693" calcext:value-type="float">
            <text:p>17297693</text:p>
          </table:table-cell>
          <table:table-cell table:formula="of:=[.AJ56]/10^9" office:value-type="float" office:value="0.017297693" calcext:value-type="float">
            <text:p>0,0172976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84254223" calcext:value-type="float">
            <text:p>8.43E+07</text:p>
          </table:table-cell>
          <table:table-cell table:formula="of:=[.AO57]/10^9" office:value-type="float" office:value="0.093778296" calcext:value-type="float">
            <text:p>0,093778296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93079378" calcext:value-type="float">
            <text:p>93079378</text:p>
          </table:table-cell>
          <table:table-cell table:formula="of:=[.C57]/10^9" office:value-type="float" office:value="0.093079378" calcext:value-type="float">
            <text:p>0,09307937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9219653" calcext:value-type="float">
            <text:p>39219653</text:p>
          </table:table-cell>
          <table:table-cell table:formula="of:=[.M57]/10^9" office:value-type="float" office:value="0.039219653" calcext:value-type="float">
            <text:p>0,03921965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6076750" calcext:value-type="float">
            <text:p>86076750</text:p>
          </table:table-cell>
          <table:table-cell table:formula="of:=[.Z57]/10^9" office:value-type="float" office:value="0.08607675" calcext:value-type="float">
            <text:p>0,0860767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641359" calcext:value-type="float">
            <text:p>16641359</text:p>
          </table:table-cell>
          <table:table-cell table:formula="of:=[.AJ57]/10^9" office:value-type="float" office:value="0.016641359" calcext:value-type="float">
            <text:p>0,016641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93778296" calcext:value-type="float">
            <text:p>9.38E+07</text:p>
          </table:table-cell>
          <table:table-cell table:formula="of:=[.AO57]/10^9" office:value-type="float" office:value="0.093778296" calcext:value-type="float">
            <text:p>0,093778296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6866910" calcext:value-type="float">
            <text:p>86866910</text:p>
          </table:table-cell>
          <table:table-cell table:formula="of:=[.C58]/10^9" office:value-type="float" office:value="0.08686691" calcext:value-type="float">
            <text:p>0,0868669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9325401" calcext:value-type="float">
            <text:p>39325401</text:p>
          </table:table-cell>
          <table:table-cell table:formula="of:=[.M58]/10^9" office:value-type="float" office:value="0.039325401" calcext:value-type="float">
            <text:p>0,03932540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7325014" calcext:value-type="float">
            <text:p>87325014</text:p>
          </table:table-cell>
          <table:table-cell table:formula="of:=[.Z58]/10^9" office:value-type="float" office:value="0.087325014" calcext:value-type="float">
            <text:p>0,08732501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761928" calcext:value-type="float">
            <text:p>16761928</text:p>
          </table:table-cell>
          <table:table-cell table:formula="of:=[.AJ58]/10^9" office:value-type="float" office:value="0.016761928" calcext:value-type="float">
            <text:p>0,0167619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93377613" calcext:value-type="float">
            <text:p>9.34E+07</text:p>
          </table:table-cell>
          <table:table-cell table:formula="of:=[.AO58]/10^9" office:value-type="float" office:value="0.093377613" calcext:value-type="float">
            <text:p>0,093377613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88446300" calcext:value-type="float">
            <text:p>88446300</text:p>
          </table:table-cell>
          <table:table-cell table:formula="of:=[.C59]/10^9" office:value-type="float" office:value="0.0884463" calcext:value-type="float">
            <text:p>0,088446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40263640" calcext:value-type="float">
            <text:p>40263640</text:p>
          </table:table-cell>
          <table:table-cell table:formula="of:=[.M59]/10^9" office:value-type="float" office:value="0.04026364" calcext:value-type="float">
            <text:p>0,0402636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91908505" calcext:value-type="float">
            <text:p>91908505</text:p>
          </table:table-cell>
          <table:table-cell table:formula="of:=[.Z59]/10^9" office:value-type="float" office:value="0.091908505" calcext:value-type="float">
            <text:p>0,09190850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7599523" calcext:value-type="float">
            <text:p>17599523</text:p>
          </table:table-cell>
          <table:table-cell table:formula="of:=[.AJ59]/10^9" office:value-type="float" office:value="0.017599523" calcext:value-type="float">
            <text:p>0,0175995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101098119" calcext:value-type="float">
            <text:p>1.01E+08</text:p>
          </table:table-cell>
          <table:table-cell table:formula="of:=[.AO59]/10^9" office:value-type="float" office:value="0.101098119" calcext:value-type="float">
            <text:p>0,101098119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87106465" calcext:value-type="float">
            <text:p>87106465</text:p>
          </table:table-cell>
          <table:table-cell table:formula="of:=[.C60]/10^9" office:value-type="float" office:value="0.087106465" calcext:value-type="float">
            <text:p>0,08710646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8699120" calcext:value-type="float">
            <text:p>38699120</text:p>
          </table:table-cell>
          <table:table-cell table:formula="of:=[.M60]/10^9" office:value-type="float" office:value="0.03869912" calcext:value-type="float">
            <text:p>0,0386991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92420329" calcext:value-type="float">
            <text:p>92420329</text:p>
          </table:table-cell>
          <table:table-cell table:formula="of:=[.Z60]/10^9" office:value-type="float" office:value="0.092420329" calcext:value-type="float">
            <text:p>0,09242032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6759565" calcext:value-type="float">
            <text:p>16759565</text:p>
          </table:table-cell>
          <table:table-cell table:formula="of:=[.AJ60]/10^9" office:value-type="float" office:value="0.016759565" calcext:value-type="float">
            <text:p>0,0167595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101676139" calcext:value-type="float">
            <text:p>1.02E+08</text:p>
          </table:table-cell>
          <table:table-cell table:formula="of:=[.AO60]/10^9" office:value-type="float" office:value="0.101676139" calcext:value-type="float">
            <text:p>0,101676139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94608400" calcext:value-type="float">
            <text:p>94608400</text:p>
          </table:table-cell>
          <table:table-cell table:formula="of:=[.C61]/10^9" office:value-type="float" office:value="0.0946084" calcext:value-type="float">
            <text:p>0,094608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44573241" calcext:value-type="float">
            <text:p>44573241</text:p>
          </table:table-cell>
          <table:table-cell table:formula="of:=[.M61]/10^9" office:value-type="float" office:value="0.044573241" calcext:value-type="float">
            <text:p>0,04457324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108718695" calcext:value-type="float">
            <text:p>108718695</text:p>
          </table:table-cell>
          <table:table-cell table:formula="of:=[.Z61]/10^9" office:value-type="float" office:value="0.108718695" calcext:value-type="float">
            <text:p>0,10871869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16725237" calcext:value-type="float">
            <text:p>16725237</text:p>
          </table:table-cell>
          <table:table-cell table:formula="of:=[.AJ61]/10^9" office:value-type="float" office:value="0.016725237" calcext:value-type="float">
            <text:p>0,016725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95443548" calcext:value-type="float">
            <text:p>9.54E+07</text:p>
          </table:table-cell>
          <table:table-cell table:formula="of:=[.AO61]/10^9" office:value-type="float" office:value="0.095443548" calcext:value-type="float">
            <text:p>0,095443548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80599347" calcext:value-type="float">
            <text:p>80599347</text:p>
          </table:table-cell>
          <table:table-cell table:formula="of:=[.C62]/10^9" office:value-type="float" office:value="0.080599347" calcext:value-type="float">
            <text:p>0,08059934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0783419" calcext:value-type="float">
            <text:p>40783419</text:p>
          </table:table-cell>
          <table:table-cell table:formula="of:=[.M62]/10^9" office:value-type="float" office:value="0.040783419" calcext:value-type="float">
            <text:p>0,040783419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91112179" calcext:value-type="float">
            <text:p>91112179</text:p>
          </table:table-cell>
          <table:table-cell table:formula="of:=[.Z62]/10^9" office:value-type="float" office:value="0.091112179" calcext:value-type="float">
            <text:p>0,09111217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789896" calcext:value-type="float">
            <text:p>16789896</text:p>
          </table:table-cell>
          <table:table-cell table:formula="of:=[.AJ62]/10^9" office:value-type="float" office:value="0.016789896" calcext:value-type="float">
            <text:p>0,0167898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17" office:value-type="float" office:value="120782437" calcext:value-type="float">
            <text:p>1.21E+08</text:p>
          </table:table-cell>
          <table:table-cell table:formula="of:=[.AO62]/10^9" office:value-type="float" office:value="0.120782437" calcext:value-type="float">
            <text:p>0,12078243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256" calcext:value-type="float">
            <text:p>256</text:p>
          </table:table-cell>
          <table:table-cell table:style-name="ce4" table:formula="of:=AVERAGE([.C55:.C62])" office:value-type="float" office:value="135874574.125" calcext:value-type="float">
            <text:p>135874574.125</text:p>
          </table:table-cell>
          <table:table-cell table:formula="of:=AVERAGE([.D55:.D62])" office:value-type="float" office:value="0.135874574125" calcext:value-type="float">
            <text:p>0,13587457412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256" calcext:value-type="float">
            <text:p>256</text:p>
          </table:table-cell>
          <table:table-cell table:style-name="ce4" table:formula="of:=AVERAGE([.M55:.M62])" office:value-type="float" office:value="41870955.125" calcext:value-type="float">
            <text:p>41870955.125</text:p>
          </table:table-cell>
          <table:table-cell table:formula="of:=AVERAGE([.N55:.N62])" office:value-type="float" office:value="0.041870955125" calcext:value-type="float">
            <text:p>0,041870955125</text:p>
          </table:table-cell>
          <table:table-cell table:number-columns-repeated="9"/>
          <table:table-cell office:value-type="string" calcext:value-type="string">
            <text:p>Average</text:p>
          </table:table-cell>
          <table:table-cell office:value-type="float" office:value="256" calcext:value-type="float">
            <text:p>256</text:p>
          </table:table-cell>
          <table:table-cell table:style-name="ce4" table:formula="of:=AVERAGE([.Z55:.Z62])" office:value-type="float" office:value="159286487.375" calcext:value-type="float">
            <text:p>159286487.375</text:p>
          </table:table-cell>
          <table:table-cell table:formula="of:=AVERAGE([.AA55:.AA62])" office:value-type="float" office:value="0.159286487375" calcext:value-type="float">
            <text:p>0,15928648737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256" calcext:value-type="float">
            <text:p>256</text:p>
          </table:table-cell>
          <table:table-cell table:style-name="ce4" table:formula="of:=AVERAGE([.AJ55:.AJ62])" office:value-type="float" office:value="18062226.625" calcext:value-type="float">
            <text:p>18062226.625</text:p>
          </table:table-cell>
          <table:table-cell table:formula="of:=AVERAGE([.AK55:.AK62])" office:value-type="float" office:value="0.018062226625" calcext:value-type="float">
            <text:p>0,01806222662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AO55:.AO62])" office:value-type="float" office:value="161833564.25" calcext:value-type="float">
            <text:p>161833564.25</text:p>
          </table:table-cell>
          <table:table-cell table:formula="of:=AVERAGE([.AP55:.AP62])" office:value-type="float" office:value="0.098023583875" calcext:value-type="float">
            <text:p>0,098023583875</text:p>
          </table:table-cell>
          <table:table-cell table:number-columns-repeated="12"/>
        </table:table-row>
        <table:table-row table:style-name="ro2" table:number-rows-repeated="2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9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67777834" calcext:value-type="float">
            <text:p>467777834</text:p>
          </table:table-cell>
          <table:table-cell table:formula="of:=[.C67]/10^9" office:value-type="float" office:value="0.467777834" calcext:value-type="float">
            <text:p>0,46777783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09980199" calcext:value-type="float">
            <text:p>509980199</text:p>
          </table:table-cell>
          <table:table-cell table:formula="of:=[.M67]/10^9" office:value-type="float" office:value="0.509980199" calcext:value-type="float">
            <text:p>0,50998019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8670434" calcext:value-type="float">
            <text:p>648670434</text:p>
          </table:table-cell>
          <table:table-cell table:formula="of:=[.Z67]/10^9" office:value-type="float" office:value="0.648670434" calcext:value-type="float">
            <text:p>0,64867043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63708111" calcext:value-type="float">
            <text:p>163708111</text:p>
          </table:table-cell>
          <table:table-cell table:formula="of:=[.AJ67]/10^9" office:value-type="float" office:value="0.163708111" calcext:value-type="float">
            <text:p>0,163708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608475359" calcext:value-type="float">
            <text:p>6,08E+08</text:p>
          </table:table-cell>
          <table:table-cell table:formula="of:=[.AO68]/10^9" office:value-type="float" office:value="0.100105485" calcext:value-type="float">
            <text:p>0,100105485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9887518" calcext:value-type="float">
            <text:p>99887518</text:p>
          </table:table-cell>
          <table:table-cell table:formula="of:=[.C68]/10^9" office:value-type="float" office:value="0.099887518" calcext:value-type="float">
            <text:p>0,09988751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45344710" calcext:value-type="float">
            <text:p>345344710</text:p>
          </table:table-cell>
          <table:table-cell table:formula="of:=[.M68]/10^9" office:value-type="float" office:value="0.34534471" calcext:value-type="float">
            <text:p>0,345344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25159960" calcext:value-type="float">
            <text:p>125159960</text:p>
          </table:table-cell>
          <table:table-cell table:formula="of:=[.Z68]/10^9" office:value-type="float" office:value="0.12515996" calcext:value-type="float">
            <text:p>0,1251599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47298445" calcext:value-type="float">
            <text:p>147298445</text:p>
          </table:table-cell>
          <table:table-cell table:formula="of:=[.AJ68]/10^9" office:value-type="float" office:value="0.147298445" calcext:value-type="float">
            <text:p>0,1472984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100105485" calcext:value-type="float">
            <text:p>1.00E+08</text:p>
          </table:table-cell>
          <table:table-cell table:formula="of:=[.AO69]/10^9" office:value-type="float" office:value="0.110745611" calcext:value-type="float">
            <text:p>0,110745611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96294361" calcext:value-type="float">
            <text:p>96294361</text:p>
          </table:table-cell>
          <table:table-cell table:formula="of:=[.C69]/10^9" office:value-type="float" office:value="0.096294361" calcext:value-type="float">
            <text:p>0,09629436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405823087" calcext:value-type="float">
            <text:p>405823087</text:p>
          </table:table-cell>
          <table:table-cell table:formula="of:=[.M69]/10^9" office:value-type="float" office:value="0.405823087" calcext:value-type="float">
            <text:p>0,40582308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15812085" calcext:value-type="float">
            <text:p>115812085</text:p>
          </table:table-cell>
          <table:table-cell table:formula="of:=[.Z69]/10^9" office:value-type="float" office:value="0.115812085" calcext:value-type="float">
            <text:p>0,11581208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39450472" calcext:value-type="float">
            <text:p>139450472</text:p>
          </table:table-cell>
          <table:table-cell table:formula="of:=[.AJ69]/10^9" office:value-type="float" office:value="0.139450472" calcext:value-type="float">
            <text:p>0,1394504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110745611" calcext:value-type="float">
            <text:p>1.11E+08</text:p>
          </table:table-cell>
          <table:table-cell table:formula="of:=[.AO69]/10^9" office:value-type="float" office:value="0.110745611" calcext:value-type="float">
            <text:p>0,110745611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03231893" calcext:value-type="float">
            <text:p>103231893</text:p>
          </table:table-cell>
          <table:table-cell table:formula="of:=[.C70]/10^9" office:value-type="float" office:value="0.103231893" calcext:value-type="float">
            <text:p>0,10323189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43053840" calcext:value-type="float">
            <text:p>343053840</text:p>
          </table:table-cell>
          <table:table-cell table:formula="of:=[.M70]/10^9" office:value-type="float" office:value="0.34305384" calcext:value-type="float">
            <text:p>0,3430538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0723022" calcext:value-type="float">
            <text:p>120723022</text:p>
          </table:table-cell>
          <table:table-cell table:formula="of:=[.Z70]/10^9" office:value-type="float" office:value="0.120723022" calcext:value-type="float">
            <text:p>0,12072302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45185957" calcext:value-type="float">
            <text:p>145185957</text:p>
          </table:table-cell>
          <table:table-cell table:formula="of:=[.AJ70]/10^9" office:value-type="float" office:value="0.145185957" calcext:value-type="float">
            <text:p>0,1451859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108811776" calcext:value-type="float">
            <text:p>1.09E+08</text:p>
          </table:table-cell>
          <table:table-cell table:formula="of:=[.AO70]/10^9" office:value-type="float" office:value="0.108811776" calcext:value-type="float">
            <text:p>0,108811776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2653404" calcext:value-type="float">
            <text:p>102653404</text:p>
          </table:table-cell>
          <table:table-cell table:formula="of:=[.C71]/10^9" office:value-type="float" office:value="0.102653404" calcext:value-type="float">
            <text:p>0,10265340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41245963" calcext:value-type="float">
            <text:p>341245963</text:p>
          </table:table-cell>
          <table:table-cell table:formula="of:=[.M71]/10^9" office:value-type="float" office:value="0.341245963" calcext:value-type="float">
            <text:p>0,34124596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24559275" calcext:value-type="float">
            <text:p>124559275</text:p>
          </table:table-cell>
          <table:table-cell table:formula="of:=[.Z71]/10^9" office:value-type="float" office:value="0.124559275" calcext:value-type="float">
            <text:p>0,12455927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37534759" calcext:value-type="float">
            <text:p>137534759</text:p>
          </table:table-cell>
          <table:table-cell table:formula="of:=[.AJ71]/10^9" office:value-type="float" office:value="0.137534759" calcext:value-type="float">
            <text:p>0,1375347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110272553" calcext:value-type="float">
            <text:p>1.10E+08</text:p>
          </table:table-cell>
          <table:table-cell table:formula="of:=[.AO71]/10^9" office:value-type="float" office:value="0.110272553" calcext:value-type="float">
            <text:p>0,110272553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93181186" calcext:value-type="float">
            <text:p>93181186</text:p>
          </table:table-cell>
          <table:table-cell table:formula="of:=[.C72]/10^9" office:value-type="float" office:value="0.093181186" calcext:value-type="float">
            <text:p>0,09318118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42937591" calcext:value-type="float">
            <text:p>342937591</text:p>
          </table:table-cell>
          <table:table-cell table:formula="of:=[.M72]/10^9" office:value-type="float" office:value="0.342937591" calcext:value-type="float">
            <text:p>0,34293759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139422889" calcext:value-type="float">
            <text:p>139422889</text:p>
          </table:table-cell>
          <table:table-cell table:formula="of:=[.Z72]/10^9" office:value-type="float" office:value="0.139422889" calcext:value-type="float">
            <text:p>0,13942288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136502189" calcext:value-type="float">
            <text:p>136502189</text:p>
          </table:table-cell>
          <table:table-cell table:formula="of:=[.AJ72]/10^9" office:value-type="float" office:value="0.136502189" calcext:value-type="float">
            <text:p>0,1365021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128116932" calcext:value-type="float">
            <text:p>1.28E+08</text:p>
          </table:table-cell>
          <table:table-cell table:formula="of:=[.AO72]/10^9" office:value-type="float" office:value="0.128116932" calcext:value-type="float">
            <text:p>0,128116932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3146582" calcext:value-type="float">
            <text:p>83146582</text:p>
          </table:table-cell>
          <table:table-cell table:formula="of:=[.C73]/10^9" office:value-type="float" office:value="0.083146582" calcext:value-type="float">
            <text:p>0,08314658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342334521" calcext:value-type="float">
            <text:p>342334521</text:p>
          </table:table-cell>
          <table:table-cell table:formula="of:=[.M73]/10^9" office:value-type="float" office:value="0.342334521" calcext:value-type="float">
            <text:p>0,34233452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22052725" calcext:value-type="float">
            <text:p>122052725</text:p>
          </table:table-cell>
          <table:table-cell table:formula="of:=[.Z73]/10^9" office:value-type="float" office:value="0.122052725" calcext:value-type="float">
            <text:p>0,12205272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30993895" calcext:value-type="float">
            <text:p>130993895</text:p>
          </table:table-cell>
          <table:table-cell table:formula="of:=[.AJ73]/10^9" office:value-type="float" office:value="0.130993895" calcext:value-type="float">
            <text:p>0,1309938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124667960" calcext:value-type="float">
            <text:p>1.25E+08</text:p>
          </table:table-cell>
          <table:table-cell table:formula="of:=[.AO73]/10^9" office:value-type="float" office:value="0.12466796" calcext:value-type="float">
            <text:p>0,12466796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94808074" calcext:value-type="float">
            <text:p>94808074</text:p>
          </table:table-cell>
          <table:table-cell table:formula="of:=[.C74]/10^9" office:value-type="float" office:value="0.094808074" calcext:value-type="float">
            <text:p>0,09480807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341515466" calcext:value-type="float">
            <text:p>341515466</text:p>
          </table:table-cell>
          <table:table-cell table:formula="of:=[.M74]/10^9" office:value-type="float" office:value="0.341515466" calcext:value-type="float">
            <text:p>0,34151546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23167036" calcext:value-type="float">
            <text:p>123167036</text:p>
          </table:table-cell>
          <table:table-cell table:formula="of:=[.Z74]/10^9" office:value-type="float" office:value="0.123167036" calcext:value-type="float">
            <text:p>0,12316703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27047273" calcext:value-type="float">
            <text:p>127047273</text:p>
          </table:table-cell>
          <table:table-cell table:formula="of:=[.AJ74]/10^9" office:value-type="float" office:value="0.127047273" calcext:value-type="float">
            <text:p>0,1270472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style-name="ce17" office:value-type="float" office:value="113766950" calcext:value-type="float">
            <text:p>1.14E+08</text:p>
          </table:table-cell>
          <table:table-cell table:formula="of:=[.AO74]/10^9" office:value-type="float" office:value="0.11376695" calcext:value-type="float">
            <text:p>0,1137669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512" calcext:value-type="float">
            <text:p>512</text:p>
          </table:table-cell>
          <table:table-cell table:style-name="ce4" table:formula="of:=AVERAGE([.C67:.C74])" office:value-type="float" office:value="142622606.5" calcext:value-type="float">
            <text:p>142622606.5</text:p>
          </table:table-cell>
          <table:table-cell table:formula="of:=AVERAGE([.D67:.D74])" office:value-type="float" office:value="0.1426226065" calcext:value-type="float">
            <text:p>0,142622606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512" calcext:value-type="float">
            <text:p>512</text:p>
          </table:table-cell>
          <table:table-cell table:style-name="ce4" table:formula="of:=AVERAGE([.M67:.M74])" office:value-type="float" office:value="371529422.125" calcext:value-type="float">
            <text:p>371529422.125</text:p>
          </table:table-cell>
          <table:table-cell table:formula="of:=AVERAGE([.N67:.N74])" office:value-type="float" office:value="0.371529422125" calcext:value-type="float">
            <text:p>0,371529422125</text:p>
          </table:table-cell>
          <table:table-cell table:number-columns-repeated="9"/>
          <table:table-cell office:value-type="string" calcext:value-type="string">
            <text:p>Average</text:p>
          </table:table-cell>
          <table:table-cell office:value-type="float" office:value="512" calcext:value-type="float">
            <text:p>512</text:p>
          </table:table-cell>
          <table:table-cell table:style-name="ce4" table:formula="of:=AVERAGE([.Z67:.Z74])" office:value-type="float" office:value="189945928.25" calcext:value-type="float">
            <text:p>189945928.25</text:p>
          </table:table-cell>
          <table:table-cell table:formula="of:=AVERAGE([.AA67:.AA74])" office:value-type="float" office:value="0.18994592825" calcext:value-type="float">
            <text:p>0,1899459282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512" calcext:value-type="float">
            <text:p>512</text:p>
          </table:table-cell>
          <table:table-cell table:style-name="ce4" table:formula="of:=AVERAGE([.AJ67:.AJ74])" office:value-type="float" office:value="140965137.625" calcext:value-type="float">
            <text:p>140965137.625</text:p>
          </table:table-cell>
          <table:table-cell table:formula="of:=AVERAGE([.AK67:.AK74])" office:value-type="float" office:value="0.140965137625" calcext:value-type="float">
            <text:p>0,14096513762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AO67:.AO74])" office:value-type="float" office:value="175620328.25" calcext:value-type="float">
            <text:p>175620328.25</text:p>
          </table:table-cell>
          <table:table-cell table:formula="of:=AVERAGE([.AP67:.AP74])" office:value-type="float" office:value="0.11340410975" calcext:value-type="float">
            <text:p>0,11340410975</text:p>
          </table:table-cell>
          <table:table-cell table:number-columns-repeated="12"/>
        </table:table-row>
        <table:table-row table:style-name="ro2" table:number-rows-repeated="4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9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32676127" calcext:value-type="float">
            <text:p>532676127</text:p>
          </table:table-cell>
          <table:table-cell table:formula="of:=[.C81]/10^9" office:value-type="float" office:value="0.532676127" calcext:value-type="float">
            <text:p>0,53267612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997413882" calcext:value-type="float">
            <text:p>5997413882</text:p>
          </table:table-cell>
          <table:table-cell table:formula="of:=[.M81]/10^9" office:value-type="float" office:value="5.997413882" calcext:value-type="float">
            <text:p>5,99741388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879311473" calcext:value-type="float">
            <text:p>879311473</text:p>
          </table:table-cell>
          <table:table-cell table:formula="of:=[.Z81]/10^9" office:value-type="float" office:value="0.879311473" calcext:value-type="float">
            <text:p>0,879311473</text:p>
          </table:table-cell>
          <table:table-cell table:style-name="ce15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126445351" calcext:value-type="float">
            <text:p>1126445351</text:p>
          </table:table-cell>
          <table:table-cell table:formula="of:=[.AJ81]/10^9" office:value-type="float" office:value="1.126445351" calcext:value-type="float">
            <text:p>1,126445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style-name="ce15" office:value-type="float" office:value="670341649" calcext:value-type="float">
            <text:p>6,70E+08</text:p>
          </table:table-cell>
          <table:table-cell table:formula="of:=[.AO82]/10^9" office:value-type="float" office:value="0.164325512" calcext:value-type="float">
            <text:p>0,16432551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56093482" calcext:value-type="float">
            <text:p>156093482</text:p>
          </table:table-cell>
          <table:table-cell table:formula="of:=[.C82]/10^9" office:value-type="float" office:value="0.156093482" calcext:value-type="float">
            <text:p>0,15609348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4345455202" calcext:value-type="float">
            <text:p>4345455202</text:p>
          </table:table-cell>
          <table:table-cell table:formula="of:=[.M82]/10^9" office:value-type="float" office:value="4.345455202" calcext:value-type="float">
            <text:p>4,34545520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46828011" calcext:value-type="float">
            <text:p>346828011</text:p>
          </table:table-cell>
          <table:table-cell table:formula="of:=[.Z82]/10^9" office:value-type="float" office:value="0.346828011" calcext:value-type="float">
            <text:p>0,346828011</text:p>
          </table:table-cell>
          <table:table-cell table:style-name="ce15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20074325" calcext:value-type="float">
            <text:p>1020074325</text:p>
          </table:table-cell>
          <table:table-cell table:formula="of:=[.AJ82]/10^9" office:value-type="float" office:value="1.020074325" calcext:value-type="float">
            <text:p>1,0200743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164325512" calcext:value-type="float">
            <text:p>1.64E+08</text:p>
          </table:table-cell>
          <table:table-cell table:formula="of:=[.AO83]/10^9" office:value-type="float" office:value="0.163695816" calcext:value-type="float">
            <text:p>0,163695816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44216027" calcext:value-type="float">
            <text:p>144216027</text:p>
          </table:table-cell>
          <table:table-cell table:formula="of:=[.C83]/10^9" office:value-type="float" office:value="0.144216027" calcext:value-type="float">
            <text:p>0,14421602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340608065" calcext:value-type="float">
            <text:p>5340608065</text:p>
          </table:table-cell>
          <table:table-cell table:formula="of:=[.M83]/10^9" office:value-type="float" office:value="5.340608065" calcext:value-type="float">
            <text:p>5,34060806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51808147" calcext:value-type="float">
            <text:p>351808147</text:p>
          </table:table-cell>
          <table:table-cell table:formula="of:=[.Z83]/10^9" office:value-type="float" office:value="0.351808147" calcext:value-type="float">
            <text:p>0,351808147</text:p>
          </table:table-cell>
          <table:table-cell table:style-name="ce15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031518939" calcext:value-type="float">
            <text:p>1031518939</text:p>
          </table:table-cell>
          <table:table-cell table:formula="of:=[.AJ83]/10^9" office:value-type="float" office:value="1.031518939" calcext:value-type="float">
            <text:p>1,0315189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163695816" calcext:value-type="float">
            <text:p>1.64E+08</text:p>
          </table:table-cell>
          <table:table-cell table:formula="of:=[.AO83]/10^9" office:value-type="float" office:value="0.163695816" calcext:value-type="float">
            <text:p>0,163695816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44391591" calcext:value-type="float">
            <text:p>144391591</text:p>
          </table:table-cell>
          <table:table-cell table:formula="of:=[.C84]/10^9" office:value-type="float" office:value="0.144391591" calcext:value-type="float">
            <text:p>0,14439159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154921035" calcext:value-type="float">
            <text:p>5154921035</text:p>
          </table:table-cell>
          <table:table-cell table:formula="of:=[.M84]/10^9" office:value-type="float" office:value="5.154921035" calcext:value-type="float">
            <text:p>5,15492103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35709599" calcext:value-type="float">
            <text:p>335709599</text:p>
          </table:table-cell>
          <table:table-cell table:formula="of:=[.Z84]/10^9" office:value-type="float" office:value="0.335709599" calcext:value-type="float">
            <text:p>0,335709599</text:p>
          </table:table-cell>
          <table:table-cell table:style-name="ce15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9978018" calcext:value-type="float">
            <text:p>1009978018</text:p>
          </table:table-cell>
          <table:table-cell table:formula="of:=[.AJ84]/10^9" office:value-type="float" office:value="1.009978018" calcext:value-type="float">
            <text:p>1,0099780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174694226" calcext:value-type="float">
            <text:p>1.75E+08</text:p>
          </table:table-cell>
          <table:table-cell table:formula="of:=[.AO84]/10^9" office:value-type="float" office:value="0.174694226" calcext:value-type="float">
            <text:p>0,174694226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42873664" calcext:value-type="float">
            <text:p>142873664</text:p>
          </table:table-cell>
          <table:table-cell table:formula="of:=[.C85]/10^9" office:value-type="float" office:value="0.142873664" calcext:value-type="float">
            <text:p>0,14287366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5075339513" calcext:value-type="float">
            <text:p>5075339513</text:p>
          </table:table-cell>
          <table:table-cell table:formula="of:=[.M85]/10^9" office:value-type="float" office:value="5.075339513" calcext:value-type="float">
            <text:p>5,07533951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337797701" calcext:value-type="float">
            <text:p>337797701</text:p>
          </table:table-cell>
          <table:table-cell table:formula="of:=[.Z85]/10^9" office:value-type="float" office:value="0.337797701" calcext:value-type="float">
            <text:p>0,337797701</text:p>
          </table:table-cell>
          <table:table-cell table:style-name="ce15"/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08404087" calcext:value-type="float">
            <text:p>1008404087</text:p>
          </table:table-cell>
          <table:table-cell table:formula="of:=[.AJ85]/10^9" office:value-type="float" office:value="1.008404087" calcext:value-type="float">
            <text:p>1,0084040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167142530" calcext:value-type="float">
            <text:p>1.67E+08</text:p>
          </table:table-cell>
          <table:table-cell table:formula="of:=[.AO85]/10^9" office:value-type="float" office:value="0.16714253" calcext:value-type="float">
            <text:p>0,16714253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50893469" calcext:value-type="float">
            <text:p>150893469</text:p>
          </table:table-cell>
          <table:table-cell table:formula="of:=[.C86]/10^9" office:value-type="float" office:value="0.150893469" calcext:value-type="float">
            <text:p>0,15089346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4934279755" calcext:value-type="float">
            <text:p>4934279755</text:p>
          </table:table-cell>
          <table:table-cell table:formula="of:=[.M86]/10^9" office:value-type="float" office:value="4.934279755" calcext:value-type="float">
            <text:p>4,93427975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0138696" calcext:value-type="float">
            <text:p>350138696</text:p>
          </table:table-cell>
          <table:table-cell table:formula="of:=[.Z86]/10^9" office:value-type="float" office:value="0.350138696" calcext:value-type="float">
            <text:p>0,350138696</text:p>
          </table:table-cell>
          <table:table-cell table:style-name="ce15"/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06558708" calcext:value-type="float">
            <text:p>1006558708</text:p>
          </table:table-cell>
          <table:table-cell table:formula="of:=[.AJ86]/10^9" office:value-type="float" office:value="1.006558708" calcext:value-type="float">
            <text:p>1,0065587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164841731" calcext:value-type="float">
            <text:p>1.65E+08</text:p>
          </table:table-cell>
          <table:table-cell table:formula="of:=[.AO86]/10^9" office:value-type="float" office:value="0.164841731" calcext:value-type="float">
            <text:p>0,164841731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45384528" calcext:value-type="float">
            <text:p>145384528</text:p>
          </table:table-cell>
          <table:table-cell table:formula="of:=[.C87]/10^9" office:value-type="float" office:value="0.145384528" calcext:value-type="float">
            <text:p>0,14538452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4165000087" calcext:value-type="float">
            <text:p>4165000087</text:p>
          </table:table-cell>
          <table:table-cell table:formula="of:=[.M87]/10^9" office:value-type="float" office:value="4.165000087" calcext:value-type="float">
            <text:p>4,16500008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355014034" calcext:value-type="float">
            <text:p>355014034</text:p>
          </table:table-cell>
          <table:table-cell table:formula="of:=[.Z87]/10^9" office:value-type="float" office:value="0.355014034" calcext:value-type="float">
            <text:p>0,355014034</text:p>
          </table:table-cell>
          <table:table-cell table:style-name="ce15"/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010311359" calcext:value-type="float">
            <text:p>1010311359</text:p>
          </table:table-cell>
          <table:table-cell table:formula="of:=[.AJ87]/10^9" office:value-type="float" office:value="1.010311359" calcext:value-type="float">
            <text:p>1,0103113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184161746" calcext:value-type="float">
            <text:p>1.84E+08</text:p>
          </table:table-cell>
          <table:table-cell table:formula="of:=[.AO87]/10^9" office:value-type="float" office:value="0.184161746" calcext:value-type="float">
            <text:p>0,184161746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44350284" calcext:value-type="float">
            <text:p>144350284</text:p>
          </table:table-cell>
          <table:table-cell table:formula="of:=[.C88]/10^9" office:value-type="float" office:value="0.144350284" calcext:value-type="float">
            <text:p>0,1443502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45946079" calcext:value-type="float">
            <text:p>4945946079</text:p>
          </table:table-cell>
          <table:table-cell table:formula="of:=[.M88]/10^9" office:value-type="float" office:value="4.945946079" calcext:value-type="float">
            <text:p>4,945946079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3156161" calcext:value-type="float">
            <text:p>353156161</text:p>
          </table:table-cell>
          <table:table-cell table:formula="of:=[.Z88]/10^9" office:value-type="float" office:value="0.353156161" calcext:value-type="float">
            <text:p>0,353156161</text:p>
          </table:table-cell>
          <table:table-cell table:style-name="ce15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009099123" calcext:value-type="float">
            <text:p>1009099123</text:p>
          </table:table-cell>
          <table:table-cell table:formula="of:=[.AJ88]/10^9" office:value-type="float" office:value="1.009099123" calcext:value-type="float">
            <text:p>1,0090991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style-name="ce17" office:value-type="float" office:value="162278878" calcext:value-type="float">
            <text:p>1.62E+08</text:p>
          </table:table-cell>
          <table:table-cell table:formula="of:=[.AO88]/10^9" office:value-type="float" office:value="0.162278878" calcext:value-type="float">
            <text:p>0,16227887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1024" calcext:value-type="float">
            <text:p>1024</text:p>
          </table:table-cell>
          <table:table-cell table:style-name="ce4" table:formula="of:=AVERAGE([.C81:.C88])" office:value-type="float" office:value="195109896.5" calcext:value-type="float">
            <text:p>195109896.5</text:p>
          </table:table-cell>
          <table:table-cell table:formula="of:=AVERAGE([.D81:.D88])" office:value-type="float" office:value="0.1951098965" calcext:value-type="float">
            <text:p>0,195109896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512" calcext:value-type="float">
            <text:p>512</text:p>
          </table:table-cell>
          <table:table-cell table:style-name="ce4" table:formula="of:=AVERAGE([.M81:.M88])" office:value-type="float" office:value="4994870452.25" calcext:value-type="float">
            <text:p>4994870452.25</text:p>
          </table:table-cell>
          <table:table-cell table:formula="of:=AVERAGE([.N81:.N88])" office:value-type="float" office:value="4.99487045225" calcext:value-type="float">
            <text:p>4,99487045225</text:p>
          </table:table-cell>
          <table:table-cell table:number-columns-repeated="9"/>
          <table:table-cell office:value-type="string" calcext:value-type="string">
            <text:p>Average</text:p>
          </table:table-cell>
          <table:table-cell office:value-type="float" office:value="512" calcext:value-type="float">
            <text:p>512</text:p>
          </table:table-cell>
          <table:table-cell table:style-name="ce4" table:formula="of:=AVERAGE([.Z81:.Z88])" office:value-type="float" office:value="413720477.75" calcext:value-type="float">
            <text:p>413720477.75</text:p>
          </table:table-cell>
          <table:table-cell table:formula="of:=AVERAGE([.AA81:.AA88])" office:value-type="float" office:value="0.41372047775" calcext:value-type="float">
            <text:p>0,41372047775</text:p>
          </table:table-cell>
          <table:table-cell table:style-name="ce4"/>
          <table:table-cell table:number-columns-repeated="5"/>
          <table:table-cell office:value-type="string" calcext:value-type="string">
            <text:p>Average</text:p>
          </table:table-cell>
          <table:table-cell office:value-type="float" office:value="512" calcext:value-type="float">
            <text:p>512</text:p>
          </table:table-cell>
          <table:table-cell table:style-name="ce4" table:formula="of:=AVERAGE([.AJ81:.AJ88])" office:value-type="float" office:value="1027798738.75" calcext:value-type="float">
            <text:p>1027798738.75</text:p>
          </table:table-cell>
          <table:table-cell table:formula="of:=AVERAGE([.AK81:.AK88])" office:value-type="float" office:value="1.02779873875" calcext:value-type="float">
            <text:p>1,027798738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AO81:.AO88])" office:value-type="float" office:value="231435261" calcext:value-type="float">
            <text:p>231435261</text:p>
          </table:table-cell>
          <table:table-cell table:formula="of:=AVERAGE([.AP81:.AP88])" office:value-type="float" office:value="0.168104531875" calcext:value-type="float">
            <text:p>0,168104531875</text:p>
          </table:table-cell>
          <table:table-cell table:number-columns-repeated="12"/>
        </table:table-row>
        <table:table-row table:style-name="ro2" table:number-rows-repeated="4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9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6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857063135" calcext:value-type="float">
            <text:p>857063135</text:p>
          </table:table-cell>
          <table:table-cell table:formula="of:=[.C95]/10^9" office:value-type="float" office:value="0.857063135" calcext:value-type="float">
            <text:p>0,8570631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76741782366" calcext:value-type="float">
            <text:p>76741782366</text:p>
          </table:table-cell>
          <table:table-cell table:formula="of:=[.M95]/10^9" office:value-type="float" office:value="76.741782366" calcext:value-type="float">
            <text:p>76,74178236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698973766" calcext:value-type="float">
            <text:p>2698973766</text:p>
          </table:table-cell>
          <table:table-cell table:formula="of:=[.Z95]/10^9" office:value-type="float" office:value="2.698973766" calcext:value-type="float">
            <text:p>2,6989737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8493810409" calcext:value-type="float">
            <text:p>8493810409</text:p>
          </table:table-cell>
          <table:table-cell table:formula="of:=[.AJ95]/10^9" office:value-type="float" office:value="8.493810409" calcext:value-type="float">
            <text:p>8,4938104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style-name="ce15" office:value-type="float" office:value="1057750641" calcext:value-type="float">
            <text:p>1,06E+09</text:p>
          </table:table-cell>
          <table:table-cell table:formula="of:=[.AO96]/10^9" office:value-type="float" office:value="0.559127082" calcext:value-type="float">
            <text:p>0,55912708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498003480" calcext:value-type="float">
            <text:p>498003480</text:p>
          </table:table-cell>
          <table:table-cell table:formula="of:=[.C96]/10^9" office:value-type="float" office:value="0.49800348" calcext:value-type="float">
            <text:p>0,4980034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77430984112" calcext:value-type="float">
            <text:p>77430984112</text:p>
          </table:table-cell>
          <table:table-cell table:formula="of:=[.M96]/10^9" office:value-type="float" office:value="77.430984112" calcext:value-type="float">
            <text:p>77,43098411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182176529" calcext:value-type="float">
            <text:p>2182176529</text:p>
          </table:table-cell>
          <table:table-cell table:formula="of:=[.Z96]/10^9" office:value-type="float" office:value="2.182176529" calcext:value-type="float">
            <text:p>2,18217652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8489603142" calcext:value-type="float">
            <text:p>8489603142</text:p>
          </table:table-cell>
          <table:table-cell table:formula="of:=[.AJ96]/10^9" office:value-type="float" office:value="8.489603142" calcext:value-type="float">
            <text:p>8,4896031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559127082" calcext:value-type="float">
            <text:p>5.59E+08</text:p>
          </table:table-cell>
          <table:table-cell table:formula="of:=[.AO97]/10^9" office:value-type="float" office:value="0.56196132" calcext:value-type="float">
            <text:p>0,5619613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510910168" calcext:value-type="float">
            <text:p>510910168</text:p>
          </table:table-cell>
          <table:table-cell table:formula="of:=[.C97]/10^9" office:value-type="float" office:value="0.510910168" calcext:value-type="float">
            <text:p>0,51091016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76633763971" calcext:value-type="float">
            <text:p>76633763971</text:p>
          </table:table-cell>
          <table:table-cell table:formula="of:=[.M97]/10^9" office:value-type="float" office:value="76.633763971" calcext:value-type="float">
            <text:p>76,63376397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226655625" calcext:value-type="float">
            <text:p>2226655625</text:p>
          </table:table-cell>
          <table:table-cell table:formula="of:=[.Z97]/10^9" office:value-type="float" office:value="2.226655625" calcext:value-type="float">
            <text:p>2,22665562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8326182401" calcext:value-type="float">
            <text:p>8326182401</text:p>
          </table:table-cell>
          <table:table-cell table:formula="of:=[.AJ97]/10^9" office:value-type="float" office:value="8.326182401" calcext:value-type="float">
            <text:p>8,3261824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561961320" calcext:value-type="float">
            <text:p>5.62E+08</text:p>
          </table:table-cell>
          <table:table-cell table:formula="of:=[.AO97]/10^9" office:value-type="float" office:value="0.56196132" calcext:value-type="float">
            <text:p>0,56196132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508724723" calcext:value-type="float">
            <text:p>508724723</text:p>
          </table:table-cell>
          <table:table-cell table:formula="of:=[.C98]/10^9" office:value-type="float" office:value="0.508724723" calcext:value-type="float">
            <text:p>0,50872472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78738315891" calcext:value-type="float">
            <text:p>78738315891</text:p>
          </table:table-cell>
          <table:table-cell table:formula="of:=[.M98]/10^9" office:value-type="float" office:value="78.738315891" calcext:value-type="float">
            <text:p>78,73831589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2183305151" calcext:value-type="float">
            <text:p>2183305151</text:p>
          </table:table-cell>
          <table:table-cell table:formula="of:=[.Z98]/10^9" office:value-type="float" office:value="2.183305151" calcext:value-type="float">
            <text:p>2,18330515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8383289696" calcext:value-type="float">
            <text:p>8383289696</text:p>
          </table:table-cell>
          <table:table-cell table:formula="of:=[.AJ98]/10^9" office:value-type="float" office:value="8.383289696" calcext:value-type="float">
            <text:p>8,3832896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559545026" calcext:value-type="float">
            <text:p>5.60E+08</text:p>
          </table:table-cell>
          <table:table-cell table:formula="of:=[.AO98]/10^9" office:value-type="float" office:value="0.559545026" calcext:value-type="float">
            <text:p>0,559545026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491121124" calcext:value-type="float">
            <text:p>491121124</text:p>
          </table:table-cell>
          <table:table-cell table:formula="of:=[.C99]/10^9" office:value-type="float" office:value="0.491121124" calcext:value-type="float">
            <text:p>0,49112112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81423441968" calcext:value-type="float">
            <text:p>81423441968</text:p>
          </table:table-cell>
          <table:table-cell table:formula="of:=[.M99]/10^9" office:value-type="float" office:value="81.423441968" calcext:value-type="float">
            <text:p>81,42344196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2165430274" calcext:value-type="float">
            <text:p>2165430274</text:p>
          </table:table-cell>
          <table:table-cell table:formula="of:=[.Z99]/10^9" office:value-type="float" office:value="2.165430274" calcext:value-type="float">
            <text:p>2,16543027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8326648238" calcext:value-type="float">
            <text:p>8326648238</text:p>
          </table:table-cell>
          <table:table-cell table:formula="of:=[.AJ99]/10^9" office:value-type="float" office:value="8.326648238" calcext:value-type="float">
            <text:p>8,3266482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557621126" calcext:value-type="float">
            <text:p>5.58E+08</text:p>
          </table:table-cell>
          <table:table-cell table:formula="of:=[.AO99]/10^9" office:value-type="float" office:value="0.557621126" calcext:value-type="float">
            <text:p>0,557621126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502601510" calcext:value-type="float">
            <text:p>502601510</text:p>
          </table:table-cell>
          <table:table-cell table:formula="of:=[.C100]/10^9" office:value-type="float" office:value="0.50260151" calcext:value-type="float">
            <text:p>0,5026015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79760788490" calcext:value-type="float">
            <text:p>79760788490</text:p>
          </table:table-cell>
          <table:table-cell table:formula="of:=[.M100]/10^9" office:value-type="float" office:value="79.76078849" calcext:value-type="float">
            <text:p>79,76078849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2206541852" calcext:value-type="float">
            <text:p>2206541852</text:p>
          </table:table-cell>
          <table:table-cell table:formula="of:=[.Z100]/10^9" office:value-type="float" office:value="2.206541852" calcext:value-type="float">
            <text:p>2,20654185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8380765180" calcext:value-type="float">
            <text:p>8380765180</text:p>
          </table:table-cell>
          <table:table-cell table:formula="of:=[.AJ100]/10^9" office:value-type="float" office:value="8.38076518" calcext:value-type="float">
            <text:p>8,380765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569405993" calcext:value-type="float">
            <text:p>5.69E+08</text:p>
          </table:table-cell>
          <table:table-cell table:formula="of:=[.AO100]/10^9" office:value-type="float" office:value="0.569405993" calcext:value-type="float">
            <text:p>0,569405993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501201430" calcext:value-type="float">
            <text:p>501201430</text:p>
          </table:table-cell>
          <table:table-cell table:formula="of:=[.C101]/10^9" office:value-type="float" office:value="0.50120143" calcext:value-type="float">
            <text:p>0,5012014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81388158646" calcext:value-type="float">
            <text:p>81388158646</text:p>
          </table:table-cell>
          <table:table-cell table:formula="of:=[.M101]/10^9" office:value-type="float" office:value="81.388158646" calcext:value-type="float">
            <text:p>81,388158646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2170740178" calcext:value-type="float">
            <text:p>2170740178</text:p>
          </table:table-cell>
          <table:table-cell table:formula="of:=[.Z101]/10^9" office:value-type="float" office:value="2.170740178" calcext:value-type="float">
            <text:p>2,17074017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8351047271" calcext:value-type="float">
            <text:p>8351047271</text:p>
          </table:table-cell>
          <table:table-cell table:formula="of:=[.AJ101]/10^9" office:value-type="float" office:value="8.351047271" calcext:value-type="float">
            <text:p>8,3510472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553045154" calcext:value-type="float">
            <text:p>5.53E+08</text:p>
          </table:table-cell>
          <table:table-cell table:formula="of:=[.AO101]/10^9" office:value-type="float" office:value="0.553045154" calcext:value-type="float">
            <text:p>0,553045154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4278038" calcext:value-type="float">
            <text:p>504278038</text:p>
          </table:table-cell>
          <table:table-cell table:formula="of:=[.C102]/10^9" office:value-type="float" office:value="0.504278038" calcext:value-type="float">
            <text:p>0,50427803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79775507134" calcext:value-type="float">
            <text:p>79775507134</text:p>
          </table:table-cell>
          <table:table-cell table:formula="of:=[.M102]/10^9" office:value-type="float" office:value="79.775507134" calcext:value-type="float">
            <text:p>79,77550713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210312975" calcext:value-type="float">
            <text:p>2210312975</text:p>
          </table:table-cell>
          <table:table-cell table:formula="of:=[.Z102]/10^9" office:value-type="float" office:value="2.210312975" calcext:value-type="float">
            <text:p>2,21031297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8384378006" calcext:value-type="float">
            <text:p>8384378006</text:p>
          </table:table-cell>
          <table:table-cell table:formula="of:=[.AJ102]/10^9" office:value-type="float" office:value="8.384378006" calcext:value-type="float">
            <text:p>8,384378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17" office:value-type="float" office:value="564576380" calcext:value-type="float">
            <text:p>5.65E+08</text:p>
          </table:table-cell>
          <table:table-cell table:formula="of:=[.AO102]/10^9" office:value-type="float" office:value="0.56457638" calcext:value-type="float">
            <text:p>0,5645763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2048" calcext:value-type="float">
            <text:p>2048</text:p>
          </table:table-cell>
          <table:table-cell table:style-name="ce4" table:formula="of:=AVERAGE([.C95:.C102])" office:value-type="float" office:value="546737951" calcext:value-type="float">
            <text:p>546737951</text:p>
          </table:table-cell>
          <table:table-cell table:formula="of:=AVERAGE([.D95:.D102])" office:value-type="float" office:value="0.546737951" calcext:value-type="float">
            <text:p>0,546737951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2048" calcext:value-type="float">
            <text:p>2048</text:p>
          </table:table-cell>
          <table:table-cell table:style-name="ce4" table:formula="of:=AVERAGE([.M95:.M102])" office:value-type="float" office:value="78986592822.25" calcext:value-type="float">
            <text:p>78986592822.25</text:p>
          </table:table-cell>
          <table:table-cell table:formula="of:=AVERAGE([.N95:.N102])" office:value-type="float" office:value="78.98659282225" calcext:value-type="float">
            <text:p>78,98659282225</text:p>
          </table:table-cell>
          <table:table-cell table:number-columns-repeated="9"/>
          <table:table-cell office:value-type="string" calcext:value-type="string">
            <text:p>Average</text:p>
          </table:table-cell>
          <table:table-cell office:value-type="float" office:value="2048" calcext:value-type="float">
            <text:p>2048</text:p>
          </table:table-cell>
          <table:table-cell table:style-name="ce4" table:formula="of:=AVERAGE([.Z95:.Z102])" office:value-type="float" office:value="2255517043.75" calcext:value-type="float">
            <text:p>2255517043.75</text:p>
          </table:table-cell>
          <table:table-cell table:formula="of:=AVERAGE([.AA95:.AA102])" office:value-type="float" office:value="2.25551704375" calcext:value-type="float">
            <text:p>2,2555170437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2048" calcext:value-type="float">
            <text:p>2048</text:p>
          </table:table-cell>
          <table:table-cell table:style-name="ce4" table:formula="of:=AVERAGE([.AJ95:.AJ102])" office:value-type="float" office:value="8391965542.875" calcext:value-type="float">
            <text:p>8391965542.875</text:p>
          </table:table-cell>
          <table:table-cell table:formula="of:=AVERAGE([.AK95:.AK102])" office:value-type="float" office:value="8.391965542875" calcext:value-type="float">
            <text:p>8,3919655428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AO95:.AO102])" office:value-type="float" office:value="622879090.25" calcext:value-type="float">
            <text:p>622879090.25</text:p>
          </table:table-cell>
          <table:table-cell table:formula="of:=AVERAGE([.AP95:.AP102])" office:value-type="float" office:value="0.560905425125" calcext:value-type="float">
            <text:p>0,560905425125</text:p>
          </table:table-cell>
          <table:table-cell table:number-columns-repeated="12"/>
        </table:table-row>
        <table:table-row table:style-name="ro2" table:number-rows-repeated="5"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7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10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7"/>
          <table:table-cell office:value-type="string" calcext:value-type="string">
            <text:p>Excution n.</text:p>
          </table:table-cell>
          <table:table-cell office:value-type="string" calcext:value-type="string">
            <text:p>Size of Kernel</text:p>
          </table:table-cell>
          <table:table-cell office:value-type="string" calcext:value-type="string">
            <text:p>Time (ns)</text:p>
          </table:table-cell>
          <table:table-cell table:number-columns-repeated="2"/>
          <table:table-cell office:value-type="string" calcext:value-type="string">
            <text:p>Excution n.</text:p>
          </table:table-cell>
          <table:table-cell office:value-type="string" calcext:value-type="string">
            <text:p>Size of Line</text:p>
          </table:table-cell>
          <table:table-cell table:style-name="ce2" office:value-type="string" calcext:value-type="string">
            <text:p>Time (ns)</text:p>
          </table:table-cell>
          <table:table-cell office:value-type="string" calcext:value-type="string">
            <text:p>Time(s)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3791663197" calcext:value-type="float">
            <text:p>3,79E+09</text:p>
          </table:table-cell>
          <table:table-cell table:formula="of:=[.C110]/10^9" office:value-type="float" office:value="3.791663197" calcext:value-type="float">
            <text:p>3,79166319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M110]/10^9"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21334917140" calcext:value-type="float">
            <text:p>2,13E+10</text:p>
          </table:table-cell>
          <table:table-cell table:formula="of:=[.Z110]/10^9" office:value-type="float" office:value="21.33491714" calcext:value-type="float">
            <text:p>21,334917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J110]/10^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O111]/10^9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3432668965" calcext:value-type="float">
            <text:p>3,43E+09</text:p>
          </table:table-cell>
          <table:table-cell table:formula="of:=[.C111]/10^9" office:value-type="float" office:value="3.432668965" calcext:value-type="float">
            <text:p>3,43266896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M111]/10^9" office:value-type="float" office:value="0" calcext:value-type="float">
            <text:p>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21261289780" calcext:value-type="float">
            <text:p>2,13E+10</text:p>
          </table:table-cell>
          <table:table-cell table:formula="of:=[.Z111]/10^9" office:value-type="float" office:value="21.26128978" calcext:value-type="float">
            <text:p>21,2612897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J111]/10^9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style-name="ce17"/>
          <table:table-cell table:formula="of:=[.AO112]/10^9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3427255351" calcext:value-type="float">
            <text:p>3,43E+09</text:p>
          </table:table-cell>
          <table:table-cell table:formula="of:=[.C112]/10^9" office:value-type="float" office:value="3.427255351" calcext:value-type="float">
            <text:p>3,42725535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M112]/10^9" office:value-type="float" office:value="0" calcext:value-type="float">
            <text:p>0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22480554463" calcext:value-type="float">
            <text:p>2,25E+10</text:p>
          </table:table-cell>
          <table:table-cell table:formula="of:=[.Z112]/10^9" office:value-type="float" office:value="22.480554463" calcext:value-type="float">
            <text:p>22,48055446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J112]/10^9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table:style-name="ce17"/>
          <table:table-cell table:formula="of:=[.AO112]/10^9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3423727323" calcext:value-type="float">
            <text:p>3,42E+09</text:p>
          </table:table-cell>
          <table:table-cell table:formula="of:=[.C113]/10^9" office:value-type="float" office:value="3.423727323" calcext:value-type="float">
            <text:p>3,42372732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M113]/10^9" office:value-type="float" office:value="0" calcext:value-type="float">
            <text:p>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21680790743" calcext:value-type="float">
            <text:p>2,17E+10</text:p>
          </table:table-cell>
          <table:table-cell table:formula="of:=[.Z113]/10^9" office:value-type="float" office:value="21.680790743" calcext:value-type="float">
            <text:p>21,68079074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J113]/10^9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style-name="ce17"/>
          <table:table-cell table:formula="of:=[.AO113]/10^9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3535793495" calcext:value-type="float">
            <text:p>3,54E+09</text:p>
          </table:table-cell>
          <table:table-cell table:formula="of:=[.C114]/10^9" office:value-type="float" office:value="3.535793495" calcext:value-type="float">
            <text:p>3,5357934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M114]/10^9" office:value-type="float" office:value="0" calcext:value-type="float">
            <text:p>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22465489954" calcext:value-type="float">
            <text:p>2,25E+10</text:p>
          </table:table-cell>
          <table:table-cell table:formula="of:=[.Z114]/10^9" office:value-type="float" office:value="22.465489954" calcext:value-type="float">
            <text:p>22,46548995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J114]/10^9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style-name="ce17"/>
          <table:table-cell table:formula="of:=[.AO114]/10^9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3486582189" calcext:value-type="float">
            <text:p>3,49E+09</text:p>
          </table:table-cell>
          <table:table-cell table:formula="of:=[.C115]/10^9" office:value-type="float" office:value="3.486582189" calcext:value-type="float">
            <text:p>3,48658218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M115]/10^9" office:value-type="float" office:value="0" calcext:value-type="float">
            <text:p>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22531406789" calcext:value-type="float">
            <text:p>2,25E+10</text:p>
          </table:table-cell>
          <table:table-cell table:formula="of:=[.Z115]/10^9" office:value-type="float" office:value="22.531406789" calcext:value-type="float">
            <text:p>22,53140678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J115]/10^9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style-name="ce17"/>
          <table:table-cell table:formula="of:=[.AO115]/10^9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3505518871" calcext:value-type="float">
            <text:p>3,51E+09</text:p>
          </table:table-cell>
          <table:table-cell table:formula="of:=[.C116]/10^9" office:value-type="float" office:value="3.505518871" calcext:value-type="float">
            <text:p>3,50551887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M116]/10^9" office:value-type="float" office:value="0" calcext:value-type="float">
            <text:p>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22712168857" calcext:value-type="float">
            <text:p>2,27E+10</text:p>
          </table:table-cell>
          <table:table-cell table:formula="of:=[.Z116]/10^9" office:value-type="float" office:value="22.712168857" calcext:value-type="float">
            <text:p>22,71216885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J116]/10^9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table:style-name="ce17"/>
          <table:table-cell table:formula="of:=[.AO116]/10^9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3454849375" calcext:value-type="float">
            <text:p>3,45E+09</text:p>
          </table:table-cell>
          <table:table-cell table:formula="of:=[.C117]/10^9" office:value-type="float" office:value="3.454849375" calcext:value-type="float">
            <text:p>3,45484937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M117]/10^9" office:value-type="float" office:value="0" calcext:value-type="float">
            <text:p>0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style-name="ce15" office:value-type="float" office:value="23662989993" calcext:value-type="float">
            <text:p>2,37E+10</text:p>
          </table:table-cell>
          <table:table-cell table:formula="of:=[.Z117]/10^9" office:value-type="float" office:value="23.662989993" calcext:value-type="float">
            <text:p>23,66298999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style-name="ce15"/>
          <table:table-cell table:formula="of:=[.AJ117]/10^9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style-name="ce17"/>
          <table:table-cell table:formula="of:=[.AO117]/10^9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erage</text:p>
          </table:table-cell>
          <table:table-cell office:value-type="float" office:value="4096" calcext:value-type="float">
            <text:p>4096</text:p>
          </table:table-cell>
          <table:table-cell table:style-name="ce4" table:formula="of:=AVERAGE([.C110:.C117])" office:value-type="float" office:value="3507257345.75" calcext:value-type="float">
            <text:p>3507257345.75</text:p>
          </table:table-cell>
          <table:table-cell table:formula="of:=AVERAGE([.D110:.D117])" office:value-type="float" office:value="3.50725734575" calcext:value-type="float">
            <text:p>3,5072573457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4096" calcext:value-type="float">
            <text:p>4096</text:p>
          </table:table-cell>
          <table:table-cell table:style-name="ce4" table:formula="of:=AVERAGE([.M110:.M117])" office:value-type="string" office:string-value="" calcext:value-type="error">
            <text:p>#DIV/0!</text:p>
          </table:table-cell>
          <table:table-cell table:formula="of:=AVERAGE([.N110:.N117])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verage</text:p>
          </table:table-cell>
          <table:table-cell office:value-type="float" office:value="4096" calcext:value-type="float">
            <text:p>4096</text:p>
          </table:table-cell>
          <table:table-cell table:style-name="ce4" table:formula="of:=AVERAGE([.Z110:.Z117])" office:value-type="float" office:value="22266200964.875" calcext:value-type="float">
            <text:p>22266200964.875</text:p>
          </table:table-cell>
          <table:table-cell table:formula="of:=AVERAGE([.AA110:.AA117])" office:value-type="float" office:value="22.266200964875" calcext:value-type="float">
            <text:p>22,266200964875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float" office:value="4096" calcext:value-type="float">
            <text:p>4096</text:p>
          </table:table-cell>
          <table:table-cell table:style-name="ce4" table:formula="of:=AVERAGE([.AJ110:.AJ117])" office:value-type="string" office:string-value="" calcext:value-type="error">
            <text:p>#DIV/0!</text:p>
          </table:table-cell>
          <table:table-cell table:formula="of:=AVERAGE([.AK110:.AK117])"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AO110:.AO117])" office:value-type="string" office:string-value="" calcext:value-type="error">
            <text:p>#DIV/0!</text:p>
          </table:table-cell>
          <table:table-cell table:formula="of:=AVERAGE([.AP110:.AP117])" office:value-type="float" office:value="0" calcext:value-type="float">
            <text:p>0</text:p>
          </table:table-cell>
          <table:table-cell table:number-columns-repeated="12"/>
        </table:table-row>
      </table:table>
      <table:table table:name="ObjectToArray (AverageAge)" table:style-name="ta1">
        <table:shapes>
          <draw:frame draw:z-index="0" draw:style-name="gr1" draw:text-style-name="P1" svg:width="159.99mm" svg:height="89.99mm" svg:x="0mm" svg:y="55.19mm">
            <draw:object draw:notify-on-update-of-ranges="'ObjectToArray (AverageAge)'.A7:'ObjectToArray (AverageAge)'.A11 'ObjectToArray (AverageAge)'.B6:'ObjectToArray (AverageAge)'.B6 'ObjectToArray (AverageAge)'.B7:'ObjectToArray (AverageAge)'.B11 'ObjectToArray (AverageAge)'.C6:'ObjectToArray (AverageAge)'.C6 'ObjectToArray (AverageAge)'.C7:'ObjectToArray (AverageAge)'.C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75.53mm" svg:y="49.61mm">
            <draw:object draw:notify-on-update-of-ranges="'ObjectToArray (AverageAge)'.R8:'ObjectToArray (AverageAge)'.R12 'ObjectToArray (AverageAge)'.S7:'ObjectToArray (AverageAge)'.S7 'ObjectToArray (AverageAge)'.S8:'ObjectToArray (AverageAge)'.S12 'ObjectToArray (AverageAge)'.T7:'ObjectToArray (AverageAge)'.T7 'ObjectToArray (AverageAge)'.T8:'ObjectToArray (AverageAge)'.T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884.41mm" svg:y="15.34mm">
            <draw:object draw:notify-on-update-of-ranges="'ObjectToArray (AverageAge)'.AF6:'ObjectToArray (AverageAge)'.AF13 'ObjectToArray (AverageAge)'.AF6:'ObjectToArray (AverageAge)'.AF13 'ObjectToArray (AverageAge)'.AG5:'ObjectToArray (AverageAge)'.AG5 'ObjectToArray (AverageAge)'.AG6:'ObjectToArray (AverageAge)'.AG13 'ObjectToArray (AverageAge)'.AF6:'ObjectToArray (AverageAge)'.AF13 'ObjectToArray (AverageAge)'.AH5:'ObjectToArray (AverageAge)'.AH5 'ObjectToArray (AverageAge)'.AH6:'ObjectToArray (AverageAge)'.AH1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default-cell-style-name="ce2"/>
        <table:table-column table:style-name="co1" table:number-columns-repeated="26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990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Average Age in a country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y increasing city number</text:p>
          </table:table-cell>
          <table:table-cell table:number-columns-repeated="29"/>
          <table:table-cell office:value-type="string" calcext:value-type="string">
            <text:p>Size</text:p>
          </table:table-cell>
          <table:table-cell office:value-type="string" calcext:value-type="string">
            <text:p>CPU Total Time(s)</text:p>
          </table:table-cell>
          <table:table-cell office:value-type="string" calcext:value-type="string">
            <text:p>GPU Total Time(s)</text:p>
          </table:table-cell>
          <table:table-cell table:number-columns-repeated="990"/>
        </table:table-row>
        <table:table-row table:style-name="ro2"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ConversionTime (s)</text:p>
          </table:table-cell>
          <table:table-cell table:style-name="Default" office:value-type="string" calcext:value-type="string">
            <text:p>Kernel Execution Time(s)</text:p>
          </table:table-cell>
          <table:table-cell table:style-name="Default" table:number-columns-repeated="3"/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5"/>
          <table:table-cell office:value-type="string" calcext:value-type="string">
            <text:p>By increasing number of citizens</text:p>
          </table:table-cell>
          <table:table-cell table:number-columns-repeated="12"/>
          <table:table-cell office:value-type="float" office:value="131000" calcext:value-type="float">
            <text:p>131000</text:p>
          </table:table-cell>
          <table:table-cell office:value-type="float" office:value="0.015597568" calcext:value-type="float">
            <text:p>0.015597568</text:p>
          </table:table-cell>
          <table:table-cell office:value-type="float" office:value="0.220921856" calcext:value-type="float">
            <text:p>0.220921856</text:p>
          </table:table-cell>
          <table:table-cell table:number-columns-repeated="990"/>
        </table:table-row>
        <table:table-row table:style-name="ro2">
          <table:table-cell table:style-name="Default" office:value-type="float" office:value="12000" calcext:value-type="float">
            <text:p>12000</text:p>
          </table:table-cell>
          <table:table-cell office:value-type="float" office:value="0.001572864" calcext:value-type="float">
            <text:p>0.001572864</text:p>
          </table:table-cell>
          <table:table-cell office:value-type="float" office:value="0.16383999975" calcext:value-type="float">
            <text:p>0.16383999975</text:p>
          </table:table-cell>
          <table:table-cell table:style-name="Default"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097152" calcext:value-type="float">
            <text:p>2097152</text:p>
          </table:table-cell>
          <table:table-cell table:formula="of:=[.J7]/10^9" office:value-type="float" office:value="0.002097152" calcext:value-type="float">
            <text:p>0.002097152</text:p>
          </table:table-cell>
          <table:table-cell table:style-name="ce17" office:value-type="float" office:value="610271230" calcext:value-type="float">
            <text:p>6.10E+08</text:p>
          </table:table-cell>
          <table:table-cell table:formula="of:=[.L7]/10^9" office:value-type="float" office:value="0.61027123" calcext:value-type="float">
            <text:p>0.61027123</text:p>
          </table:table-cell>
          <table:table-cell table:number-columns-repeated="4"/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ConversionTime (s)</text:p>
          </table:table-cell>
          <table:table-cell table:style-name="Default" office:value-type="string" calcext:value-type="string">
            <text:p>Kernel Execution Time(s)</text:p>
          </table:table-cell>
          <table:table-cell table:number-columns-repeated="11"/>
          <table:table-cell office:value-type="float" office:value="260000" calcext:value-type="float">
            <text:p>260000</text:p>
          </table:table-cell>
          <table:table-cell office:value-type="float" office:value="0.030343168" calcext:value-type="float">
            <text:p>0.030343168</text:p>
          </table:table-cell>
          <table:table-cell office:value-type="float" office:value="0.2536898565" calcext:value-type="float">
            <text:p>0.2536898565</text:p>
          </table:table-cell>
          <table:table-cell table:number-columns-repeated="990"/>
        </table:table-row>
        <table:table-row table:style-name="ro2">
          <table:table-cell table:style-name="Default" office:value-type="float" office:value="24000" calcext:value-type="float">
            <text:p>24000</text:p>
          </table:table-cell>
          <table:table-cell office:value-type="float" office:value="0.001835008" calcext:value-type="float">
            <text:p>0.001835008</text:p>
          </table:table-cell>
          <table:table-cell office:value-type="float" office:value="0.1634467845" calcext:value-type="float">
            <text:p>0.1634467845</text:p>
          </table:table-cell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12000" calcext:value-type="float">
            <text:p>12000</text:p>
          </table:table-cell>
          <table:table-cell office:value-type="float" office:value="2097152" calcext:value-type="float">
            <text:p>2097152</text:p>
          </table:table-cell>
          <table:table-cell table:formula="of:=[.J8]/10^9" office:value-type="float" office:value="0.002097152" calcext:value-type="float">
            <text:p>0.002097152</text:p>
          </table:table-cell>
          <table:table-cell table:style-name="ce17" office:value-type="float" office:value="91226112" calcext:value-type="float">
            <text:p>9.12E+07</text:p>
          </table:table-cell>
          <table:table-cell table:formula="of:=[.L8]/10^9" office:value-type="float" office:value="0.091226112" calcext:value-type="float">
            <text:p>0.091226112</text:p>
          </table:table-cell>
          <table:table-cell table:number-columns-repeated="4"/>
          <table:table-cell table:style-name="Default" office:value-type="float" office:value="12000" calcext:value-type="float">
            <text:p>12000</text:p>
          </table:table-cell>
          <table:table-cell office:value-type="float" office:value="0.00311296" calcext:value-type="float">
            <text:p>0.00311296</text:p>
          </table:table-cell>
          <table:table-cell office:value-type="float" office:value="0.5200936955" calcext:value-type="float">
            <text:p>0.5200936955</text:p>
          </table:table-cell>
          <table:table-cell table:number-columns-repeated="11"/>
          <table:table-cell office:value-type="float" office:value="524000" calcext:value-type="float">
            <text:p>524000</text:p>
          </table:table-cell>
          <table:table-cell office:value-type="float" office:value="0.065011712" calcext:value-type="float">
            <text:p>0.065011712</text:p>
          </table:table-cell>
          <table:table-cell office:value-type="float" office:value="0.2881617925" calcext:value-type="float">
            <text:p>0.2881617925</text:p>
          </table:table-cell>
          <table:table-cell table:number-columns-repeated="990"/>
        </table:table-row>
        <table:table-row table:style-name="ro2">
          <table:table-cell table:style-name="Default" office:value-type="float" office:value="48000" calcext:value-type="float">
            <text:p>48000</text:p>
          </table:table-cell>
          <table:table-cell office:value-type="float" office:value="0.003538944" calcext:value-type="float">
            <text:p>0.003538944</text:p>
          </table:table-cell>
          <table:table-cell office:value-type="float" office:value="0.1572864005" calcext:value-type="float">
            <text:p>0.1572864005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12000" calcext:value-type="float">
            <text:p>12000</text:p>
          </table:table-cell>
          <table:table-cell office:value-type="float" office:value="2097152" calcext:value-type="float">
            <text:p>2097152</text:p>
          </table:table-cell>
          <table:table-cell table:formula="of:=[.J9]/10^9" office:value-type="float" office:value="0.002097152" calcext:value-type="float">
            <text:p>0.002097152</text:p>
          </table:table-cell>
          <table:table-cell table:style-name="ce17" office:value-type="float" office:value="91226112" calcext:value-type="float">
            <text:p>9.12E+07</text:p>
          </table:table-cell>
          <table:table-cell table:formula="of:=[.L9]/10^9" office:value-type="float" office:value="0.091226112" calcext:value-type="float">
            <text:p>0.091226112</text:p>
          </table:table-cell>
          <table:table-cell table:number-columns-repeated="4"/>
          <table:table-cell table:style-name="Default" office:value-type="float" office:value="24000" calcext:value-type="float">
            <text:p>24000</text:p>
          </table:table-cell>
          <table:table-cell office:value-type="float" office:value="0.001835008" calcext:value-type="float">
            <text:p>0.001835008</text:p>
          </table:table-cell>
          <table:table-cell office:value-type="float" office:value="0.1570897915" calcext:value-type="float">
            <text:p>0.1570897915</text:p>
          </table:table-cell>
          <table:table-cell table:number-columns-repeated="11"/>
          <table:table-cell office:value-type="float" office:value="1048000" calcext:value-type="float">
            <text:p>1048000</text:p>
          </table:table-cell>
          <table:table-cell office:value-type="float" office:value="0.116785152" calcext:value-type="float">
            <text:p>0.116785152</text:p>
          </table:table-cell>
          <table:table-cell office:value-type="float" office:value="0.34032844775" calcext:value-type="float">
            <text:p>0.34032844775</text:p>
          </table:table-cell>
          <table:table-cell table:number-columns-repeated="990"/>
        </table:table-row>
        <table:table-row table:style-name="ro2">
          <table:table-cell table:style-name="Default" office:value-type="float" office:value="98000" calcext:value-type="float">
            <text:p>98000</text:p>
          </table:table-cell>
          <table:table-cell office:value-type="float" office:value="0.002359296" calcext:value-type="float">
            <text:p>0.002359296</text:p>
          </table:table-cell>
          <table:table-cell office:value-type="float" office:value="0.14798028775" calcext:value-type="float">
            <text:p>0.14798028775</text:p>
          </table:table-cell>
          <table:table-cell table:style-name="Default" table:number-columns-repeated="3"/>
          <table:table-cell/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048576" calcext:value-type="float">
            <text:p>1048576</text:p>
          </table:table-cell>
          <table:table-cell table:formula="of:=[.J10]/10^9" office:value-type="float" office:value="0.001048576" calcext:value-type="float">
            <text:p>0.001048576</text:p>
          </table:table-cell>
          <table:table-cell table:style-name="ce17" office:value-type="float" office:value="98566144" calcext:value-type="float">
            <text:p>9.86E+07</text:p>
          </table:table-cell>
          <table:table-cell table:formula="of:=[.L10]/10^9" office:value-type="float" office:value="0.098566144" calcext:value-type="float">
            <text:p>0.098566144</text:p>
          </table:table-cell>
          <table:table-cell table:number-columns-repeated="4"/>
          <table:table-cell table:style-name="Default" office:value-type="float" office:value="48000" calcext:value-type="float">
            <text:p>48000</text:p>
          </table:table-cell>
          <table:table-cell office:value-type="float" office:value="0.001769472" calcext:value-type="float">
            <text:p>0.001769472</text:p>
          </table:table-cell>
          <table:table-cell office:value-type="float" office:value="0.154238976" calcext:value-type="float">
            <text:p>0.154238976</text:p>
          </table:table-cell>
          <table:table-cell table:number-columns-repeated="11"/>
          <table:table-cell office:value-type="float" office:value="2097000" calcext:value-type="float">
            <text:p>2097000</text:p>
          </table:table-cell>
          <table:table-cell office:value-type="float" office:value="0.215744512" calcext:value-type="float">
            <text:p>0.215744512</text:p>
          </table:table-cell>
          <table:table-cell office:value-type="float" office:value="0.46124236825" calcext:value-type="float">
            <text:p>0.46124236825</text:p>
          </table:table-cell>
          <table:table-cell table:number-columns-repeated="990"/>
        </table:table-row>
        <table:table-row table:style-name="ro2">
          <table:table-cell table:style-name="Default" office:value-type="float" office:value="196000" calcext:value-type="float">
            <text:p>196000</text:p>
          </table:table-cell>
          <table:table-cell office:value-type="float" office:value="0.002883584" calcext:value-type="float">
            <text:p>0.002883584</text:p>
          </table:table-cell>
          <table:table-cell office:value-type="float" office:value="0.1583349765" calcext:value-type="float">
            <text:p>0.1583349765</text:p>
          </table:table-cell>
          <table:table-cell table:style-name="Default"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12000" calcext:value-type="float">
            <text:p>12000</text:p>
          </table:table-cell>
          <table:table-cell office:value-type="float" office:value="2097152" calcext:value-type="float">
            <text:p>2097152</text:p>
          </table:table-cell>
          <table:table-cell table:formula="of:=[.J11]/10^9" office:value-type="float" office:value="0.002097152" calcext:value-type="float">
            <text:p>0.002097152</text:p>
          </table:table-cell>
          <table:table-cell table:style-name="ce17" office:value-type="float" office:value="108003328" calcext:value-type="float">
            <text:p>1.08E+08</text:p>
          </table:table-cell>
          <table:table-cell table:formula="of:=[.L11]/10^9" office:value-type="float" office:value="0.108003328" calcext:value-type="float">
            <text:p>0.108003328</text:p>
          </table:table-cell>
          <table:table-cell table:number-columns-repeated="4"/>
          <table:table-cell table:style-name="Default" office:value-type="float" office:value="98000" calcext:value-type="float">
            <text:p>98000</text:p>
          </table:table-cell>
          <table:table-cell office:value-type="float" office:value="0.002490368" calcext:value-type="float">
            <text:p>0.002490368</text:p>
          </table:table-cell>
          <table:table-cell office:value-type="float" office:value="0.15063449575" calcext:value-type="float">
            <text:p>0.15063449575</text:p>
          </table:table-cell>
          <table:table-cell table:number-columns-repeated="11"/>
          <table:table-cell office:value-type="float" office:value="4194000" calcext:value-type="float">
            <text:p>4194000</text:p>
          </table:table-cell>
          <table:table-cell office:value-type="float" office:value="0.3854172165" calcext:value-type="float">
            <text:p>0.3854172165</text:p>
          </table:table-cell>
          <table:table-cell office:value-type="float" office:value="0.64048332775" calcext:value-type="float">
            <text:p>0.64048332775</text:p>
          </table:table-cell>
          <table:table-cell/>
          <table:table-cell table:style-name="Default" table:number-columns-repeated="3"/>
          <table:table-cell table:number-columns-repeated="986"/>
        </table:table-row>
        <table:table-row table:style-name="ro2">
          <table:table-cell table:style-name="Default" table:number-columns-repeated="6"/>
          <table:table-cell/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048576" calcext:value-type="float">
            <text:p>1048576</text:p>
          </table:table-cell>
          <table:table-cell table:formula="of:=[.J12]/10^9" office:value-type="float" office:value="0.001048576" calcext:value-type="float">
            <text:p>0.001048576</text:p>
          </table:table-cell>
          <table:table-cell table:style-name="ce17" office:value-type="float" office:value="110100480" calcext:value-type="float">
            <text:p>1.10E+08</text:p>
          </table:table-cell>
          <table:table-cell table:formula="of:=[.L12]/10^9" office:value-type="float" office:value="0.11010048" calcext:value-type="float">
            <text:p>0.11010048</text:p>
          </table:table-cell>
          <table:table-cell table:number-columns-repeated="4"/>
          <table:table-cell table:style-name="Default" office:value-type="float" office:value="196000" calcext:value-type="float">
            <text:p>196000</text:p>
          </table:table-cell>
          <table:table-cell office:value-type="float" office:value="0.00360448" calcext:value-type="float">
            <text:p>0.00360448</text:p>
          </table:table-cell>
          <table:table-cell office:value-type="float" office:value="0.15915417575" calcext:value-type="float">
            <text:p>0.15915417575</text:p>
          </table:table-cell>
          <table:table-cell table:number-columns-repeated="11"/>
          <table:table-cell office:value-type="float" office:value="8388000" calcext:value-type="float">
            <text:p>8388000</text:p>
          </table:table-cell>
          <table:table-cell office:value-type="float" office:value="0.869924865" calcext:value-type="float">
            <text:p>0.869924865</text:p>
          </table:table-cell>
          <table:table-cell office:value-type="float" office:value="1.16411596875" calcext:value-type="float">
            <text:p>1.16411596875</text:p>
          </table:table-cell>
          <table:table-cell table:number-columns-repeated="990"/>
        </table:table-row>
        <table:table-row table:style-name="ro2">
          <table:table-cell table:style-name="Default" table:number-columns-repeated="6"/>
          <table:table-cell/>
          <table:table-cell office:value-type="float" office:value="7" calcext:value-type="float">
            <text:p>7</text:p>
          </table:table-cell>
          <table:table-cell office:value-type="float" office:value="12000" calcext:value-type="float">
            <text:p>12000</text:p>
          </table:table-cell>
          <table:table-cell office:value-type="float" office:value="1048576" calcext:value-type="float">
            <text:p>1048576</text:p>
          </table:table-cell>
          <table:table-cell table:formula="of:=[.J13]/10^9" office:value-type="float" office:value="0.001048576" calcext:value-type="float">
            <text:p>0.001048576</text:p>
          </table:table-cell>
          <table:table-cell table:style-name="ce17" office:value-type="float" office:value="103809024" calcext:value-type="float">
            <text:p>1.04E+08</text:p>
          </table:table-cell>
          <table:table-cell table:formula="of:=[.L13]/10^9" office:value-type="float" office:value="0.103809024" calcext:value-type="float">
            <text:p>0.103809024</text:p>
          </table:table-cell>
          <table:table-cell table:number-columns-repeated="18"/>
          <table:table-cell office:value-type="float" office:value="16777000" calcext:value-type="float">
            <text:p>16777000</text:p>
          </table:table-cell>
          <table:table-cell office:value-type="float" office:value="1.783955455" calcext:value-type="float">
            <text:p>1.783955455</text:p>
          </table:table-cell>
          <table:table-cell office:value-type="float" office:value="2.0596654075" calcext:value-type="float">
            <text:p>2.0596654075</text:p>
          </table:table-cell>
          <table:table-cell table:style-name="Default" table:number-columns-repeated="2"/>
          <table:table-cell table:number-columns-repeated="988"/>
        </table:table-row>
        <table:table-row table:style-name="ro2">
          <table:table-cell table:style-name="Default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</text:p>
          </table:table-cell>
          <table:table-cell office:value-type="float" office:value="1048576" calcext:value-type="float">
            <text:p>1048576</text:p>
          </table:table-cell>
          <table:table-cell table:formula="of:=[.J14]/10^9" office:value-type="float" office:value="0.001048576" calcext:value-type="float">
            <text:p>0.001048576</text:p>
          </table:table-cell>
          <table:table-cell table:style-name="ce17" office:value-type="float" office:value="97517568" calcext:value-type="float">
            <text:p>9.75E+07</text:p>
          </table:table-cell>
          <table:table-cell table:formula="of:=[.L14]/10^9" office:value-type="float" office:value="0.097517568" calcext:value-type="float">
            <text:p>0.097517568</text:p>
          </table:table-cell>
          <table:table-cell table:number-columns-repeated="1011"/>
        </table:table-row>
        <table:table-row table:style-name="ro2">
          <table:table-cell table:style-name="Default" table:number-columns-repeated="6"/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J7:.J14])" office:value-type="float" office:value="1572864" calcext:value-type="float">
            <text:p>1572864</text:p>
          </table:table-cell>
          <table:table-cell table:formula="of:=AVERAGE([.K7:.K14])" office:value-type="float" office:value="0.001572864" calcext:value-type="float">
            <text:p>0.001572864</text:p>
          </table:table-cell>
          <table:table-cell table:style-name="ce17" table:formula="of:=AVERAGE([.L7:.L14])" office:value-type="float" office:value="163839999.75" calcext:value-type="float">
            <text:p>1.64E+08</text:p>
          </table:table-cell>
          <table:table-cell table:formula="of:=AVERAGE([.M7:.M14])" office:value-type="float" office:value="0.16383999975" calcext:value-type="float">
            <text:p>0.16383999975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9"/>
          <table:table-cell office:value-type="string" calcext:value-type="string">
            <text:p>GPU Total</text:p>
          </table:table-cell>
          <table:table-cell table:number-columns-repeated="3"/>
          <table:table-cell office:value-type="string" calcext:value-type="string">
            <text:p>CPU Total</text:p>
          </table:table-cell>
          <table:table-cell table:number-columns-repeated="987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5505024" calcext:value-type="float">
            <text:p>5505024</text:p>
          </table:table-cell>
          <table:table-cell table:formula="of:=[.T16]/10^9" office:value-type="float" office:value="0.005505024" calcext:value-type="float">
            <text:p>0.005505024</text:p>
          </table:table-cell>
          <table:table-cell table:style-name="ce17" office:value-type="float" office:value="3544449020" calcext:value-type="float">
            <text:p>3.54E+09</text:p>
          </table:table-cell>
          <table:table-cell table:formula="of:=[.V16]/10^9" office:value-type="float" office:value="3.54444902" calcext:value-type="float">
            <text:p>3.54444902</text:p>
          </table:table-cell>
          <table:table-cell table:number-columns-repeated="1001"/>
        </table:table-row>
        <table:table-row table:style-name="ro2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2000" calcext:value-type="float">
            <text:p>12000</text:p>
          </table:table-cell>
          <table:table-cell office:value-type="float" office:value="1310720" calcext:value-type="float">
            <text:p>1310720</text:p>
          </table:table-cell>
          <table:table-cell table:formula="of:=[.T17]/10^9" office:value-type="float" office:value="0.00131072" calcext:value-type="float">
            <text:p>0.00131072</text:p>
          </table:table-cell>
          <table:table-cell table:style-name="ce17" office:value-type="float" office:value="85458944" calcext:value-type="float">
            <text:p>8.55E+07</text:p>
          </table:table-cell>
          <table:table-cell table:formula="of:=[.V17]/10^9" office:value-type="float" office:value="0.085458944" calcext:value-type="float">
            <text:p>0.085458944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000" calcext:value-type="float">
            <text:p>12000</text:p>
          </table:table-cell>
          <table:table-cell office:value-type="float" office:value="1310720" calcext:value-type="float">
            <text:p>1310720</text:p>
          </table:table-cell>
          <table:table-cell table:formula="of:=[.T18]/10^9" office:value-type="float" office:value="0.00131072" calcext:value-type="float">
            <text:p>0.00131072</text:p>
          </table:table-cell>
          <table:table-cell table:style-name="ce17" office:value-type="float" office:value="84934656" calcext:value-type="float">
            <text:p>8.49E+07</text:p>
          </table:table-cell>
          <table:table-cell table:formula="of:=[.V18]/10^9" office:value-type="float" office:value="0.084934656" calcext:value-type="float">
            <text:p>0.084934656</text:p>
          </table:table-cell>
          <table:table-cell table:number-columns-repeated="8"/>
          <table:table-cell office:value-type="float" office:value="131000" calcext:value-type="float">
            <text:p>131000</text:p>
          </table:table-cell>
          <table:table-cell office:value-type="float" office:value="592445440" calcext:value-type="float">
            <text:p>592445440</text:p>
          </table:table-cell>
          <table:table-cell table:formula="of:=[.AG18]/10^9" office:value-type="float" office:value="0.59244544" calcext:value-type="float">
            <text:p>0.59244544</text:p>
          </table:table-cell>
          <table:table-cell table:style-name="ce17"/>
          <table:table-cell office:value-type="float" office:value="131000" calcext:value-type="float">
            <text:p>131000</text:p>
          </table:table-cell>
          <table:table-cell office:value-type="float" office:value="32505856" calcext:value-type="float">
            <text:p>32505856</text:p>
          </table:table-cell>
          <table:table-cell table:formula="of:=[.AK18]/10^9" office:value-type="float" office:value="0.032505856" calcext:value-type="float">
            <text:p>0.03250585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office:value-type="float" office:value="3145728" calcext:value-type="float">
            <text:p>3145728</text:p>
          </table:table-cell>
          <table:table-cell table:formula="of:=[.J19]/10^9" office:value-type="float" office:value="0.003145728" calcext:value-type="float">
            <text:p>0.003145728</text:p>
          </table:table-cell>
          <table:table-cell table:style-name="ce17" office:value-type="float" office:value="619708420" calcext:value-type="float">
            <text:p>6.20E+08</text:p>
          </table:table-cell>
          <table:table-cell table:formula="of:=[.L19]/10^9" office:value-type="float" office:value="0.61970842" calcext:value-type="float">
            <text:p>0.6197084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2883584" calcext:value-type="float">
            <text:p>2883584</text:p>
          </table:table-cell>
          <table:table-cell table:formula="of:=[.T19]/10^9" office:value-type="float" office:value="0.002883584" calcext:value-type="float">
            <text:p>0.002883584</text:p>
          </table:table-cell>
          <table:table-cell table:style-name="ce17" office:value-type="float" office:value="91226112" calcext:value-type="float">
            <text:p>9.12E+07</text:p>
          </table:table-cell>
          <table:table-cell table:formula="of:=[.V19]/10^9" office:value-type="float" office:value="0.091226112" calcext:value-type="float">
            <text:p>0.091226112</text:p>
          </table:table-cell>
          <table:table-cell table:number-columns-repeated="8"/>
          <table:table-cell office:value-type="float" office:value="131000" calcext:value-type="float">
            <text:p>131000</text:p>
          </table:table-cell>
          <table:table-cell office:value-type="float" office:value="175636480" calcext:value-type="float">
            <text:p>175636480</text:p>
          </table:table-cell>
          <table:table-cell table:formula="of:=[.AG19]/10^9" office:value-type="float" office:value="0.17563648" calcext:value-type="float">
            <text:p>0.17563648</text:p>
          </table:table-cell>
          <table:table-cell table:style-name="ce17"/>
          <table:table-cell office:value-type="float" office:value="131000" calcext:value-type="float">
            <text:p>131000</text:p>
          </table:table-cell>
          <table:table-cell office:value-type="float" office:value="13631488" calcext:value-type="float">
            <text:p>13631488</text:p>
          </table:table-cell>
          <table:table-cell table:formula="of:=[.AK19]/10^9" office:value-type="float" office:value="0.013631488" calcext:value-type="float">
            <text:p>0.01363148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4000" calcext:value-type="float">
            <text:p>24000</text:p>
          </table:table-cell>
          <table:table-cell office:value-type="float" office:value="3145728" calcext:value-type="float">
            <text:p>3145728</text:p>
          </table:table-cell>
          <table:table-cell table:formula="of:=[.J20]/10^9" office:value-type="float" office:value="0.003145728" calcext:value-type="float">
            <text:p>0.003145728</text:p>
          </table:table-cell>
          <table:table-cell table:style-name="ce17" office:value-type="float" office:value="82837504" calcext:value-type="float">
            <text:p>8.28E+07</text:p>
          </table:table-cell>
          <table:table-cell table:formula="of:=[.L20]/10^9" office:value-type="float" office:value="0.082837504" calcext:value-type="float">
            <text:p>0.08283750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2000" calcext:value-type="float">
            <text:p>12000</text:p>
          </table:table-cell>
          <table:table-cell office:value-type="float" office:value="1572864" calcext:value-type="float">
            <text:p>1572864</text:p>
          </table:table-cell>
          <table:table-cell table:formula="of:=[.T20]/10^9" office:value-type="float" office:value="0.001572864" calcext:value-type="float">
            <text:p>0.001572864</text:p>
          </table:table-cell>
          <table:table-cell table:style-name="ce17" office:value-type="float" office:value="92274688" calcext:value-type="float">
            <text:p>9.23E+07</text:p>
          </table:table-cell>
          <table:table-cell table:formula="of:=[.V20]/10^9" office:value-type="float" office:value="0.092274688" calcext:value-type="float">
            <text:p>0.092274688</text:p>
          </table:table-cell>
          <table:table-cell table:number-columns-repeated="8"/>
          <table:table-cell office:value-type="float" office:value="131000" calcext:value-type="float">
            <text:p>131000</text:p>
          </table:table-cell>
          <table:table-cell office:value-type="float" office:value="167247872" calcext:value-type="float">
            <text:p>167247872</text:p>
          </table:table-cell>
          <table:table-cell table:formula="of:=[.AG20]/10^9" office:value-type="float" office:value="0.167247872" calcext:value-type="float">
            <text:p>0.167247872</text:p>
          </table:table-cell>
          <table:table-cell table:style-name="ce17"/>
          <table:table-cell office:value-type="float" office:value="131000" calcext:value-type="float">
            <text:p>131000</text:p>
          </table:table-cell>
          <table:table-cell office:value-type="float" office:value="19398656" calcext:value-type="float">
            <text:p>19398656</text:p>
          </table:table-cell>
          <table:table-cell table:formula="of:=[.AK20]/10^9" office:value-type="float" office:value="0.019398656" calcext:value-type="float">
            <text:p>0.01939865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4000" calcext:value-type="float">
            <text:p>24000</text:p>
          </table:table-cell>
          <table:table-cell office:value-type="float" office:value="2097152" calcext:value-type="float">
            <text:p>2097152</text:p>
          </table:table-cell>
          <table:table-cell table:formula="of:=[.J21]/10^9" office:value-type="float" office:value="0.002097152" calcext:value-type="float">
            <text:p>0.002097152</text:p>
          </table:table-cell>
          <table:table-cell table:style-name="ce17" office:value-type="float" office:value="91226112" calcext:value-type="float">
            <text:p>9.12E+07</text:p>
          </table:table-cell>
          <table:table-cell table:formula="of:=[.L21]/10^9" office:value-type="float" office:value="0.091226112" calcext:value-type="float">
            <text:p>0.0912261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048576" calcext:value-type="float">
            <text:p>1048576</text:p>
          </table:table-cell>
          <table:table-cell table:formula="of:=[.T21]/10^9" office:value-type="float" office:value="0.001048576" calcext:value-type="float">
            <text:p>0.001048576</text:p>
          </table:table-cell>
          <table:table-cell table:style-name="ce17" office:value-type="float" office:value="86769664" calcext:value-type="float">
            <text:p>8.68E+07</text:p>
          </table:table-cell>
          <table:table-cell table:formula="of:=[.V21]/10^9" office:value-type="float" office:value="0.086769664" calcext:value-type="float">
            <text:p>0.086769664</text:p>
          </table:table-cell>
          <table:table-cell table:number-columns-repeated="8"/>
          <table:table-cell office:value-type="float" office:value="131000" calcext:value-type="float">
            <text:p>131000</text:p>
          </table:table-cell>
          <table:table-cell office:value-type="float" office:value="162529280" calcext:value-type="float">
            <text:p>162529280</text:p>
          </table:table-cell>
          <table:table-cell table:formula="of:=[.AG21]/10^9" office:value-type="float" office:value="0.16252928" calcext:value-type="float">
            <text:p>0.16252928</text:p>
          </table:table-cell>
          <table:table-cell table:style-name="ce17"/>
          <table:table-cell office:value-type="float" office:value="131000" calcext:value-type="float">
            <text:p>131000</text:p>
          </table:table-cell>
          <table:table-cell office:value-type="float" office:value="10485760" calcext:value-type="float">
            <text:p>10485760</text:p>
          </table:table-cell>
          <table:table-cell table:formula="of:=[.AK21]/10^9" office:value-type="float" office:value="0.01048576" calcext:value-type="float">
            <text:p>0.0104857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4000" calcext:value-type="float">
            <text:p>24000</text:p>
          </table:table-cell>
          <table:table-cell office:value-type="float" office:value="1048576" calcext:value-type="float">
            <text:p>1048576</text:p>
          </table:table-cell>
          <table:table-cell table:formula="of:=[.J22]/10^9" office:value-type="float" office:value="0.001048576" calcext:value-type="float">
            <text:p>0.001048576</text:p>
          </table:table-cell>
          <table:table-cell table:style-name="ce17" office:value-type="float" office:value="93323264" calcext:value-type="float">
            <text:p>9.33E+07</text:p>
          </table:table-cell>
          <table:table-cell table:formula="of:=[.L22]/10^9" office:value-type="float" office:value="0.093323264" calcext:value-type="float">
            <text:p>0.09332326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000" calcext:value-type="float">
            <text:p>12000</text:p>
          </table:table-cell>
          <table:table-cell office:value-type="float" office:value="524288" calcext:value-type="float">
            <text:p>524288</text:p>
          </table:table-cell>
          <table:table-cell table:formula="of:=[.T22]/10^9" office:value-type="float" office:value="0.000524288" calcext:value-type="float">
            <text:p>0.000524288</text:p>
          </table:table-cell>
          <table:table-cell table:style-name="ce17" office:value-type="float" office:value="85983232" calcext:value-type="float">
            <text:p>8.60E+07</text:p>
          </table:table-cell>
          <table:table-cell table:formula="of:=[.V22]/10^9" office:value-type="float" office:value="0.085983232" calcext:value-type="float">
            <text:p>0.085983232</text:p>
          </table:table-cell>
          <table:table-cell table:number-columns-repeated="8"/>
          <table:table-cell office:value-type="float" office:value="131000" calcext:value-type="float">
            <text:p>131000</text:p>
          </table:table-cell>
          <table:table-cell office:value-type="float" office:value="173015040" calcext:value-type="float">
            <text:p>173015040</text:p>
          </table:table-cell>
          <table:table-cell table:formula="of:=[.AG22]/10^9" office:value-type="float" office:value="0.17301504" calcext:value-type="float">
            <text:p>0.17301504</text:p>
          </table:table-cell>
          <table:table-cell table:style-name="ce17"/>
          <table:table-cell office:value-type="float" office:value="131000" calcext:value-type="float">
            <text:p>131000</text:p>
          </table:table-cell>
          <table:table-cell office:value-type="float" office:value="12058624" calcext:value-type="float">
            <text:p>12058624</text:p>
          </table:table-cell>
          <table:table-cell table:formula="of:=[.AK22]/10^9" office:value-type="float" office:value="0.012058624" calcext:value-type="float">
            <text:p>0.012058624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1048576" calcext:value-type="float">
            <text:p>1048576</text:p>
          </table:table-cell>
          <table:table-cell table:formula="of:=[.J23]/10^9" office:value-type="float" office:value="0.001048576" calcext:value-type="float">
            <text:p>0.001048576</text:p>
          </table:table-cell>
          <table:table-cell table:style-name="ce17" office:value-type="float" office:value="109051904" calcext:value-type="float">
            <text:p>1.09E+08</text:p>
          </table:table-cell>
          <table:table-cell table:formula="of:=[.L23]/10^9" office:value-type="float" office:value="0.109051904" calcext:value-type="float">
            <text:p>0.1090519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</text:p>
          </table:table-cell>
          <table:table-cell table:style-name="ce17" office:value-type="float" office:value="10747904" calcext:value-type="float">
            <text:p>1.07E+07</text:p>
          </table:table-cell>
          <table:table-cell table:formula="of:=[.T23]/10^9" office:value-type="float" office:value="0.010747904" calcext:value-type="float">
            <text:p>0.010747904</text:p>
          </table:table-cell>
          <table:table-cell table:style-name="ce17" office:value-type="float" office:value="89653248" calcext:value-type="float">
            <text:p>8.97E+07</text:p>
          </table:table-cell>
          <table:table-cell table:formula="of:=[.V23]/10^9" office:value-type="float" office:value="0.089653248" calcext:value-type="float">
            <text:p>0.089653248</text:p>
          </table:table-cell>
          <table:table-cell table:number-columns-repeated="8"/>
          <table:table-cell office:value-type="float" office:value="131000" calcext:value-type="float">
            <text:p>131000</text:p>
          </table:table-cell>
          <table:table-cell office:value-type="float" office:value="168820736" calcext:value-type="float">
            <text:p>168820736</text:p>
          </table:table-cell>
          <table:table-cell table:formula="of:=[.AG23]/10^9" office:value-type="float" office:value="0.168820736" calcext:value-type="float">
            <text:p>0.168820736</text:p>
          </table:table-cell>
          <table:table-cell table:style-name="ce17"/>
          <table:table-cell office:value-type="float" office:value="131000" calcext:value-type="float">
            <text:p>131000</text:p>
          </table:table-cell>
          <table:table-cell office:value-type="float" office:value="12582912" calcext:value-type="float">
            <text:p>12582912</text:p>
          </table:table-cell>
          <table:table-cell table:formula="of:=[.AK23]/10^9" office:value-type="float" office:value="0.012582912" calcext:value-type="float">
            <text:p>0.012582912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4000" calcext:value-type="float">
            <text:p>24000</text:p>
          </table:table-cell>
          <table:table-cell office:value-type="float" office:value="2097152" calcext:value-type="float">
            <text:p>2097152</text:p>
          </table:table-cell>
          <table:table-cell table:formula="of:=[.J24]/10^9" office:value-type="float" office:value="0.002097152" calcext:value-type="float">
            <text:p>0.002097152</text:p>
          </table:table-cell>
          <table:table-cell table:style-name="ce17" office:value-type="float" office:value="103809024" calcext:value-type="float">
            <text:p>1.04E+08</text:p>
          </table:table-cell>
          <table:table-cell table:formula="of:=[.L24]/10^9" office:value-type="float" office:value="0.103809024" calcext:value-type="float">
            <text:p>0.103809024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T16:.T23])" office:value-type="float" office:value="3112960" calcext:value-type="float">
            <text:p>3112960</text:p>
          </table:table-cell>
          <table:table-cell table:formula="of:=AVERAGE([.U16:.U23])" office:value-type="float" office:value="0.00311296" calcext:value-type="float">
            <text:p>0.00311296</text:p>
          </table:table-cell>
          <table:table-cell table:style-name="ce17" table:formula="of:=AVERAGE([.V16:.V23])" office:value-type="float" office:value="520093695.5" calcext:value-type="float">
            <text:p>5.20E+08</text:p>
          </table:table-cell>
          <table:table-cell table:formula="of:=AVERAGE([.W16:.W23])" office:value-type="float" office:value="0.5200936955" calcext:value-type="float">
            <text:p>0.5200936955</text:p>
          </table:table-cell>
          <table:table-cell table:number-columns-repeated="8"/>
          <table:table-cell office:value-type="float" office:value="131000" calcext:value-type="float">
            <text:p>131000</text:p>
          </table:table-cell>
          <table:table-cell office:value-type="float" office:value="159907840" calcext:value-type="float">
            <text:p>159907840</text:p>
          </table:table-cell>
          <table:table-cell table:formula="of:=[.AG24]/10^9" office:value-type="float" office:value="0.15990784" calcext:value-type="float">
            <text:p>0.15990784</text:p>
          </table:table-cell>
          <table:table-cell table:style-name="ce17"/>
          <table:table-cell office:value-type="float" office:value="131000" calcext:value-type="float">
            <text:p>131000</text:p>
          </table:table-cell>
          <table:table-cell office:value-type="float" office:value="12058624" calcext:value-type="float">
            <text:p>12058624</text:p>
          </table:table-cell>
          <table:table-cell table:formula="of:=[.AK24]/10^9" office:value-type="float" office:value="0.012058624" calcext:value-type="float">
            <text:p>0.012058624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4000" calcext:value-type="float">
            <text:p>24000</text:p>
          </table:table-cell>
          <table:table-cell office:value-type="float" office:value="1048576" calcext:value-type="float">
            <text:p>1048576</text:p>
          </table:table-cell>
          <table:table-cell table:formula="of:=[.J25]/10^9" office:value-type="float" office:value="0.001048576" calcext:value-type="float">
            <text:p>0.001048576</text:p>
          </table:table-cell>
          <table:table-cell table:style-name="ce17" office:value-type="float" office:value="93323264" calcext:value-type="float">
            <text:p>9.33E+07</text:p>
          </table:table-cell>
          <table:table-cell table:formula="of:=[.L25]/10^9" office:value-type="float" office:value="0.093323264" calcext:value-type="float">
            <text:p>0.093323264</text:p>
          </table:table-cell>
          <table:table-cell table:number-columns-repeated="18"/>
          <table:table-cell office:value-type="float" office:value="131000" calcext:value-type="float">
            <text:p>131000</text:p>
          </table:table-cell>
          <table:table-cell table:style-name="ce17" office:value-type="float" office:value="167772160" calcext:value-type="float">
            <text:p>1.68E+08</text:p>
          </table:table-cell>
          <table:table-cell table:formula="of:=[.AG25]/10^9" office:value-type="float" office:value="0.16777216" calcext:value-type="float">
            <text:p>0.16777216</text:p>
          </table:table-cell>
          <table:table-cell table:style-name="ce17"/>
          <table:table-cell office:value-type="float" office:value="131000" calcext:value-type="float">
            <text:p>131000</text:p>
          </table:table-cell>
          <table:table-cell table:style-name="ce17" office:value-type="float" office:value="12058624" calcext:value-type="float">
            <text:p>1.21E+07</text:p>
          </table:table-cell>
          <table:table-cell table:formula="of:=[.AK25]/10^9" office:value-type="float" office:value="0.012058624" calcext:value-type="float">
            <text:p>0.012058624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4000" calcext:value-type="float">
            <text:p>24000</text:p>
          </table:table-cell>
          <table:table-cell office:value-type="float" office:value="1048576" calcext:value-type="float">
            <text:p>1048576</text:p>
          </table:table-cell>
          <table:table-cell table:formula="of:=[.J26]/10^9" office:value-type="float" office:value="0.001048576" calcext:value-type="float">
            <text:p>0.001048576</text:p>
          </table:table-cell>
          <table:table-cell table:style-name="ce17" office:value-type="float" office:value="114294784" calcext:value-type="float">
            <text:p>1.14E+08</text:p>
          </table:table-cell>
          <table:table-cell table:formula="of:=[.L26]/10^9" office:value-type="float" office:value="0.114294784" calcext:value-type="float">
            <text:p>0.114294784</text:p>
          </table:table-cell>
          <table:table-cell table:number-columns-repeated="18"/>
          <table:table-cell office:value-type="string" calcext:value-type="string">
            <text:p>average</text:p>
          </table:table-cell>
          <table:table-cell table:formula="of:=AVERAGE([.AG18:.AG25])" office:value-type="float" office:value="220921856" calcext:value-type="float">
            <text:p>220921856</text:p>
          </table:table-cell>
          <table:table-cell table:formula="of:=AVERAGE([.AH18:.AH25])" office:value-type="float" office:value="0.220921856" calcext:value-type="float">
            <text:p>0.220921856</text:p>
          </table:table-cell>
          <table:table-cell table:style-name="ce17"/>
          <table:table-cell office:value-type="string" calcext:value-type="string">
            <text:p>average</text:p>
          </table:table-cell>
          <table:table-cell table:formula="of:=AVERAGE([.AK18:.AK25])" office:value-type="float" office:value="15597568" calcext:value-type="float">
            <text:p>15597568</text:p>
          </table:table-cell>
          <table:table-cell table:formula="of:=AVERAGE([.AL18:.AL25])" office:value-type="float" office:value="0.015597568" calcext:value-type="float">
            <text:p>0.01559756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AVERAGE([.K19:.K26])" office:value-type="float" office:value="0.001835008" calcext:value-type="float">
            <text:p>0.001835008</text:p>
          </table:table-cell>
          <table:table-cell table:style-name="ce17"/>
          <table:table-cell table:formula="of:=AVERAGE([.M19:.M26])" office:value-type="float" office:value="0.1634467845" calcext:value-type="float">
            <text:p>0.1634467845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1001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office:value-type="float" office:value="5242880" calcext:value-type="float">
            <text:p>5242880</text:p>
          </table:table-cell>
          <table:table-cell table:formula="of:=[.T28]/10^9" office:value-type="float" office:value="0.00524288" calcext:value-type="float">
            <text:p>0.00524288</text:p>
          </table:table-cell>
          <table:table-cell table:style-name="ce17" office:value-type="float" office:value="638582780" calcext:value-type="float">
            <text:p>6.39E+08</text:p>
          </table:table-cell>
          <table:table-cell table:formula="of:=[.V28]/10^9" office:value-type="float" office:value="0.63858278" calcext:value-type="float">
            <text:p>0.63858278</text:p>
          </table:table-cell>
          <table:table-cell table:number-columns-repeated="1001"/>
        </table:table-row>
        <table:table-row table:style-name="ro2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24000" calcext:value-type="float">
            <text:p>24000</text:p>
          </table:table-cell>
          <table:table-cell office:value-type="float" office:value="3670016" calcext:value-type="float">
            <text:p>3670016</text:p>
          </table:table-cell>
          <table:table-cell table:formula="of:=[.T29]/10^9" office:value-type="float" office:value="0.003670016" calcext:value-type="float">
            <text:p>0.003670016</text:p>
          </table:table-cell>
          <table:table-cell table:style-name="ce17" office:value-type="float" office:value="91488256" calcext:value-type="float">
            <text:p>9.15E+07</text:p>
          </table:table-cell>
          <table:table-cell table:formula="of:=[.V29]/10^9" office:value-type="float" office:value="0.091488256" calcext:value-type="float">
            <text:p>0.091488256</text:p>
          </table:table-cell>
          <table:table-cell table:number-columns-repeated="9"/>
          <table:table-cell office:value-type="string" calcext:value-type="string">
            <text:p>GPU Total</text:p>
          </table:table-cell>
          <table:table-cell table:number-columns-repeated="3"/>
          <table:table-cell office:value-type="string" calcext:value-type="string">
            <text:p>CPU Total</text:p>
          </table:table-cell>
          <table:table-cell table:number-columns-repeated="987"/>
        </table:table-row>
        <table:table-row table:style-name="ro2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24000" calcext:value-type="float">
            <text:p>24000</text:p>
          </table:table-cell>
          <table:table-cell office:value-type="float" office:value="2883584" calcext:value-type="float">
            <text:p>2883584</text:p>
          </table:table-cell>
          <table:table-cell table:formula="of:=[.T30]/10^9" office:value-type="float" office:value="0.002883584" calcext:value-type="float">
            <text:p>0.002883584</text:p>
          </table:table-cell>
          <table:table-cell table:style-name="ce17" office:value-type="float" office:value="89653248" calcext:value-type="float">
            <text:p>8.97E+07</text:p>
          </table:table-cell>
          <table:table-cell table:formula="of:=[.V30]/10^9" office:value-type="float" office:value="0.089653248" calcext:value-type="float">
            <text:p>0.089653248</text:p>
          </table:table-cell>
          <table:table-cell table:number-columns-repeated="11"/>
          <table:table-cell table:style-name="ce17"/>
          <table:table-cell table:number-columns-repeated="989"/>
        </table:table-row>
        <table:table-row table:style-name="ro2">
          <table:table-cell table:number-columns-repeated="7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4000" calcext:value-type="float">
            <text:p>24000</text:p>
          </table:table-cell>
          <table:table-cell office:value-type="float" office:value="1310720" calcext:value-type="float">
            <text:p>1310720</text:p>
          </table:table-cell>
          <table:table-cell table:formula="of:=[.T31]/10^9" office:value-type="float" office:value="0.00131072" calcext:value-type="float">
            <text:p>0.00131072</text:p>
          </table:table-cell>
          <table:table-cell table:style-name="ce17" office:value-type="float" office:value="90177536" calcext:value-type="float">
            <text:p>9.02E+07</text:p>
          </table:table-cell>
          <table:table-cell table:formula="of:=[.V31]/10^9" office:value-type="float" office:value="0.090177536" calcext:value-type="float">
            <text:p>0.090177536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style-name="ce17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office:value-type="float" office:value="8388608" calcext:value-type="float">
            <text:p>8388608</text:p>
          </table:table-cell>
          <table:table-cell table:formula="of:=[.J32]/10^9" office:value-type="float" office:value="0.008388608" calcext:value-type="float">
            <text:p>0.008388608</text:p>
          </table:table-cell>
          <table:table-cell table:style-name="ce17" office:value-type="float" office:value="624951300" calcext:value-type="float">
            <text:p>6.25E+08</text:p>
          </table:table-cell>
          <table:table-cell table:formula="of:=[.L32]/10^9" office:value-type="float" office:value="0.6249513" calcext:value-type="float">
            <text:p>0.62495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4000" calcext:value-type="float">
            <text:p>24000</text:p>
          </table:table-cell>
          <table:table-cell office:value-type="float" office:value="524288" calcext:value-type="float">
            <text:p>524288</text:p>
          </table:table-cell>
          <table:table-cell table:formula="of:=[.T32]/10^9" office:value-type="float" office:value="0.000524288" calcext:value-type="float">
            <text:p>0.000524288</text:p>
          </table:table-cell>
          <table:table-cell table:style-name="ce17" office:value-type="float" office:value="86245376" calcext:value-type="float">
            <text:p>8.62E+07</text:p>
          </table:table-cell>
          <table:table-cell table:formula="of:=[.V32]/10^9" office:value-type="float" office:value="0.086245376" calcext:value-type="float">
            <text:p>0.086245376</text:p>
          </table:table-cell>
          <table:table-cell table:number-columns-repeated="8"/>
          <table:table-cell office:value-type="float" office:value="260000" calcext:value-type="float">
            <text:p>260000</text:p>
          </table:table-cell>
          <table:table-cell office:value-type="float" office:value="779616260" calcext:value-type="float">
            <text:p>779616260</text:p>
          </table:table-cell>
          <table:table-cell table:formula="of:=[.AG32]/10^9" office:value-type="float" office:value="0.77961626" calcext:value-type="float">
            <text:p>0.77961626</text:p>
          </table:table-cell>
          <table:table-cell table:style-name="ce17"/>
          <table:table-cell office:value-type="float" office:value="260000" calcext:value-type="float">
            <text:p>260000</text:p>
          </table:table-cell>
          <table:table-cell office:value-type="float" office:value="54525952" calcext:value-type="float">
            <text:p>54525952</text:p>
          </table:table-cell>
          <table:table-cell table:formula="of:=[.AK32]/10^9" office:value-type="float" office:value="0.054525952" calcext:value-type="float">
            <text:p>0.054525952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8000" calcext:value-type="float">
            <text:p>48000</text:p>
          </table:table-cell>
          <table:table-cell office:value-type="float" office:value="4194304" calcext:value-type="float">
            <text:p>4194304</text:p>
          </table:table-cell>
          <table:table-cell table:formula="of:=[.J33]/10^9" office:value-type="float" office:value="0.004194304" calcext:value-type="float">
            <text:p>0.004194304</text:p>
          </table:table-cell>
          <table:table-cell table:style-name="ce17" office:value-type="float" office:value="89128960" calcext:value-type="float">
            <text:p>8.91E+07</text:p>
          </table:table-cell>
          <table:table-cell table:formula="of:=[.L33]/10^9" office:value-type="float" office:value="0.08912896" calcext:value-type="float">
            <text:p>0.0891289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4000" calcext:value-type="float">
            <text:p>24000</text:p>
          </table:table-cell>
          <table:table-cell office:value-type="float" office:value="524288" calcext:value-type="float">
            <text:p>524288</text:p>
          </table:table-cell>
          <table:table-cell table:formula="of:=[.T33]/10^9" office:value-type="float" office:value="0.000524288" calcext:value-type="float">
            <text:p>0.000524288</text:p>
          </table:table-cell>
          <table:table-cell table:style-name="ce17" office:value-type="float" office:value="88080384" calcext:value-type="float">
            <text:p>8.81E+07</text:p>
          </table:table-cell>
          <table:table-cell table:formula="of:=[.V33]/10^9" office:value-type="float" office:value="0.088080384" calcext:value-type="float">
            <text:p>0.088080384</text:p>
          </table:table-cell>
          <table:table-cell table:number-columns-repeated="8"/>
          <table:table-cell office:value-type="float" office:value="260000" calcext:value-type="float">
            <text:p>260000</text:p>
          </table:table-cell>
          <table:table-cell office:value-type="float" office:value="205520896" calcext:value-type="float">
            <text:p>205520896</text:p>
          </table:table-cell>
          <table:table-cell table:formula="of:=[.AG33]/10^9" office:value-type="float" office:value="0.205520896" calcext:value-type="float">
            <text:p>0.205520896</text:p>
          </table:table-cell>
          <table:table-cell table:style-name="ce17"/>
          <table:table-cell office:value-type="float" office:value="260000" calcext:value-type="float">
            <text:p>260000</text:p>
          </table:table-cell>
          <table:table-cell office:value-type="float" office:value="29884416" calcext:value-type="float">
            <text:p>29884416</text:p>
          </table:table-cell>
          <table:table-cell table:formula="of:=[.AK33]/10^9" office:value-type="float" office:value="0.029884416" calcext:value-type="float">
            <text:p>0.02988441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8000" calcext:value-type="float">
            <text:p>48000</text:p>
          </table:table-cell>
          <table:table-cell office:value-type="float" office:value="1048576" calcext:value-type="float">
            <text:p>1048576</text:p>
          </table:table-cell>
          <table:table-cell table:formula="of:=[.J34]/10^9" office:value-type="float" office:value="0.001048576" calcext:value-type="float">
            <text:p>0.001048576</text:p>
          </table:table-cell>
          <table:table-cell table:style-name="ce17" office:value-type="float" office:value="88080384" calcext:value-type="float">
            <text:p>8.81E+07</text:p>
          </table:table-cell>
          <table:table-cell table:formula="of:=[.L34]/10^9" office:value-type="float" office:value="0.088080384" calcext:value-type="float">
            <text:p>0.08808038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4000" calcext:value-type="float">
            <text:p>24000</text:p>
          </table:table-cell>
          <table:table-cell office:value-type="float" office:value="262144" calcext:value-type="float">
            <text:p>262144</text:p>
          </table:table-cell>
          <table:table-cell table:formula="of:=[.T34]/10^9" office:value-type="float" office:value="0.000262144" calcext:value-type="float">
            <text:p>0.000262144</text:p>
          </table:table-cell>
          <table:table-cell table:style-name="ce17" office:value-type="float" office:value="85196800" calcext:value-type="float">
            <text:p>8.52E+07</text:p>
          </table:table-cell>
          <table:table-cell table:formula="of:=[.V34]/10^9" office:value-type="float" office:value="0.0851968" calcext:value-type="float">
            <text:p>0.0851968</text:p>
          </table:table-cell>
          <table:table-cell table:number-columns-repeated="8"/>
          <table:table-cell office:value-type="float" office:value="260000" calcext:value-type="float">
            <text:p>260000</text:p>
          </table:table-cell>
          <table:table-cell office:value-type="float" office:value="179306496" calcext:value-type="float">
            <text:p>179306496</text:p>
          </table:table-cell>
          <table:table-cell table:formula="of:=[.AG34]/10^9" office:value-type="float" office:value="0.179306496" calcext:value-type="float">
            <text:p>0.179306496</text:p>
          </table:table-cell>
          <table:table-cell table:style-name="ce17"/>
          <table:table-cell office:value-type="float" office:value="260000" calcext:value-type="float">
            <text:p>260000</text:p>
          </table:table-cell>
          <table:table-cell office:value-type="float" office:value="29884416" calcext:value-type="float">
            <text:p>29884416</text:p>
          </table:table-cell>
          <table:table-cell table:formula="of:=[.AK34]/10^9" office:value-type="float" office:value="0.029884416" calcext:value-type="float">
            <text:p>0.02988441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000" calcext:value-type="float">
            <text:p>48000</text:p>
          </table:table-cell>
          <table:table-cell office:value-type="float" office:value="4194304" calcext:value-type="float">
            <text:p>4194304</text:p>
          </table:table-cell>
          <table:table-cell table:formula="of:=[.J35]/10^9" office:value-type="float" office:value="0.004194304" calcext:value-type="float">
            <text:p>0.004194304</text:p>
          </table:table-cell>
          <table:table-cell table:style-name="ce17" office:value-type="float" office:value="85983232" calcext:value-type="float">
            <text:p>8.60E+07</text:p>
          </table:table-cell>
          <table:table-cell table:formula="of:=[.L35]/10^9" office:value-type="float" office:value="0.085983232" calcext:value-type="float">
            <text:p>0.08598323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4000" calcext:value-type="float">
            <text:p>24000</text:p>
          </table:table-cell>
          <table:table-cell office:value-type="float" office:value="262144" calcext:value-type="float">
            <text:p>262144</text:p>
          </table:table-cell>
          <table:table-cell table:formula="of:=[.T35]/10^9" office:value-type="float" office:value="0.000262144" calcext:value-type="float">
            <text:p>0.000262144</text:p>
          </table:table-cell>
          <table:table-cell table:style-name="ce17" office:value-type="float" office:value="87293952" calcext:value-type="float">
            <text:p>8.73E+07</text:p>
          </table:table-cell>
          <table:table-cell table:formula="of:=[.V35]/10^9" office:value-type="float" office:value="0.087293952" calcext:value-type="float">
            <text:p>0.087293952</text:p>
          </table:table-cell>
          <table:table-cell table:number-columns-repeated="8"/>
          <table:table-cell office:value-type="float" office:value="260000" calcext:value-type="float">
            <text:p>260000</text:p>
          </table:table-cell>
          <table:table-cell office:value-type="float" office:value="170917888" calcext:value-type="float">
            <text:p>170917888</text:p>
          </table:table-cell>
          <table:table-cell table:formula="of:=[.AG35]/10^9" office:value-type="float" office:value="0.170917888" calcext:value-type="float">
            <text:p>0.170917888</text:p>
          </table:table-cell>
          <table:table-cell table:style-name="ce17"/>
          <table:table-cell office:value-type="float" office:value="260000" calcext:value-type="float">
            <text:p>260000</text:p>
          </table:table-cell>
          <table:table-cell office:value-type="float" office:value="31457280" calcext:value-type="float">
            <text:p>31457280</text:p>
          </table:table-cell>
          <table:table-cell table:formula="of:=[.AK35]/10^9" office:value-type="float" office:value="0.03145728" calcext:value-type="float">
            <text:p>0.0314572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8000" calcext:value-type="float">
            <text:p>48000</text:p>
          </table:table-cell>
          <table:table-cell office:value-type="float" office:value="1048576" calcext:value-type="float">
            <text:p>1048576</text:p>
          </table:table-cell>
          <table:table-cell table:formula="of:=[.J36]/10^9" office:value-type="float" office:value="0.001048576" calcext:value-type="float">
            <text:p>0.001048576</text:p>
          </table:table-cell>
          <table:table-cell table:style-name="ce17" office:value-type="float" office:value="88080384" calcext:value-type="float">
            <text:p>8.81E+07</text:p>
          </table:table-cell>
          <table:table-cell table:formula="of:=[.L36]/10^9" office:value-type="float" office:value="0.088080384" calcext:value-type="float">
            <text:p>0.088080384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AVERAGE([.U28:.U35])" office:value-type="float" office:value="0.001835008" calcext:value-type="float">
            <text:p>0.001835008</text:p>
          </table:table-cell>
          <table:table-cell table:style-name="ce17"/>
          <table:table-cell table:formula="of:=AVERAGE([.W28:.W35])" office:value-type="float" office:value="0.1570897915" calcext:value-type="float">
            <text:p>0.1570897915</text:p>
          </table:table-cell>
          <table:table-cell table:number-columns-repeated="8"/>
          <table:table-cell office:value-type="float" office:value="260000" calcext:value-type="float">
            <text:p>260000</text:p>
          </table:table-cell>
          <table:table-cell office:value-type="float" office:value="171442176" calcext:value-type="float">
            <text:p>171442176</text:p>
          </table:table-cell>
          <table:table-cell table:formula="of:=[.AG36]/10^9" office:value-type="float" office:value="0.171442176" calcext:value-type="float">
            <text:p>0.171442176</text:p>
          </table:table-cell>
          <table:table-cell table:style-name="ce17"/>
          <table:table-cell office:value-type="float" office:value="260000" calcext:value-type="float">
            <text:p>260000</text:p>
          </table:table-cell>
          <table:table-cell office:value-type="float" office:value="25165824" calcext:value-type="float">
            <text:p>25165824</text:p>
          </table:table-cell>
          <table:table-cell table:formula="of:=[.AK36]/10^9" office:value-type="float" office:value="0.025165824" calcext:value-type="float">
            <text:p>0.025165824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8000" calcext:value-type="float">
            <text:p>48000</text:p>
          </table:table-cell>
          <table:table-cell office:value-type="float" office:value="4194304" calcext:value-type="float">
            <text:p>4194304</text:p>
          </table:table-cell>
          <table:table-cell table:formula="of:=[.J37]/10^9" office:value-type="float" office:value="0.004194304" calcext:value-type="float">
            <text:p>0.004194304</text:p>
          </table:table-cell>
          <table:table-cell table:style-name="ce17" office:value-type="float" office:value="105906176" calcext:value-type="float">
            <text:p>1.06E+08</text:p>
          </table:table-cell>
          <table:table-cell table:formula="of:=[.L37]/10^9" office:value-type="float" office:value="0.105906176" calcext:value-type="float">
            <text:p>0.105906176</text:p>
          </table:table-cell>
          <table:table-cell table:number-columns-repeated="18"/>
          <table:table-cell office:value-type="float" office:value="260000" calcext:value-type="float">
            <text:p>260000</text:p>
          </table:table-cell>
          <table:table-cell office:value-type="float" office:value="175112192" calcext:value-type="float">
            <text:p>175112192</text:p>
          </table:table-cell>
          <table:table-cell table:formula="of:=[.AG37]/10^9" office:value-type="float" office:value="0.175112192" calcext:value-type="float">
            <text:p>0.175112192</text:p>
          </table:table-cell>
          <table:table-cell table:style-name="ce17"/>
          <table:table-cell office:value-type="float" office:value="260000" calcext:value-type="float">
            <text:p>260000</text:p>
          </table:table-cell>
          <table:table-cell office:value-type="float" office:value="23592960" calcext:value-type="float">
            <text:p>23592960</text:p>
          </table:table-cell>
          <table:table-cell table:formula="of:=[.AK37]/10^9" office:value-type="float" office:value="0.02359296" calcext:value-type="float">
            <text:p>0.0235929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8000" calcext:value-type="float">
            <text:p>48000</text:p>
          </table:table-cell>
          <table:table-cell office:value-type="float" office:value="1048576" calcext:value-type="float">
            <text:p>1048576</text:p>
          </table:table-cell>
          <table:table-cell table:formula="of:=[.J38]/10^9" office:value-type="float" office:value="0.001048576" calcext:value-type="float">
            <text:p>0.001048576</text:p>
          </table:table-cell>
          <table:table-cell table:style-name="ce17" office:value-type="float" office:value="97517568" calcext:value-type="float">
            <text:p>9.75E+07</text:p>
          </table:table-cell>
          <table:table-cell table:formula="of:=[.L38]/10^9" office:value-type="float" office:value="0.097517568" calcext:value-type="float">
            <text:p>0.097517568</text:p>
          </table:table-cell>
          <table:table-cell table:number-columns-repeated="18"/>
          <table:table-cell office:value-type="float" office:value="260000" calcext:value-type="float">
            <text:p>260000</text:p>
          </table:table-cell>
          <table:table-cell office:value-type="float" office:value="167247872" calcext:value-type="float">
            <text:p>167247872</text:p>
          </table:table-cell>
          <table:table-cell table:formula="of:=[.AG38]/10^9" office:value-type="float" office:value="0.167247872" calcext:value-type="float">
            <text:p>0.167247872</text:p>
          </table:table-cell>
          <table:table-cell table:style-name="ce17"/>
          <table:table-cell office:value-type="float" office:value="260000" calcext:value-type="float">
            <text:p>260000</text:p>
          </table:table-cell>
          <table:table-cell office:value-type="float" office:value="24117248" calcext:value-type="float">
            <text:p>24117248</text:p>
          </table:table-cell>
          <table:table-cell table:formula="of:=[.AK38]/10^9" office:value-type="float" office:value="0.024117248" calcext:value-type="float">
            <text:p>0.02411724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8000" calcext:value-type="float">
            <text:p>48000</text:p>
          </table:table-cell>
          <table:table-cell office:value-type="float" office:value="4194304" calcext:value-type="float">
            <text:p>4194304</text:p>
          </table:table-cell>
          <table:table-cell table:formula="of:=[.J39]/10^9" office:value-type="float" office:value="0.004194304" calcext:value-type="float">
            <text:p>0.004194304</text:p>
          </table:table-cell>
          <table:table-cell table:style-name="ce17" office:value-type="float" office:value="78643200" calcext:value-type="float">
            <text:p>7.86E+07</text:p>
          </table:table-cell>
          <table:table-cell table:formula="of:=[.L39]/10^9" office:value-type="float" office:value="0.0786432" calcext:value-type="float">
            <text:p>0.0786432</text:p>
          </table:table-cell>
          <table:table-cell table:number-columns-repeated="18"/>
          <table:table-cell office:value-type="float" office:value="260000" calcext:value-type="float">
            <text:p>260000</text:p>
          </table:table-cell>
          <table:table-cell table:style-name="ce17" office:value-type="float" office:value="180355072" calcext:value-type="float">
            <text:p>1.80E+08</text:p>
          </table:table-cell>
          <table:table-cell table:formula="of:=[.AG39]/10^9" office:value-type="float" office:value="0.180355072" calcext:value-type="float">
            <text:p>0.180355072</text:p>
          </table:table-cell>
          <table:table-cell/>
          <table:table-cell office:value-type="float" office:value="260000" calcext:value-type="float">
            <text:p>260000</text:p>
          </table:table-cell>
          <table:table-cell table:style-name="ce17" office:value-type="float" office:value="24117248" calcext:value-type="float">
            <text:p>2.41E+07</text:p>
          </table:table-cell>
          <table:table-cell table:formula="of:=[.AK39]/10^9" office:value-type="float" office:value="0.024117248" calcext:value-type="float">
            <text:p>0.02411724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AVERAGE([.K32:.K39])" office:value-type="float" office:value="0.003538944" calcext:value-type="float">
            <text:p>0.003538944</text:p>
          </table:table-cell>
          <table:table-cell table:style-name="ce17"/>
          <table:table-cell table:formula="of:=AVERAGE([.M32:.M39])" office:value-type="float" office:value="0.1572864005" calcext:value-type="float">
            <text:p>0.1572864005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8"/>
          <table:table-cell office:value-type="string" calcext:value-type="string">
            <text:p>average</text:p>
          </table:table-cell>
          <table:table-cell table:formula="of:=AVERAGE([.AG32:.AG39])" office:value-type="float" office:value="253689856.5" calcext:value-type="float">
            <text:p>253689856.5</text:p>
          </table:table-cell>
          <table:table-cell table:formula="of:=AVERAGE([.AH32:.AH39])" office:value-type="float" office:value="0.2536898565" calcext:value-type="float">
            <text:p>0.253689856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K32:.AK39])" office:value-type="float" office:value="30343168" calcext:value-type="float">
            <text:p>30343168</text:p>
          </table:table-cell>
          <table:table-cell table:formula="of:=AVERAGE([.AL32:.AL39])" office:value-type="float" office:value="0.030343168" calcext:value-type="float">
            <text:p>0.030343168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office:value-type="float" office:value="7340032" calcext:value-type="float">
            <text:p>7340032</text:p>
          </table:table-cell>
          <table:table-cell table:formula="of:=[.T41]/10^9" office:value-type="float" office:value="0.007340032" calcext:value-type="float">
            <text:p>0.007340032</text:p>
          </table:table-cell>
          <table:table-cell table:style-name="ce17" office:value-type="float" office:value="621281280" calcext:value-type="float">
            <text:p>6.21E+08</text:p>
          </table:table-cell>
          <table:table-cell table:formula="of:=[.V41]/10^9" office:value-type="float" office:value="0.62128128" calcext:value-type="float">
            <text:p>0.62128128</text:p>
          </table:table-cell>
          <table:table-cell table:number-columns-repeated="1001"/>
        </table:table-row>
        <table:table-row table:style-name="ro2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48000" calcext:value-type="float">
            <text:p>48000</text:p>
          </table:table-cell>
          <table:table-cell office:value-type="float" office:value="3932160" calcext:value-type="float">
            <text:p>3932160</text:p>
          </table:table-cell>
          <table:table-cell table:formula="of:=[.T42]/10^9" office:value-type="float" office:value="0.00393216" calcext:value-type="float">
            <text:p>0.00393216</text:p>
          </table:table-cell>
          <table:table-cell table:style-name="ce17" office:value-type="float" office:value="90963968" calcext:value-type="float">
            <text:p>9.10E+07</text:p>
          </table:table-cell>
          <table:table-cell table:formula="of:=[.V42]/10^9" office:value-type="float" office:value="0.090963968" calcext:value-type="float">
            <text:p>0.090963968</text:p>
          </table:table-cell>
          <table:table-cell table:number-columns-repeated="1001"/>
        </table:table-row>
        <table:table-row table:style-name="ro2">
          <table:table-cell table:number-columns-repeated="7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8000" calcext:value-type="float">
            <text:p>48000</text:p>
          </table:table-cell>
          <table:table-cell office:value-type="float" office:value="1310720" calcext:value-type="float">
            <text:p>1310720</text:p>
          </table:table-cell>
          <table:table-cell table:formula="of:=[.T43]/10^9" office:value-type="float" office:value="0.00131072" calcext:value-type="float">
            <text:p>0.00131072</text:p>
          </table:table-cell>
          <table:table-cell table:style-name="ce17" office:value-type="float" office:value="90439680" calcext:value-type="float">
            <text:p>9.04E+07</text:p>
          </table:table-cell>
          <table:table-cell table:formula="of:=[.V43]/10^9" office:value-type="float" office:value="0.09043968" calcext:value-type="float">
            <text:p>0.09043968</text:p>
          </table:table-cell>
          <table:table-cell table:number-columns-repeated="9"/>
          <table:table-cell office:value-type="string" calcext:value-type="string">
            <text:p>GPU Total</text:p>
          </table:table-cell>
          <table:table-cell/>
          <table:table-cell table:style-name="ce17"/>
          <table:table-cell/>
          <table:table-cell office:value-type="string" calcext:value-type="string">
            <text:p>CPU Total</text:p>
          </table:table-cell>
          <table:table-cell table:number-columns-repeated="987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8000" calcext:value-type="float">
            <text:p>98000</text:p>
          </table:table-cell>
          <table:table-cell office:value-type="float" office:value="8388608" calcext:value-type="float">
            <text:p>8388608</text:p>
          </table:table-cell>
          <table:table-cell table:formula="of:=[.J44]/10^9" office:value-type="float" office:value="0.008388608" calcext:value-type="float">
            <text:p>0.008388608</text:p>
          </table:table-cell>
          <table:table-cell table:style-name="ce17" office:value-type="float" office:value="573571070" calcext:value-type="float">
            <text:p>5.74E+08</text:p>
          </table:table-cell>
          <table:table-cell table:formula="of:=[.L44]/10^9" office:value-type="float" office:value="0.57357107" calcext:value-type="float">
            <text:p>0.573571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000" calcext:value-type="float">
            <text:p>48000</text:p>
          </table:table-cell>
          <table:table-cell office:value-type="float" office:value="524288" calcext:value-type="float">
            <text:p>524288</text:p>
          </table:table-cell>
          <table:table-cell table:formula="of:=[.T44]/10^9" office:value-type="float" office:value="0.000524288" calcext:value-type="float">
            <text:p>0.000524288</text:p>
          </table:table-cell>
          <table:table-cell table:style-name="ce17" office:value-type="float" office:value="87293952" calcext:value-type="float">
            <text:p>8.73E+07</text:p>
          </table:table-cell>
          <table:table-cell table:formula="of:=[.V44]/10^9" office:value-type="float" office:value="0.087293952" calcext:value-type="float">
            <text:p>0.087293952</text:p>
          </table:table-cell>
          <table:table-cell table:number-columns-repeated="11"/>
          <table:table-cell table:style-name="ce17"/>
          <table:table-cell table:number-columns-repeated="989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000" calcext:value-type="float">
            <text:p>98000</text:p>
          </table:table-cell>
          <table:table-cell office:value-type="float" office:value="2097152" calcext:value-type="float">
            <text:p>2097152</text:p>
          </table:table-cell>
          <table:table-cell table:formula="of:=[.J45]/10^9" office:value-type="float" office:value="0.002097152" calcext:value-type="float">
            <text:p>0.002097152</text:p>
          </table:table-cell>
          <table:table-cell table:style-name="ce17" office:value-type="float" office:value="88080384" calcext:value-type="float">
            <text:p>8.81E+07</text:p>
          </table:table-cell>
          <table:table-cell table:formula="of:=[.L45]/10^9" office:value-type="float" office:value="0.088080384" calcext:value-type="float">
            <text:p>0.08808038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8000" calcext:value-type="float">
            <text:p>48000</text:p>
          </table:table-cell>
          <table:table-cell office:value-type="float" office:value="262144" calcext:value-type="float">
            <text:p>262144</text:p>
          </table:table-cell>
          <table:table-cell table:formula="of:=[.T45]/10^9" office:value-type="float" office:value="0.000262144" calcext:value-type="float">
            <text:p>0.000262144</text:p>
          </table:table-cell>
          <table:table-cell table:style-name="ce17" office:value-type="float" office:value="89128960" calcext:value-type="float">
            <text:p>8.91E+07</text:p>
          </table:table-cell>
          <table:table-cell table:formula="of:=[.V45]/10^9" office:value-type="float" office:value="0.08912896" calcext:value-type="float">
            <text:p>0.08912896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style-name="ce17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98000" calcext:value-type="float">
            <text:p>98000</text:p>
          </table:table-cell>
          <table:table-cell office:value-type="float" office:value="2097152" calcext:value-type="float">
            <text:p>2097152</text:p>
          </table:table-cell>
          <table:table-cell table:formula="of:=[.J46]/10^9" office:value-type="float" office:value="0.002097152" calcext:value-type="float">
            <text:p>0.002097152</text:p>
          </table:table-cell>
          <table:table-cell table:style-name="ce17" office:value-type="float" office:value="83886080" calcext:value-type="float">
            <text:p>8.39E+07</text:p>
          </table:table-cell>
          <table:table-cell table:formula="of:=[.L46]/10^9" office:value-type="float" office:value="0.08388608" calcext:value-type="float">
            <text:p>0.083886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8000" calcext:value-type="float">
            <text:p>48000</text:p>
          </table:table-cell>
          <table:table-cell office:value-type="float" office:value="262144" calcext:value-type="float">
            <text:p>262144</text:p>
          </table:table-cell>
          <table:table-cell table:formula="of:=[.T46]/10^9" office:value-type="float" office:value="0.000262144" calcext:value-type="float">
            <text:p>0.000262144</text:p>
          </table:table-cell>
          <table:table-cell table:style-name="ce17" office:value-type="float" office:value="80740352" calcext:value-type="float">
            <text:p>8.07E+07</text:p>
          </table:table-cell>
          <table:table-cell table:formula="of:=[.V46]/10^9" office:value-type="float" office:value="0.080740352" calcext:value-type="float">
            <text:p>0.080740352</text:p>
          </table:table-cell>
          <table:table-cell table:number-columns-repeated="8"/>
          <table:table-cell office:value-type="float" office:value="524000" calcext:value-type="float">
            <text:p>524000</text:p>
          </table:table-cell>
          <table:table-cell office:value-type="float" office:value="837287940" calcext:value-type="float">
            <text:p>837287940</text:p>
          </table:table-cell>
          <table:table-cell table:formula="of:=[.AG46]/10^9" office:value-type="float" office:value="0.83728794" calcext:value-type="float">
            <text:p>0.83728794</text:p>
          </table:table-cell>
          <table:table-cell table:style-name="ce17"/>
          <table:table-cell office:value-type="float" office:value="524000" calcext:value-type="float">
            <text:p>524000</text:p>
          </table:table-cell>
          <table:table-cell office:value-type="float" office:value="131072000" calcext:value-type="float">
            <text:p>131072000</text:p>
          </table:table-cell>
          <table:table-cell table:formula="of:=[.AK46]/10^9" office:value-type="float" office:value="0.131072" calcext:value-type="float">
            <text:p>0.131072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98000" calcext:value-type="float">
            <text:p>98000</text:p>
          </table:table-cell>
          <table:table-cell office:value-type="float" office:value="1048576" calcext:value-type="float">
            <text:p>1048576</text:p>
          </table:table-cell>
          <table:table-cell table:formula="of:=[.J47]/10^9" office:value-type="float" office:value="0.001048576" calcext:value-type="float">
            <text:p>0.001048576</text:p>
          </table:table-cell>
          <table:table-cell table:style-name="ce17" office:value-type="float" office:value="89128960" calcext:value-type="float">
            <text:p>8.91E+07</text:p>
          </table:table-cell>
          <table:table-cell table:formula="of:=[.L47]/10^9" office:value-type="float" office:value="0.08912896" calcext:value-type="float">
            <text:p>0.0891289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8000" calcext:value-type="float">
            <text:p>48000</text:p>
          </table:table-cell>
          <table:table-cell office:value-type="float" office:value="262144" calcext:value-type="float">
            <text:p>262144</text:p>
          </table:table-cell>
          <table:table-cell table:formula="of:=[.T47]/10^9" office:value-type="float" office:value="0.000262144" calcext:value-type="float">
            <text:p>0.000262144</text:p>
          </table:table-cell>
          <table:table-cell table:style-name="ce17" office:value-type="float" office:value="81788928" calcext:value-type="float">
            <text:p>8.18E+07</text:p>
          </table:table-cell>
          <table:table-cell table:formula="of:=[.V47]/10^9" office:value-type="float" office:value="0.081788928" calcext:value-type="float">
            <text:p>0.081788928</text:p>
          </table:table-cell>
          <table:table-cell table:number-columns-repeated="8"/>
          <table:table-cell office:value-type="float" office:value="524000" calcext:value-type="float">
            <text:p>524000</text:p>
          </table:table-cell>
          <table:table-cell office:value-type="float" office:value="264241152" calcext:value-type="float">
            <text:p>264241152</text:p>
          </table:table-cell>
          <table:table-cell table:formula="of:=[.AG47]/10^9" office:value-type="float" office:value="0.264241152" calcext:value-type="float">
            <text:p>0.264241152</text:p>
          </table:table-cell>
          <table:table-cell table:style-name="ce17"/>
          <table:table-cell office:value-type="float" office:value="524000" calcext:value-type="float">
            <text:p>524000</text:p>
          </table:table-cell>
          <table:table-cell office:value-type="float" office:value="76021760" calcext:value-type="float">
            <text:p>76021760</text:p>
          </table:table-cell>
          <table:table-cell table:formula="of:=[.AK47]/10^9" office:value-type="float" office:value="0.07602176" calcext:value-type="float">
            <text:p>0.0760217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98000" calcext:value-type="float">
            <text:p>98000</text:p>
          </table:table-cell>
          <table:table-cell office:value-type="float" office:value="1048576" calcext:value-type="float">
            <text:p>1048576</text:p>
          </table:table-cell>
          <table:table-cell table:formula="of:=[.J48]/10^9" office:value-type="float" office:value="0.001048576" calcext:value-type="float">
            <text:p>0.001048576</text:p>
          </table:table-cell>
          <table:table-cell table:style-name="ce17" office:value-type="float" office:value="87031808" calcext:value-type="float">
            <text:p>8.70E+07</text:p>
          </table:table-cell>
          <table:table-cell table:formula="of:=[.L48]/10^9" office:value-type="float" office:value="0.087031808" calcext:value-type="float">
            <text:p>0.0870318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8000" calcext:value-type="float">
            <text:p>48000</text:p>
          </table:table-cell>
          <table:table-cell office:value-type="float" office:value="262144" calcext:value-type="float">
            <text:p>262144</text:p>
          </table:table-cell>
          <table:table-cell table:formula="of:=[.T48]/10^9" office:value-type="float" office:value="0.000262144" calcext:value-type="float">
            <text:p>0.000262144</text:p>
          </table:table-cell>
          <table:table-cell table:style-name="ce17" office:value-type="float" office:value="92274688" calcext:value-type="float">
            <text:p>9.23E+07</text:p>
          </table:table-cell>
          <table:table-cell table:formula="of:=[.V48]/10^9" office:value-type="float" office:value="0.092274688" calcext:value-type="float">
            <text:p>0.092274688</text:p>
          </table:table-cell>
          <table:table-cell table:number-columns-repeated="8"/>
          <table:table-cell office:value-type="float" office:value="524000" calcext:value-type="float">
            <text:p>524000</text:p>
          </table:table-cell>
          <table:table-cell office:value-type="float" office:value="200278016" calcext:value-type="float">
            <text:p>200278016</text:p>
          </table:table-cell>
          <table:table-cell table:formula="of:=[.AG48]/10^9" office:value-type="float" office:value="0.200278016" calcext:value-type="float">
            <text:p>0.200278016</text:p>
          </table:table-cell>
          <table:table-cell table:style-name="ce17"/>
          <table:table-cell office:value-type="float" office:value="524000" calcext:value-type="float">
            <text:p>524000</text:p>
          </table:table-cell>
          <table:table-cell office:value-type="float" office:value="69730304" calcext:value-type="float">
            <text:p>69730304</text:p>
          </table:table-cell>
          <table:table-cell table:formula="of:=[.AK48]/10^9" office:value-type="float" office:value="0.069730304" calcext:value-type="float">
            <text:p>0.069730304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98000" calcext:value-type="float">
            <text:p>98000</text:p>
          </table:table-cell>
          <table:table-cell office:value-type="float" office:value="1048576" calcext:value-type="float">
            <text:p>1048576</text:p>
          </table:table-cell>
          <table:table-cell table:formula="of:=[.J49]/10^9" office:value-type="float" office:value="0.001048576" calcext:value-type="float">
            <text:p>0.001048576</text:p>
          </table:table-cell>
          <table:table-cell table:style-name="ce17" office:value-type="float" office:value="88080384" calcext:value-type="float">
            <text:p>8.81E+07</text:p>
          </table:table-cell>
          <table:table-cell table:formula="of:=[.L49]/10^9" office:value-type="float" office:value="0.088080384" calcext:value-type="float">
            <text:p>0.088080384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AVERAGE([.U41:.U48])" office:value-type="float" office:value="0.001769472" calcext:value-type="float">
            <text:p>0.001769472</text:p>
          </table:table-cell>
          <table:table-cell table:style-name="ce17"/>
          <table:table-cell table:formula="of:=AVERAGE([.W41:.W48])" office:value-type="float" office:value="0.154238976" calcext:value-type="float">
            <text:p>0.154238976</text:p>
          </table:table-cell>
          <table:table-cell table:number-columns-repeated="8"/>
          <table:table-cell office:value-type="float" office:value="524000" calcext:value-type="float">
            <text:p>524000</text:p>
          </table:table-cell>
          <table:table-cell office:value-type="float" office:value="197656576" calcext:value-type="float">
            <text:p>197656576</text:p>
          </table:table-cell>
          <table:table-cell table:formula="of:=[.AG49]/10^9" office:value-type="float" office:value="0.197656576" calcext:value-type="float">
            <text:p>0.197656576</text:p>
          </table:table-cell>
          <table:table-cell table:style-name="ce17"/>
          <table:table-cell office:value-type="float" office:value="524000" calcext:value-type="float">
            <text:p>524000</text:p>
          </table:table-cell>
          <table:table-cell office:value-type="float" office:value="58720256" calcext:value-type="float">
            <text:p>58720256</text:p>
          </table:table-cell>
          <table:table-cell table:formula="of:=[.AK49]/10^9" office:value-type="float" office:value="0.058720256" calcext:value-type="float">
            <text:p>0.05872025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98000" calcext:value-type="float">
            <text:p>98000</text:p>
          </table:table-cell>
          <table:table-cell office:value-type="float" office:value="1048576" calcext:value-type="float">
            <text:p>1048576</text:p>
          </table:table-cell>
          <table:table-cell table:formula="of:=[.J50]/10^9" office:value-type="float" office:value="0.001048576" calcext:value-type="float">
            <text:p>0.001048576</text:p>
          </table:table-cell>
          <table:table-cell table:style-name="ce17" office:value-type="float" office:value="87031808" calcext:value-type="float">
            <text:p>8.70E+07</text:p>
          </table:table-cell>
          <table:table-cell table:formula="of:=[.L50]/10^9" office:value-type="float" office:value="0.087031808" calcext:value-type="float">
            <text:p>0.087031808</text:p>
          </table:table-cell>
          <table:table-cell table:number-columns-repeated="18"/>
          <table:table-cell office:value-type="float" office:value="524000" calcext:value-type="float">
            <text:p>524000</text:p>
          </table:table-cell>
          <table:table-cell office:value-type="float" office:value="199229440" calcext:value-type="float">
            <text:p>199229440</text:p>
          </table:table-cell>
          <table:table-cell table:formula="of:=[.AG50]/10^9" office:value-type="float" office:value="0.19922944" calcext:value-type="float">
            <text:p>0.19922944</text:p>
          </table:table-cell>
          <table:table-cell table:style-name="ce17"/>
          <table:table-cell office:value-type="float" office:value="524000" calcext:value-type="float">
            <text:p>524000</text:p>
          </table:table-cell>
          <table:table-cell office:value-type="float" office:value="44564480" calcext:value-type="float">
            <text:p>44564480</text:p>
          </table:table-cell>
          <table:table-cell table:formula="of:=[.AK50]/10^9" office:value-type="float" office:value="0.04456448" calcext:value-type="float">
            <text:p>0.0445644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8000" calcext:value-type="float">
            <text:p>98000</text:p>
          </table:table-cell>
          <table:table-cell office:value-type="float" office:value="2097152" calcext:value-type="float">
            <text:p>2097152</text:p>
          </table:table-cell>
          <table:table-cell table:formula="of:=[.J51]/10^9" office:value-type="float" office:value="0.002097152" calcext:value-type="float">
            <text:p>0.002097152</text:p>
          </table:table-cell>
          <table:table-cell table:style-name="ce17" office:value-type="float" office:value="87031808" calcext:value-type="float">
            <text:p>8.70E+07</text:p>
          </table:table-cell>
          <table:table-cell table:formula="of:=[.L51]/10^9" office:value-type="float" office:value="0.087031808" calcext:value-type="float">
            <text:p>0.087031808</text:p>
          </table:table-cell>
          <table:table-cell table:number-columns-repeated="18"/>
          <table:table-cell office:value-type="float" office:value="524000" calcext:value-type="float">
            <text:p>524000</text:p>
          </table:table-cell>
          <table:table-cell office:value-type="float" office:value="199229440" calcext:value-type="float">
            <text:p>199229440</text:p>
          </table:table-cell>
          <table:table-cell table:formula="of:=[.AG51]/10^9" office:value-type="float" office:value="0.19922944" calcext:value-type="float">
            <text:p>0.19922944</text:p>
          </table:table-cell>
          <table:table-cell table:style-name="ce17"/>
          <table:table-cell office:value-type="float" office:value="524000" calcext:value-type="float">
            <text:p>524000</text:p>
          </table:table-cell>
          <table:table-cell office:value-type="float" office:value="56098816" calcext:value-type="float">
            <text:p>56098816</text:p>
          </table:table-cell>
          <table:table-cell table:formula="of:=[.AK51]/10^9" office:value-type="float" office:value="0.056098816" calcext:value-type="float">
            <text:p>0.056098816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AVERAGE([.K44:.K51])" office:value-type="float" office:value="0.002359296" calcext:value-type="float">
            <text:p>0.002359296</text:p>
          </table:table-cell>
          <table:table-cell table:style-name="ce17"/>
          <table:table-cell table:formula="of:=AVERAGE([.M44:.M51])" office:value-type="float" office:value="0.14798028775" calcext:value-type="float">
            <text:p>0.14798028775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8"/>
          <table:table-cell office:value-type="float" office:value="524000" calcext:value-type="float">
            <text:p>524000</text:p>
          </table:table-cell>
          <table:table-cell office:value-type="float" office:value="200802304" calcext:value-type="float">
            <text:p>200802304</text:p>
          </table:table-cell>
          <table:table-cell table:formula="of:=[.AG52]/10^9" office:value-type="float" office:value="0.200802304" calcext:value-type="float">
            <text:p>0.200802304</text:p>
          </table:table-cell>
          <table:table-cell/>
          <table:table-cell office:value-type="float" office:value="524000" calcext:value-type="float">
            <text:p>524000</text:p>
          </table:table-cell>
          <table:table-cell office:value-type="float" office:value="35651584" calcext:value-type="float">
            <text:p>35651584</text:p>
          </table:table-cell>
          <table:table-cell table:formula="of:=[.AK52]/10^9" office:value-type="float" office:value="0.035651584" calcext:value-type="float">
            <text:p>0.035651584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98000" calcext:value-type="float">
            <text:p>98000</text:p>
          </table:table-cell>
          <table:table-cell table:style-name="ce17" office:value-type="float" office:value="11272192" calcext:value-type="float">
            <text:p>1.13E+07</text:p>
          </table:table-cell>
          <table:table-cell table:formula="of:=[.T53]/10^9" office:value-type="float" office:value="0.011272192" calcext:value-type="float">
            <text:p>0.011272192</text:p>
          </table:table-cell>
          <table:table-cell table:style-name="ce17" office:value-type="float" office:value="606339070" calcext:value-type="float">
            <text:p>6.06E+08</text:p>
          </table:table-cell>
          <table:table-cell table:formula="of:=[.V53]/10^9" office:value-type="float" office:value="0.60633907" calcext:value-type="float">
            <text:p>0.60633907</text:p>
          </table:table-cell>
          <table:table-cell table:number-columns-repeated="8"/>
          <table:table-cell office:value-type="float" office:value="524000" calcext:value-type="float">
            <text:p>524000</text:p>
          </table:table-cell>
          <table:table-cell table:style-name="ce17" office:value-type="float" office:value="206569472" calcext:value-type="float">
            <text:p>2.07E+08</text:p>
          </table:table-cell>
          <table:table-cell table:formula="of:=[.AG53]/10^9" office:value-type="float" office:value="0.206569472" calcext:value-type="float">
            <text:p>0.206569472</text:p>
          </table:table-cell>
          <table:table-cell/>
          <table:table-cell office:value-type="float" office:value="524000" calcext:value-type="float">
            <text:p>524000</text:p>
          </table:table-cell>
          <table:table-cell table:style-name="ce17" office:value-type="float" office:value="48234496" calcext:value-type="float">
            <text:p>4.82E+07</text:p>
          </table:table-cell>
          <table:table-cell table:formula="of:=[.AK53]/10^9" office:value-type="float" office:value="0.048234496" calcext:value-type="float">
            <text:p>0.048234496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98000" calcext:value-type="float">
            <text:p>98000</text:p>
          </table:table-cell>
          <table:table-cell office:value-type="float" office:value="3407872" calcext:value-type="float">
            <text:p>3407872</text:p>
          </table:table-cell>
          <table:table-cell table:formula="of:=[.T54]/10^9" office:value-type="float" office:value="0.003407872" calcext:value-type="float">
            <text:p>0.003407872</text:p>
          </table:table-cell>
          <table:table-cell table:style-name="ce17" office:value-type="float" office:value="88080384" calcext:value-type="float">
            <text:p>8.81E+07</text:p>
          </table:table-cell>
          <table:table-cell table:formula="of:=[.V54]/10^9" office:value-type="float" office:value="0.088080384" calcext:value-type="float">
            <text:p>0.088080384</text:p>
          </table:table-cell>
          <table:table-cell table:number-columns-repeated="8"/>
          <table:table-cell office:value-type="string" calcext:value-type="string">
            <text:p>average</text:p>
          </table:table-cell>
          <table:table-cell table:formula="of:=AVERAGE([.AG46:.AG53])" office:value-type="float" office:value="288161792.5" calcext:value-type="float">
            <text:p>288161792.5</text:p>
          </table:table-cell>
          <table:table-cell table:formula="of:=AVERAGE([.AH46:.AH53])" office:value-type="float" office:value="0.2881617925" calcext:value-type="float">
            <text:p>0.28816179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K46:.AK53])" office:value-type="float" office:value="65011712" calcext:value-type="float">
            <text:p>65011712</text:p>
          </table:table-cell>
          <table:table-cell table:formula="of:=AVERAGE([.AL46:.AL53])" office:value-type="float" office:value="0.065011712" calcext:value-type="float">
            <text:p>0.065011712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8000" calcext:value-type="float">
            <text:p>98000</text:p>
          </table:table-cell>
          <table:table-cell office:value-type="float" office:value="1310720" calcext:value-type="float">
            <text:p>1310720</text:p>
          </table:table-cell>
          <table:table-cell table:formula="of:=[.T55]/10^9" office:value-type="float" office:value="0.00131072" calcext:value-type="float">
            <text:p>0.00131072</text:p>
          </table:table-cell>
          <table:table-cell table:style-name="ce17" office:value-type="float" office:value="88342528" calcext:value-type="float">
            <text:p>8.83E+07</text:p>
          </table:table-cell>
          <table:table-cell table:formula="of:=[.V55]/10^9" office:value-type="float" office:value="0.088342528" calcext:value-type="float">
            <text:p>0.088342528</text:p>
          </table:table-cell>
          <table:table-cell table:number-columns-repeated="9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87"/>
        </table:table-row>
        <table:table-row table:style-name="ro2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98000" calcext:value-type="float">
            <text:p>98000</text:p>
          </table:table-cell>
          <table:table-cell office:value-type="float" office:value="786432" calcext:value-type="float">
            <text:p>786432</text:p>
          </table:table-cell>
          <table:table-cell table:formula="of:=[.T56]/10^9" office:value-type="float" office:value="0.000786432" calcext:value-type="float">
            <text:p>0.000786432</text:p>
          </table:table-cell>
          <table:table-cell table:style-name="ce17" office:value-type="float" office:value="84934656" calcext:value-type="float">
            <text:p>8.49E+07</text:p>
          </table:table-cell>
          <table:table-cell table:formula="of:=[.V56]/10^9" office:value-type="float" office:value="0.084934656" calcext:value-type="float">
            <text:p>0.084934656</text:p>
          </table:table-cell>
          <table:table-cell table:number-columns-repeated="11"/>
          <table:table-cell table:style-name="ce17"/>
          <table:table-cell table:number-columns-repeated="989"/>
        </table:table-row>
        <table:table-row table:style-name="ro2">
          <table:table-cell table:number-columns-repeated="7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8000" calcext:value-type="float">
            <text:p>98000</text:p>
          </table:table-cell>
          <table:table-cell office:value-type="float" office:value="786432" calcext:value-type="float">
            <text:p>786432</text:p>
          </table:table-cell>
          <table:table-cell table:formula="of:=[.T57]/10^9" office:value-type="float" office:value="0.000786432" calcext:value-type="float">
            <text:p>0.000786432</text:p>
          </table:table-cell>
          <table:table-cell table:style-name="ce17" office:value-type="float" office:value="88604672" calcext:value-type="float">
            <text:p>8.86E+07</text:p>
          </table:table-cell>
          <table:table-cell table:formula="of:=[.V57]/10^9" office:value-type="float" office:value="0.088604672" calcext:value-type="float">
            <text:p>0.088604672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style-name="ce17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96000" calcext:value-type="float">
            <text:p>196000</text:p>
          </table:table-cell>
          <table:table-cell table:style-name="ce17" office:value-type="float" office:value="11534336" calcext:value-type="float">
            <text:p>1.15E+07</text:p>
          </table:table-cell>
          <table:table-cell table:formula="of:=[.J58]/10^9" office:value-type="float" office:value="0.011534336" calcext:value-type="float">
            <text:p>0.011534336</text:p>
          </table:table-cell>
          <table:table-cell table:style-name="ce17" office:value-type="float" office:value="619708420" calcext:value-type="float">
            <text:p>6.20E+08</text:p>
          </table:table-cell>
          <table:table-cell table:formula="of:=[.L58]/10^9" office:value-type="float" office:value="0.61970842" calcext:value-type="float">
            <text:p>0.6197084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98000" calcext:value-type="float">
            <text:p>98000</text:p>
          </table:table-cell>
          <table:table-cell office:value-type="float" office:value="786432" calcext:value-type="float">
            <text:p>786432</text:p>
          </table:table-cell>
          <table:table-cell table:formula="of:=[.T58]/10^9" office:value-type="float" office:value="0.000786432" calcext:value-type="float">
            <text:p>0.000786432</text:p>
          </table:table-cell>
          <table:table-cell table:style-name="ce17" office:value-type="float" office:value="84148224" calcext:value-type="float">
            <text:p>8.41E+07</text:p>
          </table:table-cell>
          <table:table-cell table:formula="of:=[.V58]/10^9" office:value-type="float" office:value="0.084148224" calcext:value-type="float">
            <text:p>0.084148224</text:p>
          </table:table-cell>
          <table:table-cell table:number-columns-repeated="8"/>
          <table:table-cell office:value-type="float" office:value="1048000" calcext:value-type="float">
            <text:p>1048000</text:p>
          </table:table-cell>
          <table:table-cell office:value-type="float" office:value="922222590" calcext:value-type="float">
            <text:p>922222590</text:p>
          </table:table-cell>
          <table:table-cell table:formula="of:=[.AG58]/10^9" office:value-type="float" office:value="0.92222259" calcext:value-type="float">
            <text:p>0.92222259</text:p>
          </table:table-cell>
          <table:table-cell table:style-name="ce17"/>
          <table:table-cell office:value-type="float" office:value="1048000" calcext:value-type="float">
            <text:p>1048000</text:p>
          </table:table-cell>
          <table:table-cell office:value-type="float" office:value="152043520" calcext:value-type="float">
            <text:p>152043520</text:p>
          </table:table-cell>
          <table:table-cell table:formula="of:=[.AK58]/10^9" office:value-type="float" office:value="0.15204352" calcext:value-type="float">
            <text:p>0.15204352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96000" calcext:value-type="float">
            <text:p>196000</text:p>
          </table:table-cell>
          <table:table-cell office:value-type="float" office:value="2097152" calcext:value-type="float">
            <text:p>2097152</text:p>
          </table:table-cell>
          <table:table-cell table:formula="of:=[.J59]/10^9" office:value-type="float" office:value="0.002097152" calcext:value-type="float">
            <text:p>0.002097152</text:p>
          </table:table-cell>
          <table:table-cell table:style-name="ce17" office:value-type="float" office:value="93323264" calcext:value-type="float">
            <text:p>9.33E+07</text:p>
          </table:table-cell>
          <table:table-cell table:formula="of:=[.L59]/10^9" office:value-type="float" office:value="0.093323264" calcext:value-type="float">
            <text:p>0.09332326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98000" calcext:value-type="float">
            <text:p>98000</text:p>
          </table:table-cell>
          <table:table-cell office:value-type="float" office:value="786432" calcext:value-type="float">
            <text:p>786432</text:p>
          </table:table-cell>
          <table:table-cell table:formula="of:=[.T59]/10^9" office:value-type="float" office:value="0.000786432" calcext:value-type="float">
            <text:p>0.000786432</text:p>
          </table:table-cell>
          <table:table-cell table:style-name="ce17" office:value-type="float" office:value="84148224" calcext:value-type="float">
            <text:p>8.41E+07</text:p>
          </table:table-cell>
          <table:table-cell table:formula="of:=[.V59]/10^9" office:value-type="float" office:value="0.084148224" calcext:value-type="float">
            <text:p>0.084148224</text:p>
          </table:table-cell>
          <table:table-cell table:number-columns-repeated="8"/>
          <table:table-cell office:value-type="float" office:value="1048000" calcext:value-type="float">
            <text:p>1048000</text:p>
          </table:table-cell>
          <table:table-cell office:value-type="float" office:value="317718528" calcext:value-type="float">
            <text:p>317718528</text:p>
          </table:table-cell>
          <table:table-cell table:formula="of:=[.AG59]/10^9" office:value-type="float" office:value="0.317718528" calcext:value-type="float">
            <text:p>0.317718528</text:p>
          </table:table-cell>
          <table:table-cell table:style-name="ce17"/>
          <table:table-cell office:value-type="float" office:value="1048000" calcext:value-type="float">
            <text:p>1048000</text:p>
          </table:table-cell>
          <table:table-cell office:value-type="float" office:value="165675008" calcext:value-type="float">
            <text:p>165675008</text:p>
          </table:table-cell>
          <table:table-cell table:formula="of:=[.AK59]/10^9" office:value-type="float" office:value="0.165675008" calcext:value-type="float">
            <text:p>0.16567500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96000" calcext:value-type="float">
            <text:p>196000</text:p>
          </table:table-cell>
          <table:table-cell office:value-type="float" office:value="1048576" calcext:value-type="float">
            <text:p>1048576</text:p>
          </table:table-cell>
          <table:table-cell table:formula="of:=[.J60]/10^9" office:value-type="float" office:value="0.001048576" calcext:value-type="float">
            <text:p>0.001048576</text:p>
          </table:table-cell>
          <table:table-cell table:style-name="ce17" office:value-type="float" office:value="87031808" calcext:value-type="float">
            <text:p>8.70E+07</text:p>
          </table:table-cell>
          <table:table-cell table:formula="of:=[.L60]/10^9" office:value-type="float" office:value="0.087031808" calcext:value-type="float">
            <text:p>0.0870318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8000" calcext:value-type="float">
            <text:p>98000</text:p>
          </table:table-cell>
          <table:table-cell office:value-type="float" office:value="786432" calcext:value-type="float">
            <text:p>786432</text:p>
          </table:table-cell>
          <table:table-cell table:formula="of:=[.T60]/10^9" office:value-type="float" office:value="0.000786432" calcext:value-type="float">
            <text:p>0.000786432</text:p>
          </table:table-cell>
          <table:table-cell table:style-name="ce17" office:value-type="float" office:value="80478208" calcext:value-type="float">
            <text:p>8.05E+07</text:p>
          </table:table-cell>
          <table:table-cell table:formula="of:=[.V60]/10^9" office:value-type="float" office:value="0.080478208" calcext:value-type="float">
            <text:p>0.080478208</text:p>
          </table:table-cell>
          <table:table-cell table:number-columns-repeated="8"/>
          <table:table-cell office:value-type="float" office:value="1048000" calcext:value-type="float">
            <text:p>1048000</text:p>
          </table:table-cell>
          <table:table-cell office:value-type="float" office:value="256376832" calcext:value-type="float">
            <text:p>256376832</text:p>
          </table:table-cell>
          <table:table-cell table:formula="of:=[.AG60]/10^9" office:value-type="float" office:value="0.256376832" calcext:value-type="float">
            <text:p>0.256376832</text:p>
          </table:table-cell>
          <table:table-cell table:style-name="ce17"/>
          <table:table-cell office:value-type="float" office:value="1048000" calcext:value-type="float">
            <text:p>1048000</text:p>
          </table:table-cell>
          <table:table-cell office:value-type="float" office:value="100139008" calcext:value-type="float">
            <text:p>100139008</text:p>
          </table:table-cell>
          <table:table-cell table:formula="of:=[.AK60]/10^9" office:value-type="float" office:value="0.100139008" calcext:value-type="float">
            <text:p>0.10013900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96000" calcext:value-type="float">
            <text:p>196000</text:p>
          </table:table-cell>
          <table:table-cell office:value-type="float" office:value="2097152" calcext:value-type="float">
            <text:p>2097152</text:p>
          </table:table-cell>
          <table:table-cell table:formula="of:=[.J61]/10^9" office:value-type="float" office:value="0.002097152" calcext:value-type="float">
            <text:p>0.002097152</text:p>
          </table:table-cell>
          <table:table-cell table:style-name="ce17" office:value-type="float" office:value="88080384" calcext:value-type="float">
            <text:p>8.81E+07</text:p>
          </table:table-cell>
          <table:table-cell table:formula="of:=[.L61]/10^9" office:value-type="float" office:value="0.088080384" calcext:value-type="float">
            <text:p>0.088080384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AVERAGE([.U53:.U60])" office:value-type="float" office:value="0.002490368" calcext:value-type="float">
            <text:p>0.002490368</text:p>
          </table:table-cell>
          <table:table-cell table:style-name="ce17"/>
          <table:table-cell table:formula="of:=AVERAGE([.W53:.W60])" office:value-type="float" office:value="0.15063449575" calcext:value-type="float">
            <text:p>0.15063449575</text:p>
          </table:table-cell>
          <table:table-cell table:number-columns-repeated="8"/>
          <table:table-cell office:value-type="float" office:value="1048000" calcext:value-type="float">
            <text:p>1048000</text:p>
          </table:table-cell>
          <table:table-cell office:value-type="float" office:value="224919552" calcext:value-type="float">
            <text:p>224919552</text:p>
          </table:table-cell>
          <table:table-cell table:formula="of:=[.AG61]/10^9" office:value-type="float" office:value="0.224919552" calcext:value-type="float">
            <text:p>0.224919552</text:p>
          </table:table-cell>
          <table:table-cell table:style-name="ce17"/>
          <table:table-cell office:value-type="float" office:value="1048000" calcext:value-type="float">
            <text:p>1048000</text:p>
          </table:table-cell>
          <table:table-cell office:value-type="float" office:value="106430464" calcext:value-type="float">
            <text:p>106430464</text:p>
          </table:table-cell>
          <table:table-cell table:formula="of:=[.AK61]/10^9" office:value-type="float" office:value="0.106430464" calcext:value-type="float">
            <text:p>0.106430464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96000" calcext:value-type="float">
            <text:p>196000</text:p>
          </table:table-cell>
          <table:table-cell office:value-type="float" office:value="1048576" calcext:value-type="float">
            <text:p>1048576</text:p>
          </table:table-cell>
          <table:table-cell table:formula="of:=[.J62]/10^9" office:value-type="float" office:value="0.001048576" calcext:value-type="float">
            <text:p>0.001048576</text:p>
          </table:table-cell>
          <table:table-cell table:style-name="ce17" office:value-type="float" office:value="98566144" calcext:value-type="float">
            <text:p>9.86E+07</text:p>
          </table:table-cell>
          <table:table-cell table:formula="of:=[.L62]/10^9" office:value-type="float" office:value="0.098566144" calcext:value-type="float">
            <text:p>0.098566144</text:p>
          </table:table-cell>
          <table:table-cell table:number-columns-repeated="18"/>
          <table:table-cell office:value-type="float" office:value="1048000" calcext:value-type="float">
            <text:p>1048000</text:p>
          </table:table-cell>
          <table:table-cell office:value-type="float" office:value="265289728" calcext:value-type="float">
            <text:p>265289728</text:p>
          </table:table-cell>
          <table:table-cell table:formula="of:=[.AG62]/10^9" office:value-type="float" office:value="0.265289728" calcext:value-type="float">
            <text:p>0.265289728</text:p>
          </table:table-cell>
          <table:table-cell table:style-name="ce17"/>
          <table:table-cell office:value-type="float" office:value="1048000" calcext:value-type="float">
            <text:p>1048000</text:p>
          </table:table-cell>
          <table:table-cell office:value-type="float" office:value="106430464" calcext:value-type="float">
            <text:p>106430464</text:p>
          </table:table-cell>
          <table:table-cell table:formula="of:=[.AK62]/10^9" office:value-type="float" office:value="0.106430464" calcext:value-type="float">
            <text:p>0.106430464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96000" calcext:value-type="float">
            <text:p>196000</text:p>
          </table:table-cell>
          <table:table-cell office:value-type="float" office:value="2097152" calcext:value-type="float">
            <text:p>2097152</text:p>
          </table:table-cell>
          <table:table-cell table:formula="of:=[.J63]/10^9" office:value-type="float" office:value="0.002097152" calcext:value-type="float">
            <text:p>0.002097152</text:p>
          </table:table-cell>
          <table:table-cell table:style-name="ce17" office:value-type="float" office:value="89128960" calcext:value-type="float">
            <text:p>8.91E+07</text:p>
          </table:table-cell>
          <table:table-cell table:formula="of:=[.L63]/10^9" office:value-type="float" office:value="0.08912896" calcext:value-type="float">
            <text:p>0.08912896</text:p>
          </table:table-cell>
          <table:table-cell table:number-columns-repeated="18"/>
          <table:table-cell office:value-type="float" office:value="1048000" calcext:value-type="float">
            <text:p>1048000</text:p>
          </table:table-cell>
          <table:table-cell office:value-type="float" office:value="252182528" calcext:value-type="float">
            <text:p>252182528</text:p>
          </table:table-cell>
          <table:table-cell table:formula="of:=[.AG63]/10^9" office:value-type="float" office:value="0.252182528" calcext:value-type="float">
            <text:p>0.252182528</text:p>
          </table:table-cell>
          <table:table-cell table:style-name="ce17"/>
          <table:table-cell office:value-type="float" office:value="1048000" calcext:value-type="float">
            <text:p>1048000</text:p>
          </table:table-cell>
          <table:table-cell office:value-type="float" office:value="99090432" calcext:value-type="float">
            <text:p>99090432</text:p>
          </table:table-cell>
          <table:table-cell table:formula="of:=[.AK63]/10^9" office:value-type="float" office:value="0.099090432" calcext:value-type="float">
            <text:p>0.099090432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96000" calcext:value-type="float">
            <text:p>196000</text:p>
          </table:table-cell>
          <table:table-cell office:value-type="float" office:value="2097152" calcext:value-type="float">
            <text:p>2097152</text:p>
          </table:table-cell>
          <table:table-cell table:formula="of:=[.J64]/10^9" office:value-type="float" office:value="0.002097152" calcext:value-type="float">
            <text:p>0.002097152</text:p>
          </table:table-cell>
          <table:table-cell table:style-name="ce17" office:value-type="float" office:value="103809024" calcext:value-type="float">
            <text:p>1.04E+08</text:p>
          </table:table-cell>
          <table:table-cell table:formula="of:=[.L64]/10^9" office:value-type="float" office:value="0.103809024" calcext:value-type="float">
            <text:p>0.103809024</text:p>
          </table:table-cell>
          <table:table-cell table:number-columns-repeated="18"/>
          <table:table-cell office:value-type="float" office:value="1048000" calcext:value-type="float">
            <text:p>1048000</text:p>
          </table:table-cell>
          <table:table-cell office:value-type="float" office:value="259522560" calcext:value-type="float">
            <text:p>259522560</text:p>
          </table:table-cell>
          <table:table-cell table:formula="of:=[.AG64]/10^9" office:value-type="float" office:value="0.25952256" calcext:value-type="float">
            <text:p>0.25952256</text:p>
          </table:table-cell>
          <table:table-cell/>
          <table:table-cell office:value-type="float" office:value="1048000" calcext:value-type="float">
            <text:p>1048000</text:p>
          </table:table-cell>
          <table:table-cell office:value-type="float" office:value="136314880" calcext:value-type="float">
            <text:p>136314880</text:p>
          </table:table-cell>
          <table:table-cell table:formula="of:=[.AK64]/10^9" office:value-type="float" office:value="0.13631488" calcext:value-type="float">
            <text:p>0.13631488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96000" calcext:value-type="float">
            <text:p>196000</text:p>
          </table:table-cell>
          <table:table-cell office:value-type="float" office:value="1048576" calcext:value-type="float">
            <text:p>1048576</text:p>
          </table:table-cell>
          <table:table-cell table:formula="of:=[.J65]/10^9" office:value-type="float" office:value="0.001048576" calcext:value-type="float">
            <text:p>0.001048576</text:p>
          </table:table-cell>
          <table:table-cell table:style-name="ce17" office:value-type="float" office:value="87031808" calcext:value-type="float">
            <text:p>8.70E+07</text:p>
          </table:table-cell>
          <table:table-cell table:formula="of:=[.L65]/10^9" office:value-type="float" office:value="0.087031808" calcext:value-type="float">
            <text:p>0.087031808</text:p>
          </table:table-cell>
          <table:table-cell table:number-columns-repeated="18"/>
          <table:table-cell office:value-type="float" office:value="1048000" calcext:value-type="float">
            <text:p>1048000</text:p>
          </table:table-cell>
          <table:table-cell table:style-name="ce17" office:value-type="float" office:value="224395264" calcext:value-type="float">
            <text:p>2.24E+08</text:p>
          </table:table-cell>
          <table:table-cell table:formula="of:=[.AG65]/10^9" office:value-type="float" office:value="0.224395264" calcext:value-type="float">
            <text:p>0.224395264</text:p>
          </table:table-cell>
          <table:table-cell/>
          <table:table-cell office:value-type="float" office:value="1048000" calcext:value-type="float">
            <text:p>1048000</text:p>
          </table:table-cell>
          <table:table-cell table:style-name="ce17" office:value-type="float" office:value="68157440" calcext:value-type="float">
            <text:p>6.82E+07</text:p>
          </table:table-cell>
          <table:table-cell table:formula="of:=[.AK65]/10^9" office:value-type="float" office:value="0.06815744" calcext:value-type="float">
            <text:p>0.06815744</text:p>
          </table:table-cell>
          <table:table-cell table:number-columns-repeated="986"/>
        </table:table-row>
        <table:table-row table:style-name="ro2">
          <table:table-cell table:number-columns-repeated="7"/>
          <table:table-cell office:value-type="string" calcext:value-type="string">
            <text:p>Average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AVERAGE([.K58:.K65])" office:value-type="float" office:value="0.002883584" calcext:value-type="float">
            <text:p>0.002883584</text:p>
          </table:table-cell>
          <table:table-cell table:style-name="ce17"/>
          <table:table-cell table:formula="of:=AVERAGE([.M58:.M65])" office:value-type="float" office:value="0.1583349765" calcext:value-type="float">
            <text:p>0.1583349765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8"/>
          <table:table-cell office:value-type="string" calcext:value-type="string">
            <text:p>average</text:p>
          </table:table-cell>
          <table:table-cell table:formula="of:=AVERAGE([.AG58:.AG65])" office:value-type="float" office:value="340328447.75" calcext:value-type="float">
            <text:p>340328447.75</text:p>
          </table:table-cell>
          <table:table-cell table:formula="of:=AVERAGE([.AH58:.AH65])" office:value-type="float" office:value="0.34032844775" calcext:value-type="float">
            <text:p>0.340328447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K58:.AK65])" office:value-type="float" office:value="116785152" calcext:value-type="float">
            <text:p>116785152</text:p>
          </table:table-cell>
          <table:table-cell table:formula="of:=AVERAGE([.AL58:.AL65])" office:value-type="float" office:value="0.116785152" calcext:value-type="float">
            <text:p>0.116785152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196000" calcext:value-type="float">
            <text:p>196000</text:p>
          </table:table-cell>
          <table:table-cell table:style-name="ce17" office:value-type="float" office:value="14417920" calcext:value-type="float">
            <text:p>1.44E+07</text:p>
          </table:table-cell>
          <table:table-cell table:formula="of:=[.T67]/10^9" office:value-type="float" office:value="0.01441792" calcext:value-type="float">
            <text:p>0.01441792</text:p>
          </table:table-cell>
          <table:table-cell table:style-name="ce17" office:value-type="float" office:value="631242750" calcext:value-type="float">
            <text:p>6.31E+08</text:p>
          </table:table-cell>
          <table:table-cell table:formula="of:=[.V67]/10^9" office:value-type="float" office:value="0.63124275" calcext:value-type="float">
            <text:p>0.63124275</text:p>
          </table:table-cell>
          <table:table-cell table:number-columns-repeated="1001"/>
        </table:table-row>
        <table:table-row table:style-name="ro2"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96000" calcext:value-type="float">
            <text:p>196000</text:p>
          </table:table-cell>
          <table:table-cell office:value-type="float" office:value="3145728" calcext:value-type="float">
            <text:p>3145728</text:p>
          </table:table-cell>
          <table:table-cell table:formula="of:=[.T68]/10^9" office:value-type="float" office:value="0.003145728" calcext:value-type="float">
            <text:p>0.003145728</text:p>
          </table:table-cell>
          <table:table-cell table:style-name="ce17" office:value-type="float" office:value="90963968" calcext:value-type="float">
            <text:p>9.10E+07</text:p>
          </table:table-cell>
          <table:table-cell table:formula="of:=[.V68]/10^9" office:value-type="float" office:value="0.090963968" calcext:value-type="float">
            <text:p>0.090963968</text:p>
          </table:table-cell>
          <table:table-cell table:number-columns-repeated="1001"/>
        </table:table-row>
        <table:table-row table:style-name="ro2"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196000" calcext:value-type="float">
            <text:p>196000</text:p>
          </table:table-cell>
          <table:table-cell office:value-type="float" office:value="1835008" calcext:value-type="float">
            <text:p>1835008</text:p>
          </table:table-cell>
          <table:table-cell table:formula="of:=[.T69]/10^9" office:value-type="float" office:value="0.001835008" calcext:value-type="float">
            <text:p>0.001835008</text:p>
          </table:table-cell>
          <table:table-cell table:style-name="ce17" office:value-type="float" office:value="87556096" calcext:value-type="float">
            <text:p>8.76E+07</text:p>
          </table:table-cell>
          <table:table-cell table:formula="of:=[.V69]/10^9" office:value-type="float" office:value="0.087556096" calcext:value-type="float">
            <text:p>0.087556096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style-name="ce17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196000" calcext:value-type="float">
            <text:p>196000</text:p>
          </table:table-cell>
          <table:table-cell office:value-type="float" office:value="1835008" calcext:value-type="float">
            <text:p>1835008</text:p>
          </table:table-cell>
          <table:table-cell table:formula="of:=[.T70]/10^9" office:value-type="float" office:value="0.001835008" calcext:value-type="float">
            <text:p>0.001835008</text:p>
          </table:table-cell>
          <table:table-cell table:style-name="ce17" office:value-type="float" office:value="89915392" calcext:value-type="float">
            <text:p>8.99E+07</text:p>
          </table:table-cell>
          <table:table-cell table:formula="of:=[.V70]/10^9" office:value-type="float" office:value="0.089915392" calcext:value-type="float">
            <text:p>0.089915392</text:p>
          </table:table-cell>
          <table:table-cell table:number-columns-repeated="8"/>
          <table:table-cell office:value-type="float" office:value="2097000" calcext:value-type="float">
            <text:p>2097000</text:p>
          </table:table-cell>
          <table:table-cell office:value-type="float" office:value="1062207490" calcext:value-type="float">
            <text:p>1062207490</text:p>
          </table:table-cell>
          <table:table-cell table:formula="of:=[.AG70]/10^9" office:value-type="float" office:value="1.06220749" calcext:value-type="float">
            <text:p>1.06220749</text:p>
          </table:table-cell>
          <table:table-cell table:style-name="ce17"/>
          <table:table-cell office:value-type="float" office:value="2097000" calcext:value-type="float">
            <text:p>2097000</text:p>
          </table:table-cell>
          <table:table-cell office:value-type="float" office:value="336592896" calcext:value-type="float">
            <text:p>336592896</text:p>
          </table:table-cell>
          <table:table-cell table:formula="of:=[.AK70]/10^9" office:value-type="float" office:value="0.336592896" calcext:value-type="float">
            <text:p>0.336592896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196000" calcext:value-type="float">
            <text:p>196000</text:p>
          </table:table-cell>
          <table:table-cell office:value-type="float" office:value="1835008" calcext:value-type="float">
            <text:p>1835008</text:p>
          </table:table-cell>
          <table:table-cell table:formula="of:=[.T71]/10^9" office:value-type="float" office:value="0.001835008" calcext:value-type="float">
            <text:p>0.001835008</text:p>
          </table:table-cell>
          <table:table-cell table:style-name="ce17" office:value-type="float" office:value="86769664" calcext:value-type="float">
            <text:p>8.68E+07</text:p>
          </table:table-cell>
          <table:table-cell table:formula="of:=[.V71]/10^9" office:value-type="float" office:value="0.086769664" calcext:value-type="float">
            <text:p>0.086769664</text:p>
          </table:table-cell>
          <table:table-cell table:number-columns-repeated="8"/>
          <table:table-cell office:value-type="float" office:value="2097000" calcext:value-type="float">
            <text:p>2097000</text:p>
          </table:table-cell>
          <table:table-cell office:value-type="float" office:value="423624704" calcext:value-type="float">
            <text:p>423624704</text:p>
          </table:table-cell>
          <table:table-cell table:formula="of:=[.AG71]/10^9" office:value-type="float" office:value="0.423624704" calcext:value-type="float">
            <text:p>0.423624704</text:p>
          </table:table-cell>
          <table:table-cell table:style-name="ce17"/>
          <table:table-cell office:value-type="float" office:value="2097000" calcext:value-type="float">
            <text:p>2097000</text:p>
          </table:table-cell>
          <table:table-cell office:value-type="float" office:value="266338304" calcext:value-type="float">
            <text:p>266338304</text:p>
          </table:table-cell>
          <table:table-cell table:formula="of:=[.AK71]/10^9" office:value-type="float" office:value="0.266338304" calcext:value-type="float">
            <text:p>0.266338304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196000" calcext:value-type="float">
            <text:p>196000</text:p>
          </table:table-cell>
          <table:table-cell office:value-type="float" office:value="2097152" calcext:value-type="float">
            <text:p>2097152</text:p>
          </table:table-cell>
          <table:table-cell table:formula="of:=[.T72]/10^9" office:value-type="float" office:value="0.002097152" calcext:value-type="float">
            <text:p>0.002097152</text:p>
          </table:table-cell>
          <table:table-cell table:style-name="ce17" office:value-type="float" office:value="103022592" calcext:value-type="float">
            <text:p>1.03E+08</text:p>
          </table:table-cell>
          <table:table-cell table:formula="of:=[.V72]/10^9" office:value-type="float" office:value="0.103022592" calcext:value-type="float">
            <text:p>0.103022592</text:p>
          </table:table-cell>
          <table:table-cell table:number-columns-repeated="8"/>
          <table:table-cell office:value-type="float" office:value="2097000" calcext:value-type="float">
            <text:p>2097000</text:p>
          </table:table-cell>
          <table:table-cell office:value-type="float" office:value="347078656" calcext:value-type="float">
            <text:p>347078656</text:p>
          </table:table-cell>
          <table:table-cell table:formula="of:=[.AG72]/10^9" office:value-type="float" office:value="0.347078656" calcext:value-type="float">
            <text:p>0.347078656</text:p>
          </table:table-cell>
          <table:table-cell table:style-name="ce17"/>
          <table:table-cell office:value-type="float" office:value="2097000" calcext:value-type="float">
            <text:p>2097000</text:p>
          </table:table-cell>
          <table:table-cell office:value-type="float" office:value="251133952" calcext:value-type="float">
            <text:p>251133952</text:p>
          </table:table-cell>
          <table:table-cell table:formula="of:=[.AK72]/10^9" office:value-type="float" office:value="0.251133952" calcext:value-type="float">
            <text:p>0.251133952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196000" calcext:value-type="float">
            <text:p>196000</text:p>
          </table:table-cell>
          <table:table-cell office:value-type="float" office:value="1835008" calcext:value-type="float">
            <text:p>1835008</text:p>
          </table:table-cell>
          <table:table-cell table:formula="of:=[.T73]/10^9" office:value-type="float" office:value="0.001835008" calcext:value-type="float">
            <text:p>0.001835008</text:p>
          </table:table-cell>
          <table:table-cell table:style-name="ce17" office:value-type="float" office:value="95682560" calcext:value-type="float">
            <text:p>9.57E+07</text:p>
          </table:table-cell>
          <table:table-cell table:formula="of:=[.V73]/10^9" office:value-type="float" office:value="0.09568256" calcext:value-type="float">
            <text:p>0.09568256</text:p>
          </table:table-cell>
          <table:table-cell table:number-columns-repeated="8"/>
          <table:table-cell office:value-type="float" office:value="2097000" calcext:value-type="float">
            <text:p>2097000</text:p>
          </table:table-cell>
          <table:table-cell office:value-type="float" office:value="383254528" calcext:value-type="float">
            <text:p>383254528</text:p>
          </table:table-cell>
          <table:table-cell table:formula="of:=[.AG73]/10^9" office:value-type="float" office:value="0.383254528" calcext:value-type="float">
            <text:p>0.383254528</text:p>
          </table:table-cell>
          <table:table-cell table:style-name="ce17"/>
          <table:table-cell office:value-type="float" office:value="2097000" calcext:value-type="float">
            <text:p>2097000</text:p>
          </table:table-cell>
          <table:table-cell office:value-type="float" office:value="163053568" calcext:value-type="float">
            <text:p>163053568</text:p>
          </table:table-cell>
          <table:table-cell table:formula="of:=[.AK73]/10^9" office:value-type="float" office:value="0.163053568" calcext:value-type="float">
            <text:p>0.163053568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196000" calcext:value-type="float">
            <text:p>196000</text:p>
          </table:table-cell>
          <table:table-cell office:value-type="float" office:value="1835008" calcext:value-type="float">
            <text:p>1835008</text:p>
          </table:table-cell>
          <table:table-cell table:formula="of:=[.T74]/10^9" office:value-type="float" office:value="0.001835008" calcext:value-type="float">
            <text:p>0.001835008</text:p>
          </table:table-cell>
          <table:table-cell table:style-name="ce17" office:value-type="float" office:value="88080384" calcext:value-type="float">
            <text:p>8.81E+07</text:p>
          </table:table-cell>
          <table:table-cell table:formula="of:=[.V74]/10^9" office:value-type="float" office:value="0.088080384" calcext:value-type="float">
            <text:p>0.088080384</text:p>
          </table:table-cell>
          <table:table-cell table:number-columns-repeated="8"/>
          <table:table-cell office:value-type="float" office:value="2097000" calcext:value-type="float">
            <text:p>2097000</text:p>
          </table:table-cell>
          <table:table-cell office:value-type="float" office:value="346554368" calcext:value-type="float">
            <text:p>346554368</text:p>
          </table:table-cell>
          <table:table-cell table:formula="of:=[.AG74]/10^9" office:value-type="float" office:value="0.346554368" calcext:value-type="float">
            <text:p>0.346554368</text:p>
          </table:table-cell>
          <table:table-cell table:style-name="ce17"/>
          <table:table-cell office:value-type="float" office:value="2097000" calcext:value-type="float">
            <text:p>2097000</text:p>
          </table:table-cell>
          <table:table-cell office:value-type="float" office:value="227540992" calcext:value-type="float">
            <text:p>227540992</text:p>
          </table:table-cell>
          <table:table-cell table:formula="of:=[.AK74]/10^9" office:value-type="float" office:value="0.227540992" calcext:value-type="float">
            <text:p>0.227540992</text:p>
          </table:table-cell>
          <table:table-cell table:number-columns-repeated="986"/>
        </table:table-row>
        <table:table-row table:style-name="ro2">
          <table:table-cell table:number-columns-repeated="17"/>
          <table:table-cell office:value-type="string" calcext:value-type="string">
            <text:p>Average</text:p>
          </table:table-cell>
          <table:table-cell office:value-type="float" office:value="24000" calcext:value-type="float">
            <text:p>24000</text:p>
          </table:table-cell>
          <table:table-cell/>
          <table:table-cell table:formula="of:=AVERAGE([.U67:.U74])" office:value-type="float" office:value="0.00360448" calcext:value-type="float">
            <text:p>0.00360448</text:p>
          </table:table-cell>
          <table:table-cell table:style-name="ce17"/>
          <table:table-cell table:formula="of:=AVERAGE([.W67:.W74])" office:value-type="float" office:value="0.15915417575" calcext:value-type="float">
            <text:p>0.15915417575</text:p>
          </table:table-cell>
          <table:table-cell table:number-columns-repeated="8"/>
          <table:table-cell office:value-type="float" office:value="2097000" calcext:value-type="float">
            <text:p>2097000</text:p>
          </table:table-cell>
          <table:table-cell office:value-type="float" office:value="375390208" calcext:value-type="float">
            <text:p>375390208</text:p>
          </table:table-cell>
          <table:table-cell table:formula="of:=[.AG75]/10^9" office:value-type="float" office:value="0.375390208" calcext:value-type="float">
            <text:p>0.375390208</text:p>
          </table:table-cell>
          <table:table-cell table:style-name="ce17"/>
          <table:table-cell office:value-type="float" office:value="2097000" calcext:value-type="float">
            <text:p>2097000</text:p>
          </table:table-cell>
          <table:table-cell office:value-type="float" office:value="129499136" calcext:value-type="float">
            <text:p>129499136</text:p>
          </table:table-cell>
          <table:table-cell table:formula="of:=[.AK75]/10^9" office:value-type="float" office:value="0.129499136" calcext:value-type="float">
            <text:p>0.129499136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2097000" calcext:value-type="float">
            <text:p>2097000</text:p>
          </table:table-cell>
          <table:table-cell office:value-type="float" office:value="374865920" calcext:value-type="float">
            <text:p>374865920</text:p>
          </table:table-cell>
          <table:table-cell table:formula="of:=[.AG76]/10^9" office:value-type="float" office:value="0.37486592" calcext:value-type="float">
            <text:p>0.37486592</text:p>
          </table:table-cell>
          <table:table-cell table:style-name="ce17"/>
          <table:table-cell office:value-type="float" office:value="2097000" calcext:value-type="float">
            <text:p>2097000</text:p>
          </table:table-cell>
          <table:table-cell office:value-type="float" office:value="169869312" calcext:value-type="float">
            <text:p>169869312</text:p>
          </table:table-cell>
          <table:table-cell table:formula="of:=[.AK76]/10^9" office:value-type="float" office:value="0.169869312" calcext:value-type="float">
            <text:p>0.169869312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2097000" calcext:value-type="float">
            <text:p>2097000</text:p>
          </table:table-cell>
          <table:table-cell table:style-name="ce17" office:value-type="float" office:value="376963072" calcext:value-type="float">
            <text:p>3.77E+08</text:p>
          </table:table-cell>
          <table:table-cell table:formula="of:=[.AG77]/10^9" office:value-type="float" office:value="0.376963072" calcext:value-type="float">
            <text:p>0.376963072</text:p>
          </table:table-cell>
          <table:table-cell table:style-name="ce17"/>
          <table:table-cell office:value-type="float" office:value="2097000" calcext:value-type="float">
            <text:p>2097000</text:p>
          </table:table-cell>
          <table:table-cell table:style-name="ce17" office:value-type="float" office:value="181927936" calcext:value-type="float">
            <text:p>1.82E+08</text:p>
          </table:table-cell>
          <table:table-cell table:formula="of:=[.AK77]/10^9" office:value-type="float" office:value="0.181927936" calcext:value-type="float">
            <text:p>0.181927936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string" calcext:value-type="string">
            <text:p>average</text:p>
          </table:table-cell>
          <table:table-cell table:formula="of:=AVERAGE([.AG70:.AG77])" office:value-type="float" office:value="461242368.25" calcext:value-type="float">
            <text:p>461242368.25</text:p>
          </table:table-cell>
          <table:table-cell table:formula="of:=AVERAGE([.AH70:.AH77])" office:value-type="float" office:value="0.46124236825" calcext:value-type="float">
            <text:p>0.461242368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K70:.AK77])" office:value-type="float" office:value="215744512" calcext:value-type="float">
            <text:p>215744512</text:p>
          </table:table-cell>
          <table:table-cell table:formula="of:=AVERAGE([.AL70:.AL77])" office:value-type="float" office:value="0.215744512" calcext:value-type="float">
            <text:p>0.215744512</text:p>
          </table:table-cell>
          <table:table-cell table:number-columns-repeated="98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2"/>
          <table:table-cell office:value-type="string" calcext:value-type="string">
            <text:p>(2048*2048)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1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4194000" calcext:value-type="float">
            <text:p>4194000</text:p>
          </table:table-cell>
          <table:table-cell office:value-type="float" office:value="1297088510" calcext:value-type="float">
            <text:p>1297088510</text:p>
          </table:table-cell>
          <table:table-cell table:formula="of:=[.AG86]/10^9" office:value-type="float" office:value="1.29708851" calcext:value-type="float">
            <text:p>1.29708851</text:p>
          </table:table-cell>
          <table:table-cell/>
          <table:table-cell office:value-type="float" office:value="4194000" calcext:value-type="float">
            <text:p>4194000</text:p>
          </table:table-cell>
          <table:table-cell office:value-type="float" office:value="588251140" calcext:value-type="float">
            <text:p>588251140</text:p>
          </table:table-cell>
          <table:table-cell table:formula="of:=[.AK86]/10^9" office:value-type="float" office:value="0.58825114" calcext:value-type="float">
            <text:p>0.58825114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4194000" calcext:value-type="float">
            <text:p>4194000</text:p>
          </table:table-cell>
          <table:table-cell office:value-type="float" office:value="639107070" calcext:value-type="float">
            <text:p>639107070</text:p>
          </table:table-cell>
          <table:table-cell table:formula="of:=[.AG87]/10^9" office:value-type="float" office:value="0.63910707" calcext:value-type="float">
            <text:p>0.63910707</text:p>
          </table:table-cell>
          <table:table-cell/>
          <table:table-cell office:value-type="float" office:value="4194000" calcext:value-type="float">
            <text:p>4194000</text:p>
          </table:table-cell>
          <table:table-cell office:value-type="float" office:value="529530880" calcext:value-type="float">
            <text:p>529530880</text:p>
          </table:table-cell>
          <table:table-cell table:formula="of:=[.AK87]/10^9" office:value-type="float" office:value="0.52953088" calcext:value-type="float">
            <text:p>0.52953088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4194000" calcext:value-type="float">
            <text:p>4194000</text:p>
          </table:table-cell>
          <table:table-cell office:value-type="float" office:value="563085310" calcext:value-type="float">
            <text:p>563085310</text:p>
          </table:table-cell>
          <table:table-cell table:formula="of:=[.AG88]/10^9" office:value-type="float" office:value="0.56308531" calcext:value-type="float">
            <text:p>0.56308531</text:p>
          </table:table-cell>
          <table:table-cell/>
          <table:table-cell office:value-type="float" office:value="4194000" calcext:value-type="float">
            <text:p>4194000</text:p>
          </table:table-cell>
          <table:table-cell office:value-type="float" office:value="415760384" calcext:value-type="float">
            <text:p>415760384</text:p>
          </table:table-cell>
          <table:table-cell table:formula="of:=[.AK88]/10^9" office:value-type="float" office:value="0.415760384" calcext:value-type="float">
            <text:p>0.415760384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4194000" calcext:value-type="float">
            <text:p>4194000</text:p>
          </table:table-cell>
          <table:table-cell office:value-type="float" office:value="491257856" calcext:value-type="float">
            <text:p>491257856</text:p>
          </table:table-cell>
          <table:table-cell table:formula="of:=[.AG89]/10^9" office:value-type="float" office:value="0.491257856" calcext:value-type="float">
            <text:p>0.491257856</text:p>
          </table:table-cell>
          <table:table-cell/>
          <table:table-cell office:value-type="float" office:value="4194000" calcext:value-type="float">
            <text:p>4194000</text:p>
          </table:table-cell>
          <table:table-cell office:value-type="float" office:value="312999936" calcext:value-type="float">
            <text:p>312999936</text:p>
          </table:table-cell>
          <table:table-cell table:formula="of:=[.AK89]/10^9" office:value-type="float" office:value="0.312999936" calcext:value-type="float">
            <text:p>0.312999936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4194000" calcext:value-type="float">
            <text:p>4194000</text:p>
          </table:table-cell>
          <table:table-cell office:value-type="float" office:value="543686660" calcext:value-type="float">
            <text:p>543686660</text:p>
          </table:table-cell>
          <table:table-cell table:formula="of:=[.AG90]/10^9" office:value-type="float" office:value="0.54368666" calcext:value-type="float">
            <text:p>0.54368666</text:p>
          </table:table-cell>
          <table:table-cell/>
          <table:table-cell office:value-type="float" office:value="4194000" calcext:value-type="float">
            <text:p>4194000</text:p>
          </table:table-cell>
          <table:table-cell office:value-type="float" office:value="360185856" calcext:value-type="float">
            <text:p>360185856</text:p>
          </table:table-cell>
          <table:table-cell table:formula="of:=[.AK90]/10^9" office:value-type="float" office:value="0.360185856" calcext:value-type="float">
            <text:p>0.360185856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4194000" calcext:value-type="float">
            <text:p>4194000</text:p>
          </table:table-cell>
          <table:table-cell office:value-type="float" office:value="552075260" calcext:value-type="float">
            <text:p>552075260</text:p>
          </table:table-cell>
          <table:table-cell table:formula="of:=[.AG91]/10^9" office:value-type="float" office:value="0.55207526" calcext:value-type="float">
            <text:p>0.55207526</text:p>
          </table:table-cell>
          <table:table-cell/>
          <table:table-cell office:value-type="float" office:value="4194000" calcext:value-type="float">
            <text:p>4194000</text:p>
          </table:table-cell>
          <table:table-cell office:value-type="float" office:value="270532608" calcext:value-type="float">
            <text:p>270532608</text:p>
          </table:table-cell>
          <table:table-cell table:formula="of:=[.AK91]/10^9" office:value-type="float" office:value="0.270532608" calcext:value-type="float">
            <text:p>0.270532608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4194000" calcext:value-type="float">
            <text:p>4194000</text:p>
          </table:table-cell>
          <table:table-cell office:value-type="float" office:value="472907776" calcext:value-type="float">
            <text:p>472907776</text:p>
          </table:table-cell>
          <table:table-cell table:formula="of:=[.AG92]/10^9" office:value-type="float" office:value="0.472907776" calcext:value-type="float">
            <text:p>0.472907776</text:p>
          </table:table-cell>
          <table:table-cell/>
          <table:table-cell office:value-type="float" office:value="4194000" calcext:value-type="float">
            <text:p>4194000</text:p>
          </table:table-cell>
          <table:table-cell office:value-type="float" office:value="257949696" calcext:value-type="float">
            <text:p>257949696</text:p>
          </table:table-cell>
          <table:table-cell table:formula="of:=[.AK92]/10^9" office:value-type="float" office:value="0.257949696" calcext:value-type="float">
            <text:p>0.257949696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4194000" calcext:value-type="float">
            <text:p>4194000</text:p>
          </table:table-cell>
          <table:table-cell table:style-name="ce17" office:value-type="float" office:value="564658180" calcext:value-type="float">
            <text:p>5.65E+08</text:p>
          </table:table-cell>
          <table:table-cell table:formula="of:=[.AG93]/10^9" office:value-type="float" office:value="0.56465818" calcext:value-type="float">
            <text:p>0.56465818</text:p>
          </table:table-cell>
          <table:table-cell/>
          <table:table-cell office:value-type="float" office:value="4194000" calcext:value-type="float">
            <text:p>4194000</text:p>
          </table:table-cell>
          <table:table-cell table:style-name="ce17" office:value-type="float" office:value="348127232" calcext:value-type="float">
            <text:p>3.48E+08</text:p>
          </table:table-cell>
          <table:table-cell table:formula="of:=[.AK93]/10^9" office:value-type="float" office:value="0.348127232" calcext:value-type="float">
            <text:p>0.348127232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string" calcext:value-type="string">
            <text:p>average</text:p>
          </table:table-cell>
          <table:table-cell table:formula="of:=AVERAGE([.AG86:.AG93])" office:value-type="float" office:value="640483327.75" calcext:value-type="float">
            <text:p>640483327.75</text:p>
          </table:table-cell>
          <table:table-cell table:formula="of:=AVERAGE([.AH86:.AH93])" office:value-type="float" office:value="0.64048332775" calcext:value-type="float">
            <text:p>0.640483327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K86:.AK93])" office:value-type="float" office:value="385417216.5" calcext:value-type="float">
            <text:p>385417216.5</text:p>
          </table:table-cell>
          <table:table-cell table:formula="of:=AVERAGE([.AL86:.AL93])" office:value-type="float" office:value="0.3854172165" calcext:value-type="float">
            <text:p>0.3854172165</text:p>
          </table:table-cell>
          <table:table-cell table:number-columns-repeated="98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2"/>
          <table:table-cell office:value-type="string" calcext:value-type="string">
            <text:p>(2048*4096)</text:p>
          </table:table-cell>
          <table:table-cell table:number-columns-repeated="99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1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8388000" calcext:value-type="float">
            <text:p>8388000</text:p>
          </table:table-cell>
          <table:table-cell office:value-type="float" office:value="1831862270" calcext:value-type="float">
            <text:p>1831862270</text:p>
          </table:table-cell>
          <table:table-cell table:formula="of:=[.AG104]/10^9" office:value-type="float" office:value="1.83186227" calcext:value-type="float">
            <text:p>1.83186227</text:p>
          </table:table-cell>
          <table:table-cell/>
          <table:table-cell office:value-type="float" office:value="8388000" calcext:value-type="float">
            <text:p>8388000</text:p>
          </table:table-cell>
          <table:table-cell office:value-type="float" office:value="1125122050" calcext:value-type="float">
            <text:p>1125122050</text:p>
          </table:table-cell>
          <table:table-cell table:formula="of:=[.AK104]/10^9" office:value-type="float" office:value="1.12512205" calcext:value-type="float">
            <text:p>1.12512205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8388000" calcext:value-type="float">
            <text:p>8388000</text:p>
          </table:table-cell>
          <table:table-cell office:value-type="float" office:value="1022885890" calcext:value-type="float">
            <text:p>1022885890</text:p>
          </table:table-cell>
          <table:table-cell table:formula="of:=[.AG105]/10^9" office:value-type="float" office:value="1.02288589" calcext:value-type="float">
            <text:p>1.02288589</text:p>
          </table:table-cell>
          <table:table-cell/>
          <table:table-cell office:value-type="float" office:value="8388000" calcext:value-type="float">
            <text:p>8388000</text:p>
          </table:table-cell>
          <table:table-cell office:value-type="float" office:value="857735170" calcext:value-type="float">
            <text:p>857735170</text:p>
          </table:table-cell>
          <table:table-cell table:formula="of:=[.AK105]/10^9" office:value-type="float" office:value="0.85773517" calcext:value-type="float">
            <text:p>0.85773517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8388000" calcext:value-type="float">
            <text:p>8388000</text:p>
          </table:table-cell>
          <table:table-cell office:value-type="float" office:value="1110966270" calcext:value-type="float">
            <text:p>1110966270</text:p>
          </table:table-cell>
          <table:table-cell table:formula="of:=[.AG106]/10^9" office:value-type="float" office:value="1.11096627" calcext:value-type="float">
            <text:p>1.11096627</text:p>
          </table:table-cell>
          <table:table-cell/>
          <table:table-cell office:value-type="float" office:value="8388000" calcext:value-type="float">
            <text:p>8388000</text:p>
          </table:table-cell>
          <table:table-cell office:value-type="float" office:value="961019900" calcext:value-type="float">
            <text:p>961019900</text:p>
          </table:table-cell>
          <table:table-cell table:formula="of:=[.AK106]/10^9" office:value-type="float" office:value="0.9610199" calcext:value-type="float">
            <text:p>0.9610199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8388000" calcext:value-type="float">
            <text:p>8388000</text:p>
          </table:table-cell>
          <table:table-cell office:value-type="float" office:value="1039138820" calcext:value-type="float">
            <text:p>1039138820</text:p>
          </table:table-cell>
          <table:table-cell table:formula="of:=[.AG107]/10^9" office:value-type="float" office:value="1.03913882" calcext:value-type="float">
            <text:p>1.03913882</text:p>
          </table:table-cell>
          <table:table-cell/>
          <table:table-cell office:value-type="float" office:value="8388000" calcext:value-type="float">
            <text:p>8388000</text:p>
          </table:table-cell>
          <table:table-cell office:value-type="float" office:value="797442050" calcext:value-type="float">
            <text:p>797442050</text:p>
          </table:table-cell>
          <table:table-cell table:formula="of:=[.AK107]/10^9" office:value-type="float" office:value="0.79744205" calcext:value-type="float">
            <text:p>0.79744205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8388000" calcext:value-type="float">
            <text:p>8388000</text:p>
          </table:table-cell>
          <table:table-cell office:value-type="float" office:value="1108869120" calcext:value-type="float">
            <text:p>1108869120</text:p>
          </table:table-cell>
          <table:table-cell table:formula="of:=[.AG108]/10^9" office:value-type="float" office:value="1.10886912" calcext:value-type="float">
            <text:p>1.10886912</text:p>
          </table:table-cell>
          <table:table-cell/>
          <table:table-cell office:value-type="float" office:value="8388000" calcext:value-type="float">
            <text:p>8388000</text:p>
          </table:table-cell>
          <table:table-cell office:value-type="float" office:value="1033895940" calcext:value-type="float">
            <text:p>1033895940</text:p>
          </table:table-cell>
          <table:table-cell table:formula="of:=[.AK108]/10^9" office:value-type="float" office:value="1.03389594" calcext:value-type="float">
            <text:p>1.03389594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8388000" calcext:value-type="float">
            <text:p>8388000</text:p>
          </table:table-cell>
          <table:table-cell office:value-type="float" office:value="989331460" calcext:value-type="float">
            <text:p>989331460</text:p>
          </table:table-cell>
          <table:table-cell table:formula="of:=[.AG109]/10^9" office:value-type="float" office:value="0.98933146" calcext:value-type="float">
            <text:p>0.98933146</text:p>
          </table:table-cell>
          <table:table-cell/>
          <table:table-cell office:value-type="float" office:value="8388000" calcext:value-type="float">
            <text:p>8388000</text:p>
          </table:table-cell>
          <table:table-cell office:value-type="float" office:value="705167360" calcext:value-type="float">
            <text:p>705167360</text:p>
          </table:table-cell>
          <table:table-cell table:formula="of:=[.AK109]/10^9" office:value-type="float" office:value="0.70516736" calcext:value-type="float">
            <text:p>0.70516736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8388000" calcext:value-type="float">
            <text:p>8388000</text:p>
          </table:table-cell>
          <table:table-cell office:value-type="float" office:value="1074790400" calcext:value-type="float">
            <text:p>1074790400</text:p>
          </table:table-cell>
          <table:table-cell table:formula="of:=[.AG110]/10^9" office:value-type="float" office:value="1.0747904" calcext:value-type="float">
            <text:p>1.0747904</text:p>
          </table:table-cell>
          <table:table-cell/>
          <table:table-cell office:value-type="float" office:value="8388000" calcext:value-type="float">
            <text:p>8388000</text:p>
          </table:table-cell>
          <table:table-cell office:value-type="float" office:value="814743550" calcext:value-type="float">
            <text:p>814743550</text:p>
          </table:table-cell>
          <table:table-cell table:formula="of:=[.AK110]/10^9" office:value-type="float" office:value="0.81474355" calcext:value-type="float">
            <text:p>0.81474355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8388000" calcext:value-type="float">
            <text:p>8388000</text:p>
          </table:table-cell>
          <table:table-cell table:style-name="ce17" office:value-type="float" office:value="1135083520" calcext:value-type="float">
            <text:p>1.14E+09</text:p>
          </table:table-cell>
          <table:table-cell table:formula="of:=[.AG111]/10^9" office:value-type="float" office:value="1.13508352" calcext:value-type="float">
            <text:p>1.13508352</text:p>
          </table:table-cell>
          <table:table-cell/>
          <table:table-cell office:value-type="float" office:value="8388000" calcext:value-type="float">
            <text:p>8388000</text:p>
          </table:table-cell>
          <table:table-cell table:style-name="ce17" office:value-type="float" office:value="664272900" calcext:value-type="float">
            <text:p>6.64E+08</text:p>
          </table:table-cell>
          <table:table-cell table:formula="of:=[.AK111]/10^9" office:value-type="float" office:value="0.6642729" calcext:value-type="float">
            <text:p>0.6642729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string" calcext:value-type="string">
            <text:p>average</text:p>
          </table:table-cell>
          <table:table-cell table:formula="of:=AVERAGE([.AG104:.AG111])" office:value-type="float" office:value="1164115968.75" calcext:value-type="float">
            <text:p>1164115968.75</text:p>
          </table:table-cell>
          <table:table-cell table:formula="of:=AVERAGE([.AH104:.AH111])" office:value-type="float" office:value="1.16411596875" calcext:value-type="float">
            <text:p>1.164115968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K104:.AK111])" office:value-type="float" office:value="869924865" calcext:value-type="float">
            <text:p>869924865</text:p>
          </table:table-cell>
          <table:table-cell table:formula="of:=AVERAGE([.AL104:.AL111])" office:value-type="float" office:value="0.869924865" calcext:value-type="float">
            <text:p>0.869924865</text:p>
          </table:table-cell>
          <table:table-cell table:number-columns-repeated="98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2"/>
          <table:table-cell office:value-type="string" calcext:value-type="string">
            <text:p>(2048*8192)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1"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Conv(s)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16777000" calcext:value-type="float">
            <text:p>16777000</text:p>
          </table:table-cell>
          <table:table-cell office:value-type="float" office:value="2596274180" calcext:value-type="float">
            <text:p>2596274180</text:p>
          </table:table-cell>
          <table:table-cell table:formula="of:=[.AG119]/10^9" office:value-type="float" office:value="2.59627418" calcext:value-type="float">
            <text:p>2.59627418</text:p>
          </table:table-cell>
          <table:table-cell/>
          <table:table-cell office:value-type="float" office:value="16777000" calcext:value-type="float">
            <text:p>16777000</text:p>
          </table:table-cell>
          <table:table-cell office:value-type="float" office:value="2034237440" calcext:value-type="float">
            <text:p>2034237440</text:p>
          </table:table-cell>
          <table:table-cell table:formula="of:=[.AK119]/10^9" office:value-type="float" office:value="2.03423744" calcext:value-type="float">
            <text:p>2.03423744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16777000" calcext:value-type="float">
            <text:p>16777000</text:p>
          </table:table-cell>
          <table:table-cell office:value-type="float" office:value="1963982850" calcext:value-type="float">
            <text:p>1963982850</text:p>
          </table:table-cell>
          <table:table-cell table:formula="of:=[.AG120]/10^9" office:value-type="float" office:value="1.96398285" calcext:value-type="float">
            <text:p>1.96398285</text:p>
          </table:table-cell>
          <table:table-cell/>
          <table:table-cell office:value-type="float" office:value="16777000" calcext:value-type="float">
            <text:p>16777000</text:p>
          </table:table-cell>
          <table:table-cell office:value-type="float" office:value="1886388220" calcext:value-type="float">
            <text:p>1886388220</text:p>
          </table:table-cell>
          <table:table-cell table:formula="of:=[.AK120]/10^9" office:value-type="float" office:value="1.88638822" calcext:value-type="float">
            <text:p>1.88638822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16777000" calcext:value-type="float">
            <text:p>16777000</text:p>
          </table:table-cell>
          <table:table-cell office:value-type="float" office:value="2055208960" calcext:value-type="float">
            <text:p>2055208960</text:p>
          </table:table-cell>
          <table:table-cell table:formula="of:=[.AG121]/10^9" office:value-type="float" office:value="2.05520896" calcext:value-type="float">
            <text:p>2.05520896</text:p>
          </table:table-cell>
          <table:table-cell/>
          <table:table-cell office:value-type="float" office:value="16777000" calcext:value-type="float">
            <text:p>16777000</text:p>
          </table:table-cell>
          <table:table-cell office:value-type="float" office:value="1874853890" calcext:value-type="float">
            <text:p>1874853890</text:p>
          </table:table-cell>
          <table:table-cell table:formula="of:=[.AK121]/10^9" office:value-type="float" office:value="1.87485389" calcext:value-type="float">
            <text:p>1.87485389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16777000" calcext:value-type="float">
            <text:p>16777000</text:p>
          </table:table-cell>
          <table:table-cell office:value-type="float" office:value="1946681340" calcext:value-type="float">
            <text:p>1946681340</text:p>
          </table:table-cell>
          <table:table-cell table:formula="of:=[.AG122]/10^9" office:value-type="float" office:value="1.94668134" calcext:value-type="float">
            <text:p>1.94668134</text:p>
          </table:table-cell>
          <table:table-cell/>
          <table:table-cell office:value-type="float" office:value="16777000" calcext:value-type="float">
            <text:p>16777000</text:p>
          </table:table-cell>
          <table:table-cell office:value-type="float" office:value="1559756800" calcext:value-type="float">
            <text:p>1559756800</text:p>
          </table:table-cell>
          <table:table-cell table:formula="of:=[.AK122]/10^9" office:value-type="float" office:value="1.5597568" calcext:value-type="float">
            <text:p>1.5597568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16777000" calcext:value-type="float">
            <text:p>16777000</text:p>
          </table:table-cell>
          <table:table-cell office:value-type="float" office:value="1897922560" calcext:value-type="float">
            <text:p>1897922560</text:p>
          </table:table-cell>
          <table:table-cell table:formula="of:=[.AG123]/10^9" office:value-type="float" office:value="1.89792256" calcext:value-type="float">
            <text:p>1.89792256</text:p>
          </table:table-cell>
          <table:table-cell/>
          <table:table-cell office:value-type="float" office:value="16777000" calcext:value-type="float">
            <text:p>16777000</text:p>
          </table:table-cell>
          <table:table-cell office:value-type="float" office:value="1877475330" calcext:value-type="float">
            <text:p>1877475330</text:p>
          </table:table-cell>
          <table:table-cell table:formula="of:=[.AK123]/10^9" office:value-type="float" office:value="1.87747533" calcext:value-type="float">
            <text:p>1.87747533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16777000" calcext:value-type="float">
            <text:p>16777000</text:p>
          </table:table-cell>
          <table:table-cell office:value-type="float" office:value="1976041470" calcext:value-type="float">
            <text:p>1976041470</text:p>
          </table:table-cell>
          <table:table-cell table:formula="of:=[.AG124]/10^9" office:value-type="float" office:value="1.97604147" calcext:value-type="float">
            <text:p>1.97604147</text:p>
          </table:table-cell>
          <table:table-cell/>
          <table:table-cell office:value-type="float" office:value="16777000" calcext:value-type="float">
            <text:p>16777000</text:p>
          </table:table-cell>
          <table:table-cell office:value-type="float" office:value="1635254270" calcext:value-type="float">
            <text:p>1635254270</text:p>
          </table:table-cell>
          <table:table-cell table:formula="of:=[.AK124]/10^9" office:value-type="float" office:value="1.63525427" calcext:value-type="float">
            <text:p>1.63525427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16777000" calcext:value-type="float">
            <text:p>16777000</text:p>
          </table:table-cell>
          <table:table-cell office:value-type="float" office:value="2033188860" calcext:value-type="float">
            <text:p>2033188860</text:p>
          </table:table-cell>
          <table:table-cell table:formula="of:=[.AG125]/10^9" office:value-type="float" office:value="2.03318886" calcext:value-type="float">
            <text:p>2.03318886</text:p>
          </table:table-cell>
          <table:table-cell/>
          <table:table-cell office:value-type="float" office:value="16777000" calcext:value-type="float">
            <text:p>16777000</text:p>
          </table:table-cell>
          <table:table-cell office:value-type="float" office:value="1905262590" calcext:value-type="float">
            <text:p>1905262590</text:p>
          </table:table-cell>
          <table:table-cell table:formula="of:=[.AK125]/10^9" office:value-type="float" office:value="1.90526259" calcext:value-type="float">
            <text:p>1.90526259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float" office:value="16777000" calcext:value-type="float">
            <text:p>16777000</text:p>
          </table:table-cell>
          <table:table-cell table:style-name="ce17" office:value-type="float" office:value="2008023040" calcext:value-type="float">
            <text:p>2.01E+09</text:p>
          </table:table-cell>
          <table:table-cell table:formula="of:=[.AG126]/10^9" office:value-type="float" office:value="2.00802304" calcext:value-type="float">
            <text:p>2.00802304</text:p>
          </table:table-cell>
          <table:table-cell/>
          <table:table-cell office:value-type="float" office:value="16777000" calcext:value-type="float">
            <text:p>16777000</text:p>
          </table:table-cell>
          <table:table-cell table:style-name="ce17" office:value-type="float" office:value="1498415100" calcext:value-type="float">
            <text:p>1.50E+09</text:p>
          </table:table-cell>
          <table:table-cell table:formula="of:=[.AK126]/10^9" office:value-type="float" office:value="1.4984151" calcext:value-type="float">
            <text:p>1.4984151</text:p>
          </table:table-cell>
          <table:table-cell table:number-columns-repeated="986"/>
        </table:table-row>
        <table:table-row table:style-name="ro2">
          <table:table-cell table:number-columns-repeated="31"/>
          <table:table-cell office:value-type="string" calcext:value-type="string">
            <text:p>average</text:p>
          </table:table-cell>
          <table:table-cell table:formula="of:=AVERAGE([.AG119:.AG126])" office:value-type="float" office:value="2059665407.5" calcext:value-type="float">
            <text:p>2059665407.5</text:p>
          </table:table-cell>
          <table:table-cell table:formula="of:=AVERAGE([.AH119:.AH126])" office:value-type="float" office:value="2.0596654075" calcext:value-type="float">
            <text:p>2.05966540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K119:.AK126])" office:value-type="float" office:value="1783955455" calcext:value-type="float">
            <text:p>1783955455</text:p>
          </table:table-cell>
          <table:table-cell table:formula="of:=AVERAGE([.AL119:.AL126])" office:value-type="float" office:value="1.783955455" calcext:value-type="float">
            <text:p>1.783955455</text:p>
          </table:table-cell>
          <table:table-cell table:number-columns-repeated="986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ctToArray (Nbody)" table:style-name="ta1">
        <table:shapes>
          <draw:frame draw:z-index="0" draw:style-name="gr1" draw:text-style-name="P1" svg:width="159.99mm" svg:height="89.99mm" svg:x="32.91mm" svg:y="93.97mm">
            <draw:object draw:notify-on-update-of-ranges="'ObjectToArray (Nbody)'.B9:'ObjectToArray (Nbody)'.B14 'ObjectToArray (Nbody)'.B9:'ObjectToArray (Nbody)'.B14 'ObjectToArray (Nbody)'.C8:'ObjectToArray (Nbody)'.C8 'ObjectToArray (Nbody)'.C9:'ObjectToArray (Nbody)'.C14 'ObjectToArray (Nbody)'.B9:'ObjectToArray (Nbody)'.B14 'ObjectToArray (Nbody)'.D8:'ObjectToArray (Nbody)'.D8 'ObjectToArray (Nbody)'.D9:'ObjectToArray (Nbody)'.D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59.99mm" svg:height="89.99mm" svg:x="917.32mm" svg:y="85.47mm">
            <draw:object draw:notify-on-update-of-ranges="'ObjectToArray (Nbody)'.Z20:'ObjectToArray (Nbody)'.Z25 'ObjectToArray (Nbody)'.Z20:'ObjectToArray (Nbody)'.Z25 'ObjectToArray (Nbody)'.AA19:'ObjectToArray (Nbody)'.AA19 'ObjectToArray (Nbody)'.AA20:'ObjectToArray (Nbody)'.AA25 'ObjectToArray (Nbody)'.Z20:'ObjectToArray (Nbody)'.Z25 'ObjectToArray (Nbody)'.AB19:'ObjectToArray (Nbody)'.AB19 'ObjectToArray (Nbody)'.AB20:'ObjectToArray (Nbody)'.AB25 'ObjectToArray (Nbody)'.Z20:'ObjectToArray (Nbody)'.Z25 'ObjectToArray (Nbody)'.AC19:'ObjectToArray (Nbody)'.AC19 'ObjectToArray (Nbody)'.AC20:'ObjectToArray (Nbody)'.AC2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159.99mm" svg:height="89.99mm" svg:x="225.86mm" svg:y="89.45mm">
            <draw:object draw:notify-on-update-of-ranges="'ObjectToArray (Nbody)'.G9:'ObjectToArray (Nbody)'.G14 'ObjectToArray (Nbody)'.G9:'ObjectToArray (Nbody)'.G14 'ObjectToArray (Nbody)'.H8:'ObjectToArray (Nbody)'.H8 'ObjectToArray (Nbody)'.H9:'ObjectToArray (Nbody)'.H14 'ObjectToArray (Nbody)'.G9:'ObjectToArray (Nbody)'.G14 'ObjectToArray (Nbody)'.I8:'ObjectToArray (Nbody)'.I8 'ObjectToArray (Nbody)'.I9:'ObjectToArray (Nbody)'.I14 'ObjectToArray (Nbody)'.G9:'ObjectToArray (Nbody)'.G14 'ObjectToArray (Nbody)'.J8:'ObjectToArray (Nbody)'.J8 'ObjectToArray (Nbody)'.J9:'ObjectToArray (Nbody)'.J1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17"/>
        <table:table-column table:style-name="co1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ce2"/>
        <table:table-column table:style-name="co10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7"/>
        <table:table-column table:style-name="co1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ce17"/>
        <table:table-column table:style-name="co1" table:default-cell-style-name="ce2"/>
        <table:table-column table:style-name="co1" table:number-columns-repeated="11" table:default-cell-style-name="Default"/>
        <table:table-row table:style-name="ro2" table:number-rows-repeated="4">
          <table:table-cell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(Originally AoS, converted to SoA)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GPU SoA + conversion times</text:p>
          </table:table-cell>
          <table:table-cell table:style-name="Default" table:number-columns-repeated="4"/>
          <table:table-cell table:number-columns-repeated="4"/>
          <table:table-cell table:style-name="Default" office:value-type="string" calcext:value-type="string">
            <text:p>GPU AoS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office:value-type="string" calcext:value-type="string">
            <text:p>1000 Steps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GPU optm</text:p>
          </table:table-cell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ConversionTime (s)</text:p>
          </table:table-cell>
          <table:table-cell table:style-name="Default" office:value-type="string" calcext:value-type="string">
            <text:p>Kernel Execution Time(s)</text:p>
          </table:table-cell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AoS (kernel time)</text:p>
          </table:table-cell>
          <table:table-cell office:value-type="string" calcext:value-type="string">
            <text:p>SoA+Conversion (Kernel time)</text:p>
          </table:table-cell>
          <table:table-cell office:value-type="string" calcext:value-type="string">
            <text:p>SoA+Conversion+API Optimization (kernel time)</text:p>
          </table:table-cell>
          <table:table-cell/>
          <table:table-cell table:style-name="Default" office:value-type="string" calcext:value-type="string">
            <text:p>1000 Steps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office:value-type="float" office:value="128" calcext:value-type="float">
            <text:p>128</text:p>
          </table:table-cell>
          <table:table-cell office:value-type="float" office:value="0.0000347035" calcext:value-type="float">
            <text:p>3.47035E-05</text:p>
          </table:table-cell>
          <table:table-cell office:value-type="float" office:value="0.26575162275" calcext:value-type="float">
            <text:p>0.26575162275</text:p>
          </table:table-cell>
          <table:table-cell table:style-name="Default" table:formula="of:=[.D9]+[.C9]" office:value-type="float" office:value="0.26578632625" calcext:value-type="float">
            <text:p>0,26578632625</text:p>
          </table:table-cell>
          <table:table-cell table:style-name="Default"/>
          <table:table-cell table:style-name="Default" office:value-type="float" office:value="128" calcext:value-type="float">
            <text:p>128</text:p>
          </table:table-cell>
          <table:table-cell office:value-type="float" office:value="0.419476381625" calcext:value-type="float">
            <text:p>0,419476381625</text:p>
          </table:table-cell>
          <table:table-cell office:value-type="float" office:value="0.26578632625" calcext:value-type="float">
            <text:p>0,26578632625</text:p>
          </table:table-cell>
          <table:table-cell office:value-type="float" office:value="0.223831584375" calcext:value-type="float">
            <text:p>0,223831584375</text:p>
          </table:table-cell>
          <table:table-cell/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AoS Kernel Execution Time(s)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office:value-type="float" office:value="256" calcext:value-type="float">
            <text:p>256</text:p>
          </table:table-cell>
          <table:table-cell office:value-type="float" office:value="0.00006759875" calcext:value-type="float">
            <text:p>6.759875E-05</text:p>
          </table:table-cell>
          <table:table-cell office:value-type="float" office:value="0.2834612905" calcext:value-type="float">
            <text:p>0.2834612905</text:p>
          </table:table-cell>
          <table:table-cell table:style-name="Default" table:formula="of:=[.D10]+[.C10]" office:value-type="float" office:value="0.28352888925" calcext:value-type="float">
            <text:p>0,28352888925</text:p>
          </table:table-cell>
          <table:table-cell table:style-name="Default"/>
          <table:table-cell table:style-name="Default" office:value-type="float" office:value="256" calcext:value-type="float">
            <text:p>256</text:p>
          </table:table-cell>
          <table:table-cell office:value-type="float" office:value="0.347222404125" calcext:value-type="float">
            <text:p>0,347222404125</text:p>
          </table:table-cell>
          <table:table-cell office:value-type="float" office:value="0.28352888925" calcext:value-type="float">
            <text:p>0,28352888925</text:p>
          </table:table-cell>
          <table:table-cell office:value-type="float" office:value="0.245101753125" calcext:value-type="float">
            <text:p>0,245101753125</text:p>
          </table:table-cell>
          <table:table-cell/>
          <table:table-cell table:style-name="Default" office:value-type="float" office:value="128" calcext:value-type="float">
            <text:p>128</text:p>
          </table:table-cell>
          <table:table-cell office:value-type="float" office:value="0.419476381625" calcext:value-type="float">
            <text:p>0.419476381625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office:value-type="float" office:value="512" calcext:value-type="float">
            <text:p>512</text:p>
          </table:table-cell>
          <table:table-cell office:value-type="float" office:value="0.00012644525" calcext:value-type="float">
            <text:p>0.00012644525</text:p>
          </table:table-cell>
          <table:table-cell office:value-type="float" office:value="0.333731164" calcext:value-type="float">
            <text:p>0.333731164</text:p>
          </table:table-cell>
          <table:table-cell table:style-name="Default" table:formula="of:=[.D11]+[.C11]" office:value-type="float" office:value="0.33385760925" calcext:value-type="float">
            <text:p>0,33385760925</text:p>
          </table:table-cell>
          <table:table-cell table:style-name="Default"/>
          <table:table-cell table:style-name="Default" office:value-type="float" office:value="512" calcext:value-type="float">
            <text:p>512</text:p>
          </table:table-cell>
          <table:table-cell office:value-type="float" office:value="0.472925087875" calcext:value-type="float">
            <text:p>0,472925087875</text:p>
          </table:table-cell>
          <table:table-cell office:value-type="float" office:value="0.33385760925" calcext:value-type="float">
            <text:p>0,33385760925</text:p>
          </table:table-cell>
          <table:table-cell office:value-type="float" office:value="0.29528883725" calcext:value-type="float">
            <text:p>0,29528883725</text:p>
          </table:table-cell>
          <table:table-cell/>
          <table:table-cell table:style-name="Default" office:value-type="float" office:value="256" calcext:value-type="float">
            <text:p>256</text:p>
          </table:table-cell>
          <table:table-cell office:value-type="float" office:value="0.347222404125" calcext:value-type="float">
            <text:p>0.347222404125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office:value-type="float" office:value="1024" calcext:value-type="float">
            <text:p>1024</text:p>
          </table:table-cell>
          <table:table-cell office:value-type="float" office:value="0.000225163125" calcext:value-type="float">
            <text:p>0.000225163125</text:p>
          </table:table-cell>
          <table:table-cell office:value-type="float" office:value="0.42742925125" calcext:value-type="float">
            <text:p>0.42742925125</text:p>
          </table:table-cell>
          <table:table-cell table:style-name="Default" table:formula="of:=[.D12]+[.C12]" office:value-type="float" office:value="0.427654414375" calcext:value-type="float">
            <text:p>0,427654414375</text:p>
          </table:table-cell>
          <table:table-cell table:style-name="Default"/>
          <table:table-cell table:style-name="Default" office:value-type="float" office:value="1024" calcext:value-type="float">
            <text:p>1024</text:p>
          </table:table-cell>
          <table:table-cell office:value-type="float" office:value="0.738642341875" calcext:value-type="float">
            <text:p>0,738642341875</text:p>
          </table:table-cell>
          <table:table-cell office:value-type="float" office:value="0.427654414375" calcext:value-type="float">
            <text:p>0,427654414375</text:p>
          </table:table-cell>
          <table:table-cell office:value-type="float" office:value="0.362754229" calcext:value-type="float">
            <text:p>0,362754229</text:p>
          </table:table-cell>
          <table:table-cell/>
          <table:table-cell table:style-name="Default" office:value-type="float" office:value="512" calcext:value-type="float">
            <text:p>512</text:p>
          </table:table-cell>
          <table:table-cell office:value-type="float" office:value="0.472925087875" calcext:value-type="float">
            <text:p>0.472925087875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office:value-type="float" office:value="2048" calcext:value-type="float">
            <text:p>2048</text:p>
          </table:table-cell>
          <table:table-cell office:value-type="float" office:value="0.000530318375" calcext:value-type="float">
            <text:p>0.000530318375</text:p>
          </table:table-cell>
          <table:table-cell office:value-type="float" office:value="0.685096789" calcext:value-type="float">
            <text:p>0.685096789</text:p>
          </table:table-cell>
          <table:table-cell table:style-name="Default" table:formula="of:=[.D13]+[.C13]" office:value-type="float" office:value="0.685627107375" calcext:value-type="float">
            <text:p>0,685627107375</text:p>
          </table:table-cell>
          <table:table-cell table:style-name="Default"/>
          <table:table-cell table:style-name="Default" office:value-type="float" office:value="2048" calcext:value-type="float">
            <text:p>2048</text:p>
          </table:table-cell>
          <table:table-cell office:value-type="float" office:value="1.285486376875" calcext:value-type="float">
            <text:p>1,285486376875</text:p>
          </table:table-cell>
          <table:table-cell office:value-type="float" office:value="0.685627107375" calcext:value-type="float">
            <text:p>0,685627107375</text:p>
          </table:table-cell>
          <table:table-cell office:value-type="float" office:value="0.543380997625" calcext:value-type="float">
            <text:p>0,543380997625</text:p>
          </table:table-cell>
          <table:table-cell/>
          <table:table-cell table:style-name="Default" office:value-type="float" office:value="1024" calcext:value-type="float">
            <text:p>1024</text:p>
          </table:table-cell>
          <table:table-cell office:value-type="float" office:value="0.738642341875" calcext:value-type="float">
            <text:p>0.738642341875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office:value-type="float" office:value="4096" calcext:value-type="float">
            <text:p>4096</text:p>
          </table:table-cell>
          <table:table-cell office:value-type="float" office:value="0.00102507775" calcext:value-type="float">
            <text:p>0.00102507775</text:p>
          </table:table-cell>
          <table:table-cell office:value-type="float" office:value="1.156722986625" calcext:value-type="float">
            <text:p>1.156722986625</text:p>
          </table:table-cell>
          <table:table-cell table:style-name="Default" table:formula="of:=[.D14]+[.C14]" office:value-type="float" office:value="1.157748064375" calcext:value-type="float">
            <text:p>1,157748064375</text:p>
          </table:table-cell>
          <table:table-cell table:style-name="Default"/>
          <table:table-cell table:style-name="Default" office:value-type="float" office:value="4096" calcext:value-type="float">
            <text:p>4096</text:p>
          </table:table-cell>
          <table:table-cell office:value-type="float" office:value="2.71464555025" calcext:value-type="float">
            <text:p>2,71464555025</text:p>
          </table:table-cell>
          <table:table-cell office:value-type="float" office:value="1.157748064375" calcext:value-type="float">
            <text:p>1,157748064375</text:p>
          </table:table-cell>
          <table:table-cell office:value-type="float" office:value="1.0251755075" calcext:value-type="float">
            <text:p>1,0251755075</text:p>
          </table:table-cell>
          <table:table-cell/>
          <table:table-cell table:style-name="Default" office:value-type="float" office:value="2048" calcext:value-type="float">
            <text:p>2048</text:p>
          </table:table-cell>
          <table:table-cell office:value-type="float" office:value="1.285486376875" calcext:value-type="float">
            <text:p>1.285486376875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table:style-name="Default" office:value-type="float" office:value="4096" calcext:value-type="float">
            <text:p>4096</text:p>
          </table:table-cell>
          <table:table-cell office:value-type="float" office:value="2.71464555025" calcext:value-type="float">
            <text:p>2.71464555025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</table:table-row>
        <table:table-row table:style-name="ro2" table:number-rows-repeated="3">
          <table:table-cell/>
          <table:table-cell table:style-name="Default" table:number-columns-repeated="6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Opt(ns)</text:p>
          </table:table-cell>
          <table:table-cell office:value-type="string" calcext:value-type="string">
            <text:p>TimeOpt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Conv.Time</text:p>
          </table:table-cell>
          <table:table-cell office:value-type="string" calcext:value-type="string">
            <text:p>Opt.Time</text:p>
          </table:table-cell>
          <table:table-cell office:value-type="string" calcext:value-type="string">
            <text:p>Ker.Time</text:p>
          </table:table-cell>
          <table:table-cell office:value-type="string" calcext:value-type="string">
            <text:p>Tot.Time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20]/10^9" office:value-type="float" office:value="0" calcext:value-type="float">
            <text:p>0</text:p>
          </table:table-cell>
          <table:table-cell office:value-type="float" office:value="2008079280" calcext:value-type="float">
            <text:p>2.01E+09</text:p>
          </table:table-cell>
          <table:table-cell table:formula="of:=[.P20]/10^9" office:value-type="float" office:value="2.00807928" calcext:value-type="float">
            <text:p>2.008079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U20]/10^9" office:value-type="float" office:value="0" calcext:value-type="float">
            <text:p>0</text:p>
          </table:table-cell>
          <table:table-cell office:value-type="float" office:value="593550308" calcext:value-type="float">
            <text:p>5.94E+08</text:p>
          </table:table-cell>
          <table:table-cell table:formula="of:=[.W20]/10^9" office:value-type="float" office:value="0.593550308" calcext:value-type="float">
            <text:p>0.593550308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2" office:value-type="float" office:value="0.0000347035" calcext:value-type="float">
            <text:p>3.47035E-05</text:p>
          </table:table-cell>
          <table:table-cell office:value-type="float" office:value="0" calcext:value-type="float">
            <text:p>0</text:p>
          </table:table-cell>
          <table:table-cell office:value-type="float" office:value="0.223796880875" calcext:value-type="float">
            <text:p>0,223796880875</text:p>
          </table:table-cell>
          <table:table-cell table:formula="of:=[.AC20]+[.AB20]+[.AA20]" office:value-type="float" office:value="0.223831584375" calcext:value-type="float">
            <text:p>0,223831584375</text:p>
          </table:table-cell>
          <table:table-cell table:number-columns-repeated="4"/>
          <table:table-cell table:style-name="ce2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21]/10^9" office:value-type="float" office:value="0" calcext:value-type="float">
            <text:p>0</text:p>
          </table:table-cell>
          <table:table-cell office:value-type="float" office:value="241992392" calcext:value-type="float">
            <text:p>2.42E+08</text:p>
          </table:table-cell>
          <table:table-cell table:formula="of:=[.P21]/10^9" office:value-type="float" office:value="0.241992392" calcext:value-type="float">
            <text:p>0.2419923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U21]/10^9" office:value-type="float" office:value="0" calcext:value-type="float">
            <text:p>0</text:p>
          </table:table-cell>
          <table:table-cell office:value-type="float" office:value="192297106" calcext:value-type="float">
            <text:p>1.92E+08</text:p>
          </table:table-cell>
          <table:table-cell table:formula="of:=[.W21]/10^9" office:value-type="float" office:value="0.192297106" calcext:value-type="float">
            <text:p>0.192297106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2" office:value-type="float" office:value="0.00006759875" calcext:value-type="float">
            <text:p>6.759875E-05</text:p>
          </table:table-cell>
          <table:table-cell office:value-type="float" office:value="0" calcext:value-type="float">
            <text:p>0</text:p>
          </table:table-cell>
          <table:table-cell office:value-type="float" office:value="0.245034154375" calcext:value-type="float">
            <text:p>0,245034154375</text:p>
          </table:table-cell>
          <table:table-cell table:formula="of:=[.AC21]+[.AB21]+[.AA21]" office:value-type="float" office:value="0.245101753125" calcext:value-type="float">
            <text:p>0,245101753125</text:p>
          </table:table-cell>
          <table:table-cell table:number-columns-repeated="4"/>
          <table:table-cell table:style-name="ce2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22]/10^9" office:value-type="float" office:value="0" calcext:value-type="float">
            <text:p>0</text:p>
          </table:table-cell>
          <table:table-cell office:value-type="float" office:value="188020065" calcext:value-type="float">
            <text:p>1.88E+08</text:p>
          </table:table-cell>
          <table:table-cell table:formula="of:=[.P22]/10^9" office:value-type="float" office:value="0.188020065" calcext:value-type="float">
            <text:p>0.1880200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U22]/10^9" office:value-type="float" office:value="0" calcext:value-type="float">
            <text:p>0</text:p>
          </table:table-cell>
          <table:table-cell office:value-type="float" office:value="177833174" calcext:value-type="float">
            <text:p>1.78E+08</text:p>
          </table:table-cell>
          <table:table-cell table:formula="of:=[.W22]/10^9" office:value-type="float" office:value="0.177833174" calcext:value-type="float">
            <text:p>0.177833174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2" office:value-type="float" office:value="0.00012644525" calcext:value-type="float">
            <text:p>0.00012644525</text:p>
          </table:table-cell>
          <table:table-cell office:value-type="float" office:value="0" calcext:value-type="float">
            <text:p>0</text:p>
          </table:table-cell>
          <table:table-cell office:value-type="float" office:value="0.295162392" calcext:value-type="float">
            <text:p>0,295162392</text:p>
          </table:table-cell>
          <table:table-cell table:formula="of:=[.AC22]+[.AB22]+[.AA22]" office:value-type="float" office:value="0.29528883725" calcext:value-type="float">
            <text:p>0,29528883725</text:p>
          </table:table-cell>
          <table:table-cell table:number-columns-repeated="4"/>
          <table:table-cell table:style-name="ce2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23]/10^9" office:value-type="float" office:value="0" calcext:value-type="float">
            <text:p>0</text:p>
          </table:table-cell>
          <table:table-cell office:value-type="float" office:value="187828507" calcext:value-type="float">
            <text:p>1.88E+08</text:p>
          </table:table-cell>
          <table:table-cell table:formula="of:=[.P23]/10^9" office:value-type="float" office:value="0.187828507" calcext:value-type="float">
            <text:p>0.1878285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U23]/10^9" office:value-type="float" office:value="0" calcext:value-type="float">
            <text:p>0</text:p>
          </table:table-cell>
          <table:table-cell office:value-type="float" office:value="167032139" calcext:value-type="float">
            <text:p>1.67E+08</text:p>
          </table:table-cell>
          <table:table-cell table:formula="of:=[.W23]/10^9" office:value-type="float" office:value="0.167032139" calcext:value-type="float">
            <text:p>0.167032139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2" office:value-type="float" office:value="0.000225163125" calcext:value-type="float">
            <text:p>0.000225163125</text:p>
          </table:table-cell>
          <table:table-cell office:value-type="float" office:value="0.000065536" calcext:value-type="float">
            <text:p>6,5536E-05</text:p>
          </table:table-cell>
          <table:table-cell office:value-type="float" office:value="0.362463529875" calcext:value-type="float">
            <text:p>0,362463529875</text:p>
          </table:table-cell>
          <table:table-cell table:formula="of:=[.AC23]+[.AB23]+[.AA23]" office:value-type="float" office:value="0.362754229" calcext:value-type="float">
            <text:p>0,362754229</text:p>
          </table:table-cell>
          <table:table-cell table:number-columns-repeated="4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6177" calcext:value-type="float">
            <text:p>96177</text:p>
          </table:table-cell>
          <table:table-cell table:formula="of:=[.D24]/10^9" office:value-type="float" office:value="0.000096177" calcext:value-type="float">
            <text:p>9.6177E-05</text:p>
          </table:table-cell>
          <table:table-cell office:value-type="float" office:value="662665191" calcext:value-type="float">
            <text:p>6.63E+08</text:p>
          </table:table-cell>
          <table:table-cell table:formula="of:=[.F24]/10^9" office:value-type="float" office:value="0.662665191" calcext:value-type="float">
            <text:p>0.66266519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24]/10^9" office:value-type="float" office:value="0" calcext:value-type="float">
            <text:p>0</text:p>
          </table:table-cell>
          <table:table-cell office:value-type="float" office:value="179432686" calcext:value-type="float">
            <text:p>1.79E+08</text:p>
          </table:table-cell>
          <table:table-cell table:formula="of:=[.P24]/10^9" office:value-type="float" office:value="0.179432686" calcext:value-type="float">
            <text:p>0.1794326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U24]/10^9" office:value-type="float" office:value="0" calcext:value-type="float">
            <text:p>0</text:p>
          </table:table-cell>
          <table:table-cell office:value-type="float" office:value="174509225" calcext:value-type="float">
            <text:p>1.75E+08</text:p>
          </table:table-cell>
          <table:table-cell table:formula="of:=[.W24]/10^9" office:value-type="float" office:value="0.174509225" calcext:value-type="float">
            <text:p>0.174509225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2" office:value-type="float" office:value="0.000530318375" calcext:value-type="float">
            <text:p>0.000530318375</text:p>
          </table:table-cell>
          <table:table-cell office:value-type="float" office:value="0.000114688" calcext:value-type="float">
            <text:p>0,000114688</text:p>
          </table:table-cell>
          <table:table-cell office:value-type="float" office:value="0.54273599125" calcext:value-type="float">
            <text:p>0,54273599125</text:p>
          </table:table-cell>
          <table:table-cell table:formula="of:=[.AC24]+[.AB24]+[.AA24]" office:value-type="float" office:value="0.543380997625" calcext:value-type="float">
            <text:p>0,543380997625</text:p>
          </table:table-cell>
          <table:table-cell table:number-columns-repeated="4"/>
          <table:table-cell table:style-name="ce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4616" calcext:value-type="float">
            <text:p>34616</text:p>
          </table:table-cell>
          <table:table-cell table:formula="of:=[.D25]/10^9" office:value-type="float" office:value="0.000034616" calcext:value-type="float">
            <text:p>3.4616E-05</text:p>
          </table:table-cell>
          <table:table-cell office:value-type="float" office:value="219223126" calcext:value-type="float">
            <text:p>2.19E+08</text:p>
          </table:table-cell>
          <table:table-cell table:formula="of:=[.F25]/10^9" office:value-type="float" office:value="0.219223126" calcext:value-type="float">
            <text:p>0.2192231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25]/10^9" office:value-type="float" office:value="0" calcext:value-type="float">
            <text:p>0</text:p>
          </table:table-cell>
          <table:table-cell office:value-type="float" office:value="188178401" calcext:value-type="float">
            <text:p>1.88E+08</text:p>
          </table:table-cell>
          <table:table-cell table:formula="of:=[.P25]/10^9" office:value-type="float" office:value="0.188178401" calcext:value-type="float">
            <text:p>0.1881784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U25]/10^9" office:value-type="float" office:value="0" calcext:value-type="float">
            <text:p>0</text:p>
          </table:table-cell>
          <table:table-cell office:value-type="float" office:value="157339448" calcext:value-type="float">
            <text:p>1.57E+08</text:p>
          </table:table-cell>
          <table:table-cell table:formula="of:=[.W25]/10^9" office:value-type="float" office:value="0.157339448" calcext:value-type="float">
            <text:p>0.157339448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2" office:value-type="float" office:value="0.00102507775" calcext:value-type="float">
            <text:p>0.00102507775</text:p>
          </table:table-cell>
          <table:table-cell office:value-type="float" office:value="0.000180224" calcext:value-type="float">
            <text:p>0,000180224</text:p>
          </table:table-cell>
          <table:table-cell office:value-type="float" office:value="1.02397020575" calcext:value-type="float">
            <text:p>1,02397020575</text:p>
          </table:table-cell>
          <table:table-cell table:formula="of:=[.AC25]+[.AB25]+[.AA25]" office:value-type="float" office:value="1.0251755075" calcext:value-type="float">
            <text:p>1,0251755075</text:p>
          </table:table-cell>
          <table:table-cell table:number-columns-repeated="4"/>
          <table:table-cell table:style-name="ce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7826" calcext:value-type="float">
            <text:p>27826</text:p>
          </table:table-cell>
          <table:table-cell table:formula="of:=[.D26]/10^9" office:value-type="float" office:value="0.000027826" calcext:value-type="float">
            <text:p>2.7826E-05</text:p>
          </table:table-cell>
          <table:table-cell office:value-type="float" office:value="208657486" calcext:value-type="float">
            <text:p>2.09E+08</text:p>
          </table:table-cell>
          <table:table-cell table:formula="of:=[.F26]/10^9" office:value-type="float" office:value="0.208657486" calcext:value-type="float">
            <text:p>0.20865748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26]/10^9" office:value-type="float" office:value="0" calcext:value-type="float">
            <text:p>0</text:p>
          </table:table-cell>
          <table:table-cell office:value-type="float" office:value="182306906" calcext:value-type="float">
            <text:p>1.82E+08</text:p>
          </table:table-cell>
          <table:table-cell table:formula="of:=[.P26]/10^9" office:value-type="float" office:value="0.182306906" calcext:value-type="float">
            <text:p>0.1823069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U26]/10^9" office:value-type="float" office:value="0" calcext:value-type="float">
            <text:p>0</text:p>
          </table:table-cell>
          <table:table-cell office:value-type="float" office:value="158049854" calcext:value-type="float">
            <text:p>1.58E+08</text:p>
          </table:table-cell>
          <table:table-cell table:formula="of:=[.W26]/10^9" office:value-type="float" office:value="0.158049854" calcext:value-type="float">
            <text:p>0.15804985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4217" calcext:value-type="float">
            <text:p>24217</text:p>
          </table:table-cell>
          <table:table-cell table:formula="of:=[.D27]/10^9" office:value-type="float" office:value="0.000024217" calcext:value-type="float">
            <text:p>2.4217E-05</text:p>
          </table:table-cell>
          <table:table-cell office:value-type="float" office:value="204604812" calcext:value-type="float">
            <text:p>2.05E+08</text:p>
          </table:table-cell>
          <table:table-cell table:formula="of:=[.F27]/10^9" office:value-type="float" office:value="0.204604812" calcext:value-type="float">
            <text:p>0.20460481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27]/10^9" office:value-type="float" office:value="0" calcext:value-type="float">
            <text:p>0</text:p>
          </table:table-cell>
          <table:table-cell office:value-type="float" office:value="179972816" calcext:value-type="float">
            <text:p>1.80E+08</text:p>
          </table:table-cell>
          <table:table-cell table:formula="of:=[.P27]/10^9" office:value-type="float" office:value="0.179972816" calcext:value-type="float">
            <text:p>0.1799728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U27]/10^9" office:value-type="float" office:value="0" calcext:value-type="float">
            <text:p>0</text:p>
          </table:table-cell>
          <table:table-cell office:value-type="float" office:value="169763793" calcext:value-type="float">
            <text:p>1.70E+08</text:p>
          </table:table-cell>
          <table:table-cell table:formula="of:=[.W27]/10^9" office:value-type="float" office:value="0.169763793" calcext:value-type="float">
            <text:p>0.16976379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23776" calcext:value-type="float">
            <text:p>23776</text:p>
          </table:table-cell>
          <table:table-cell table:formula="of:=[.D28]/10^9" office:value-type="float" office:value="0.000023776" calcext:value-type="float">
            <text:p>2.3776E-05</text:p>
          </table:table-cell>
          <table:table-cell office:value-type="float" office:value="203646426" calcext:value-type="float">
            <text:p>2.04E+08</text:p>
          </table:table-cell>
          <table:table-cell table:formula="of:=[.F28]/10^9" office:value-type="float" office:value="0.203646426" calcext:value-type="float">
            <text:p>0.203646426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N20:.N27])" office:value-type="string" office:string-value="" calcext:value-type="error">
            <text:p>#DIV/0!</text:p>
          </table:table-cell>
          <table:table-cell table:formula="of:=AVERAGE([.O20:.O27])" office:value-type="float" office:value="0" calcext:value-type="float">
            <text:p>0</text:p>
          </table:table-cell>
          <table:table-cell table:formula="of:=AVERAGE([.P20:.P27])" office:value-type="float" office:value="419476381.625" calcext:value-type="float">
            <text:p>4.19E+08</text:p>
          </table:table-cell>
          <table:table-cell table:formula="of:=AVERAGE([.Q20:.Q27])" office:value-type="float" office:value="0.419476381625" calcext:value-type="float">
            <text:p>0.41947638162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U20:.U27])" office:value-type="float" office:value="0" calcext:value-type="float">
            <text:p>0</text:p>
          </table:table-cell>
          <table:table-cell table:formula="of:=AVERAGE([.V20:.V27])" office:value-type="float" office:value="0" calcext:value-type="float">
            <text:p>0</text:p>
          </table:table-cell>
          <table:table-cell table:formula="of:=AVERAGE([.W20:.W27])" office:value-type="float" office:value="223796880.875" calcext:value-type="float">
            <text:p>2.24E+08</text:p>
          </table:table-cell>
          <table:table-cell table:formula="of:=AVERAGE([.X20:.X27])" office:value-type="float" office:value="0.223796880875" calcext:value-type="float">
            <text:p>0.22379688087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2290" calcext:value-type="float">
            <text:p>22290</text:p>
          </table:table-cell>
          <table:table-cell table:formula="of:=[.D29]/10^9" office:value-type="float" office:value="0.00002229" calcext:value-type="float">
            <text:p>2.229E-05</text:p>
          </table:table-cell>
          <table:table-cell office:value-type="float" office:value="201485235" calcext:value-type="float">
            <text:p>2.01E+08</text:p>
          </table:table-cell>
          <table:table-cell table:formula="of:=[.F29]/10^9" office:value-type="float" office:value="0.201485235" calcext:value-type="float">
            <text:p>0.201485235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3998" calcext:value-type="float">
            <text:p>23998</text:p>
          </table:table-cell>
          <table:table-cell table:formula="of:=[.D30]/10^9" office:value-type="float" office:value="0.000023998" calcext:value-type="float">
            <text:p>2.3998E-05</text:p>
          </table:table-cell>
          <table:table-cell office:value-type="float" office:value="224736506" calcext:value-type="float">
            <text:p>2.25E+08</text:p>
          </table:table-cell>
          <table:table-cell table:formula="of:=[.F30]/10^9" office:value-type="float" office:value="0.224736506" calcext:value-type="float">
            <text:p>0.224736506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4728" calcext:value-type="float">
            <text:p>24728</text:p>
          </table:table-cell>
          <table:table-cell table:formula="of:=[.D31]/10^9" office:value-type="float" office:value="0.000024728" calcext:value-type="float">
            <text:p>2.4728E-05</text:p>
          </table:table-cell>
          <table:table-cell office:value-type="float" office:value="200994200" calcext:value-type="float">
            <text:p>2.01E+08</text:p>
          </table:table-cell>
          <table:table-cell table:formula="of:=[.F31]/10^9" office:value-type="float" office:value="0.2009942" calcext:value-type="float">
            <text:p>0.2009942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D24:.D31])" office:value-type="float" office:value="34703.5" calcext:value-type="float">
            <text:p>34703.5</text:p>
          </table:table-cell>
          <table:table-cell table:formula="of:=AVERAGE([.E24:.E31])" office:value-type="float" office:value="0.0000347035" calcext:value-type="float">
            <text:p>3.47035E-05</text:p>
          </table:table-cell>
          <table:table-cell table:formula="of:=AVERAGE([.F24:.F31])" office:value-type="float" office:value="265751622.75" calcext:value-type="float">
            <text:p>2.66E+08</text:p>
          </table:table-cell>
          <table:table-cell table:formula="of:=AVERAGE([.G24:.G31])" office:value-type="float" office:value="0.26575162275" calcext:value-type="float">
            <text:p>0.26575162275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Opt(ns)</text:p>
          </table:table-cell>
          <table:table-cell office:value-type="string" calcext:value-type="string">
            <text:p>TimeOpt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33]/10^9" office:value-type="float" office:value="0" calcext:value-type="float">
            <text:p>0</text:p>
          </table:table-cell>
          <table:table-cell office:value-type="float" office:value="932414943" calcext:value-type="float">
            <text:p>9.32E+08</text:p>
          </table:table-cell>
          <table:table-cell table:formula="of:=[.P33]/10^9" office:value-type="float" office:value="0.932414943" calcext:value-type="float">
            <text:p>0.932414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U33]/10^9" office:value-type="float" office:value="0" calcext:value-type="float">
            <text:p>0</text:p>
          </table:table-cell>
          <table:table-cell office:value-type="float" office:value="633436119" calcext:value-type="float">
            <text:p>6.33E+08</text:p>
          </table:table-cell>
          <table:table-cell table:formula="of:=[.W33]/10^9" office:value-type="float" office:value="0.633436119" calcext:value-type="float">
            <text:p>0.633436119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34]/10^9" office:value-type="float" office:value="0" calcext:value-type="float">
            <text:p>0</text:p>
          </table:table-cell>
          <table:table-cell office:value-type="float" office:value="278921288" calcext:value-type="float">
            <text:p>2.79E+08</text:p>
          </table:table-cell>
          <table:table-cell table:formula="of:=[.P34]/10^9" office:value-type="float" office:value="0.278921288" calcext:value-type="float">
            <text:p>0.2789212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U34]/10^9" office:value-type="float" office:value="0" calcext:value-type="float">
            <text:p>0</text:p>
          </table:table-cell>
          <table:table-cell office:value-type="float" office:value="207927539" calcext:value-type="float">
            <text:p>2.08E+08</text:p>
          </table:table-cell>
          <table:table-cell table:formula="of:=[.W34]/10^9" office:value-type="float" office:value="0.207927539" calcext:value-type="float">
            <text:p>0.207927539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35]/10^9" office:value-type="float" office:value="0" calcext:value-type="float">
            <text:p>0</text:p>
          </table:table-cell>
          <table:table-cell office:value-type="float" office:value="262747727" calcext:value-type="float">
            <text:p>2.63E+08</text:p>
          </table:table-cell>
          <table:table-cell table:formula="of:=[.P35]/10^9" office:value-type="float" office:value="0.262747727" calcext:value-type="float">
            <text:p>0.262747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U35]/10^9" office:value-type="float" office:value="0" calcext:value-type="float">
            <text:p>0</text:p>
          </table:table-cell>
          <table:table-cell office:value-type="float" office:value="212806972" calcext:value-type="float">
            <text:p>2.13E+08</text:p>
          </table:table-cell>
          <table:table-cell table:formula="of:=[.W35]/10^9" office:value-type="float" office:value="0.212806972" calcext:value-type="float">
            <text:p>0.21280697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36]/10^9" office:value-type="float" office:value="0" calcext:value-type="float">
            <text:p>0</text:p>
          </table:table-cell>
          <table:table-cell office:value-type="float" office:value="274502938" calcext:value-type="float">
            <text:p>2.75E+08</text:p>
          </table:table-cell>
          <table:table-cell table:formula="of:=[.P36]/10^9" office:value-type="float" office:value="0.274502938" calcext:value-type="float">
            <text:p>0.2745029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U36]/10^9" office:value-type="float" office:value="0" calcext:value-type="float">
            <text:p>0</text:p>
          </table:table-cell>
          <table:table-cell office:value-type="float" office:value="182812321" calcext:value-type="float">
            <text:p>1.83E+08</text:p>
          </table:table-cell>
          <table:table-cell table:formula="of:=[.W36]/10^9" office:value-type="float" office:value="0.182812321" calcext:value-type="float">
            <text:p>0.18281232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85797" calcext:value-type="float">
            <text:p>185797</text:p>
          </table:table-cell>
          <table:table-cell table:formula="of:=[.D37]/10^9" office:value-type="float" office:value="0.000185797" calcext:value-type="float">
            <text:p>0.000185797</text:p>
          </table:table-cell>
          <table:table-cell office:value-type="float" office:value="721257892" calcext:value-type="float">
            <text:p>7.21E+08</text:p>
          </table:table-cell>
          <table:table-cell table:formula="of:=[.F37]/10^9" office:value-type="float" office:value="0.721257892" calcext:value-type="float">
            <text:p>0.7212578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37]/10^9" office:value-type="float" office:value="0" calcext:value-type="float">
            <text:p>0</text:p>
          </table:table-cell>
          <table:table-cell office:value-type="float" office:value="265282342" calcext:value-type="float">
            <text:p>2.65E+08</text:p>
          </table:table-cell>
          <table:table-cell table:formula="of:=[.P37]/10^9" office:value-type="float" office:value="0.265282342" calcext:value-type="float">
            <text:p>0.2652823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U37]/10^9" office:value-type="float" office:value="0" calcext:value-type="float">
            <text:p>0</text:p>
          </table:table-cell>
          <table:table-cell office:value-type="float" office:value="177798628" calcext:value-type="float">
            <text:p>1.78E+08</text:p>
          </table:table-cell>
          <table:table-cell table:formula="of:=[.W37]/10^9" office:value-type="float" office:value="0.177798628" calcext:value-type="float">
            <text:p>0.17779862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64764" calcext:value-type="float">
            <text:p>64764</text:p>
          </table:table-cell>
          <table:table-cell table:formula="of:=[.D38]/10^9" office:value-type="float" office:value="0.000064764" calcext:value-type="float">
            <text:p>6.4764E-05</text:p>
          </table:table-cell>
          <table:table-cell office:value-type="float" office:value="238442571" calcext:value-type="float">
            <text:p>2.38E+08</text:p>
          </table:table-cell>
          <table:table-cell table:formula="of:=[.F38]/10^9" office:value-type="float" office:value="0.238442571" calcext:value-type="float">
            <text:p>0.23844257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38]/10^9" office:value-type="float" office:value="0" calcext:value-type="float">
            <text:p>0</text:p>
          </table:table-cell>
          <table:table-cell office:value-type="float" office:value="253963611" calcext:value-type="float">
            <text:p>2.54E+08</text:p>
          </table:table-cell>
          <table:table-cell table:formula="of:=[.P38]/10^9" office:value-type="float" office:value="0.253963611" calcext:value-type="float">
            <text:p>0.2539636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U38]/10^9" office:value-type="float" office:value="0" calcext:value-type="float">
            <text:p>0</text:p>
          </table:table-cell>
          <table:table-cell office:value-type="float" office:value="178663360" calcext:value-type="float">
            <text:p>1.79E+08</text:p>
          </table:table-cell>
          <table:table-cell table:formula="of:=[.W38]/10^9" office:value-type="float" office:value="0.17866336" calcext:value-type="float">
            <text:p>0.1786633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64278" calcext:value-type="float">
            <text:p>64278</text:p>
          </table:table-cell>
          <table:table-cell table:formula="of:=[.D39]/10^9" office:value-type="float" office:value="0.000064278" calcext:value-type="float">
            <text:p>6.4278E-05</text:p>
          </table:table-cell>
          <table:table-cell office:value-type="float" office:value="245313038" calcext:value-type="float">
            <text:p>2.45E+08</text:p>
          </table:table-cell>
          <table:table-cell table:formula="of:=[.F39]/10^9" office:value-type="float" office:value="0.245313038" calcext:value-type="float">
            <text:p>0.24531303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39]/10^9" office:value-type="float" office:value="0" calcext:value-type="float">
            <text:p>0</text:p>
          </table:table-cell>
          <table:table-cell office:value-type="float" office:value="254519983" calcext:value-type="float">
            <text:p>2.55E+08</text:p>
          </table:table-cell>
          <table:table-cell table:formula="of:=[.P39]/10^9" office:value-type="float" office:value="0.254519983" calcext:value-type="float">
            <text:p>0.2545199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U39]/10^9" office:value-type="float" office:value="0" calcext:value-type="float">
            <text:p>0</text:p>
          </table:table-cell>
          <table:table-cell office:value-type="float" office:value="187349045" calcext:value-type="float">
            <text:p>1.87E+08</text:p>
          </table:table-cell>
          <table:table-cell table:formula="of:=[.W39]/10^9" office:value-type="float" office:value="0.187349045" calcext:value-type="float">
            <text:p>0.18734904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48795" calcext:value-type="float">
            <text:p>48795</text:p>
          </table:table-cell>
          <table:table-cell table:formula="of:=[.D40]/10^9" office:value-type="float" office:value="0.000048795" calcext:value-type="float">
            <text:p>4.8795E-05</text:p>
          </table:table-cell>
          <table:table-cell office:value-type="float" office:value="217200705" calcext:value-type="float">
            <text:p>2.17E+08</text:p>
          </table:table-cell>
          <table:table-cell table:formula="of:=[.F40]/10^9" office:value-type="float" office:value="0.217200705" calcext:value-type="float">
            <text:p>0.21720070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40]/10^9" office:value-type="float" office:value="0" calcext:value-type="float">
            <text:p>0</text:p>
          </table:table-cell>
          <table:table-cell office:value-type="float" office:value="255426401" calcext:value-type="float">
            <text:p>2.55E+08</text:p>
          </table:table-cell>
          <table:table-cell table:formula="of:=[.P40]/10^9" office:value-type="float" office:value="0.255426401" calcext:value-type="float">
            <text:p>0.2554264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U40]/10^9" office:value-type="float" office:value="0" calcext:value-type="float">
            <text:p>0</text:p>
          </table:table-cell>
          <table:table-cell office:value-type="float" office:value="179479251" calcext:value-type="float">
            <text:p>1.79E+08</text:p>
          </table:table-cell>
          <table:table-cell table:formula="of:=[.W40]/10^9" office:value-type="float" office:value="0.179479251" calcext:value-type="float">
            <text:p>0.17947925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45423" calcext:value-type="float">
            <text:p>45423</text:p>
          </table:table-cell>
          <table:table-cell table:formula="of:=[.D41]/10^9" office:value-type="float" office:value="0.000045423" calcext:value-type="float">
            <text:p>4.5423E-05</text:p>
          </table:table-cell>
          <table:table-cell office:value-type="float" office:value="201501329" calcext:value-type="float">
            <text:p>2.02E+08</text:p>
          </table:table-cell>
          <table:table-cell table:formula="of:=[.F41]/10^9" office:value-type="float" office:value="0.201501329" calcext:value-type="float">
            <text:p>0.201501329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N33:.N40])" office:value-type="string" office:string-value="" calcext:value-type="error">
            <text:p>#DIV/0!</text:p>
          </table:table-cell>
          <table:table-cell table:formula="of:=AVERAGE([.O33:.O40])" office:value-type="float" office:value="0" calcext:value-type="float">
            <text:p>0</text:p>
          </table:table-cell>
          <table:table-cell table:formula="of:=AVERAGE([.P33:.P40])" office:value-type="float" office:value="347222404.125" calcext:value-type="float">
            <text:p>3.47E+08</text:p>
          </table:table-cell>
          <table:table-cell table:formula="of:=AVERAGE([.Q33:.Q40])" office:value-type="float" office:value="0.347222404125" calcext:value-type="float">
            <text:p>0.34722240412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U33:.U40])" office:value-type="float" office:value="0" calcext:value-type="float">
            <text:p>0</text:p>
          </table:table-cell>
          <table:table-cell table:formula="of:=AVERAGE([.V33:.V40])" office:value-type="float" office:value="0" calcext:value-type="float">
            <text:p>0</text:p>
          </table:table-cell>
          <table:table-cell table:formula="of:=AVERAGE([.W33:.W40])" office:value-type="float" office:value="245034154.375" calcext:value-type="float">
            <text:p>2.45E+08</text:p>
          </table:table-cell>
          <table:table-cell table:formula="of:=AVERAGE([.X33:.X40])" office:value-type="float" office:value="0.245034154375" calcext:value-type="float">
            <text:p>0.24503415437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47795" calcext:value-type="float">
            <text:p>47795</text:p>
          </table:table-cell>
          <table:table-cell table:formula="of:=[.D42]/10^9" office:value-type="float" office:value="0.000047795" calcext:value-type="float">
            <text:p>4.7795E-05</text:p>
          </table:table-cell>
          <table:table-cell office:value-type="float" office:value="208152034" calcext:value-type="float">
            <text:p>2.08E+08</text:p>
          </table:table-cell>
          <table:table-cell table:formula="of:=[.F42]/10^9" office:value-type="float" office:value="0.208152034" calcext:value-type="float">
            <text:p>0.20815203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42656" calcext:value-type="float">
            <text:p>42656</text:p>
          </table:table-cell>
          <table:table-cell table:formula="of:=[.D43]/10^9" office:value-type="float" office:value="0.000042656" calcext:value-type="float">
            <text:p>4.2656E-05</text:p>
          </table:table-cell>
          <table:table-cell office:value-type="float" office:value="220352338" calcext:value-type="float">
            <text:p>2.20E+08</text:p>
          </table:table-cell>
          <table:table-cell table:formula="of:=[.F43]/10^9" office:value-type="float" office:value="0.220352338" calcext:value-type="float">
            <text:p>0.220352338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1282" calcext:value-type="float">
            <text:p>41282</text:p>
          </table:table-cell>
          <table:table-cell table:formula="of:=[.D44]/10^9" office:value-type="float" office:value="0.000041282" calcext:value-type="float">
            <text:p>4.1282E-05</text:p>
          </table:table-cell>
          <table:table-cell office:value-type="float" office:value="215470417" calcext:value-type="float">
            <text:p>2.15E+08</text:p>
          </table:table-cell>
          <table:table-cell table:formula="of:=[.F44]/10^9" office:value-type="float" office:value="0.215470417" calcext:value-type="float">
            <text:p>0.21547041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D37:.D44])" office:value-type="float" office:value="67598.75" calcext:value-type="float">
            <text:p>67598.75</text:p>
          </table:table-cell>
          <table:table-cell table:formula="of:=AVERAGE([.E37:.E44])" office:value-type="float" office:value="0.00006759875" calcext:value-type="float">
            <text:p>6.759875E-05</text:p>
          </table:table-cell>
          <table:table-cell table:formula="of:=AVERAGE([.F37:.F44])" office:value-type="float" office:value="283461290.5" calcext:value-type="float">
            <text:p>2.83E+08</text:p>
          </table:table-cell>
          <table:table-cell table:formula="of:=AVERAGE([.G37:.G44])" office:value-type="float" office:value="0.2834612905" calcext:value-type="float">
            <text:p>0.2834612905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Opt(ns)</text:p>
          </table:table-cell>
          <table:table-cell office:value-type="string" calcext:value-type="string">
            <text:p>TimeOpt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N46]/10^9" office:value-type="float" office:value="0" calcext:value-type="float">
            <text:p>0</text:p>
          </table:table-cell>
          <table:table-cell office:value-type="float" office:value="1071853095" calcext:value-type="float">
            <text:p>1.07E+09</text:p>
          </table:table-cell>
          <table:table-cell table:formula="of:=[.P46]/10^9" office:value-type="float" office:value="1.071853095" calcext:value-type="float">
            <text:p>1.071853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U46]/10^9" office:value-type="float" office:value="0" calcext:value-type="float">
            <text:p>0</text:p>
          </table:table-cell>
          <table:table-cell office:value-type="float" office:value="659847234" calcext:value-type="float">
            <text:p>6.60E+08</text:p>
          </table:table-cell>
          <table:table-cell table:formula="of:=[.W46]/10^9" office:value-type="float" office:value="0.659847234" calcext:value-type="float">
            <text:p>0.659847234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N47]/10^9" office:value-type="float" office:value="0" calcext:value-type="float">
            <text:p>0</text:p>
          </table:table-cell>
          <table:table-cell office:value-type="float" office:value="382819379" calcext:value-type="float">
            <text:p>3.83E+08</text:p>
          </table:table-cell>
          <table:table-cell table:formula="of:=[.P47]/10^9" office:value-type="float" office:value="0.382819379" calcext:value-type="float">
            <text:p>0.3828193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U47]/10^9" office:value-type="float" office:value="0" calcext:value-type="float">
            <text:p>0</text:p>
          </table:table-cell>
          <table:table-cell office:value-type="float" office:value="269605877" calcext:value-type="float">
            <text:p>2.70E+08</text:p>
          </table:table-cell>
          <table:table-cell table:formula="of:=[.W47]/10^9" office:value-type="float" office:value="0.269605877" calcext:value-type="float">
            <text:p>0.269605877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N48]/10^9" office:value-type="float" office:value="0" calcext:value-type="float">
            <text:p>0</text:p>
          </table:table-cell>
          <table:table-cell office:value-type="float" office:value="388860709" calcext:value-type="float">
            <text:p>3.89E+08</text:p>
          </table:table-cell>
          <table:table-cell table:formula="of:=[.P48]/10^9" office:value-type="float" office:value="0.388860709" calcext:value-type="float">
            <text:p>0.3888607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U48]/10^9" office:value-type="float" office:value="0" calcext:value-type="float">
            <text:p>0</text:p>
          </table:table-cell>
          <table:table-cell office:value-type="float" office:value="244337275" calcext:value-type="float">
            <text:p>2.44E+08</text:p>
          </table:table-cell>
          <table:table-cell table:formula="of:=[.W48]/10^9" office:value-type="float" office:value="0.244337275" calcext:value-type="float">
            <text:p>0.24433727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N49]/10^9" office:value-type="float" office:value="0" calcext:value-type="float">
            <text:p>0</text:p>
          </table:table-cell>
          <table:table-cell office:value-type="float" office:value="368826592" calcext:value-type="float">
            <text:p>3.69E+08</text:p>
          </table:table-cell>
          <table:table-cell table:formula="of:=[.P49]/10^9" office:value-type="float" office:value="0.368826592" calcext:value-type="float">
            <text:p>0.3688265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U49]/10^9" office:value-type="float" office:value="0" calcext:value-type="float">
            <text:p>0</text:p>
          </table:table-cell>
          <table:table-cell office:value-type="float" office:value="218966643" calcext:value-type="float">
            <text:p>2.19E+08</text:p>
          </table:table-cell>
          <table:table-cell table:formula="of:=[.W49]/10^9" office:value-type="float" office:value="0.218966643" calcext:value-type="float">
            <text:p>0.21896664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39022" calcext:value-type="float">
            <text:p>339022</text:p>
          </table:table-cell>
          <table:table-cell table:formula="of:=[.D50]/10^9" office:value-type="float" office:value="0.000339022" calcext:value-type="float">
            <text:p>0.000339022</text:p>
          </table:table-cell>
          <table:table-cell office:value-type="float" office:value="752968943" calcext:value-type="float">
            <text:p>7.53E+08</text:p>
          </table:table-cell>
          <table:table-cell table:formula="of:=[.F50]/10^9" office:value-type="float" office:value="0.752968943" calcext:value-type="float">
            <text:p>0.75296894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N50]/10^9" office:value-type="float" office:value="0" calcext:value-type="float">
            <text:p>0</text:p>
          </table:table-cell>
          <table:table-cell office:value-type="float" office:value="402428008" calcext:value-type="float">
            <text:p>4.02E+08</text:p>
          </table:table-cell>
          <table:table-cell table:formula="of:=[.P50]/10^9" office:value-type="float" office:value="0.402428008" calcext:value-type="float">
            <text:p>0.4024280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U50]/10^9" office:value-type="float" office:value="0" calcext:value-type="float">
            <text:p>0</text:p>
          </table:table-cell>
          <table:table-cell office:value-type="float" office:value="244893645" calcext:value-type="float">
            <text:p>2.45E+08</text:p>
          </table:table-cell>
          <table:table-cell table:formula="of:=[.W50]/10^9" office:value-type="float" office:value="0.244893645" calcext:value-type="float">
            <text:p>0.24489364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25457" calcext:value-type="float">
            <text:p>125457</text:p>
          </table:table-cell>
          <table:table-cell table:formula="of:=[.D51]/10^9" office:value-type="float" office:value="0.000125457" calcext:value-type="float">
            <text:p>0.000125457</text:p>
          </table:table-cell>
          <table:table-cell office:value-type="float" office:value="295521093" calcext:value-type="float">
            <text:p>2.96E+08</text:p>
          </table:table-cell>
          <table:table-cell table:formula="of:=[.F51]/10^9" office:value-type="float" office:value="0.295521093" calcext:value-type="float">
            <text:p>0.29552109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N51]/10^9" office:value-type="float" office:value="0" calcext:value-type="float">
            <text:p>0</text:p>
          </table:table-cell>
          <table:table-cell office:value-type="float" office:value="374460544" calcext:value-type="float">
            <text:p>3.74E+08</text:p>
          </table:table-cell>
          <table:table-cell table:formula="of:=[.P51]/10^9" office:value-type="float" office:value="0.374460544" calcext:value-type="float">
            <text:p>0.3744605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U51]/10^9" office:value-type="float" office:value="0" calcext:value-type="float">
            <text:p>0</text:p>
          </table:table-cell>
          <table:table-cell office:value-type="float" office:value="245481109" calcext:value-type="float">
            <text:p>2.45E+08</text:p>
          </table:table-cell>
          <table:table-cell table:formula="of:=[.W51]/10^9" office:value-type="float" office:value="0.245481109" calcext:value-type="float">
            <text:p>0.24548110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23786" calcext:value-type="float">
            <text:p>123786</text:p>
          </table:table-cell>
          <table:table-cell table:formula="of:=[.D52]/10^9" office:value-type="float" office:value="0.000123786" calcext:value-type="float">
            <text:p>0.000123786</text:p>
          </table:table-cell>
          <table:table-cell office:value-type="float" office:value="285729671" calcext:value-type="float">
            <text:p>2.86E+08</text:p>
          </table:table-cell>
          <table:table-cell table:formula="of:=[.F52]/10^9" office:value-type="float" office:value="0.285729671" calcext:value-type="float">
            <text:p>0.28572967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N52]/10^9" office:value-type="float" office:value="0" calcext:value-type="float">
            <text:p>0</text:p>
          </table:table-cell>
          <table:table-cell office:value-type="float" office:value="376409490" calcext:value-type="float">
            <text:p>3.76E+08</text:p>
          </table:table-cell>
          <table:table-cell table:formula="of:=[.P52]/10^9" office:value-type="float" office:value="0.37640949" calcext:value-type="float">
            <text:p>0.376409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U52]/10^9" office:value-type="float" office:value="0" calcext:value-type="float">
            <text:p>0</text:p>
          </table:table-cell>
          <table:table-cell office:value-type="float" office:value="232423722" calcext:value-type="float">
            <text:p>2.32E+08</text:p>
          </table:table-cell>
          <table:table-cell table:formula="of:=[.W52]/10^9" office:value-type="float" office:value="0.232423722" calcext:value-type="float">
            <text:p>0.23242372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83943" calcext:value-type="float">
            <text:p>83943</text:p>
          </table:table-cell>
          <table:table-cell table:formula="of:=[.D53]/10^9" office:value-type="float" office:value="0.000083943" calcext:value-type="float">
            <text:p>8.3943E-05</text:p>
          </table:table-cell>
          <table:table-cell office:value-type="float" office:value="273171254" calcext:value-type="float">
            <text:p>2.73E+08</text:p>
          </table:table-cell>
          <table:table-cell table:formula="of:=[.F53]/10^9" office:value-type="float" office:value="0.273171254" calcext:value-type="float">
            <text:p>0.27317125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N53]/10^9" office:value-type="float" office:value="0" calcext:value-type="float">
            <text:p>0</text:p>
          </table:table-cell>
          <table:table-cell office:value-type="float" office:value="417742886" calcext:value-type="float">
            <text:p>4.18E+08</text:p>
          </table:table-cell>
          <table:table-cell table:formula="of:=[.P53]/10^9" office:value-type="float" office:value="0.417742886" calcext:value-type="float">
            <text:p>0.417742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[.U53]/10^9" office:value-type="float" office:value="0" calcext:value-type="float">
            <text:p>0</text:p>
          </table:table-cell>
          <table:table-cell office:value-type="float" office:value="245743631" calcext:value-type="float">
            <text:p>2.46E+08</text:p>
          </table:table-cell>
          <table:table-cell table:formula="of:=[.W53]/10^9" office:value-type="float" office:value="0.245743631" calcext:value-type="float">
            <text:p>0.24574363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87459" calcext:value-type="float">
            <text:p>87459</text:p>
          </table:table-cell>
          <table:table-cell table:formula="of:=[.D54]/10^9" office:value-type="float" office:value="0.000087459" calcext:value-type="float">
            <text:p>8.7459E-05</text:p>
          </table:table-cell>
          <table:table-cell office:value-type="float" office:value="271719562" calcext:value-type="float">
            <text:p>2.72E+08</text:p>
          </table:table-cell>
          <table:table-cell table:formula="of:=[.F54]/10^9" office:value-type="float" office:value="0.271719562" calcext:value-type="float">
            <text:p>0.271719562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N46:.N53])" office:value-type="string" office:string-value="" calcext:value-type="error">
            <text:p>#DIV/0!</text:p>
          </table:table-cell>
          <table:table-cell table:formula="of:=AVERAGE([.O46:.O53])" office:value-type="float" office:value="0" calcext:value-type="float">
            <text:p>0</text:p>
          </table:table-cell>
          <table:table-cell table:formula="of:=AVERAGE([.P46:.P53])" office:value-type="float" office:value="472925087.875" calcext:value-type="float">
            <text:p>4.73E+08</text:p>
          </table:table-cell>
          <table:table-cell table:formula="of:=AVERAGE([.Q46:.Q53])" office:value-type="float" office:value="0.472925087875" calcext:value-type="float">
            <text:p>0.4729250878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U46:.U53])" office:value-type="float" office:value="0" calcext:value-type="float">
            <text:p>0</text:p>
          </table:table-cell>
          <table:table-cell table:formula="of:=AVERAGE([.V46:.V53])" office:value-type="float" office:value="0" calcext:value-type="float">
            <text:p>0</text:p>
          </table:table-cell>
          <table:table-cell table:formula="of:=AVERAGE([.W46:.W53])" office:value-type="float" office:value="295162392" calcext:value-type="float">
            <text:p>2.95E+08</text:p>
          </table:table-cell>
          <table:table-cell table:formula="of:=AVERAGE([.X46:.X53])" office:value-type="float" office:value="0.295162392" calcext:value-type="float">
            <text:p>0.29516239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82579" calcext:value-type="float">
            <text:p>82579</text:p>
          </table:table-cell>
          <table:table-cell table:formula="of:=[.D55]/10^9" office:value-type="float" office:value="0.000082579" calcext:value-type="float">
            <text:p>8.2579E-05</text:p>
          </table:table-cell>
          <table:table-cell office:value-type="float" office:value="251731892" calcext:value-type="float">
            <text:p>2.52E+08</text:p>
          </table:table-cell>
          <table:table-cell table:formula="of:=[.F55]/10^9" office:value-type="float" office:value="0.251731892" calcext:value-type="float">
            <text:p>0.251731892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2042" calcext:value-type="float">
            <text:p>82042</text:p>
          </table:table-cell>
          <table:table-cell table:formula="of:=[.D56]/10^9" office:value-type="float" office:value="0.000082042" calcext:value-type="float">
            <text:p>8.2042E-05</text:p>
          </table:table-cell>
          <table:table-cell office:value-type="float" office:value="270894874" calcext:value-type="float">
            <text:p>2.71E+08</text:p>
          </table:table-cell>
          <table:table-cell table:formula="of:=[.F56]/10^9" office:value-type="float" office:value="0.270894874" calcext:value-type="float">
            <text:p>0.27089487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87274" calcext:value-type="float">
            <text:p>87274</text:p>
          </table:table-cell>
          <table:table-cell table:formula="of:=[.D57]/10^9" office:value-type="float" office:value="0.000087274" calcext:value-type="float">
            <text:p>8.7274E-05</text:p>
          </table:table-cell>
          <table:table-cell office:value-type="float" office:value="268112023" calcext:value-type="float">
            <text:p>2.68E+08</text:p>
          </table:table-cell>
          <table:table-cell table:formula="of:=[.F57]/10^9" office:value-type="float" office:value="0.268112023" calcext:value-type="float">
            <text:p>0.26811202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D50:.D57])" office:value-type="float" office:value="126445.25" calcext:value-type="float">
            <text:p>126445.25</text:p>
          </table:table-cell>
          <table:table-cell table:formula="of:=AVERAGE([.E50:.E57])" office:value-type="float" office:value="0.00012644525" calcext:value-type="float">
            <text:p>0.00012644525</text:p>
          </table:table-cell>
          <table:table-cell table:formula="of:=AVERAGE([.F50:.F57])" office:value-type="float" office:value="333731164" calcext:value-type="float">
            <text:p>3.34E+08</text:p>
          </table:table-cell>
          <table:table-cell table:formula="of:=AVERAGE([.G50:.G57])" office:value-type="float" office:value="0.333731164" calcext:value-type="float">
            <text:p>0.33373116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Opt(ns)</text:p>
          </table:table-cell>
          <table:table-cell office:value-type="string" calcext:value-type="string">
            <text:p>TimeOpt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N60]/10^9" office:value-type="float" office:value="0" calcext:value-type="float">
            <text:p>0</text:p>
          </table:table-cell>
          <table:table-cell office:value-type="float" office:value="1349041933" calcext:value-type="float">
            <text:p>1.35E+09</text:p>
          </table:table-cell>
          <table:table-cell table:formula="of:=[.P60]/10^9" office:value-type="float" office:value="1.349041933" calcext:value-type="float">
            <text:p>1.349041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table:formula="of:=[.U60]/10^9" office:value-type="float" office:value="0.000131072" calcext:value-type="float">
            <text:p>0.000131072</text:p>
          </table:table-cell>
          <table:table-cell office:value-type="float" office:value="765839920" calcext:value-type="float">
            <text:p>7.66E+08</text:p>
          </table:table-cell>
          <table:table-cell table:formula="of:=[.W60]/10^9" office:value-type="float" office:value="0.76583992" calcext:value-type="float">
            <text:p>0.76583992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N61]/10^9" office:value-type="float" office:value="0" calcext:value-type="float">
            <text:p>0</text:p>
          </table:table-cell>
          <table:table-cell office:value-type="float" office:value="648315546" calcext:value-type="float">
            <text:p>6.48E+08</text:p>
          </table:table-cell>
          <table:table-cell table:formula="of:=[.P61]/10^9" office:value-type="float" office:value="0.648315546" calcext:value-type="float">
            <text:p>0.648315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formula="of:=[.U61]/10^9" office:value-type="float" office:value="0" calcext:value-type="float">
            <text:p>0</text:p>
          </table:table-cell>
          <table:table-cell office:value-type="float" office:value="322237679" calcext:value-type="float">
            <text:p>3.22E+08</text:p>
          </table:table-cell>
          <table:table-cell table:formula="of:=[.W61]/10^9" office:value-type="float" office:value="0.322237679" calcext:value-type="float">
            <text:p>0.322237679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N62]/10^9" office:value-type="float" office:value="0" calcext:value-type="float">
            <text:p>0</text:p>
          </table:table-cell>
          <table:table-cell office:value-type="float" office:value="670994761" calcext:value-type="float">
            <text:p>6.71E+08</text:p>
          </table:table-cell>
          <table:table-cell table:formula="of:=[.P62]/10^9" office:value-type="float" office:value="0.670994761" calcext:value-type="float">
            <text:p>0.6709947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formula="of:=[.U62]/10^9" office:value-type="float" office:value="0" calcext:value-type="float">
            <text:p>0</text:p>
          </table:table-cell>
          <table:table-cell office:value-type="float" office:value="304210871" calcext:value-type="float">
            <text:p>3.04E+08</text:p>
          </table:table-cell>
          <table:table-cell table:formula="of:=[.W62]/10^9" office:value-type="float" office:value="0.304210871" calcext:value-type="float">
            <text:p>0.30421087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N63]/10^9" office:value-type="float" office:value="0" calcext:value-type="float">
            <text:p>0</text:p>
          </table:table-cell>
          <table:table-cell office:value-type="float" office:value="673086214" calcext:value-type="float">
            <text:p>6.73E+08</text:p>
          </table:table-cell>
          <table:table-cell table:formula="of:=[.P63]/10^9" office:value-type="float" office:value="0.673086214" calcext:value-type="float">
            <text:p>0.6730862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formula="of:=[.U63]/10^9" office:value-type="float" office:value="0" calcext:value-type="float">
            <text:p>0</text:p>
          </table:table-cell>
          <table:table-cell office:value-type="float" office:value="298838704" calcext:value-type="float">
            <text:p>2.99E+08</text:p>
          </table:table-cell>
          <table:table-cell table:formula="of:=[.W63]/10^9" office:value-type="float" office:value="0.298838704" calcext:value-type="float">
            <text:p>0.29883870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413824" calcext:value-type="float">
            <text:p>413824</text:p>
          </table:table-cell>
          <table:table-cell table:formula="of:=[.D64]/10^9" office:value-type="float" office:value="0.000413824" calcext:value-type="float">
            <text:p>0.000413824</text:p>
          </table:table-cell>
          <table:table-cell office:value-type="float" office:value="884834960" calcext:value-type="float">
            <text:p>8.85E+08</text:p>
          </table:table-cell>
          <table:table-cell table:formula="of:=[.F64]/10^9" office:value-type="float" office:value="0.88483496" calcext:value-type="float">
            <text:p>0.8848349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N64]/10^9" office:value-type="float" office:value="0" calcext:value-type="float">
            <text:p>0</text:p>
          </table:table-cell>
          <table:table-cell office:value-type="float" office:value="642551155" calcext:value-type="float">
            <text:p>6.43E+08</text:p>
          </table:table-cell>
          <table:table-cell table:formula="of:=[.P64]/10^9" office:value-type="float" office:value="0.642551155" calcext:value-type="float">
            <text:p>0.6425511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table:formula="of:=[.U64]/10^9" office:value-type="float" office:value="0.000131072" calcext:value-type="float">
            <text:p>0.000131072</text:p>
          </table:table-cell>
          <table:table-cell office:value-type="float" office:value="302135106" calcext:value-type="float">
            <text:p>3.02E+08</text:p>
          </table:table-cell>
          <table:table-cell table:formula="of:=[.W64]/10^9" office:value-type="float" office:value="0.302135106" calcext:value-type="float">
            <text:p>0.30213510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97679" calcext:value-type="float">
            <text:p>297679</text:p>
          </table:table-cell>
          <table:table-cell table:formula="of:=[.D65]/10^9" office:value-type="float" office:value="0.000297679" calcext:value-type="float">
            <text:p>0.000297679</text:p>
          </table:table-cell>
          <table:table-cell office:value-type="float" office:value="392707555" calcext:value-type="float">
            <text:p>3.93E+08</text:p>
          </table:table-cell>
          <table:table-cell table:formula="of:=[.F65]/10^9" office:value-type="float" office:value="0.392707555" calcext:value-type="float">
            <text:p>0.39270755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N65]/10^9" office:value-type="float" office:value="0" calcext:value-type="float">
            <text:p>0</text:p>
          </table:table-cell>
          <table:table-cell office:value-type="float" office:value="668991293" calcext:value-type="float">
            <text:p>6.69E+08</text:p>
          </table:table-cell>
          <table:table-cell table:formula="of:=[.P65]/10^9" office:value-type="float" office:value="0.668991293" calcext:value-type="float">
            <text:p>0.6689912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table:formula="of:=[.U65]/10^9" office:value-type="float" office:value="0.000131072" calcext:value-type="float">
            <text:p>0.000131072</text:p>
          </table:table-cell>
          <table:table-cell office:value-type="float" office:value="312611550" calcext:value-type="float">
            <text:p>3.13E+08</text:p>
          </table:table-cell>
          <table:table-cell table:formula="of:=[.W65]/10^9" office:value-type="float" office:value="0.31261155" calcext:value-type="float">
            <text:p>0.3126115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73679" calcext:value-type="float">
            <text:p>173679</text:p>
          </table:table-cell>
          <table:table-cell table:formula="of:=[.D66]/10^9" office:value-type="float" office:value="0.000173679" calcext:value-type="float">
            <text:p>0.000173679</text:p>
          </table:table-cell>
          <table:table-cell office:value-type="float" office:value="373802214" calcext:value-type="float">
            <text:p>3.74E+08</text:p>
          </table:table-cell>
          <table:table-cell table:formula="of:=[.F66]/10^9" office:value-type="float" office:value="0.373802214" calcext:value-type="float">
            <text:p>0.3738022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N66]/10^9" office:value-type="float" office:value="0" calcext:value-type="float">
            <text:p>0</text:p>
          </table:table-cell>
          <table:table-cell office:value-type="float" office:value="630969555" calcext:value-type="float">
            <text:p>6.31E+08</text:p>
          </table:table-cell>
          <table:table-cell table:formula="of:=[.P66]/10^9" office:value-type="float" office:value="0.630969555" calcext:value-type="float">
            <text:p>0.6309695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table:formula="of:=[.U66]/10^9" office:value-type="float" office:value="0.000131072" calcext:value-type="float">
            <text:p>0.000131072</text:p>
          </table:table-cell>
          <table:table-cell office:value-type="float" office:value="298003403" calcext:value-type="float">
            <text:p>2.98E+08</text:p>
          </table:table-cell>
          <table:table-cell table:formula="of:=[.W66]/10^9" office:value-type="float" office:value="0.298003403" calcext:value-type="float">
            <text:p>0.29800340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91507" calcext:value-type="float">
            <text:p>191507</text:p>
          </table:table-cell>
          <table:table-cell table:formula="of:=[.D67]/10^9" office:value-type="float" office:value="0.000191507" calcext:value-type="float">
            <text:p>0.000191507</text:p>
          </table:table-cell>
          <table:table-cell office:value-type="float" office:value="355438235" calcext:value-type="float">
            <text:p>3.55E+08</text:p>
          </table:table-cell>
          <table:table-cell table:formula="of:=[.F67]/10^9" office:value-type="float" office:value="0.355438235" calcext:value-type="float">
            <text:p>0.3554382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N67]/10^9" office:value-type="float" office:value="0" calcext:value-type="float">
            <text:p>0</text:p>
          </table:table-cell>
          <table:table-cell office:value-type="float" office:value="625188278" calcext:value-type="float">
            <text:p>6.25E+08</text:p>
          </table:table-cell>
          <table:table-cell table:formula="of:=[.P67]/10^9" office:value-type="float" office:value="0.625188278" calcext:value-type="float">
            <text:p>0.6251882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formula="of:=[.U67]/10^9" office:value-type="float" office:value="0" calcext:value-type="float">
            <text:p>0</text:p>
          </table:table-cell>
          <table:table-cell office:value-type="float" office:value="295831006" calcext:value-type="float">
            <text:p>2.96E+08</text:p>
          </table:table-cell>
          <table:table-cell table:formula="of:=[.W67]/10^9" office:value-type="float" office:value="0.295831006" calcext:value-type="float">
            <text:p>0.29583100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79620" calcext:value-type="float">
            <text:p>179620</text:p>
          </table:table-cell>
          <table:table-cell table:formula="of:=[.D68]/10^9" office:value-type="float" office:value="0.00017962" calcext:value-type="float">
            <text:p>0.00017962</text:p>
          </table:table-cell>
          <table:table-cell office:value-type="float" office:value="346660985" calcext:value-type="float">
            <text:p>3.47E+08</text:p>
          </table:table-cell>
          <table:table-cell table:formula="of:=[.F68]/10^9" office:value-type="float" office:value="0.346660985" calcext:value-type="float">
            <text:p>0.346660985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N60:.N67])" office:value-type="string" office:string-value="" calcext:value-type="error">
            <text:p>#DIV/0!</text:p>
          </table:table-cell>
          <table:table-cell table:formula="of:=AVERAGE([.O60:.O67])" office:value-type="float" office:value="0" calcext:value-type="float">
            <text:p>0</text:p>
          </table:table-cell>
          <table:table-cell table:formula="of:=AVERAGE([.P60:.P67])" office:value-type="float" office:value="738642341.875" calcext:value-type="float">
            <text:p>7.39E+08</text:p>
          </table:table-cell>
          <table:table-cell table:formula="of:=AVERAGE([.Q60:.Q67])" office:value-type="float" office:value="0.738642341875" calcext:value-type="float">
            <text:p>0.7386423418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U60:.U67])" office:value-type="float" office:value="65536" calcext:value-type="float">
            <text:p>65536</text:p>
          </table:table-cell>
          <table:table-cell table:formula="of:=AVERAGE([.V60:.V67])" office:value-type="float" office:value="0.000065536" calcext:value-type="float">
            <text:p>6.5536E-05</text:p>
          </table:table-cell>
          <table:table-cell table:formula="of:=AVERAGE([.W60:.W67])" office:value-type="float" office:value="362463529.875" calcext:value-type="float">
            <text:p>3.62E+08</text:p>
          </table:table-cell>
          <table:table-cell table:formula="of:=AVERAGE([.X60:.X67])" office:value-type="float" office:value="0.362463529875" calcext:value-type="float">
            <text:p>0.36246352987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79584" calcext:value-type="float">
            <text:p>179584</text:p>
          </table:table-cell>
          <table:table-cell table:formula="of:=[.D69]/10^9" office:value-type="float" office:value="0.000179584" calcext:value-type="float">
            <text:p>0.000179584</text:p>
          </table:table-cell>
          <table:table-cell office:value-type="float" office:value="357160987" calcext:value-type="float">
            <text:p>3.57E+08</text:p>
          </table:table-cell>
          <table:table-cell table:formula="of:=[.F69]/10^9" office:value-type="float" office:value="0.357160987" calcext:value-type="float">
            <text:p>0.35716098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92634" calcext:value-type="float">
            <text:p>192634</text:p>
          </table:table-cell>
          <table:table-cell table:formula="of:=[.D70]/10^9" office:value-type="float" office:value="0.000192634" calcext:value-type="float">
            <text:p>0.000192634</text:p>
          </table:table-cell>
          <table:table-cell office:value-type="float" office:value="350848983" calcext:value-type="float">
            <text:p>3.51E+08</text:p>
          </table:table-cell>
          <table:table-cell table:formula="of:=[.F70]/10^9" office:value-type="float" office:value="0.350848983" calcext:value-type="float">
            <text:p>0.35084898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72778" calcext:value-type="float">
            <text:p>172778</text:p>
          </table:table-cell>
          <table:table-cell table:formula="of:=[.D71]/10^9" office:value-type="float" office:value="0.000172778" calcext:value-type="float">
            <text:p>0.000172778</text:p>
          </table:table-cell>
          <table:table-cell office:value-type="float" office:value="357980091" calcext:value-type="float">
            <text:p>3.58E+08</text:p>
          </table:table-cell>
          <table:table-cell table:formula="of:=[.F71]/10^9" office:value-type="float" office:value="0.357980091" calcext:value-type="float">
            <text:p>0.357980091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Opt(ns)</text:p>
          </table:table-cell>
          <table:table-cell office:value-type="string" calcext:value-type="string">
            <text:p>TimeOpt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D64:.D71])" office:value-type="float" office:value="225163.125" calcext:value-type="float">
            <text:p>225163.125</text:p>
          </table:table-cell>
          <table:table-cell table:formula="of:=AVERAGE([.E64:.E71])" office:value-type="float" office:value="0.000225163125" calcext:value-type="float">
            <text:p>0.000225163125</text:p>
          </table:table-cell>
          <table:table-cell table:formula="of:=AVERAGE([.F64:.F71])" office:value-type="float" office:value="427429251.25" calcext:value-type="float">
            <text:p>4.27E+08</text:p>
          </table:table-cell>
          <table:table-cell table:formula="of:=AVERAGE([.G64:.G71])" office:value-type="float" office:value="0.42742925125" calcext:value-type="float">
            <text:p>0.427429251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N72]/10^9" office:value-type="float" office:value="0" calcext:value-type="float">
            <text:p>0</text:p>
          </table:table-cell>
          <table:table-cell office:value-type="float" office:value="1940760333" calcext:value-type="float">
            <text:p>1.94E+09</text:p>
          </table:table-cell>
          <table:table-cell table:formula="of:=[.P72]/10^9" office:value-type="float" office:value="1.940760333" calcext:value-type="float">
            <text:p>1.940760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table:formula="of:=[.U72]/10^9" office:value-type="float" office:value="0.000131072" calcext:value-type="float">
            <text:p>0.000131072</text:p>
          </table:table-cell>
          <table:table-cell office:value-type="float" office:value="952767866" calcext:value-type="float">
            <text:p>9.53E+08</text:p>
          </table:table-cell>
          <table:table-cell table:formula="of:=[.W72]/10^9" office:value-type="float" office:value="0.952767866" calcext:value-type="float">
            <text:p>0.952767866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N73]/10^9" office:value-type="float" office:value="0" calcext:value-type="float">
            <text:p>0</text:p>
          </table:table-cell>
          <table:table-cell office:value-type="float" office:value="1258227757" calcext:value-type="float">
            <text:p>1.26E+09</text:p>
          </table:table-cell>
          <table:table-cell table:formula="of:=[.P73]/10^9" office:value-type="float" office:value="1.258227757" calcext:value-type="float">
            <text:p>1.2582277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table:formula="of:=[.U73]/10^9" office:value-type="float" office:value="0.000131072" calcext:value-type="float">
            <text:p>0.000131072</text:p>
          </table:table-cell>
          <table:table-cell office:value-type="float" office:value="495648025" calcext:value-type="float">
            <text:p>4.96E+08</text:p>
          </table:table-cell>
          <table:table-cell table:formula="of:=[.W73]/10^9" office:value-type="float" office:value="0.495648025" calcext:value-type="float">
            <text:p>0.49564802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N74]/10^9" office:value-type="float" office:value="0" calcext:value-type="float">
            <text:p>0</text:p>
          </table:table-cell>
          <table:table-cell office:value-type="float" office:value="1206967918" calcext:value-type="float">
            <text:p>1.21E+09</text:p>
          </table:table-cell>
          <table:table-cell table:formula="of:=[.P74]/10^9" office:value-type="float" office:value="1.206967918" calcext:value-type="float">
            <text:p>1.2069679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table:formula="of:=[.U74]/10^9" office:value-type="float" office:value="0.000131072" calcext:value-type="float">
            <text:p>0.000131072</text:p>
          </table:table-cell>
          <table:table-cell office:value-type="float" office:value="514012937" calcext:value-type="float">
            <text:p>5.14E+08</text:p>
          </table:table-cell>
          <table:table-cell table:formula="of:=[.W74]/10^9" office:value-type="float" office:value="0.514012937" calcext:value-type="float">
            <text:p>0.51401293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N75]/10^9" office:value-type="float" office:value="0" calcext:value-type="float">
            <text:p>0</text:p>
          </table:table-cell>
          <table:table-cell office:value-type="float" office:value="1195246629" calcext:value-type="float">
            <text:p>1.20E+09</text:p>
          </table:table-cell>
          <table:table-cell table:formula="of:=[.P75]/10^9" office:value-type="float" office:value="1.195246629" calcext:value-type="float">
            <text:p>1.1952466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table:formula="of:=[.U75]/10^9" office:value-type="float" office:value="0.000131072" calcext:value-type="float">
            <text:p>0.000131072</text:p>
          </table:table-cell>
          <table:table-cell office:value-type="float" office:value="484445276" calcext:value-type="float">
            <text:p>4.84E+08</text:p>
          </table:table-cell>
          <table:table-cell table:formula="of:=[.W75]/10^9" office:value-type="float" office:value="0.484445276" calcext:value-type="float">
            <text:p>0.48444527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441063" calcext:value-type="float">
            <text:p>1441063</text:p>
          </table:table-cell>
          <table:table-cell table:formula="of:=[.D76]/10^9" office:value-type="float" office:value="0.001441063" calcext:value-type="float">
            <text:p>0.001441063</text:p>
          </table:table-cell>
          <table:table-cell office:value-type="float" office:value="1055279799" calcext:value-type="float">
            <text:p>1.06E+09</text:p>
          </table:table-cell>
          <table:table-cell table:formula="of:=[.F76]/10^9" office:value-type="float" office:value="1.055279799" calcext:value-type="float">
            <text:p>1.05527979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N76]/10^9" office:value-type="float" office:value="0" calcext:value-type="float">
            <text:p>0</text:p>
          </table:table-cell>
          <table:table-cell office:value-type="float" office:value="1171265242" calcext:value-type="float">
            <text:p>1.17E+09</text:p>
          </table:table-cell>
          <table:table-cell table:formula="of:=[.P76]/10^9" office:value-type="float" office:value="1.171265242" calcext:value-type="float">
            <text:p>1.1712652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table:formula="of:=[.U76]/10^9" office:value-type="float" office:value="0.000131072" calcext:value-type="float">
            <text:p>0.000131072</text:p>
          </table:table-cell>
          <table:table-cell office:value-type="float" office:value="481437952" calcext:value-type="float">
            <text:p>4.81E+08</text:p>
          </table:table-cell>
          <table:table-cell table:formula="of:=[.W76]/10^9" office:value-type="float" office:value="0.481437952" calcext:value-type="float">
            <text:p>0.48143795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395810" calcext:value-type="float">
            <text:p>395810</text:p>
          </table:table-cell>
          <table:table-cell table:formula="of:=[.D77]/10^9" office:value-type="float" office:value="0.00039581" calcext:value-type="float">
            <text:p>0.00039581</text:p>
          </table:table-cell>
          <table:table-cell office:value-type="float" office:value="636354948" calcext:value-type="float">
            <text:p>6.36E+08</text:p>
          </table:table-cell>
          <table:table-cell table:formula="of:=[.F77]/10^9" office:value-type="float" office:value="0.636354948" calcext:value-type="float">
            <text:p>0.63635494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N77]/10^9" office:value-type="float" office:value="0" calcext:value-type="float">
            <text:p>0</text:p>
          </table:table-cell>
          <table:table-cell office:value-type="float" office:value="1180390231" calcext:value-type="float">
            <text:p>1.18E+09</text:p>
          </table:table-cell>
          <table:table-cell table:formula="of:=[.P77]/10^9" office:value-type="float" office:value="1.180390231" calcext:value-type="float">
            <text:p>1.1803902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table:formula="of:=[.U77]/10^9" office:value-type="float" office:value="0.000131072" calcext:value-type="float">
            <text:p>0.000131072</text:p>
          </table:table-cell>
          <table:table-cell office:value-type="float" office:value="468858105" calcext:value-type="float">
            <text:p>4.69E+08</text:p>
          </table:table-cell>
          <table:table-cell table:formula="of:=[.W77]/10^9" office:value-type="float" office:value="0.468858105" calcext:value-type="float">
            <text:p>0.46885810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360625" calcext:value-type="float">
            <text:p>360625</text:p>
          </table:table-cell>
          <table:table-cell table:formula="of:=[.D78]/10^9" office:value-type="float" office:value="0.000360625" calcext:value-type="float">
            <text:p>0.000360625</text:p>
          </table:table-cell>
          <table:table-cell office:value-type="float" office:value="610083521" calcext:value-type="float">
            <text:p>6.10E+08</text:p>
          </table:table-cell>
          <table:table-cell table:formula="of:=[.F78]/10^9" office:value-type="float" office:value="0.610083521" calcext:value-type="float">
            <text:p>0.61008352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N78]/10^9" office:value-type="float" office:value="0" calcext:value-type="float">
            <text:p>0</text:p>
          </table:table-cell>
          <table:table-cell office:value-type="float" office:value="1163186326" calcext:value-type="float">
            <text:p>1.16E+09</text:p>
          </table:table-cell>
          <table:table-cell table:formula="of:=[.P78]/10^9" office:value-type="float" office:value="1.163186326" calcext:value-type="float">
            <text:p>1.1631863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formula="of:=[.U78]/10^9" office:value-type="float" office:value="0" calcext:value-type="float">
            <text:p>0</text:p>
          </table:table-cell>
          <table:table-cell office:value-type="float" office:value="459629299" calcext:value-type="float">
            <text:p>4.60E+08</text:p>
          </table:table-cell>
          <table:table-cell table:formula="of:=[.W78]/10^9" office:value-type="float" office:value="0.459629299" calcext:value-type="float">
            <text:p>0.45962929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440476" calcext:value-type="float">
            <text:p>440476</text:p>
          </table:table-cell>
          <table:table-cell table:formula="of:=[.D79]/10^9" office:value-type="float" office:value="0.000440476" calcext:value-type="float">
            <text:p>0.000440476</text:p>
          </table:table-cell>
          <table:table-cell office:value-type="float" office:value="573111561" calcext:value-type="float">
            <text:p>5.73E+08</text:p>
          </table:table-cell>
          <table:table-cell table:formula="of:=[.F79]/10^9" office:value-type="float" office:value="0.573111561" calcext:value-type="float">
            <text:p>0.57311156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N79]/10^9" office:value-type="float" office:value="0" calcext:value-type="float">
            <text:p>0</text:p>
          </table:table-cell>
          <table:table-cell office:value-type="float" office:value="1167846579" calcext:value-type="float">
            <text:p>1.17E+09</text:p>
          </table:table-cell>
          <table:table-cell table:formula="of:=[.P79]/10^9" office:value-type="float" office:value="1.167846579" calcext:value-type="float">
            <text:p>1.1678465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table:formula="of:=[.U79]/10^9" office:value-type="float" office:value="0.000131072" calcext:value-type="float">
            <text:p>0.000131072</text:p>
          </table:table-cell>
          <table:table-cell office:value-type="float" office:value="485088470" calcext:value-type="float">
            <text:p>4.85E+08</text:p>
          </table:table-cell>
          <table:table-cell table:formula="of:=[.W79]/10^9" office:value-type="float" office:value="0.48508847" calcext:value-type="float">
            <text:p>0.4850884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430752" calcext:value-type="float">
            <text:p>430752</text:p>
          </table:table-cell>
          <table:table-cell table:formula="of:=[.D80]/10^9" office:value-type="float" office:value="0.000430752" calcext:value-type="float">
            <text:p>0.000430752</text:p>
          </table:table-cell>
          <table:table-cell office:value-type="float" office:value="680699502" calcext:value-type="float">
            <text:p>6.81E+08</text:p>
          </table:table-cell>
          <table:table-cell table:formula="of:=[.F80]/10^9" office:value-type="float" office:value="0.680699502" calcext:value-type="float">
            <text:p>0.680699502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N72:.N79])" office:value-type="string" office:string-value="" calcext:value-type="error">
            <text:p>#DIV/0!</text:p>
          </table:table-cell>
          <table:table-cell table:formula="of:=AVERAGE([.O72:.O79])" office:value-type="float" office:value="0" calcext:value-type="float">
            <text:p>0</text:p>
          </table:table-cell>
          <table:table-cell table:formula="of:=AVERAGE([.P72:.P79])" office:value-type="float" office:value="1285486376.875" calcext:value-type="float">
            <text:p>1.29E+09</text:p>
          </table:table-cell>
          <table:table-cell table:formula="of:=AVERAGE([.Q72:.Q79])" office:value-type="float" office:value="1.285486376875" calcext:value-type="float">
            <text:p>1.2854863768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U72:.U79])" office:value-type="float" office:value="114688" calcext:value-type="float">
            <text:p>114688</text:p>
          </table:table-cell>
          <table:table-cell table:formula="of:=AVERAGE([.V72:.V79])" office:value-type="float" office:value="0.000114688" calcext:value-type="float">
            <text:p>0.000114688</text:p>
          </table:table-cell>
          <table:table-cell table:formula="of:=AVERAGE([.W72:.W79])" office:value-type="float" office:value="542735991.25" calcext:value-type="float">
            <text:p>5.43E+08</text:p>
          </table:table-cell>
          <table:table-cell table:formula="of:=AVERAGE([.X72:.X79])" office:value-type="float" office:value="0.54273599125" calcext:value-type="float">
            <text:p>0.5427359912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385096" calcext:value-type="float">
            <text:p>385096</text:p>
          </table:table-cell>
          <table:table-cell table:formula="of:=[.D81]/10^9" office:value-type="float" office:value="0.000385096" calcext:value-type="float">
            <text:p>0.000385096</text:p>
          </table:table-cell>
          <table:table-cell office:value-type="float" office:value="673775127" calcext:value-type="float">
            <text:p>6.74E+08</text:p>
          </table:table-cell>
          <table:table-cell table:formula="of:=[.F81]/10^9" office:value-type="float" office:value="0.673775127" calcext:value-type="float">
            <text:p>0.67377512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371628" calcext:value-type="float">
            <text:p>371628</text:p>
          </table:table-cell>
          <table:table-cell table:formula="of:=[.D82]/10^9" office:value-type="float" office:value="0.000371628" calcext:value-type="float">
            <text:p>0.000371628</text:p>
          </table:table-cell>
          <table:table-cell office:value-type="float" office:value="627092641" calcext:value-type="float">
            <text:p>6.27E+08</text:p>
          </table:table-cell>
          <table:table-cell table:formula="of:=[.F82]/10^9" office:value-type="float" office:value="0.627092641" calcext:value-type="float">
            <text:p>0.627092641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17097" calcext:value-type="float">
            <text:p>417097</text:p>
          </table:table-cell>
          <table:table-cell table:formula="of:=[.D83]/10^9" office:value-type="float" office:value="0.000417097" calcext:value-type="float">
            <text:p>0.000417097</text:p>
          </table:table-cell>
          <table:table-cell office:value-type="float" office:value="624377213" calcext:value-type="float">
            <text:p>6.24E+08</text:p>
          </table:table-cell>
          <table:table-cell table:formula="of:=[.F83]/10^9" office:value-type="float" office:value="0.624377213" calcext:value-type="float">
            <text:p>0.62437721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D76:.D83])" office:value-type="float" office:value="530318.375" calcext:value-type="float">
            <text:p>530318.375</text:p>
          </table:table-cell>
          <table:table-cell table:formula="of:=AVERAGE([.E76:.E83])" office:value-type="float" office:value="0.000530318375" calcext:value-type="float">
            <text:p>0.000530318375</text:p>
          </table:table-cell>
          <table:table-cell table:formula="of:=AVERAGE([.F76:.F83])" office:value-type="float" office:value="685096789" calcext:value-type="float">
            <text:p>6.85E+08</text:p>
          </table:table-cell>
          <table:table-cell table:formula="of:=AVERAGE([.G76:.G83])" office:value-type="float" office:value="0.685096789" calcext:value-type="float">
            <text:p>0.685096789</text:p>
          </table:table-cell>
          <table:table-cell table:number-columns-repeated="4"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Opt(ns)</text:p>
          </table:table-cell>
          <table:table-cell office:value-type="string" calcext:value-type="string">
            <text:p>TimeOpt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N85]/10^9" office:value-type="float" office:value="0" calcext:value-type="float">
            <text:p>0</text:p>
          </table:table-cell>
          <table:table-cell office:value-type="float" office:value="3436383878" calcext:value-type="float">
            <text:p>3.44E+09</text:p>
          </table:table-cell>
          <table:table-cell table:formula="of:=[.P85]/10^9" office:value-type="float" office:value="3.436383878" calcext:value-type="float">
            <text:p>3.4363838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table:formula="of:=[.U85]/10^9" office:value-type="float" office:value="0.000262144" calcext:value-type="float">
            <text:p>0.000262144</text:p>
          </table:table-cell>
          <table:table-cell office:value-type="float" office:value="1399425406" calcext:value-type="float">
            <text:p>1.40E+09</text:p>
          </table:table-cell>
          <table:table-cell table:formula="of:=[.W85]/10^9" office:value-type="float" office:value="1.399425406" calcext:value-type="float">
            <text:p>1.399425406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N86]/10^9" office:value-type="float" office:value="0" calcext:value-type="float">
            <text:p>0</text:p>
          </table:table-cell>
          <table:table-cell office:value-type="float" office:value="2632560066" calcext:value-type="float">
            <text:p>2.63E+09</text:p>
          </table:table-cell>
          <table:table-cell table:formula="of:=[.P86]/10^9" office:value-type="float" office:value="2.632560066" calcext:value-type="float">
            <text:p>2.632560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table:formula="of:=[.U86]/10^9" office:value-type="float" office:value="0.000262144" calcext:value-type="float">
            <text:p>0.000262144</text:p>
          </table:table-cell>
          <table:table-cell office:value-type="float" office:value="986701271" calcext:value-type="float">
            <text:p>9.87E+08</text:p>
          </table:table-cell>
          <table:table-cell table:formula="of:=[.W86]/10^9" office:value-type="float" office:value="0.986701271" calcext:value-type="float">
            <text:p>0.986701271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6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N87]/10^9" office:value-type="float" office:value="0" calcext:value-type="float">
            <text:p>0</text:p>
          </table:table-cell>
          <table:table-cell office:value-type="float" office:value="2607349620" calcext:value-type="float">
            <text:p>2.61E+09</text:p>
          </table:table-cell>
          <table:table-cell table:formula="of:=[.P87]/10^9" office:value-type="float" office:value="2.60734962" calcext:value-type="float">
            <text:p>2.607349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table:formula="of:=[.U87]/10^9" office:value-type="float" office:value="0.000262144" calcext:value-type="float">
            <text:p>0.000262144</text:p>
          </table:table-cell>
          <table:table-cell office:value-type="float" office:value="975546292" calcext:value-type="float">
            <text:p>9.76E+08</text:p>
          </table:table-cell>
          <table:table-cell table:formula="of:=[.W87]/10^9" office:value-type="float" office:value="0.975546292" calcext:value-type="float">
            <text:p>0.97554629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Conv(ns)</text:p>
          </table:table-cell>
          <table:table-cell office:value-type="string" calcext:value-type="string">
            <text:p>TimeConv(s)</text:p>
          </table:table-cell>
          <table:table-cell table:style-name="ce2" office:value-type="string" calcext:value-type="string">
            <text:p>TimeOfKernel(ns)</text:p>
          </table:table-cell>
          <table:table-cell office:value-type="string" calcext:value-type="string">
            <text:p>TimeOfKernel(s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N88]/10^9" office:value-type="float" office:value="0" calcext:value-type="float">
            <text:p>0</text:p>
          </table:table-cell>
          <table:table-cell office:value-type="float" office:value="2597639170" calcext:value-type="float">
            <text:p>2.60E+09</text:p>
          </table:table-cell>
          <table:table-cell table:formula="of:=[.P88]/10^9" office:value-type="float" office:value="2.59763917" calcext:value-type="float">
            <text:p>2.597639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31072" calcext:value-type="float">
            <text:p>131072</text:p>
          </table:table-cell>
          <table:table-cell table:formula="of:=[.U88]/10^9" office:value-type="float" office:value="0.000131072" calcext:value-type="float">
            <text:p>0.000131072</text:p>
          </table:table-cell>
          <table:table-cell office:value-type="float" office:value="974887336" calcext:value-type="float">
            <text:p>9.75E+08</text:p>
          </table:table-cell>
          <table:table-cell table:formula="of:=[.W88]/10^9" office:value-type="float" office:value="0.974887336" calcext:value-type="float">
            <text:p>0.97488733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2567221" calcext:value-type="float">
            <text:p>2567221</text:p>
          </table:table-cell>
          <table:table-cell table:formula="of:=[.D89]/10^9" office:value-type="float" office:value="0.002567221" calcext:value-type="float">
            <text:p>0.002567221</text:p>
          </table:table-cell>
          <table:table-cell office:value-type="float" office:value="1534287981" calcext:value-type="float">
            <text:p>1.53E+09</text:p>
          </table:table-cell>
          <table:table-cell table:formula="of:=[.F89]/10^9" office:value-type="float" office:value="1.534287981" calcext:value-type="float">
            <text:p>1.53428798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N89]/10^9" office:value-type="float" office:value="0" calcext:value-type="float">
            <text:p>0</text:p>
          </table:table-cell>
          <table:table-cell office:value-type="float" office:value="2640520797" calcext:value-type="float">
            <text:p>2.64E+09</text:p>
          </table:table-cell>
          <table:table-cell table:formula="of:=[.P89]/10^9" office:value-type="float" office:value="2.640520797" calcext:value-type="float">
            <text:p>2.6405207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table:formula="of:=[.U89]/10^9" office:value-type="float" office:value="0" calcext:value-type="float">
            <text:p>0</text:p>
          </table:table-cell>
          <table:table-cell office:value-type="float" office:value="974879754" calcext:value-type="float">
            <text:p>9.75E+08</text:p>
          </table:table-cell>
          <table:table-cell table:formula="of:=[.W89]/10^9" office:value-type="float" office:value="0.974879754" calcext:value-type="float">
            <text:p>0.97487975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805276" calcext:value-type="float">
            <text:p>805276</text:p>
          </table:table-cell>
          <table:table-cell table:formula="of:=[.D90]/10^9" office:value-type="float" office:value="0.000805276" calcext:value-type="float">
            <text:p>0.000805276</text:p>
          </table:table-cell>
          <table:table-cell office:value-type="float" office:value="1112632888" calcext:value-type="float">
            <text:p>1.11E+09</text:p>
          </table:table-cell>
          <table:table-cell table:formula="of:=[.F90]/10^9" office:value-type="float" office:value="1.112632888" calcext:value-type="float">
            <text:p>1.11263288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N90]/10^9" office:value-type="float" office:value="0" calcext:value-type="float">
            <text:p>0</text:p>
          </table:table-cell>
          <table:table-cell office:value-type="float" office:value="2619564970" calcext:value-type="float">
            <text:p>2.62E+09</text:p>
          </table:table-cell>
          <table:table-cell table:formula="of:=[.P90]/10^9" office:value-type="float" office:value="2.61956497" calcext:value-type="float">
            <text:p>2.619564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table:formula="of:=[.U90]/10^9" office:value-type="float" office:value="0" calcext:value-type="float">
            <text:p>0</text:p>
          </table:table-cell>
          <table:table-cell office:value-type="float" office:value="958106079" calcext:value-type="float">
            <text:p>9.58E+08</text:p>
          </table:table-cell>
          <table:table-cell table:formula="of:=[.W90]/10^9" office:value-type="float" office:value="0.958106079" calcext:value-type="float">
            <text:p>0.95810607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1104917" calcext:value-type="float">
            <text:p>1104917</text:p>
          </table:table-cell>
          <table:table-cell table:formula="of:=[.D91]/10^9" office:value-type="float" office:value="0.001104917" calcext:value-type="float">
            <text:p>0.001104917</text:p>
          </table:table-cell>
          <table:table-cell office:value-type="float" office:value="1093005610" calcext:value-type="float">
            <text:p>1.09E+09</text:p>
          </table:table-cell>
          <table:table-cell table:formula="of:=[.F91]/10^9" office:value-type="float" office:value="1.09300561" calcext:value-type="float">
            <text:p>1.0930056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N91]/10^9" office:value-type="float" office:value="0" calcext:value-type="float">
            <text:p>0</text:p>
          </table:table-cell>
          <table:table-cell office:value-type="float" office:value="2581239085" calcext:value-type="float">
            <text:p>2.58E+09</text:p>
          </table:table-cell>
          <table:table-cell table:formula="of:=[.P91]/10^9" office:value-type="float" office:value="2.581239085" calcext:value-type="float">
            <text:p>2.581239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31072" calcext:value-type="float">
            <text:p>131072</text:p>
          </table:table-cell>
          <table:table-cell table:formula="of:=[.U91]/10^9" office:value-type="float" office:value="0.000131072" calcext:value-type="float">
            <text:p>0.000131072</text:p>
          </table:table-cell>
          <table:table-cell office:value-type="float" office:value="960456031" calcext:value-type="float">
            <text:p>9.60E+08</text:p>
          </table:table-cell>
          <table:table-cell table:formula="of:=[.W91]/10^9" office:value-type="float" office:value="0.960456031" calcext:value-type="float">
            <text:p>0.96045603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784917" calcext:value-type="float">
            <text:p>784917</text:p>
          </table:table-cell>
          <table:table-cell table:formula="of:=[.D92]/10^9" office:value-type="float" office:value="0.000784917" calcext:value-type="float">
            <text:p>0.000784917</text:p>
          </table:table-cell>
          <table:table-cell office:value-type="float" office:value="1087745565" calcext:value-type="float">
            <text:p>1.09E+09</text:p>
          </table:table-cell>
          <table:table-cell table:formula="of:=[.F92]/10^9" office:value-type="float" office:value="1.087745565" calcext:value-type="float">
            <text:p>1.08774556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N92]/10^9" office:value-type="float" office:value="0" calcext:value-type="float">
            <text:p>0</text:p>
          </table:table-cell>
          <table:table-cell office:value-type="float" office:value="2601906816" calcext:value-type="float">
            <text:p>2.60E+09</text:p>
          </table:table-cell>
          <table:table-cell table:formula="of:=[.P92]/10^9" office:value-type="float" office:value="2.601906816" calcext:value-type="float">
            <text:p>2.6019068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393216" calcext:value-type="float">
            <text:p>393216</text:p>
          </table:table-cell>
          <table:table-cell table:formula="of:=[.U92]/10^9" office:value-type="float" office:value="0.000393216" calcext:value-type="float">
            <text:p>0.000393216</text:p>
          </table:table-cell>
          <table:table-cell office:value-type="float" office:value="961759477" calcext:value-type="float">
            <text:p>9.62E+08</text:p>
          </table:table-cell>
          <table:table-cell table:formula="of:=[.W92]/10^9" office:value-type="float" office:value="0.961759477" calcext:value-type="float">
            <text:p>0.96175947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813933" calcext:value-type="float">
            <text:p>813933</text:p>
          </table:table-cell>
          <table:table-cell table:formula="of:=[.D93]/10^9" office:value-type="float" office:value="0.000813933" calcext:value-type="float">
            <text:p>0.000813933</text:p>
          </table:table-cell>
          <table:table-cell office:value-type="float" office:value="1102338595" calcext:value-type="float">
            <text:p>1.10E+09</text:p>
          </table:table-cell>
          <table:table-cell table:formula="of:=[.F93]/10^9" office:value-type="float" office:value="1.102338595" calcext:value-type="float">
            <text:p>1.102338595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N85:.N92])" office:value-type="string" office:string-value="" calcext:value-type="error">
            <text:p>#DIV/0!</text:p>
          </table:table-cell>
          <table:table-cell table:formula="of:=AVERAGE([.O85:.O92])" office:value-type="float" office:value="0" calcext:value-type="float">
            <text:p>0</text:p>
          </table:table-cell>
          <table:table-cell table:formula="of:=AVERAGE([.P85:.P92])" office:value-type="float" office:value="2714645550.25" calcext:value-type="float">
            <text:p>2.71E+09</text:p>
          </table:table-cell>
          <table:table-cell table:formula="of:=AVERAGE([.Q85:.Q92])" office:value-type="float" office:value="2.71464555025" calcext:value-type="float">
            <text:p>2.7146455502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U85:.U92])" office:value-type="float" office:value="180224" calcext:value-type="float">
            <text:p>180224</text:p>
          </table:table-cell>
          <table:table-cell table:formula="of:=AVERAGE([.V85:.V92])" office:value-type="float" office:value="0.000180224" calcext:value-type="float">
            <text:p>0.000180224</text:p>
          </table:table-cell>
          <table:table-cell table:formula="of:=AVERAGE([.W85:.W92])" office:value-type="float" office:value="1023970205.75" calcext:value-type="float">
            <text:p>1.02E+09</text:p>
          </table:table-cell>
          <table:table-cell table:formula="of:=AVERAGE([.X85:.X92])" office:value-type="float" office:value="1.02397020575" calcext:value-type="float">
            <text:p>1.0239702057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817585" calcext:value-type="float">
            <text:p>817585</text:p>
          </table:table-cell>
          <table:table-cell table:formula="of:=[.D94]/10^9" office:value-type="float" office:value="0.000817585" calcext:value-type="float">
            <text:p>0.000817585</text:p>
          </table:table-cell>
          <table:table-cell office:value-type="float" office:value="1109322053" calcext:value-type="float">
            <text:p>1.11E+09</text:p>
          </table:table-cell>
          <table:table-cell table:formula="of:=[.F94]/10^9" office:value-type="float" office:value="1.109322053" calcext:value-type="float">
            <text:p>1.10932205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141394" calcext:value-type="float">
            <text:p>1141394</text:p>
          </table:table-cell>
          <table:table-cell table:formula="of:=[.D95]/10^9" office:value-type="float" office:value="0.001141394" calcext:value-type="float">
            <text:p>0.001141394</text:p>
          </table:table-cell>
          <table:table-cell office:value-type="float" office:value="1110730467" calcext:value-type="float">
            <text:p>1.11E+09</text:p>
          </table:table-cell>
          <table:table-cell table:formula="of:=[.F95]/10^9" office:value-type="float" office:value="1.110730467" calcext:value-type="float">
            <text:p>1.11073046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65379" calcext:value-type="float">
            <text:p>165379</text:p>
          </table:table-cell>
          <table:table-cell table:formula="of:=[.D96]/10^9" office:value-type="float" office:value="0.000165379" calcext:value-type="float">
            <text:p>0.000165379</text:p>
          </table:table-cell>
          <table:table-cell office:value-type="float" office:value="1103720734" calcext:value-type="float">
            <text:p>1.10E+09</text:p>
          </table:table-cell>
          <table:table-cell table:formula="of:=[.F96]/10^9" office:value-type="float" office:value="1.103720734" calcext:value-type="float">
            <text:p>1.10372073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office:value-type="float" office:value="120000" calcext:value-type="float">
            <text:p>120000</text:p>
          </table:table-cell>
          <table:table-cell table:formula="of:=AVERAGE([.D89:.D96])" office:value-type="float" office:value="1025077.75" calcext:value-type="float">
            <text:p>1025077.75</text:p>
          </table:table-cell>
          <table:table-cell table:formula="of:=AVERAGE([.E89:.E96])" office:value-type="float" office:value="0.00102507775" calcext:value-type="float">
            <text:p>0.00102507775</text:p>
          </table:table-cell>
          <table:table-cell table:formula="of:=AVERAGE([.F89:.F96])" office:value-type="float" office:value="1156722986.625" calcext:value-type="float">
            <text:p>1.16E+09</text:p>
          </table:table-cell>
          <table:table-cell table:formula="of:=AVERAGE([.G89:.G96])" office:value-type="float" office:value="1.156722986625" calcext:value-type="float">
            <text:p>1.156722986625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11"/>
        </table:table-row>
      </table:table>
      <table:table table:name="roomt" table:style-name="ta1">
        <table:shapes>
          <draw:frame draw:z-index="0" draw:style-name="gr1" draw:text-style-name="P1" svg:width="159.99mm" svg:height="89.99mm" svg:x="170.8mm" svg:y="16.57mm">
            <draw:object draw:notify-on-update-of-ranges="roomt.E5:roomt.E9 roomt.F4:roomt.F4 roomt.F5:roomt.F9 roomt.E5:roomt.E9 roomt.G4:roomt.G4 roomt.G5:roomt.G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2"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Naive GPU</text:p>
          </table:table-cell>
          <table:table-cell table:number-columns-repeated="6"/>
          <table:table-cell table:style-name="ce21" office:value-type="string" calcext:value-type="string">
            <text:p>Naive CPU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Size|Steps</text:p>
          </table:table-cell>
          <table:table-cell office:value-type="string" calcext:value-type="string">
            <text:p>GPU(naive)(s)</text:p>
          </table:table-cell>
          <table:table-cell office:value-type="string" calcext:value-type="string">
            <text:p>CPU(s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0.254438928428571" calcext:value-type="float">
            <text:p>0,254438928428571</text:p>
          </table:table-cell>
          <table:table-cell office:value-type="float" office:value="0.0437147841428571" calcext:value-type="float">
            <text:p>0,043714784142857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0.302941440571428" calcext:value-type="float">
            <text:p>0,302941440571428</text:p>
          </table:table-cell>
          <table:table-cell office:value-type="float" office:value="0.154427102714286" calcext:value-type="float">
            <text:p>0,154427102714286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0.312977282285714" calcext:value-type="float">
            <text:p>0,312977282285714</text:p>
          </table:table-cell>
          <table:table-cell office:value-type="float" office:value="0.440589255714286" calcext:value-type="float">
            <text:p>0,440589255714286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0.568154866857143" calcext:value-type="float">
            <text:p>0,568154866857143</text:p>
          </table:table-cell>
          <table:table-cell office:value-type="float" office:value="1.40202355428571" calcext:value-type="float">
            <text:p>1,4020235542857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1.60225610771429" calcext:value-type="float">
            <text:p>1,60225610771429</text:p>
          </table:table-cell>
          <table:table-cell office:value-type="float" office:value="5.64626208257143" calcext:value-type="float">
            <text:p>5,64626208257143</text:p>
          </table:table-cell>
          <table:table-cell table:number-columns-repeated="5"/>
        </table:table-row>
        <table:table-row table:style-name="ro2" table:number-rows-repeated="14">
          <table:table-cell table:number-columns-repeated="12"/>
        </table:table-row>
        <table:table-row table:style-name="ro2"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  <table:table-cell table:number-columns-repeated="4"/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820508906" calcext:value-type="float">
            <text:p>8,21E+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84308019" calcext:value-type="float">
            <text:p>8,43E+0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286343658" calcext:value-type="float">
            <text:p>2,86E+08</text:p>
          </table:table-cell>
          <table:table-cell table:formula="of:=[.C26]/10^9" office:value-type="float" office:value="0.286343658" calcext:value-type="float">
            <text:p>0,28634365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44381889" calcext:value-type="float">
            <text:p>4,44E+07</text:p>
          </table:table-cell>
          <table:table-cell table:formula="of:=[.K26]/10^9" office:value-type="float" office:value="0.044381889" calcext:value-type="float">
            <text:p>0,0443818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255723071" calcext:value-type="float">
            <text:p>2,56E+08</text:p>
          </table:table-cell>
          <table:table-cell table:formula="of:=[.C27]/10^9" office:value-type="float" office:value="0.255723071" calcext:value-type="float">
            <text:p>0,25572307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44152840" calcext:value-type="float">
            <text:p>4,42E+07</text:p>
          </table:table-cell>
          <table:table-cell table:formula="of:=[.K27]/10^9" office:value-type="float" office:value="0.04415284" calcext:value-type="float">
            <text:p>0,044152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263419599" calcext:value-type="float">
            <text:p>2,63E+08</text:p>
          </table:table-cell>
          <table:table-cell table:formula="of:=[.C28]/10^9" office:value-type="float" office:value="0.263419599" calcext:value-type="float">
            <text:p>0,26341959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44721356" calcext:value-type="float">
            <text:p>4,47E+07</text:p>
          </table:table-cell>
          <table:table-cell table:formula="of:=[.K28]/10^9" office:value-type="float" office:value="0.044721356" calcext:value-type="float">
            <text:p>0,0447213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231369068" calcext:value-type="float">
            <text:p>2,31E+08</text:p>
          </table:table-cell>
          <table:table-cell table:formula="of:=[.C29]/10^9" office:value-type="float" office:value="0.231369068" calcext:value-type="float">
            <text:p>0,23136906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46358420" calcext:value-type="float">
            <text:p>4,64E+07</text:p>
          </table:table-cell>
          <table:table-cell table:formula="of:=[.K29]/10^9" office:value-type="float" office:value="0.04635842" calcext:value-type="float">
            <text:p>0,046358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245867243" calcext:value-type="float">
            <text:p>2,46E+08</text:p>
          </table:table-cell>
          <table:table-cell table:formula="of:=[.C30]/10^9" office:value-type="float" office:value="0.245867243" calcext:value-type="float">
            <text:p>0,24586724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43980600" calcext:value-type="float">
            <text:p>4,40E+07</text:p>
          </table:table-cell>
          <table:table-cell table:formula="of:=[.K30]/10^9" office:value-type="float" office:value="0.0439806" calcext:value-type="float">
            <text:p>0,04398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248824261" calcext:value-type="float">
            <text:p>2,49E+08</text:p>
          </table:table-cell>
          <table:table-cell table:formula="of:=[.C31]/10^9" office:value-type="float" office:value="0.248824261" calcext:value-type="float">
            <text:p>0,24882426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42177283" calcext:value-type="float">
            <text:p>4,22E+07</text:p>
          </table:table-cell>
          <table:table-cell table:formula="of:=[.K31]/10^9" office:value-type="float" office:value="0.042177283" calcext:value-type="float">
            <text:p>0,04217728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249525599" calcext:value-type="float">
            <text:p>2,50E+08</text:p>
          </table:table-cell>
          <table:table-cell table:formula="of:=[.C32]/10^9" office:value-type="float" office:value="0.249525599" calcext:value-type="float">
            <text:p>0,24952559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128|100</text:p>
          </table:table-cell>
          <table:table-cell table:style-name="ce15" office:value-type="float" office:value="40231101" calcext:value-type="float">
            <text:p>4,02E+07</text:p>
          </table:table-cell>
          <table:table-cell table:formula="of:=[.K32]/10^9" office:value-type="float" office:value="0.040231101" calcext:value-type="float">
            <text:p>0,040231101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number-columns-repeated="2"/>
          <table:table-cell table:formula="of:=AVERAGE([.D25:.D32])" office:value-type="float" office:value="0.254438928428571" calcext:value-type="float">
            <text:p>0,254438928428571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2"/>
          <table:table-cell table:formula="of:=AVERAGE([.L25:.L32])" office:value-type="float" office:value="0.0437147841428571" calcext:value-type="float">
            <text:p>0,043714784142857</text:p>
          </table:table-cell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  <table:table-cell table:number-columns-repeated="4"/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2406014622" calcext:value-type="float">
            <text:p>2,41E+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134176153" calcext:value-type="float">
            <text:p>1,34E+0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266909563" calcext:value-type="float">
            <text:p>2,67E+08</text:p>
          </table:table-cell>
          <table:table-cell table:formula="of:=[.C41]/10^9" office:value-type="float" office:value="0.266909563" calcext:value-type="float">
            <text:p>0,26690956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158725105" calcext:value-type="float">
            <text:p>1,59E+08</text:p>
          </table:table-cell>
          <table:table-cell table:formula="of:=[.K41]/10^9" office:value-type="float" office:value="0.158725105" calcext:value-type="float">
            <text:p>0,1587251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289053388" calcext:value-type="float">
            <text:p>2,89E+08</text:p>
          </table:table-cell>
          <table:table-cell table:formula="of:=[.C42]/10^9" office:value-type="float" office:value="0.289053388" calcext:value-type="float">
            <text:p>0,28905338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116690367" calcext:value-type="float">
            <text:p>1,17E+08</text:p>
          </table:table-cell>
          <table:table-cell table:formula="of:=[.K42]/10^9" office:value-type="float" office:value="0.116690367" calcext:value-type="float">
            <text:p>0,1166903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290407771" calcext:value-type="float">
            <text:p>2,90E+08</text:p>
          </table:table-cell>
          <table:table-cell table:formula="of:=[.C43]/10^9" office:value-type="float" office:value="0.290407771" calcext:value-type="float">
            <text:p>0,29040777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228729505" calcext:value-type="float">
            <text:p>2,29E+08</text:p>
          </table:table-cell>
          <table:table-cell table:formula="of:=[.K43]/10^9" office:value-type="float" office:value="0.228729505" calcext:value-type="float">
            <text:p>0,2287295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297479874" calcext:value-type="float">
            <text:p>2,97E+08</text:p>
          </table:table-cell>
          <table:table-cell table:formula="of:=[.C44]/10^9" office:value-type="float" office:value="0.297479874" calcext:value-type="float">
            <text:p>0,29747987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177329098" calcext:value-type="float">
            <text:p>1,77E+08</text:p>
          </table:table-cell>
          <table:table-cell table:formula="of:=[.K44]/10^9" office:value-type="float" office:value="0.177329098" calcext:value-type="float">
            <text:p>0,17732909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343686688" calcext:value-type="float">
            <text:p>3,44E+08</text:p>
          </table:table-cell>
          <table:table-cell table:formula="of:=[.C45]/10^9" office:value-type="float" office:value="0.343686688" calcext:value-type="float">
            <text:p>0,34368668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170643276" calcext:value-type="float">
            <text:p>1,71E+08</text:p>
          </table:table-cell>
          <table:table-cell table:formula="of:=[.K45]/10^9" office:value-type="float" office:value="0.170643276" calcext:value-type="float">
            <text:p>0,1706432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313436346" calcext:value-type="float">
            <text:p>3,13E+08</text:p>
          </table:table-cell>
          <table:table-cell table:formula="of:=[.C46]/10^9" office:value-type="float" office:value="0.313436346" calcext:value-type="float">
            <text:p>0,31343634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112214280" calcext:value-type="float">
            <text:p>1,12E+08</text:p>
          </table:table-cell>
          <table:table-cell table:formula="of:=[.K46]/10^9" office:value-type="float" office:value="0.11221428" calcext:value-type="float">
            <text:p>0,112214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319616454" calcext:value-type="float">
            <text:p>3,20E+08</text:p>
          </table:table-cell>
          <table:table-cell table:formula="of:=[.C47]/10^9" office:value-type="float" office:value="0.319616454" calcext:value-type="float">
            <text:p>0,31961645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256|100</text:p>
          </table:table-cell>
          <table:table-cell table:style-name="ce15" office:value-type="float" office:value="116658088" calcext:value-type="float">
            <text:p>1,17E+08</text:p>
          </table:table-cell>
          <table:table-cell table:formula="of:=[.K47]/10^9" office:value-type="float" office:value="0.116658088" calcext:value-type="float">
            <text:p>0,116658088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number-columns-repeated="2"/>
          <table:table-cell table:formula="of:=AVERAGE([.D40:.D47])" office:value-type="float" office:value="0.302941440571428" calcext:value-type="float">
            <text:p>0,302941440571428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2"/>
          <table:table-cell table:formula="of:=AVERAGE([.L40:.L47])" office:value-type="float" office:value="0.154427102714286" calcext:value-type="float">
            <text:p>0,154427102714286</text:p>
          </table:table-cell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  <table:table-cell table:number-columns-repeated="4"/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1473498740" calcext:value-type="float">
            <text:p>1,47E+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679434263" calcext:value-type="float">
            <text:p>6,79E+0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298897994" calcext:value-type="float">
            <text:p>2,99E+08</text:p>
          </table:table-cell>
          <table:table-cell table:formula="of:=[.C56]/10^9" office:value-type="float" office:value="0.298897994" calcext:value-type="float">
            <text:p>0,29889799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767070343" calcext:value-type="float">
            <text:p>7,67E+08</text:p>
          </table:table-cell>
          <table:table-cell table:formula="of:=[.K56]/10^9" office:value-type="float" office:value="0.767070343" calcext:value-type="float">
            <text:p>0,7670703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02358937" calcext:value-type="float">
            <text:p>3,02E+08</text:p>
          </table:table-cell>
          <table:table-cell table:formula="of:=[.C57]/10^9" office:value-type="float" office:value="0.302358937" calcext:value-type="float">
            <text:p>0,3023589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433353735" calcext:value-type="float">
            <text:p>4,33E+08</text:p>
          </table:table-cell>
          <table:table-cell table:formula="of:=[.K57]/10^9" office:value-type="float" office:value="0.433353735" calcext:value-type="float">
            <text:p>0,4333537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18338741" calcext:value-type="float">
            <text:p>3,18E+08</text:p>
          </table:table-cell>
          <table:table-cell table:formula="of:=[.C58]/10^9" office:value-type="float" office:value="0.318338741" calcext:value-type="float">
            <text:p>0,31833874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411609029" calcext:value-type="float">
            <text:p>4,12E+08</text:p>
          </table:table-cell>
          <table:table-cell table:formula="of:=[.K58]/10^9" office:value-type="float" office:value="0.411609029" calcext:value-type="float">
            <text:p>0,4116090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28418245" calcext:value-type="float">
            <text:p>3,28E+08</text:p>
          </table:table-cell>
          <table:table-cell table:formula="of:=[.C59]/10^9" office:value-type="float" office:value="0.328418245" calcext:value-type="float">
            <text:p>0,32841824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91916944" calcext:value-type="float">
            <text:p>3,92E+08</text:p>
          </table:table-cell>
          <table:table-cell table:formula="of:=[.K59]/10^9" office:value-type="float" office:value="0.391916944" calcext:value-type="float">
            <text:p>0,3919169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10275918" calcext:value-type="float">
            <text:p>3,10E+08</text:p>
          </table:table-cell>
          <table:table-cell table:formula="of:=[.C60]/10^9" office:value-type="float" office:value="0.310275918" calcext:value-type="float">
            <text:p>0,31027591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63645380" calcext:value-type="float">
            <text:p>3,64E+08</text:p>
          </table:table-cell>
          <table:table-cell table:formula="of:=[.K60]/10^9" office:value-type="float" office:value="0.36364538" calcext:value-type="float">
            <text:p>0,363645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12978440" calcext:value-type="float">
            <text:p>3,13E+08</text:p>
          </table:table-cell>
          <table:table-cell table:formula="of:=[.C61]/10^9" office:value-type="float" office:value="0.31297844" calcext:value-type="float">
            <text:p>0,3129784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55987684" calcext:value-type="float">
            <text:p>3,56E+08</text:p>
          </table:table-cell>
          <table:table-cell table:formula="of:=[.K61]/10^9" office:value-type="float" office:value="0.355987684" calcext:value-type="float">
            <text:p>0,3559876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19572701" calcext:value-type="float">
            <text:p>3,20E+08</text:p>
          </table:table-cell>
          <table:table-cell table:formula="of:=[.C62]/10^9" office:value-type="float" office:value="0.319572701" calcext:value-type="float">
            <text:p>0,31957270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512|100</text:p>
          </table:table-cell>
          <table:table-cell table:style-name="ce15" office:value-type="float" office:value="360541675" calcext:value-type="float">
            <text:p>3,61E+08</text:p>
          </table:table-cell>
          <table:table-cell table:formula="of:=[.K62]/10^9" office:value-type="float" office:value="0.360541675" calcext:value-type="float">
            <text:p>0,360541675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number-columns-repeated="2"/>
          <table:table-cell table:formula="of:=AVERAGE([.D55:.D62])" office:value-type="float" office:value="0.312977282285714" calcext:value-type="float">
            <text:p>0,312977282285714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2"/>
          <table:table-cell table:formula="of:=AVERAGE([.L55:.L62])" office:value-type="float" office:value="0.440589255714286" calcext:value-type="float">
            <text:p>0,440589255714286</text:p>
          </table:table-cell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  <table:table-cell table:number-columns-repeated="4"/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1280872988" calcext:value-type="float">
            <text:p>1,28E+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2175870194" calcext:value-type="float">
            <text:p>2,18E+0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561001784" calcext:value-type="float">
            <text:p>5,61E+08</text:p>
          </table:table-cell>
          <table:table-cell table:formula="of:=[.C70]/10^9" office:value-type="float" office:value="0.561001784" calcext:value-type="float">
            <text:p>0,56100178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1412350303" calcext:value-type="float">
            <text:p>1,41E+09</text:p>
          </table:table-cell>
          <table:table-cell table:formula="of:=[.K70]/10^9" office:value-type="float" office:value="1.412350303" calcext:value-type="float">
            <text:p>1,4123503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561659127" calcext:value-type="float">
            <text:p>5,62E+08</text:p>
          </table:table-cell>
          <table:table-cell table:formula="of:=[.C71]/10^9" office:value-type="float" office:value="0.561659127" calcext:value-type="float">
            <text:p>0,5616591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1401078548" calcext:value-type="float">
            <text:p>1,40E+09</text:p>
          </table:table-cell>
          <table:table-cell table:formula="of:=[.K71]/10^9" office:value-type="float" office:value="1.401078548" calcext:value-type="float">
            <text:p>1,40107854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567611045" calcext:value-type="float">
            <text:p>5,68E+08</text:p>
          </table:table-cell>
          <table:table-cell table:formula="of:=[.C72]/10^9" office:value-type="float" office:value="0.567611045" calcext:value-type="float">
            <text:p>0,56761104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1401785471" calcext:value-type="float">
            <text:p>1,40E+09</text:p>
          </table:table-cell>
          <table:table-cell table:formula="of:=[.K72]/10^9" office:value-type="float" office:value="1.401785471" calcext:value-type="float">
            <text:p>1,4017854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552033911" calcext:value-type="float">
            <text:p>5,52E+08</text:p>
          </table:table-cell>
          <table:table-cell table:formula="of:=[.C73]/10^9" office:value-type="float" office:value="0.552033911" calcext:value-type="float">
            <text:p>0,5520339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1406036825" calcext:value-type="float">
            <text:p>1,41E+09</text:p>
          </table:table-cell>
          <table:table-cell table:formula="of:=[.K73]/10^9" office:value-type="float" office:value="1.406036825" calcext:value-type="float">
            <text:p>1,4060368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572354410" calcext:value-type="float">
            <text:p>5,72E+08</text:p>
          </table:table-cell>
          <table:table-cell table:formula="of:=[.C74]/10^9" office:value-type="float" office:value="0.57235441" calcext:value-type="float">
            <text:p>0,5723544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1396033372" calcext:value-type="float">
            <text:p>1,40E+09</text:p>
          </table:table-cell>
          <table:table-cell table:formula="of:=[.K74]/10^9" office:value-type="float" office:value="1.396033372" calcext:value-type="float">
            <text:p>1,39603337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572348380" calcext:value-type="float">
            <text:p>5,72E+08</text:p>
          </table:table-cell>
          <table:table-cell table:formula="of:=[.C75]/10^9" office:value-type="float" office:value="0.57234838" calcext:value-type="float">
            <text:p>0,5723483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1399765192" calcext:value-type="float">
            <text:p>1,40E+09</text:p>
          </table:table-cell>
          <table:table-cell table:formula="of:=[.K75]/10^9" office:value-type="float" office:value="1.399765192" calcext:value-type="float">
            <text:p>1,39976519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590075411" calcext:value-type="float">
            <text:p>5,90E+08</text:p>
          </table:table-cell>
          <table:table-cell table:formula="of:=[.C76]/10^9" office:value-type="float" office:value="0.590075411" calcext:value-type="float">
            <text:p>0,59007541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1024|100</text:p>
          </table:table-cell>
          <table:table-cell table:style-name="ce15" office:value-type="float" office:value="1397115169" calcext:value-type="float">
            <text:p>1,40E+09</text:p>
          </table:table-cell>
          <table:table-cell table:formula="of:=[.K76]/10^9" office:value-type="float" office:value="1.397115169" calcext:value-type="float">
            <text:p>1,397115169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number-columns-repeated="2"/>
          <table:table-cell table:formula="of:=AVERAGE([.D69:.D76])" office:value-type="float" office:value="0.568154866857143" calcext:value-type="float">
            <text:p>0,568154866857143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2"/>
          <table:table-cell table:formula="of:=AVERAGE([.L69:.L76])" office:value-type="float" office:value="1.40202355428571" calcext:value-type="float">
            <text:p>1,40202355428571</text:p>
          </table:table-cell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  <table:table-cell table:number-columns-repeated="4"/>
          <table:table-cell office:value-type="string" calcext:value-type="string">
            <text:p>N.rep</text:p>
          </table:table-cell>
          <table:table-cell office:value-type="string" calcext:value-type="string">
            <text:p>Size|Steps</text:p>
          </table:table-cell>
          <table:table-cell office:value-type="string" calcext:value-type="string">
            <text:p>Time(ns)</text:p>
          </table:table-cell>
          <table:table-cell office:value-type="string" calcext:value-type="string">
            <text:p>Time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2762111637" calcext:value-type="float">
            <text:p>2,76E+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6234605575" calcext:value-type="float">
            <text:p>6,23E+0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1561714205" calcext:value-type="float">
            <text:p>1,56E+09</text:p>
          </table:table-cell>
          <table:table-cell table:formula="of:=[.C84]/10^9" office:value-type="float" office:value="1.561714205" calcext:value-type="float">
            <text:p>1,5617142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5615750052" calcext:value-type="float">
            <text:p>5,62E+09</text:p>
          </table:table-cell>
          <table:table-cell table:formula="of:=[.K84]/10^9" office:value-type="float" office:value="5.615750052" calcext:value-type="float">
            <text:p>5,6157500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1579838648" calcext:value-type="float">
            <text:p>1,58E+09</text:p>
          </table:table-cell>
          <table:table-cell table:formula="of:=[.C85]/10^9" office:value-type="float" office:value="1.579838648" calcext:value-type="float">
            <text:p>1,57983864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5741999729" calcext:value-type="float">
            <text:p>5,74E+09</text:p>
          </table:table-cell>
          <table:table-cell table:formula="of:=[.K85]/10^9" office:value-type="float" office:value="5.741999729" calcext:value-type="float">
            <text:p>5,7419997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1612857502" calcext:value-type="float">
            <text:p>1,61E+09</text:p>
          </table:table-cell>
          <table:table-cell table:formula="of:=[.C86]/10^9" office:value-type="float" office:value="1.612857502" calcext:value-type="float">
            <text:p>1,61285750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5599802437" calcext:value-type="float">
            <text:p>5,60E+09</text:p>
          </table:table-cell>
          <table:table-cell table:formula="of:=[.K86]/10^9" office:value-type="float" office:value="5.599802437" calcext:value-type="float">
            <text:p>5,59980243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1612967948" calcext:value-type="float">
            <text:p>1,61E+09</text:p>
          </table:table-cell>
          <table:table-cell table:formula="of:=[.C87]/10^9" office:value-type="float" office:value="1.612967948" calcext:value-type="float">
            <text:p>1,61296794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5555134806" calcext:value-type="float">
            <text:p>5,56E+09</text:p>
          </table:table-cell>
          <table:table-cell table:formula="of:=[.K87]/10^9" office:value-type="float" office:value="5.555134806" calcext:value-type="float">
            <text:p>5,5551348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1604303528" calcext:value-type="float">
            <text:p>1,60E+09</text:p>
          </table:table-cell>
          <table:table-cell table:formula="of:=[.C88]/10^9" office:value-type="float" office:value="1.604303528" calcext:value-type="float">
            <text:p>1,6043035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5732737861" calcext:value-type="float">
            <text:p>5,73E+09</text:p>
          </table:table-cell>
          <table:table-cell table:formula="of:=[.K88]/10^9" office:value-type="float" office:value="5.732737861" calcext:value-type="float">
            <text:p>5,73273786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1612748254" calcext:value-type="float">
            <text:p>1,61E+09</text:p>
          </table:table-cell>
          <table:table-cell table:formula="of:=[.C89]/10^9" office:value-type="float" office:value="1.612748254" calcext:value-type="float">
            <text:p>1,61274825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5674693883" calcext:value-type="float">
            <text:p>5,67E+09</text:p>
          </table:table-cell>
          <table:table-cell table:formula="of:=[.K89]/10^9" office:value-type="float" office:value="5.674693883" calcext:value-type="float">
            <text:p>5,67469388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1631362669" calcext:value-type="float">
            <text:p>1,63E+09</text:p>
          </table:table-cell>
          <table:table-cell table:formula="of:=[.C90]/10^9" office:value-type="float" office:value="1.631362669" calcext:value-type="float">
            <text:p>1,63136266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2048|100</text:p>
          </table:table-cell>
          <table:table-cell table:style-name="ce15" office:value-type="float" office:value="5603715810" calcext:value-type="float">
            <text:p>5,60E+09</text:p>
          </table:table-cell>
          <table:table-cell table:formula="of:=[.K90]/10^9" office:value-type="float" office:value="5.60371581" calcext:value-type="float">
            <text:p>5,60371581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number-columns-repeated="2"/>
          <table:table-cell table:formula="of:=AVERAGE([.D83:.D90])" office:value-type="float" office:value="1.60225610771429" calcext:value-type="float">
            <text:p>1,60225610771429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2"/>
          <table:table-cell table:formula="of:=AVERAGE([.L83:.L90])" office:value-type="float" office:value="5.64626208257143" calcext:value-type="float">
            <text:p>5,64626208257143</text:p>
          </table:table-cell>
        </table:table-row>
      </table:table>
      <table:table table:name="Parboil" table:style-name="ta1">
        <table:shapes>
          <draw:frame draw:z-index="0" draw:style-name="gr1" draw:text-style-name="P1" svg:width="160.04mm" svg:height="90.04mm" svg:x="7.42mm" svg:y="62.69mm">
            <draw:object draw:notify-on-update-of-ranges="Parboil.A6:Parboil.B6 Parboil.A7:Parboil.B10 Parboil.C6:Parboil.C6 Parboil.C7:Parboil.C1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160.04mm" svg:height="90.05mm" svg:x="176.54mm" svg:y="62.42mm">
            <draw:object draw:notify-on-update-of-ranges="Parboil.J6:Parboil.K6 Parboil.J7:Parboil.K10 Parboil.L6:Parboil.L6 Parboil.L7:Parboil.L1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1" draw:text-style-name="P1" svg:width="159.99mm" svg:height="89.99mm" svg:x="340.87mm" svg:y="62.62mm">
            <draw:object draw:notify-on-update-of-ranges="Parboil.O6:Parboil.P6 Parboil.O7:Parboil.P12 Parboil.Q6:Parboil.Q6 Parboil.Q7:Parboil.Q1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159.99mm" svg:height="89.99mm" svg:x="508.1mm" svg:y="63.14mm">
            <draw:object draw:notify-on-update-of-ranges="Parboil.S6:Parboil.T6 Parboil.S7:Parboil.T10 Parboil.U6:Parboil.U6 Parboil.U7:Parboil.U1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23" table:default-cell-style-name="Default"/>
        <table:table-column table:style-name="co1" table:number-columns-repeated="8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2">
          <table:table-cell table:style-name="ce23" office:value-type="string" calcext:value-type="string">
            <text:p>CUTCP</text:p>
          </table:table-cell>
          <table:table-cell table:number-columns-repeated="8"/>
          <table:table-cell table:style-name="ce24" office:value-type="string" calcext:value-type="string">
            <text:p>SGEMM</text:p>
          </table:table-cell>
          <table:table-cell table:number-columns-repeated="4"/>
          <table:table-cell table:style-name="ce25" office:value-type="string" calcext:value-type="string">
            <text:p>SPMV</text:p>
          </table:table-cell>
          <table:table-cell table:number-columns-repeated="3"/>
          <table:table-cell table:style-name="ce26" office:value-type="string" calcext:value-type="string">
            <text:p>HISTO</text:p>
          </table:table-cell>
          <table:table-cell table:number-columns-repeated="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Vers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small</text:p>
          </table:table-cell>
          <table:table-cell office:value-type="float" office:value="1.3181" calcext:value-type="float">
            <text:p>1,3181</text:p>
          </table:table-cell>
          <table:table-cell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small</text:p>
          </table:table-cell>
          <table:table-cell office:value-type="float" office:value="0.0157" calcext:value-type="float">
            <text:p>0,0157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mall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default</text:p>
          </table:table-cell>
          <table:table-cell office:value-type="float" office:value="0.0227" calcext:value-type="float">
            <text:p>0,0227</text:p>
          </table:table-cell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large</text:p>
          </table:table-cell>
          <table:table-cell office:value-type="float" office:value="26.0657" calcext:value-type="float">
            <text:p>26,0657</text:p>
          </table:table-cell>
          <table:table-cell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medium</text:p>
          </table:table-cell>
          <table:table-cell office:value-type="float" office:value="17.3644" calcext:value-type="float">
            <text:p>17,3644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dium</text:p>
          </table:table-cell>
          <table:table-cell office:value-type="float" office:value="0.0648" calcext:value-type="float">
            <text:p>0,0648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large</text:p>
          </table:table-cell>
          <table:table-cell office:value-type="float" office:value="8.4141" calcext:value-type="float">
            <text:p>8,4141</text:p>
          </table:table-cell>
        </table:table-row>
        <table:table-row table:style-name="ro2">
          <table:table-cell office:value-type="string" calcext:value-type="string">
            <text:p>GPU(openCL)</text:p>
          </table:table-cell>
          <table:table-cell office:value-type="string" calcext:value-type="string">
            <text:p>small</text:p>
          </table:table-cell>
          <table:table-cell office:value-type="float" office:value="0.1695" calcext:value-type="float">
            <text:p>0,1695</text:p>
          </table:table-cell>
          <table:table-cell table:number-columns-repeated="6"/>
          <table:table-cell office:value-type="string" calcext:value-type="string">
            <text:p>GPU(opencl)</text:p>
          </table:table-cell>
          <table:table-cell office:value-type="string" calcext:value-type="string">
            <text:p>small</text:p>
          </table:table-cell>
          <table:table-cell office:value-type="float" office:value="0.1132" calcext:value-type="float">
            <text:p>0,1132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large</text:p>
          </table:table-cell>
          <table:table-cell office:value-type="float" office:value="2.0597" calcext:value-type="float">
            <text:p>2,0597</text:p>
          </table:table-cell>
          <table:table-cell/>
          <table:table-cell office:value-type="string" calcext:value-type="string">
            <text:p>GPU(openCL)</text:p>
          </table:table-cell>
          <table:table-cell office:value-type="string" calcext:value-type="string">
            <text:p>default</text:p>
          </table:table-cell>
          <table:table-cell office:value-type="float" office:value="0.1801" calcext:value-type="float">
            <text:p>0,1801</text:p>
          </table:table-cell>
        </table:table-row>
        <table:table-row table:style-name="ro2">
          <table:table-cell office:value-type="string" calcext:value-type="string">
            <text:p>GPU(openCL)</text:p>
          </table:table-cell>
          <table:table-cell office:value-type="string" calcext:value-type="string">
            <text:p>large</text:p>
          </table:table-cell>
          <table:table-cell office:value-type="float" office:value="1.4399" calcext:value-type="float">
            <text:p>1,4399</text:p>
          </table:table-cell>
          <table:table-cell table:number-columns-repeated="6"/>
          <table:table-cell office:value-type="string" calcext:value-type="string">
            <text:p>GPU(opencl)</text:p>
          </table:table-cell>
          <table:table-cell office:value-type="string" calcext:value-type="string">
            <text:p>medium</text:p>
          </table:table-cell>
          <table:table-cell office:value-type="float" office:value="0.9468" calcext:value-type="float">
            <text:p>0,9468</text:p>
          </table:table-cell>
          <table:table-cell table:number-columns-repeated="2"/>
          <table:table-cell office:value-type="string" calcext:value-type="string">
            <text:p>GPU(openCL)</text:p>
          </table:table-cell>
          <table:table-cell office:value-type="string" calcext:value-type="string">
            <text:p>small</text:p>
          </table:table-cell>
          <table:table-cell office:value-type="float" office:value="0.1078" calcext:value-type="float">
            <text:p>0,1078</text:p>
          </table:table-cell>
          <table:table-cell/>
          <table:table-cell office:value-type="string" calcext:value-type="string">
            <text:p>GPU(openCL)</text:p>
          </table:table-cell>
          <table:table-cell office:value-type="string" calcext:value-type="string">
            <text:p>large</text:p>
          </table:table-cell>
          <table:table-cell office:value-type="float" office:value="80.8761" calcext:value-type="float">
            <text:p>80,8761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GPU(openCL)</text:p>
          </table:table-cell>
          <table:table-cell office:value-type="string" calcext:value-type="string">
            <text:p>medium</text:p>
          </table:table-cell>
          <table:table-cell office:value-type="float" office:value="0.1572" calcext:value-type="float">
            <text:p>0,1572</text:p>
          </table:table-cell>
          <table:table-cell table:number-columns-repeated="4"/>
        </table:table-row>
        <table:table-row table:style-name="ro2">
          <table:table-cell table:number-columns-repeated="14"/>
          <table:table-cell office:value-type="string" calcext:value-type="string">
            <text:p>GPU(openCL)</text:p>
          </table:table-cell>
          <table:table-cell office:value-type="string" calcext:value-type="string">
            <text:p>large</text:p>
          </table:table-cell>
          <table:table-cell office:value-type="float" office:value="1.6263" calcext:value-type="float">
            <text:p>1,6263</text:p>
          </table:table-cell>
          <table:table-cell table:number-columns-repeated="4"/>
        </table:table-row>
      </table:table>
      <table:table table:name="Shoc" table:style-name="ta1">
        <table:shapes>
          <draw:frame draw:z-index="0" draw:style-name="gr1" draw:text-style-name="P1" svg:width="159.99mm" svg:height="89.99mm" svg:x="120.69mm" svg:y="24.38mm">
            <draw:object draw:notify-on-update-of-ranges="Shoc.A8:Shoc.A8 Shoc.A9:Shoc.A18 Shoc.B8:Shoc.B8 Shoc.B9:Shoc.B18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160.13mm" svg:height="98.81mm" svg:x="300.45mm" svg:y="66.4mm">
            <draw:object draw:notify-on-update-of-ranges="Shoc.M8:Shoc.M8 Shoc.M9:Shoc.M10 Shoc.N8:Shoc.N8 Shoc.N9:Shoc.N1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1" table:number-columns-repeated="12" table:default-cell-style-name="Default"/>
        <table:table-row table:style-name="ro2" table:number-rows-repeated="7">
          <table:table-cell table:number-columns-repeated="14"/>
        </table:table-row>
        <table:table-row table:style-name="ro2">
          <table:table-cell office:value-type="string" calcext:value-type="string">
            <text:p>Type of Run</text:p>
          </table:table-cell>
          <table:table-cell office:value-type="string" calcext:value-type="string">
            <text:p>Time(ms)</text:p>
          </table:table-cell>
          <table:table-cell table:number-columns-repeated="10"/>
          <table:table-cell office:value-type="string" calcext:value-type="string">
            <text:p>Type of Run</text:p>
          </table:table-cell>
          <table:table-cell office:value-type="string" calcext:value-type="string">
            <text:p>Time(ms)</text:p>
          </table:table-cell>
        </table:table-row>
        <table:table-row table:style-name="ro2">
          <table:table-cell office:value-type="string" calcext:value-type="string">
            <text:p>MD-LJ</text:p>
          </table:table-cell>
          <table:table-cell office:value-type="float" office:value="62.9958" calcext:value-type="float">
            <text:p>62,9958</text:p>
          </table:table-cell>
          <table:table-cell table:number-columns-repeated="10"/>
          <table:table-cell office:value-type="string" calcext:value-type="string">
            <text:p>DP_Sten2D</text:p>
          </table:table-cell>
          <table:table-cell office:value-type="float" office:value="13.5256" calcext:value-type="float">
            <text:p>13,5256</text:p>
          </table:table-cell>
        </table:table-row>
        <table:table-row table:style-name="ro2">
          <table:table-cell office:value-type="string" calcext:value-type="string">
            <text:p>MD-LJ-Bandwidth</text:p>
          </table:table-cell>
          <table:table-cell office:value-type="float" office:value="48.3262" calcext:value-type="float">
            <text:p>48,3262</text:p>
          </table:table-cell>
          <table:table-cell table:number-columns-repeated="10"/>
          <table:table-cell office:value-type="string" calcext:value-type="string">
            <text:p>SP_Sten2D</text:p>
          </table:table-cell>
          <table:table-cell office:value-type="float" office:value="58.894" calcext:value-type="float">
            <text:p>58,894</text:p>
          </table:table-cell>
        </table:table-row>
        <table:table-row table:style-name="ro2">
          <table:table-cell office:value-type="string" calcext:value-type="string">
            <text:p>MD-LJ-Bandwidth_PCIe</text:p>
          </table:table-cell>
          <table:table-cell office:value-type="float" office:value="22.2546" calcext:value-type="float">
            <text:p>22,25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D-LJ-DP</text:p>
          </table:table-cell>
          <table:table-cell office:value-type="float" office:value="16.004" calcext:value-type="float">
            <text:p>16,00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D-LJ-DP-Bandwidth</text:p>
          </table:table-cell>
          <table:table-cell office:value-type="float" office:value="21.5029" calcext:value-type="float">
            <text:p>21,502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D-LJ-DP-Bandwidth_PCIe</text:p>
          </table:table-cell>
          <table:table-cell office:value-type="float" office:value="16.3155" calcext:value-type="float">
            <text:p>16,315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D-LJ-DP_PCIe</text:p>
          </table:table-cell>
          <table:table-cell office:value-type="float" office:value="12.1431" calcext:value-type="float">
            <text:p>12,143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D-LJ-DP_Parity</text:p>
          </table:table-cell>
          <table:table-cell office:value-type="float" office:value="0.317638" calcext:value-type="float">
            <text:p>0,31763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D-LJ_PCIe</text:p>
          </table:table-cell>
          <table:table-cell office:value-type="float" office:value="29.0101" calcext:value-type="float">
            <text:p>29,010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D-LJ_Parity</text:p>
          </table:table-cell>
          <table:table-cell office:value-type="float" office:value="1.17009" calcext:value-type="float">
            <text:p>1,1700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-00-0000</text:date>, <text:time style:data-style-name="N2" text:time-value="19:30:30.636989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5:59:24.348267691</meta:creation-date>
    <dc:date>2020-11-26T20:21:21.993782716</dc:date>
    <meta:editing-duration>PT7H46M5S</meta:editing-duration>
    <meta:editing-cycles>15</meta:editing-cycles>
    <meta:generator>LibreOffice/6.0.7.3$Linux_X86_64 LibreOffice_project/00m0$Build-3</meta:generator>
    <meta:document-statistic meta:table-count="8" meta:cell-count="5136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7cm" xlink:href=".." xlink:type="simple" chart:class="chart:line" chart:style-name="ch1">
        <chart:legend chart:legend-position="end" svg:x="10.054cm" svg:y="4.204cm" style:legend-expansion="high" chart:style-name="ch2"/>
        <chart:plot-area chart:style-name="ch3" table:cell-range-address="MatrixMul.G29:MatrixMul.H36" chart:data-source-has-labels="both" svg:x="0.319cm" svg:y="0.18cm" svg:width="9.416cm" svg:height="8.647cm">
          <chartooo:coordinate-region svg:x="1.311cm" svg:y="0.379cm" svg:width="8.052cm" svg:height="7.801cm"/>
          <chart:axis chart:dimension="x" chart:name="primary-x" chart:style-name="ch4" chartooo:axis-type="auto">
            <chartooo:date-scale/>
            <chart:categories table:cell-range-address="MatrixMul.G30:MatrixMul.G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trixMul.H30:MatrixMul.H36" chart:label-cell-address="MatrixMul.H29:MatrixMul.H29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MatrixMul.H29:MatrixMul.H2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atrixMul.G30:MatrixMul.G36</svg:desc>
                </draw:g>
              </table:table-cell>
              <table:table-cell office:value-type="float" office:value="60.4979665">
                <text:p>60.4979665</text:p>
                <draw:g>
                  <svg:desc>MatrixMul.H30:MatrixMul.H3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9.28388">
                <text:p>59.283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5.6327893333333">
                <text:p>55.6327893333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83.0394163333333">
                <text:p>83.03941633333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52.4354595">
                <text:p>152.43545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78.2894575">
                <text:p>478.289457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571.52872733333">
                <text:p>3571.528727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title svg:x="6.417cm" svg:y="0.316cm" chart:style-name="ch2">
          <text:p>Nbody problem</text:p>
        </chart:title>
        <chart:subtitle svg:x="5.821cm" svg:y="1.275cm" chart:style-name="ch3">
          <text:p>Time of kernel execution</text:p>
        </chart:subtitle>
        <chart:legend chart:legend-position="end" svg:x="10.936cm" svg:y="3.955cm" style:legend-expansion="high" chart:style-name="ch4"/>
        <chart:plot-area chart:style-name="ch5" table:cell-range-address="Nbody.B24:Nbody.D28 Nbody.C23:Nbody.D23" chart:data-source-has-labels="row" svg:x="1.33cm" svg:y="2.138cm" svg:width="9.287cm" svg:height="5.707cm">
          <chartooo:coordinate-region svg:x="1.766cm" svg:y="2.337cm" svg:width="8.294cm" svg:height="4.861cm"/>
          <chart:axis chart:dimension="x" chart:name="primary-x" chart:style-name="ch6">
            <chart:title svg:x="4.765cm" svg:y="8.025cm" chart:style-name="ch7">
              <text:p>Size of universe</text:p>
            </chart:title>
          </chart:axis>
          <chart:axis chart:dimension="y" chart:name="primary-y" chart:style-name="ch6">
            <chart:title svg:x="0.451cm" svg:y="5.591cm" chart:style-name="ch8">
              <text:p>TIme(s)</text:p>
            </chart:title>
            <chart:grid chart:style-name="ch9" chart:class="major"/>
          </chart:axis>
          <chart:series chart:style-name="ch10" chart:values-cell-range-address="Nbody.C24:Nbody.C28" chart:label-cell-address="Nbody.C23:Nbody.C23" chart:class="chart:scatter">
            <chart:domain table:cell-range-address="Nbody.B24:Nbody.B28"/>
            <chart:data-point chart:repeated="5"/>
          </chart:series>
          <chart:series chart:style-name="ch11" chart:values-cell-range-address="Nbody.D24:Nbody.D28" chart:label-cell-address="Nbody.D23:Nbody.D2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oS</text:p>
                <draw:g>
                  <svg:desc>Nbody.C23:Nbody.C23</svg:desc>
                </draw:g>
              </table:table-cell>
              <table:table-cell office:value-type="string">
                <text:p>SoA n/optimization</text:p>
                <draw:g>
                  <svg:desc>Nbody.D23:Nbody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Nbody.B24:Nbody.B28</svg:desc>
                </draw:g>
              </table:table-cell>
              <table:table-cell office:value-type="float" office:value="0.866562362">
                <text:p>0.866562362</text:p>
                <draw:g>
                  <svg:desc>Nbody.C24:Nbody.C28</svg:desc>
                </draw:g>
              </table:table-cell>
              <table:table-cell office:value-type="float" office:value="0.473606754285714">
                <text:p>0.473606754285714</text:p>
                <draw:g>
                  <svg:desc>Nbody.D24:Nbody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1.47730883428571">
                <text:p>1.47730883428571</text:p>
              </table:table-cell>
              <table:table-cell office:value-type="float" office:value="0.680907762571428">
                <text:p>0.680907762571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2.72058722657143">
                <text:p>2.72058722657143</text:p>
              </table:table-cell>
              <table:table-cell office:value-type="float" office:value="1.31938161714286">
                <text:p>1.31938161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5.68602005885714">
                <text:p>5.68602005885714</text:p>
              </table:table-cell>
              <table:table-cell office:value-type="float" office:value="3.690408634">
                <text:p>3.690408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14.1931339814286">
                <text:p>14.1931339814286</text:p>
              </table:table-cell>
              <table:table-cell office:value-type="float" office:value="13.2654308555714">
                <text:p>13.2654308555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Nbody.B24:Nbody.C28 Nbody.C23:Nbody.C23 Nbody.E23:Nbody.E28" chart:data-source-has-labels="row" svg:x="0.32cm" svg:y="0.18cm" svg:width="11.053cm" svg:height="8.64cm">
          <chartooo:coordinate-region svg:x="0.756cm" svg:y="0.379cm" svg:width="10.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body.C24:Nbody.C28" chart:label-cell-address="Nbody.C23:Nbody.C23" chart:class="chart:scatter">
            <chart:domain table:cell-range-address="Nbody.B24:Nbody.B28"/>
            <chart:data-point chart:repeated="5"/>
          </chart:series>
          <chart:series chart:style-name="ch7" chart:values-cell-range-address="Nbody.E24:Nbody.E28" chart:label-cell-address="Nbody.E23:Nbody.E23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oS</text:p>
                <draw:g>
                  <svg:desc>Nbody.C23:Nbody.C23</svg:desc>
                </draw:g>
              </table:table-cell>
              <table:table-cell office:value-type="string">
                <text:p>SoA w/optimization</text:p>
                <draw:g>
                  <svg:desc>Nbody.E23:Nbody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Nbody.B24:Nbody.B28</svg:desc>
                </draw:g>
              </table:table-cell>
              <table:table-cell office:value-type="float" office:value="0.866562362">
                <text:p>0.866562362</text:p>
                <draw:g>
                  <svg:desc>Nbody.C24:Nbody.C28</svg:desc>
                </draw:g>
              </table:table-cell>
              <table:table-cell office:value-type="float" office:value="0.450709844">
                <text:p>0.450709844</text:p>
                <draw:g>
                  <svg:desc>Nbody.E24:Nbody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1.47730883428571">
                <text:p>1.47730883428571</text:p>
              </table:table-cell>
              <table:table-cell office:value-type="float" office:value="0.673971821857143">
                <text:p>0.673971821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2.72058722657143">
                <text:p>2.72058722657143</text:p>
              </table:table-cell>
              <table:table-cell office:value-type="float" office:value="1.37616507628571">
                <text:p>1.376165076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5.68602005885714">
                <text:p>5.68602005885714</text:p>
              </table:table-cell>
              <table:table-cell office:value-type="float" office:value="1.98165125157143">
                <text:p>1.981651251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14.1931339814286">
                <text:p>14.1931339814286</text:p>
              </table:table-cell>
              <table:table-cell office:value-type="float" office:value="4.47750095457143">
                <text:p>4.477500954571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Average Age in a Country</text:p>
        </chart:title>
        <chart:subtitle svg:x="4.887cm" svg:y="1.275cm" chart:style-name="ch3">
          <text:p>Country has X citys with Y persons</text:p>
        </chart:subtitle>
        <chart:legend chart:legend-position="end" svg:x="11.356cm" svg:y="3.952cm" style:legend-expansion="high" chart:style-name="ch4"/>
        <chart:plot-area chart:style-name="ch5" table:cell-range-address="'ObjectToArray (AverageAge)'.A6:'ObjectToArray (AverageAge)'.C11" chart:data-source-has-labels="both" svg:x="1.331cm" svg:y="2.138cm" svg:width="9.705cm" svg:height="5.701cm">
          <chartooo:coordinate-region svg:x="2.931cm" svg:y="2.337cm" svg:width="8.105cm" svg:height="4.855cm"/>
          <chart:axis chart:dimension="x" chart:name="primary-x" chart:style-name="ch6" chartooo:axis-type="auto">
            <chartooo:date-scale/>
            <chart:title svg:x="3.824cm" svg:y="8.019cm" chart:style-name="ch7">
              <text:p>Number of people in the country</text:p>
            </chart:title>
            <chart:categories table:cell-range-address="'ObjectToArray (AverageAge)'.A7:'ObjectToArray (AverageAge)'.A11"/>
          </chart:axis>
          <chart:axis chart:dimension="y" chart:name="primary-y" chart:style-name="ch8">
            <chart:title svg:x="0.451cm" svg:y="6.699cm" chart:style-name="ch9">
              <text:p>Time consumed in task</text:p>
            </chart:title>
            <chart:grid chart:style-name="ch10" chart:class="major"/>
          </chart:axis>
          <chart:series chart:style-name="ch11" chart:values-cell-range-address="'ObjectToArray (AverageAge)'.B7:'ObjectToArray (AverageAge)'.B11" chart:label-cell-address="'ObjectToArray (AverageAge)'.B6:'ObjectToArray (AverageAge)'.B6" chart:class="chart:bar">
            <chart:data-point chart:repeated="5"/>
          </chart:series>
          <chart:series chart:style-name="ch12" chart:values-cell-range-address="'ObjectToArray (AverageAge)'.C7:'ObjectToArray (AverageAge)'.C11" chart:label-cell-address="'ObjectToArray (AverageAge)'.C6:'ObjectToArray (AverageAge)'.C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rsionTime (s)</text:p>
                <draw:g>
                  <svg:desc>'ObjectToArray (AverageAge)'.B6:'ObjectToArray (AverageAge)'.B6</svg:desc>
                </draw:g>
              </table:table-cell>
              <table:table-cell office:value-type="string">
                <text:p>Kernel Execution Time(s)</text:p>
                <draw:g>
                  <svg:desc>'ObjectToArray (AverageAge)'.C6:'ObjectToArray (AverageAge)'.C6</svg:desc>
                </draw:g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'ObjectToArray (AverageAge)'.A7:'ObjectToArray (AverageAge)'.A11</svg:desc>
                </draw:g>
              </table:table-cell>
              <table:table-cell office:value-type="float" office:value="0.001572864">
                <text:p>0.001572864</text:p>
                <draw:g>
                  <svg:desc>'ObjectToArray (AverageAge)'.B7:'ObjectToArray (AverageAge)'.B11</svg:desc>
                </draw:g>
              </table:table-cell>
              <table:table-cell office:value-type="float" office:value="0.16383999975">
                <text:p>0.16383999975</text:p>
                <draw:g>
                  <svg:desc>'ObjectToArray (AverageAge)'.C7:'ObjectToArray (AverageAge)'.C11</svg:desc>
                </draw:g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1835008">
                <text:p>0.001835008</text:p>
              </table:table-cell>
              <table:table-cell office:value-type="float" office:value="0.1634467845">
                <text:p>0.163446784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03538944">
                <text:p>0.003538944</text:p>
              </table:table-cell>
              <table:table-cell office:value-type="float" office:value="0.1572864005">
                <text:p>0.1572864005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0.002359296">
                <text:p>0.002359296</text:p>
              </table:table-cell>
              <table:table-cell office:value-type="float" office:value="0.14798028775">
                <text:p>0.14798028775</text:p>
              </table:table-cell>
            </table:table-row>
            <table:table-row>
              <table:table-cell office:value-type="float" office:value="196000">
                <text:p>196000</text:p>
              </table:table-cell>
              <table:table-cell office:value-type="float" office:value="0.002883584">
                <text:p>0.002883584</text:p>
              </table:table-cell>
              <table:table-cell office:value-type="float" office:value="0.1583349765">
                <text:p>0.15833497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Average Age in a Country</text:p>
        </chart:title>
        <chart:subtitle svg:x="4.887cm" svg:y="1.275cm" chart:style-name="ch3">
          <text:p>Country has X citys with Y persons</text:p>
        </chart:subtitle>
        <chart:legend chart:legend-position="end" svg:x="11.356cm" svg:y="3.952cm" style:legend-expansion="high" chart:style-name="ch4"/>
        <chart:plot-area chart:style-name="ch5" table:cell-range-address="'ObjectToArray (AverageAge)'.R7:'ObjectToArray (AverageAge)'.T12" chart:data-source-has-labels="both" svg:x="1.331cm" svg:y="2.138cm" svg:width="9.705cm" svg:height="5.701cm">
          <chartooo:coordinate-region svg:x="2.931cm" svg:y="2.337cm" svg:width="8.105cm" svg:height="4.855cm"/>
          <chart:axis chart:dimension="x" chart:name="primary-x" chart:style-name="ch6" chartooo:axis-type="auto">
            <chartooo:date-scale/>
            <chart:title svg:x="3.824cm" svg:y="8.019cm" chart:style-name="ch7">
              <text:p>Number of people in the country</text:p>
            </chart:title>
            <chart:categories table:cell-range-address="'ObjectToArray (AverageAge)'.R8:'ObjectToArray (AverageAge)'.R12"/>
          </chart:axis>
          <chart:axis chart:dimension="y" chart:name="primary-y" chart:style-name="ch8">
            <chart:title svg:x="0.451cm" svg:y="6.699cm" chart:style-name="ch9">
              <text:p>Time consumed in task</text:p>
            </chart:title>
            <chart:grid chart:style-name="ch10" chart:class="major"/>
          </chart:axis>
          <chart:series chart:style-name="ch11" chart:values-cell-range-address="'ObjectToArray (AverageAge)'.S8:'ObjectToArray (AverageAge)'.S12" chart:label-cell-address="'ObjectToArray (AverageAge)'.S7:'ObjectToArray (AverageAge)'.S7" chart:class="chart:bar">
            <chart:data-point chart:repeated="5"/>
          </chart:series>
          <chart:series chart:style-name="ch12" chart:values-cell-range-address="'ObjectToArray (AverageAge)'.T8:'ObjectToArray (AverageAge)'.T12" chart:label-cell-address="'ObjectToArray (AverageAge)'.T7:'ObjectToArray (AverageAge)'.T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rsionTime (s)</text:p>
                <draw:g>
                  <svg:desc>'ObjectToArray (AverageAge)'.S7:'ObjectToArray (AverageAge)'.S7</svg:desc>
                </draw:g>
              </table:table-cell>
              <table:table-cell office:value-type="string">
                <text:p>Kernel Execution Time(s)</text:p>
                <draw:g>
                  <svg:desc>'ObjectToArray (AverageAge)'.T7:'ObjectToArray (AverageAge)'.T7</svg:desc>
                </draw:g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'ObjectToArray (AverageAge)'.R8:'ObjectToArray (AverageAge)'.R12</svg:desc>
                </draw:g>
              </table:table-cell>
              <table:table-cell office:value-type="float" office:value="0.00311296">
                <text:p>0.00311296</text:p>
                <draw:g>
                  <svg:desc>'ObjectToArray (AverageAge)'.S8:'ObjectToArray (AverageAge)'.S12</svg:desc>
                </draw:g>
              </table:table-cell>
              <table:table-cell office:value-type="float" office:value="0.5200936955">
                <text:p>0.5200936955</text:p>
                <draw:g>
                  <svg:desc>'ObjectToArray (AverageAge)'.T8:'ObjectToArray (AverageAge)'.T12</svg:desc>
                </draw:g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1835008">
                <text:p>0.001835008</text:p>
              </table:table-cell>
              <table:table-cell office:value-type="float" office:value="0.1570897915">
                <text:p>0.157089791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01769472">
                <text:p>0.001769472</text:p>
              </table:table-cell>
              <table:table-cell office:value-type="float" office:value="0.154238976">
                <text:p>0.154238976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0.002490368">
                <text:p>0.002490368</text:p>
              </table:table-cell>
              <table:table-cell office:value-type="float" office:value="0.15063449575">
                <text:p>0.15063449575</text:p>
              </table:table-cell>
            </table:table-row>
            <table:table-row>
              <table:table-cell office:value-type="float" office:value="196000">
                <text:p>196000</text:p>
              </table:table-cell>
              <table:table-cell office:value-type="float" office:value="0.00360448">
                <text:p>0.00360448</text:p>
              </table:table-cell>
              <table:table-cell office:value-type="float" office:value="0.15915417575">
                <text:p>0.159154175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5.377cm" svg:y="0.316cm" chart:style-name="ch2">
          <text:p>Average Age in a Country</text:p>
        </chart:title>
        <chart:subtitle svg:x="6.752cm" svg:y="1.275cm" chart:style-name="ch3">
          <text:p>CPU vs GPU</text:p>
        </chart:subtitle>
        <chart:legend chart:legend-position="end" svg:x="11.772cm" svg:y="3.952cm" style:legend-expansion="high" chart:style-name="ch4"/>
        <chart:plot-area chart:style-name="ch5" table:cell-range-address="'ObjectToArray (AverageAge)'.AF5:'ObjectToArray (AverageAge)'.AH13" chart:data-source-has-labels="both" svg:x="1.331cm" svg:y="2.138cm" svg:width="10.121cm" svg:height="5.701cm">
          <chartooo:coordinate-region svg:x="2.243cm" svg:y="2.337cm" svg:width="8.466cm" svg:height="4.855cm"/>
          <chart:axis chart:dimension="x" chart:name="primary-x" chart:style-name="ch6" chartooo:axis-type="auto">
            <chart:title svg:x="4.032cm" svg:y="8.019cm" chart:style-name="ch7">
              <text:p>Number of people in the country</text:p>
            </chart:title>
            <chart:categories table:cell-range-address="'ObjectToArray (AverageAge)'.AF6:'ObjectToArray (AverageAge)'.AF13"/>
          </chart:axis>
          <chart:axis chart:dimension="y" chart:name="primary-y" chart:style-name="ch8">
            <chart:title svg:x="0.451cm" svg:y="6.937cm" chart:style-name="ch9">
              <text:p>Program execution time(s)</text:p>
            </chart:title>
            <chart:grid chart:style-name="ch10" chart:class="major"/>
          </chart:axis>
          <chart:series chart:style-name="ch11" chart:values-cell-range-address="'ObjectToArray (AverageAge)'.AG6:'ObjectToArray (AverageAge)'.AG13" chart:label-cell-address="'ObjectToArray (AverageAge)'.AG5:'ObjectToArray (AverageAge)'.AG5" chart:class="chart:scatter">
            <chart:domain table:cell-range-address="'ObjectToArray (AverageAge)'.AF6:'ObjectToArray (AverageAge)'.AF13"/>
            <chart:data-point chart:repeated="8"/>
          </chart:series>
          <chart:series chart:style-name="ch12" chart:values-cell-range-address="'ObjectToArray (AverageAge)'.AH6:'ObjectToArray (AverageAge)'.AH13" chart:label-cell-address="'ObjectToArray (AverageAge)'.AH5:'ObjectToArray (AverageAge)'.AH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PU Total Time(s)</text:p>
                <draw:g>
                  <svg:desc>'ObjectToArray (AverageAge)'.AG5:'ObjectToArray (AverageAge)'.AG5</svg:desc>
                </draw:g>
              </table:table-cell>
              <table:table-cell office:value-type="string">
                <text:p>GPU Total Time(s)</text:p>
                <draw:g>
                  <svg:desc>'ObjectToArray (AverageAge)'.AH5:'ObjectToArray (AverageAge)'.AH5</svg:desc>
                </draw:g>
              </table:table-cell>
            </table:table-row>
          </table:table-header-rows>
          <table:table-rows>
            <table:table-row>
              <table:table-cell office:value-type="float" office:value="131000">
                <text:p>131000</text:p>
                <draw:g>
                  <svg:desc>'ObjectToArray (AverageAge)'.AF6:'ObjectToArray (AverageAge)'.AF13</svg:desc>
                </draw:g>
              </table:table-cell>
              <table:table-cell office:value-type="float" office:value="131000">
                <text:p>131000</text:p>
                <draw:g>
                  <svg:desc>'ObjectToArray (AverageAge)'.AF6:'ObjectToArray (AverageAge)'.AF13</svg:desc>
                </draw:g>
              </table:table-cell>
              <table:table-cell office:value-type="float" office:value="0.015597568">
                <text:p>0.015597568</text:p>
                <draw:g>
                  <svg:desc>'ObjectToArray (AverageAge)'.AG6:'ObjectToArray (AverageAge)'.AG13</svg:desc>
                </draw:g>
              </table:table-cell>
              <table:table-cell office:value-type="float" office:value="0.220921856">
                <text:p>0.220921856</text:p>
                <draw:g>
                  <svg:desc>'ObjectToArray (AverageAge)'.AH6:'ObjectToArray (AverageAge)'.AH13</svg:desc>
                </draw:g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260000">
                <text:p>260000</text:p>
              </table:table-cell>
              <table:table-cell office:value-type="float" office:value="0.030343168">
                <text:p>0.030343168</text:p>
              </table:table-cell>
              <table:table-cell office:value-type="float" office:value="0.2536898565">
                <text:p>0.2536898565</text:p>
              </table:table-cell>
            </table:table-row>
            <table:table-row>
              <table:table-cell office:value-type="float" office:value="524000">
                <text:p>524000</text:p>
              </table:table-cell>
              <table:table-cell office:value-type="float" office:value="524000">
                <text:p>524000</text:p>
              </table:table-cell>
              <table:table-cell office:value-type="float" office:value="0.065011712">
                <text:p>0.065011712</text:p>
              </table:table-cell>
              <table:table-cell office:value-type="float" office:value="0.2881617925">
                <text:p>0.2881617925</text:p>
              </table:table-cell>
            </table:table-row>
            <table:table-row>
              <table:table-cell office:value-type="float" office:value="1048000">
                <text:p>1048000</text:p>
              </table:table-cell>
              <table:table-cell office:value-type="float" office:value="1048000">
                <text:p>1048000</text:p>
              </table:table-cell>
              <table:table-cell office:value-type="float" office:value="0.116785152">
                <text:p>0.116785152</text:p>
              </table:table-cell>
              <table:table-cell office:value-type="float" office:value="0.34032844775">
                <text:p>0.34032844775</text:p>
              </table:table-cell>
            </table:table-row>
            <table:table-row>
              <table:table-cell office:value-type="float" office:value="2097000">
                <text:p>2097000</text:p>
              </table:table-cell>
              <table:table-cell office:value-type="float" office:value="2097000">
                <text:p>2097000</text:p>
              </table:table-cell>
              <table:table-cell office:value-type="float" office:value="0.215744512">
                <text:p>0.215744512</text:p>
              </table:table-cell>
              <table:table-cell office:value-type="float" office:value="0.46124236825">
                <text:p>0.46124236825</text:p>
              </table:table-cell>
            </table:table-row>
            <table:table-row>
              <table:table-cell office:value-type="float" office:value="4194000">
                <text:p>4194000</text:p>
              </table:table-cell>
              <table:table-cell office:value-type="float" office:value="4194000">
                <text:p>4194000</text:p>
              </table:table-cell>
              <table:table-cell office:value-type="float" office:value="0.3854172165">
                <text:p>0.3854172165</text:p>
              </table:table-cell>
              <table:table-cell office:value-type="float" office:value="0.64048332775">
                <text:p>0.64048332775</text:p>
              </table:table-cell>
            </table:table-row>
            <table:table-row>
              <table:table-cell office:value-type="float" office:value="8388000">
                <text:p>8388000</text:p>
              </table:table-cell>
              <table:table-cell office:value-type="float" office:value="8388000">
                <text:p>8388000</text:p>
              </table:table-cell>
              <table:table-cell office:value-type="float" office:value="0.869924865">
                <text:p>0.869924865</text:p>
              </table:table-cell>
              <table:table-cell office:value-type="float" office:value="1.16411596875">
                <text:p>1.16411596875</text:p>
              </table:table-cell>
            </table:table-row>
            <table:table-row>
              <table:table-cell office:value-type="float" office:value="16777000">
                <text:p>16777000</text:p>
              </table:table-cell>
              <table:table-cell office:value-type="float" office:value="16777000">
                <text:p>16777000</text:p>
              </table:table-cell>
              <table:table-cell office:value-type="float" office:value="1.783955455">
                <text:p>1.783955455</text:p>
              </table:table-cell>
              <table:table-cell office:value-type="float" office:value="2.0596654075">
                <text:p>2.05966540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4.689cm" svg:y="0.316cm" chart:style-name="ch2">
          <text:p>Conversion time VS Kernel Time</text:p>
        </chart:title>
        <chart:subtitle svg:x="6.62cm" svg:y="1.275cm" chart:style-name="ch3">
          <text:p>Nbody problem</text:p>
        </chart:subtitle>
        <chart:legend chart:legend-position="end" svg:x="10.767cm" svg:y="3.952cm" style:legend-expansion="high" chart:style-name="ch4"/>
        <chart:plot-area chart:style-name="ch5" table:cell-range-address="'ObjectToArray (Nbody)'.B8:'ObjectToArray (Nbody)'.D14" chart:data-source-has-labels="both" svg:x="1.331cm" svg:y="2.138cm" svg:width="9.116cm" svg:height="5.701cm">
          <chartooo:coordinate-region svg:x="2.614cm" svg:y="2.337cm" svg:width="7.461cm" svg:height="4.855cm"/>
          <chart:axis chart:dimension="x" chart:name="primary-x" chart:style-name="ch6" chartooo:axis-type="auto">
            <chart:title svg:x="4.681cm" svg:y="8.019cm" chart:style-name="ch7">
              <text:p>Size of universe</text:p>
            </chart:title>
            <chart:categories table:cell-range-address="'ObjectToArray (Nbody)'.B9:'ObjectToArray (Nbody)'.B14"/>
          </chart:axis>
          <chart:axis chart:dimension="y" chart:name="primary-y" chart:style-name="ch8">
            <chart:title svg:x="0.451cm" svg:y="5.588cm" chart:style-name="ch9">
              <text:p>Time(s)</text:p>
            </chart:title>
            <chart:grid chart:style-name="ch10" chart:class="major"/>
          </chart:axis>
          <chart:series chart:style-name="ch11" chart:values-cell-range-address="'ObjectToArray (Nbody)'.C9:'ObjectToArray (Nbody)'.C14" chart:label-cell-address="'ObjectToArray (Nbody)'.C8:'ObjectToArray (Nbody)'.C8" chart:class="chart:scatter">
            <chart:domain table:cell-range-address="'ObjectToArray (Nbody)'.B9:'ObjectToArray (Nbody)'.B14"/>
            <chart:data-point chart:repeated="6"/>
          </chart:series>
          <chart:series chart:style-name="ch12" chart:values-cell-range-address="'ObjectToArray (Nbody)'.D9:'ObjectToArray (Nbody)'.D14" chart:label-cell-address="'ObjectToArray (Nbody)'.D8:'ObjectToArray (Nbody)'.D8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versionTime (s)</text:p>
                <draw:g>
                  <svg:desc>'ObjectToArray (Nbody)'.C8:'ObjectToArray (Nbody)'.C8</svg:desc>
                </draw:g>
              </table:table-cell>
              <table:table-cell office:value-type="string">
                <text:p>Kernel Execution Time(s)</text:p>
                <draw:g>
                  <svg:desc>'ObjectToArray (Nbody)'.D8:'ObjectToArray (Nbody)'.D8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ObjectToArray (Nbody)'.B9:'ObjectToArray (Nbody)'.B14</svg:desc>
                </draw:g>
              </table:table-cell>
              <table:table-cell office:value-type="float" office:value="128">
                <text:p>128</text:p>
                <draw:g>
                  <svg:desc>'ObjectToArray (Nbody)'.B9:'ObjectToArray (Nbody)'.B14</svg:desc>
                </draw:g>
              </table:table-cell>
              <table:table-cell office:value-type="float" office:value="0.0000347035">
                <text:p>0.0000347035</text:p>
                <draw:g>
                  <svg:desc>'ObjectToArray (Nbody)'.C9:'ObjectToArray (Nbody)'.C14</svg:desc>
                </draw:g>
              </table:table-cell>
              <table:table-cell office:value-type="float" office:value="0.26575162275">
                <text:p>0.26575162275</text:p>
                <draw:g>
                  <svg:desc>'ObjectToArray (Nbody)'.D9:'ObjectToArray (Nbody)'.D14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006759875">
                <text:p>0.00006759875</text:p>
              </table:table-cell>
              <table:table-cell office:value-type="float" office:value="0.2834612905">
                <text:p>0.28346129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0012644525">
                <text:p>0.00012644525</text:p>
              </table:table-cell>
              <table:table-cell office:value-type="float" office:value="0.333731164">
                <text:p>0.3337311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000225163125">
                <text:p>0.000225163125</text:p>
              </table:table-cell>
              <table:table-cell office:value-type="float" office:value="0.42742925125">
                <text:p>0.4274292512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0.000530318375">
                <text:p>0.000530318375</text:p>
              </table:table-cell>
              <table:table-cell office:value-type="float" office:value="0.685096789">
                <text:p>0.68509678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0.00102507775">
                <text:p>0.00102507775</text:p>
              </table:table-cell>
              <table:table-cell office:value-type="float" office:value="1.156722986625">
                <text:p>1.1567229866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ed_20__28_var_29_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395cm" svg:y="0.316cm" chart:style-name="ch2">
          <text:p>NBody problem</text:p>
        </chart:title>
        <chart:subtitle svg:x="5.535cm" svg:y="1.275cm" chart:style-name="ch3">
          <text:p>Weight of each component</text:p>
        </chart:subtitle>
        <chart:legend chart:legend-position="end" svg:x="12.189cm" svg:y="3.703cm" style:legend-expansion="high" chart:style-name="ch4"/>
        <chart:plot-area chart:style-name="ch5" table:cell-range-address="'ObjectToArray (Nbody)'.Z19:'ObjectToArray (Nbody)'.AC25" chart:data-source-has-labels="both" svg:x="1.331cm" svg:y="2.138cm" svg:width="10.538cm" svg:height="5.701cm">
          <chartooo:coordinate-region svg:x="2.058cm" svg:y="2.338cm" svg:width="9.439cm" svg:height="4.854cm"/>
          <chart:axis chart:dimension="x" chart:name="primary-x" chart:style-name="ch6" chartooo:axis-type="auto">
            <chart:title svg:x="5.392cm" svg:y="8.019cm" chart:style-name="ch7">
              <text:p>Size of universe</text:p>
            </chart:title>
            <chart:categories table:cell-range-address="'ObjectToArray (Nbody)'.Z20:'ObjectToArray (Nbody)'.Z25"/>
          </chart:axis>
          <chart:axis chart:dimension="y" chart:name="primary-y" chart:style-name="ch6">
            <chart:title svg:x="0.451cm" svg:y="5.588cm" chart:style-name="ch8">
              <text:p>Time(s)</text:p>
            </chart:title>
            <chart:grid chart:style-name="ch9" chart:class="major"/>
          </chart:axis>
          <chart:series chart:style-name="ch10" chart:values-cell-range-address="'ObjectToArray (Nbody)'.AA20:'ObjectToArray (Nbody)'.AA25" chart:label-cell-address="'ObjectToArray (Nbody)'.AA19:'ObjectToArray (Nbody)'.AA19" chart:class="chart:scatter">
            <chart:domain table:cell-range-address="'ObjectToArray (Nbody)'.Z20:'ObjectToArray (Nbody)'.Z25"/>
            <chart:data-point chart:repeated="6"/>
          </chart:series>
          <chart:series chart:style-name="ch11" chart:values-cell-range-address="'ObjectToArray (Nbody)'.AB20:'ObjectToArray (Nbody)'.AB25" chart:label-cell-address="'ObjectToArray (Nbody)'.AB19:'ObjectToArray (Nbody)'.AB19" chart:class="chart:scatter">
            <chart:data-point chart:repeated="6"/>
          </chart:series>
          <chart:series chart:style-name="ch12" chart:values-cell-range-address="'ObjectToArray (Nbody)'.AC20:'ObjectToArray (Nbody)'.AC25" chart:label-cell-address="'ObjectToArray (Nbody)'.AC19:'ObjectToArray (Nbody)'.AC1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nv.Time</text:p>
                <draw:g>
                  <svg:desc>'ObjectToArray (Nbody)'.AA19:'ObjectToArray (Nbody)'.AA19</svg:desc>
                </draw:g>
              </table:table-cell>
              <table:table-cell office:value-type="string">
                <text:p>Opt.Time</text:p>
                <draw:g>
                  <svg:desc>'ObjectToArray (Nbody)'.AB19:'ObjectToArray (Nbody)'.AB19</svg:desc>
                </draw:g>
              </table:table-cell>
              <table:table-cell office:value-type="string">
                <text:p>Ker.Time</text:p>
                <draw:g>
                  <svg:desc>'ObjectToArray (Nbody)'.AC19:'ObjectToArray (Nbody)'.AC19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ObjectToArray (Nbody)'.Z20:'ObjectToArray (Nbody)'.Z25</svg:desc>
                </draw:g>
              </table:table-cell>
              <table:table-cell office:value-type="float" office:value="128">
                <text:p>128</text:p>
                <draw:g>
                  <svg:desc>'ObjectToArray (Nbody)'.Z20:'ObjectToArray (Nbody)'.Z25</svg:desc>
                </draw:g>
              </table:table-cell>
              <table:table-cell office:value-type="float" office:value="0.0000347035">
                <text:p>0.0000347035</text:p>
                <draw:g>
                  <svg:desc>'ObjectToArray (Nbody)'.AA20:'ObjectToArray (Nbody)'.AA25</svg:desc>
                </draw:g>
              </table:table-cell>
              <table:table-cell office:value-type="float" office:value="0">
                <text:p>0</text:p>
                <draw:g>
                  <svg:desc>'ObjectToArray (Nbody)'.AB20:'ObjectToArray (Nbody)'.AB25</svg:desc>
                </draw:g>
              </table:table-cell>
              <table:table-cell office:value-type="float" office:value="0.223796880875">
                <text:p>0.223796880875</text:p>
                <draw:g>
                  <svg:desc>'ObjectToArray (Nbody)'.AC20:'ObjectToArray (Nbody)'.AC25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006759875">
                <text:p>0.00006759875</text:p>
              </table:table-cell>
              <table:table-cell office:value-type="float" office:value="0">
                <text:p>0</text:p>
              </table:table-cell>
              <table:table-cell office:value-type="float" office:value="0.245034154375">
                <text:p>0.245034154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0012644525">
                <text:p>0.00012644525</text:p>
              </table:table-cell>
              <table:table-cell office:value-type="float" office:value="0">
                <text:p>0</text:p>
              </table:table-cell>
              <table:table-cell office:value-type="float" office:value="0.295162392">
                <text:p>0.29516239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000225163125">
                <text:p>0.000225163125</text:p>
              </table:table-cell>
              <table:table-cell office:value-type="float" office:value="0.000065536">
                <text:p>0.000065536</text:p>
              </table:table-cell>
              <table:table-cell office:value-type="float" office:value="0.362463529875">
                <text:p>0.36246352987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0.000530318375">
                <text:p>0.000530318375</text:p>
              </table:table-cell>
              <table:table-cell office:value-type="float" office:value="0.000114688">
                <text:p>0.000114688</text:p>
              </table:table-cell>
              <table:table-cell office:value-type="float" office:value="0.54273599125">
                <text:p>0.542735991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0.00102507775">
                <text:p>0.00102507775</text:p>
              </table:table-cell>
              <table:table-cell office:value-type="float" office:value="0.000180224">
                <text:p>0.000180224</text:p>
              </table:table-cell>
              <table:table-cell office:value-type="float" office:value="1.02397020575">
                <text:p>1.023970205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ed_20__28_var_29_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422cm" svg:y="0.316cm" chart:style-name="ch2">
          <text:p>Nbody problem</text:p>
        </chart:title>
        <chart:subtitle svg:x="5.416cm" svg:y="1.275cm" chart:style-name="ch3">
          <text:p>Different executions methods</text:p>
        </chart:subtitle>
        <chart:legend chart:legend-position="end" svg:x="9.199cm" svg:y="3.504cm" style:legend-expansion="high" chart:style-name="ch4"/>
        <chart:plot-area chart:style-name="ch5" table:cell-range-address="'ObjectToArray (Nbody)'.G8:'ObjectToArray (Nbody)'.J14" chart:data-source-has-labels="both" svg:x="1.331cm" svg:y="2.138cm" svg:width="7.548cm" svg:height="5.701cm">
          <chartooo:coordinate-region svg:x="2.058cm" svg:y="2.338cm" svg:width="6.449cm" svg:height="4.854cm"/>
          <chart:axis chart:dimension="x" chart:name="primary-x" chart:style-name="ch6" chartooo:axis-type="auto">
            <chart:title svg:x="3.897cm" svg:y="8.019cm" chart:style-name="ch7">
              <text:p>Size of universe</text:p>
            </chart:title>
            <chart:categories table:cell-range-address="'ObjectToArray (Nbody)'.G9:'ObjectToArray (Nbody)'.G14"/>
          </chart:axis>
          <chart:axis chart:dimension="y" chart:name="primary-y" chart:style-name="ch6">
            <chart:title svg:x="0.451cm" svg:y="5.588cm" chart:style-name="ch8">
              <text:p>Time(s)</text:p>
            </chart:title>
            <chart:grid chart:style-name="ch9" chart:class="major"/>
          </chart:axis>
          <chart:series chart:style-name="ch10" chart:values-cell-range-address="'ObjectToArray (Nbody)'.H9:'ObjectToArray (Nbody)'.H14" chart:label-cell-address="'ObjectToArray (Nbody)'.H8:'ObjectToArray (Nbody)'.H8" chart:class="chart:scatter">
            <chart:domain table:cell-range-address="'ObjectToArray (Nbody)'.G9:'ObjectToArray (Nbody)'.G14"/>
            <chart:data-point chart:repeated="6"/>
          </chart:series>
          <chart:series chart:style-name="ch11" chart:values-cell-range-address="'ObjectToArray (Nbody)'.I9:'ObjectToArray (Nbody)'.I14" chart:label-cell-address="'ObjectToArray (Nbody)'.I8:'ObjectToArray (Nbody)'.I8" chart:class="chart:scatter">
            <chart:data-point chart:repeated="6"/>
          </chart:series>
          <chart:series chart:style-name="ch12" chart:values-cell-range-address="'ObjectToArray (Nbody)'.J9:'ObjectToArray (Nbody)'.J14" chart:label-cell-address="'ObjectToArray (Nbody)'.J8:'ObjectToArray (Nbody)'.J8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oS (kernel time)</text:p>
                <draw:g>
                  <svg:desc>'ObjectToArray (Nbody)'.H8:'ObjectToArray (Nbody)'.H8</svg:desc>
                </draw:g>
              </table:table-cell>
              <table:table-cell office:value-type="string">
                <text:p>SoA+Conversion (Kernel time)</text:p>
                <draw:g>
                  <svg:desc>'ObjectToArray (Nbody)'.I8:'ObjectToArray (Nbody)'.I8</svg:desc>
                </draw:g>
              </table:table-cell>
              <table:table-cell office:value-type="string">
                <text:p>SoA+Conversion+API Optimization (kernel time)</text:p>
                <draw:g>
                  <svg:desc>'ObjectToArray (Nbody)'.J8:'ObjectToArray (Nbody)'.J8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'ObjectToArray (Nbody)'.G9:'ObjectToArray (Nbody)'.G14</svg:desc>
                </draw:g>
              </table:table-cell>
              <table:table-cell office:value-type="float" office:value="128">
                <text:p>128</text:p>
                <draw:g>
                  <svg:desc>'ObjectToArray (Nbody)'.G9:'ObjectToArray (Nbody)'.G14</svg:desc>
                </draw:g>
              </table:table-cell>
              <table:table-cell office:value-type="float" office:value="0.419476381625">
                <text:p>0.419476381625</text:p>
                <draw:g>
                  <svg:desc>'ObjectToArray (Nbody)'.H9:'ObjectToArray (Nbody)'.H14</svg:desc>
                </draw:g>
              </table:table-cell>
              <table:table-cell office:value-type="float" office:value="0.26578632625">
                <text:p>0.26578632625</text:p>
                <draw:g>
                  <svg:desc>'ObjectToArray (Nbody)'.I9:'ObjectToArray (Nbody)'.I14</svg:desc>
                </draw:g>
              </table:table-cell>
              <table:table-cell office:value-type="float" office:value="0.223831584375">
                <text:p>0.223831584375</text:p>
                <draw:g>
                  <svg:desc>'ObjectToArray (Nbody)'.J9:'ObjectToArray (Nbody)'.J14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347222404125">
                <text:p>0.347222404125</text:p>
              </table:table-cell>
              <table:table-cell office:value-type="float" office:value="0.28352888925">
                <text:p>0.28352888925</text:p>
              </table:table-cell>
              <table:table-cell office:value-type="float" office:value="0.245101753125">
                <text:p>0.245101753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472925087875">
                <text:p>0.472925087875</text:p>
              </table:table-cell>
              <table:table-cell office:value-type="float" office:value="0.33385760925">
                <text:p>0.33385760925</text:p>
              </table:table-cell>
              <table:table-cell office:value-type="float" office:value="0.29528883725">
                <text:p>0.295288837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738642341875">
                <text:p>0.738642341875</text:p>
              </table:table-cell>
              <table:table-cell office:value-type="float" office:value="0.427654414375">
                <text:p>0.427654414375</text:p>
              </table:table-cell>
              <table:table-cell office:value-type="float" office:value="0.362754229">
                <text:p>0.36275422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1.285486376875">
                <text:p>1.285486376875</text:p>
              </table:table-cell>
              <table:table-cell office:value-type="float" office:value="0.685627107375">
                <text:p>0.685627107375</text:p>
              </table:table-cell>
              <table:table-cell office:value-type="float" office:value="0.543380997625">
                <text:p>0.5433809976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2.71464555025">
                <text:p>2.71464555025</text:p>
              </table:table-cell>
              <table:table-cell office:value-type="float" office:value="1.157748064375">
                <text:p>1.157748064375</text:p>
              </table:table-cell>
              <table:table-cell office:value-type="float" office:value="1.0251755075">
                <text:p>1.02517550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Kernel Time Comparison</text:p>
        </chart:title>
        <chart:subtitle svg:x="5.76cm" svg:y="1.275cm" chart:style-name="ch3">
          <text:p>Execution times of kernel</text:p>
        </chart:subtitle>
        <chart:legend chart:legend-position="end" svg:x="11.686cm" svg:y="3.952cm" style:legend-expansion="high" chart:style-name="ch4"/>
        <chart:plot-area chart:style-name="ch5" table:cell-range-address="roomt.E4:roomt.G9" chart:data-source-has-labels="row" svg:x="1.331cm" svg:y="2.138cm" svg:width="10.035cm" svg:height="5.701cm">
          <chartooo:coordinate-region svg:x="2.243cm" svg:y="2.337cm" svg:width="8.751cm" svg:height="4.855cm"/>
          <chart:axis chart:dimension="x" chart:name="primary-x" chart:style-name="ch6">
            <chart:title svg:x="5.338cm" svg:y="8.019cm" chart:style-name="ch7">
              <text:p>Size of a wall</text:p>
            </chart:title>
          </chart:axis>
          <chart:axis chart:dimension="y" chart:name="primary-y" chart:style-name="ch8">
            <chart:title svg:x="0.451cm" svg:y="5.627cm" chart:style-name="ch9">
              <text:p>Time (s)</text:p>
            </chart:title>
            <chart:grid chart:style-name="ch10" chart:class="major"/>
          </chart:axis>
          <chart:series chart:style-name="ch11" chart:values-cell-range-address="roomt.F5:roomt.F9" chart:label-cell-address="roomt.F4:roomt.F4" chart:class="chart:scatter">
            <chart:domain table:cell-range-address="roomt.E5:roomt.E9"/>
            <chart:data-point chart:repeated="5"/>
          </chart:series>
          <chart:series chart:style-name="ch12" chart:values-cell-range-address="roomt.G5:roomt.G9" chart:label-cell-address="roomt.G4:roomt.G4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PU(naive)(s)</text:p>
                <draw:g>
                  <svg:desc>roomt.F4:roomt.F4</svg:desc>
                </draw:g>
              </table:table-cell>
              <table:table-cell office:value-type="string">
                <text:p>CPU(s)</text:p>
                <draw:g>
                  <svg:desc>roomt.G4:roomt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roomt.E5:roomt.E9</svg:desc>
                </draw:g>
              </table:table-cell>
              <table:table-cell office:value-type="float" office:value="0.254438928428571">
                <text:p>0.254438928428571</text:p>
                <draw:g>
                  <svg:desc>roomt.F5:roomt.F9</svg:desc>
                </draw:g>
              </table:table-cell>
              <table:table-cell office:value-type="float" office:value="0.0437147841428571">
                <text:p>0.0437147841428571</text:p>
                <draw:g>
                  <svg:desc>roomt.G5:roomt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302941440571428">
                <text:p>0.302941440571428</text:p>
              </table:table-cell>
              <table:table-cell office:value-type="float" office:value="0.154427102714286">
                <text:p>0.154427102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312977282285714">
                <text:p>0.312977282285714</text:p>
              </table:table-cell>
              <table:table-cell office:value-type="float" office:value="0.440589255714286">
                <text:p>0.44058925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568154866857143">
                <text:p>0.568154866857143</text:p>
              </table:table-cell>
              <table:table-cell office:value-type="float" office:value="1.40202355428571">
                <text:p>1.40202355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1.60225610771429">
                <text:p>1.60225610771429</text:p>
              </table:table-cell>
              <table:table-cell office:value-type="float" office:value="5.64626208257143">
                <text:p>5.6462620825714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bar" chart:style-name="ch1">
        <chart:title svg:x="7.271cm" svg:y="0.316cm" chart:style-name="ch2">
          <text:p>CutCP</text:p>
        </chart:title>
        <chart:subtitle svg:x="7.336cm" svg:y="1.275cm" chart:style-name="ch3">
          <text:p>Parboil</text:p>
        </chart:subtitle>
        <chart:legend chart:legend-position="end" svg:x="14.483cm" svg:y="4.203cm" style:legend-expansion="high" chart:style-name="ch4"/>
        <chart:plot-area chart:style-name="ch5" table:cell-range-address="Parboil.A6:Parboil.C10" chart:data-source-has-labels="both" svg:x="1.331cm" svg:y="2.138cm" svg:width="12.832cm" svg:height="5.706cm">
          <chartooo:coordinate-region svg:x="1.952cm" svg:y="2.337cm" svg:width="12.211cm" svg:height="4.462cm"/>
          <chart:axis chart:dimension="x" chart:name="primary-x" chart:style-name="ch6" chartooo:axis-type="auto">
            <chartooo:date-scale/>
            <chart:title svg:x="6.883cm" svg:y="8.024cm" chart:style-name="ch7">
              <text:p>Type of run</text:p>
            </chart:title>
            <chart:categories table:cell-range-address="Parboil.A7:Parboil.B10"/>
          </chart:axis>
          <chart:axis chart:dimension="y" chart:name="primary-y" chart:style-name="ch8">
            <chart:title svg:x="0.451cm" svg:y="5.591cm" chart:style-name="ch9">
              <text:p>Time(s)</text:p>
            </chart:title>
            <chart:grid chart:style-name="ch10" chart:class="major"/>
          </chart:axis>
          <chart:series chart:style-name="ch11" chart:values-cell-range-address="Parboil.C7:Parboil.C10" chart:label-cell-address="Parboil.C6:Parboil.C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Parboil.C6:Parboil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small</text:p>
                <text:list>
                  <text:list-item>
                    <text:p>CPU</text:p>
                  </text:list-item>
                  <text:list-item>
                    <text:p>small</text:p>
                  </text:list-item>
                </text:list>
                <draw:g>
                  <svg:desc>Parboil.A7:Parboil.B10</svg:desc>
                </draw:g>
              </table:table-cell>
              <table:table-cell office:value-type="float" office:value="1.3181">
                <text:p>1.3181</text:p>
                <draw:g>
                  <svg:desc>Parboil.C7:Parboil.C10</svg:desc>
                </draw:g>
              </table:table-cell>
            </table:table-row>
            <table:table-row>
              <table:table-cell office:value-type="string">
                <text:p>CPU large</text:p>
                <text:list>
                  <text:list-item>
                    <text:p>CPU</text:p>
                  </text:list-item>
                  <text:list-item>
                    <text:p>large</text:p>
                  </text:list-item>
                </text:list>
              </table:table-cell>
              <table:table-cell office:value-type="float" office:value="26.0657">
                <text:p>26.0657</text:p>
              </table:table-cell>
            </table:table-row>
            <table:table-row>
              <table:table-cell office:value-type="string">
                <text:p>GPU(openCL) small</text:p>
                <text:list>
                  <text:list-item>
                    <text:p>GPU(openCL)</text:p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GPU(openCL) large</text:p>
                <text:list>
                  <text:list-item>
                    <text:p>GPU(openCL)</text:p>
                  </text:list-item>
                  <text:list-item>
                    <text:p>large</text:p>
                  </text:list-item>
                </text:list>
              </table:table-cell>
              <table:table-cell office:value-type="float" office:value="1.4399">
                <text:p>1.439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line" chart:style-name="ch1">
        <chart:legend chart:legend-position="end" svg:x="11.007cm" svg:y="4.204cm" style:legend-expansion="high" chart:style-name="ch2"/>
        <chart:plot-area chart:style-name="ch3" table:cell-range-address="MatrixMul.G52:MatrixMul.H59" chart:data-source-has-labels="both" svg:x="0.319cm" svg:y="0.18cm" svg:width="10.369cm" svg:height="8.646cm">
          <chartooo:coordinate-region svg:x="1.311cm" svg:y="0.38cm" svg:width="9.006cm" svg:height="7.799cm"/>
          <chart:axis chart:dimension="x" chart:name="primary-x" chart:style-name="ch4" chartooo:axis-type="auto">
            <chartooo:date-scale/>
            <chart:categories table:cell-range-address="MatrixMul.G53:MatrixMul.G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trixMul.H53:MatrixMul.H59" chart:label-cell-address="MatrixMul.H52:MatrixMul.H5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First time</text:p>
                <draw:g>
                  <svg:desc>MatrixMul.H52:MatrixMul.H5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atrixMul.G53:MatrixMul.G59</svg:desc>
                </draw:g>
              </table:table-cell>
              <table:table-cell office:value-type="float" office:value="462.406453875">
                <text:p>462.406453875</text:p>
                <draw:g>
                  <svg:desc>MatrixMul.H53:MatrixMul.H5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08.860948">
                <text:p>608.8609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50.595099125">
                <text:p>550.595099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35.136520875">
                <text:p>435.136520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87.870168625">
                <text:p>687.87016862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98.21368225">
                <text:p>798.213682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77.68176375">
                <text:p>4077.68176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title svg:x="7.085cm" svg:y="0.316cm" chart:style-name="ch2">
          <text:p>SGEMM</text:p>
        </chart:title>
        <chart:subtitle svg:x="7.363cm" svg:y="1.275cm" chart:style-name="ch3">
          <text:p>parboil</text:p>
        </chart:subtitle>
        <chart:legend chart:legend-position="end" svg:x="14.483cm" svg:y="4.204cm" style:legend-expansion="high" chart:style-name="ch4"/>
        <chart:plot-area chart:style-name="ch5" table:cell-range-address="Parboil.J6:Parboil.L10" chart:data-source-has-labels="both" svg:x="1.331cm" svg:y="2.138cm" svg:width="12.832cm" svg:height="5.707cm">
          <chartooo:coordinate-region svg:x="1.952cm" svg:y="2.337cm" svg:width="12.211cm" svg:height="4.463cm"/>
          <chart:axis chart:dimension="x" chart:name="primary-x" chart:style-name="ch6" chartooo:axis-type="auto">
            <chartooo:date-scale/>
            <chart:title svg:x="6.883cm" svg:y="8.025cm" chart:style-name="ch7">
              <text:p>Type of run</text:p>
            </chart:title>
            <chart:categories table:cell-range-address="Parboil.J7:Parboil.K10"/>
          </chart:axis>
          <chart:axis chart:dimension="y" chart:name="primary-y" chart:style-name="ch8">
            <chart:title svg:x="0.451cm" svg:y="5.591cm" chart:style-name="ch9">
              <text:p>Time(s)</text:p>
            </chart:title>
            <chart:grid chart:style-name="ch10" chart:class="major"/>
          </chart:axis>
          <chart:series chart:style-name="ch11" chart:values-cell-range-address="Parboil.L7:Parboil.L10" chart:label-cell-address="Parboil.L6:Parboil.L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Parboil.L6:Parboil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small</text:p>
                <text:list>
                  <text:list-item>
                    <text:p>CPU</text:p>
                  </text:list-item>
                  <text:list-item>
                    <text:p>small</text:p>
                  </text:list-item>
                </text:list>
                <draw:g>
                  <svg:desc>Parboil.J7:Parboil.K10</svg:desc>
                </draw:g>
              </table:table-cell>
              <table:table-cell office:value-type="float" office:value="0.0157">
                <text:p>0.0157</text:p>
                <draw:g>
                  <svg:desc>Parboil.L7:Parboil.L10</svg:desc>
                </draw:g>
              </table:table-cell>
            </table:table-row>
            <table:table-row>
              <table:table-cell office:value-type="string">
                <text:p>CPU medium</text:p>
                <text:list>
                  <text:list-item>
                    <text:p>CPU</text:p>
                  </text:list-item>
                  <text:list-item>
                    <text:p>medium</text:p>
                  </text:list-item>
                </text:list>
              </table:table-cell>
              <table:table-cell office:value-type="float" office:value="17.3644">
                <text:p>17.3644</text:p>
              </table:table-cell>
            </table:table-row>
            <table:table-row>
              <table:table-cell office:value-type="string">
                <text:p>GPU(opencl) small</text:p>
                <text:list>
                  <text:list-item>
                    <text:p>GPU(opencl)</text:p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GPU(opencl) medium</text:p>
                <text:list>
                  <text:list-item>
                    <text:p>GPU(opencl)</text:p>
                  </text:list-item>
                  <text:list-item>
                    <text:p>medium</text:p>
                  </text:list-item>
                </text:list>
              </table:table-cell>
              <table:table-cell office:value-type="float" office:value="0.9468">
                <text:p>0.94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95cm" svg:y="0.316cm" chart:style-name="ch2">
          <text:p>SPMV</text:p>
        </chart:title>
        <chart:subtitle svg:x="7.334cm" svg:y="1.275cm" chart:style-name="ch3">
          <text:p>Parboil</text:p>
        </chart:subtitle>
        <chart:legend chart:legend-position="end" svg:x="14.478cm" svg:y="4.201cm" style:legend-expansion="high" chart:style-name="ch4"/>
        <chart:plot-area chart:style-name="ch5" table:cell-range-address="Parboil.O6:Parboil.Q12" chart:data-source-has-labels="both" svg:x="1.331cm" svg:y="2.138cm" svg:width="12.827cm" svg:height="5.701cm">
          <chartooo:coordinate-region svg:x="2.058cm" svg:y="2.138cm" svg:width="12.1cm" svg:height="3.135cm"/>
          <chart:axis chart:dimension="x" chart:name="primary-x" chart:style-name="ch6" chartooo:axis-type="auto">
            <chartooo:date-scale/>
            <chart:title svg:x="6.88cm" svg:y="8.019cm" chart:style-name="ch7">
              <text:p>Type of run</text:p>
            </chart:title>
            <chart:categories table:cell-range-address="Parboil.O7:Parboil.P12"/>
          </chart:axis>
          <chart:axis chart:dimension="y" chart:name="primary-y" chart:style-name="ch8">
            <chart:title svg:x="0.451cm" svg:y="5.588cm" chart:style-name="ch9">
              <text:p>Time(s)</text:p>
            </chart:title>
            <chart:grid chart:style-name="ch10" chart:class="major"/>
          </chart:axis>
          <chart:series chart:style-name="ch11" chart:values-cell-range-address="Parboil.Q7:Parboil.Q12" chart:label-cell-address="Parboil.Q6:Parboil.Q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Parboil.Q6:Parboil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small</text:p>
                <text:list>
                  <text:list-item>
                    <text:p>CPU</text:p>
                  </text:list-item>
                  <text:list-item>
                    <text:p>small</text:p>
                  </text:list-item>
                </text:list>
                <draw:g>
                  <svg:desc>Parboil.O7:Parboil.P12</svg:desc>
                </draw:g>
              </table:table-cell>
              <table:table-cell office:value-type="float" office:value="0.0018">
                <text:p>0.0018</text:p>
                <draw:g>
                  <svg:desc>Parboil.Q7:Parboil.Q12</svg:desc>
                </draw:g>
              </table:table-cell>
            </table:table-row>
            <table:table-row>
              <table:table-cell office:value-type="string">
                <text:p>CPU medium</text:p>
                <text:list>
                  <text:list-item>
                    <text:p>CPU</text:p>
                  </text:list-item>
                  <text:list-item>
                    <text:p>medium</text:p>
                  </text:list-item>
                </text:list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CPU large</text:p>
                <text:list>
                  <text:list-item>
                    <text:p>CPU</text:p>
                  </text:list-item>
                  <text:list-item>
                    <text:p>large</text:p>
                  </text:list-item>
                </text:list>
              </table:table-cell>
              <table:table-cell office:value-type="float" office:value="2.0597">
                <text:p>2.0597</text:p>
              </table:table-cell>
            </table:table-row>
            <table:table-row>
              <table:table-cell office:value-type="string">
                <text:p>GPU(openCL) small</text:p>
                <text:list>
                  <text:list-item>
                    <text:p>GPU(openCL)</text:p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string">
                <text:p>GPU(openCL) medium</text:p>
                <text:list>
                  <text:list-item>
                    <text:p>GPU(openCL)</text:p>
                  </text:list-item>
                  <text:list-item>
                    <text:p>medium</text:p>
                  </text:list-item>
                </text:list>
              </table:table-cell>
              <table:table-cell office:value-type="float" office:value="0.1572">
                <text:p>0.1572</text:p>
              </table:table-cell>
            </table:table-row>
            <table:table-row>
              <table:table-cell office:value-type="string">
                <text:p>GPU(openCL) large</text:p>
                <text:list>
                  <text:list-item>
                    <text:p>GPU(openCL)</text:p>
                  </text:list-item>
                  <text:list-item>
                    <text:p>large</text:p>
                  </text:list-item>
                </text:list>
              </table:table-cell>
              <table:table-cell office:value-type="float" office:value="1.6263">
                <text:p>1.626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Histogram</text:p>
        </chart:title>
        <chart:subtitle svg:x="7.334cm" svg:y="1.275cm" chart:style-name="ch3">
          <text:p>Parboil</text:p>
        </chart:subtitle>
        <chart:legend chart:legend-position="end" svg:x="14.478cm" svg:y="4.201cm" style:legend-expansion="high" chart:style-name="ch4"/>
        <chart:plot-area chart:style-name="ch5" table:cell-range-address="Parboil.S6:Parboil.U10" chart:data-source-has-labels="both" svg:x="1.331cm" svg:y="2.138cm" svg:width="12.827cm" svg:height="5.701cm">
          <chartooo:coordinate-region svg:x="1.952cm" svg:y="2.337cm" svg:width="12.206cm" svg:height="4.457cm"/>
          <chart:axis chart:dimension="x" chart:name="primary-x" chart:style-name="ch6" chartooo:axis-type="auto">
            <chartooo:date-scale/>
            <chart:title svg:x="6.88cm" svg:y="8.019cm" chart:style-name="ch7">
              <text:p>Type of run</text:p>
            </chart:title>
            <chart:categories table:cell-range-address="Parboil.S7:Parboil.T10"/>
          </chart:axis>
          <chart:axis chart:dimension="y" chart:name="primary-y" chart:style-name="ch8">
            <chart:title svg:x="0.451cm" svg:y="5.588cm" chart:style-name="ch9">
              <text:p>TIme(s)</text:p>
            </chart:title>
            <chart:grid chart:style-name="ch10" chart:class="major"/>
          </chart:axis>
          <chart:series chart:style-name="ch11" chart:values-cell-range-address="Parboil.U7:Parboil.U10" chart:label-cell-address="Parboil.U6:Parboil.U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Parboil.U6:Parboil.U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default</text:p>
                <text:list>
                  <text:list-item>
                    <text:p>CPU</text:p>
                  </text:list-item>
                  <text:list-item>
                    <text:p>default</text:p>
                  </text:list-item>
                </text:list>
                <draw:g>
                  <svg:desc>Parboil.S7:Parboil.T10</svg:desc>
                </draw:g>
              </table:table-cell>
              <table:table-cell office:value-type="float" office:value="0.0227">
                <text:p>0.0227</text:p>
                <draw:g>
                  <svg:desc>Parboil.U7:Parboil.U10</svg:desc>
                </draw:g>
              </table:table-cell>
            </table:table-row>
            <table:table-row>
              <table:table-cell office:value-type="string">
                <text:p>CPU large</text:p>
                <text:list>
                  <text:list-item>
                    <text:p>CPU</text:p>
                  </text:list-item>
                  <text:list-item>
                    <text:p>large</text:p>
                  </text:list-item>
                </text:list>
              </table:table-cell>
              <table:table-cell office:value-type="float" office:value="8.4141">
                <text:p>8.4141</text:p>
              </table:table-cell>
            </table:table-row>
            <table:table-row>
              <table:table-cell office:value-type="string">
                <text:p>GPU(openCL) default</text:p>
                <text:list>
                  <text:list-item>
                    <text:p>GPU(openCL)</text:p>
                  </text:list-item>
                  <text:list-item>
                    <text:p>default</text:p>
                  </text:list-item>
                </text:list>
              </table:table-cell>
              <table:table-cell office:value-type="float" office:value="0.1801">
                <text:p>0.1801</text:p>
              </table:table-cell>
            </table:table-row>
            <table:table-row>
              <table:table-cell office:value-type="string">
                <text:p>GPU(openCL) large</text:p>
                <text:list>
                  <text:list-item>
                    <text:p>GPU(openCL)</text:p>
                  </text:list-item>
                  <text:list-item>
                    <text:p>large</text:p>
                  </text:list-item>
                </text:list>
              </table:table-cell>
              <table:table-cell office:value-type="float" office:value="80.8761">
                <text:p>80.876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55cm" svg:y="0.316cm" chart:style-name="ch2">
          <text:p>MD-LJ</text:p>
        </chart:title>
        <chart:subtitle svg:x="7.348cm" svg:y="1.275cm" chart:style-name="ch3">
          <text:p>SHOC</text:p>
        </chart:subtitle>
        <chart:legend chart:legend-position="end" svg:x="13.79cm" svg:y="4.201cm" style:legend-expansion="high" chart:style-name="ch4"/>
        <chart:plot-area chart:style-name="ch5" table:cell-range-address="Shoc.A8:Shoc.B18" chart:data-source-has-labels="both" svg:x="1.33cm" svg:y="1.938cm" svg:width="12.138cm" svg:height="7.01cm">
          <chartooo:coordinate-region svg:x="1.951cm" svg:y="2.137cm" svg:width="11.517cm" svg:height="3.287cm"/>
          <chart:axis chart:dimension="x" chart:name="primary-x" chart:style-name="ch6" chartooo:axis-type="auto">
            <chartooo:date-scale/>
            <chart:title svg:x="6.535cm" svg:y="8.44cm" chart:style-name="ch7">
              <text:p>Type of run</text:p>
            </chart:title>
            <chart:categories table:cell-range-address="Shoc.A9:Shoc.A18"/>
          </chart:axis>
          <chart:axis chart:dimension="y" chart:name="primary-y" chart:style-name="ch8">
            <chart:title svg:x="0.45cm" svg:y="6.175cm" chart:style-name="ch9">
              <text:p>Time(ms)</text:p>
            </chart:title>
            <chart:grid chart:style-name="ch10" chart:class="major"/>
          </chart:axis>
          <chart:series chart:style-name="ch11" chart:values-cell-range-address="Shoc.B9:Shoc.B18" chart:label-cell-address="Shoc.B8:Shoc.B8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)</text:p>
                <draw:g>
                  <svg:desc>Shoc.B8:Shoc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LJ</text:p>
                <draw:g>
                  <svg:desc>Shoc.A9:Shoc.A18</svg:desc>
                </draw:g>
              </table:table-cell>
              <table:table-cell office:value-type="float" office:value="62.9958">
                <text:p>62.9958</text:p>
                <draw:g>
                  <svg:desc>Shoc.B9:Shoc.B18</svg:desc>
                </draw:g>
              </table:table-cell>
            </table:table-row>
            <table:table-row>
              <table:table-cell office:value-type="string">
                <text:p>MD-LJ-Bandwidth</text:p>
              </table:table-cell>
              <table:table-cell office:value-type="float" office:value="48.3262">
                <text:p>48.3262</text:p>
              </table:table-cell>
            </table:table-row>
            <table:table-row>
              <table:table-cell office:value-type="string">
                <text:p>MD-LJ-Bandwidth_PCIe</text:p>
              </table:table-cell>
              <table:table-cell office:value-type="float" office:value="22.2546">
                <text:p>22.2546</text:p>
              </table:table-cell>
            </table:table-row>
            <table:table-row>
              <table:table-cell office:value-type="string">
                <text:p>MD-LJ-DP</text:p>
              </table:table-cell>
              <table:table-cell office:value-type="float" office:value="16.004">
                <text:p>16.004</text:p>
              </table:table-cell>
            </table:table-row>
            <table:table-row>
              <table:table-cell office:value-type="string">
                <text:p>MD-LJ-DP-Bandwidth</text:p>
              </table:table-cell>
              <table:table-cell office:value-type="float" office:value="21.5029">
                <text:p>21.5029</text:p>
              </table:table-cell>
            </table:table-row>
            <table:table-row>
              <table:table-cell office:value-type="string">
                <text:p>MD-LJ-DP-Bandwidth_PCIe</text:p>
              </table:table-cell>
              <table:table-cell office:value-type="float" office:value="16.3155">
                <text:p>16.3155</text:p>
              </table:table-cell>
            </table:table-row>
            <table:table-row>
              <table:table-cell office:value-type="string">
                <text:p>MD-LJ-DP_PCIe</text:p>
              </table:table-cell>
              <table:table-cell office:value-type="float" office:value="12.1431">
                <text:p>12.1431</text:p>
              </table:table-cell>
            </table:table-row>
            <table:table-row>
              <table:table-cell office:value-type="string">
                <text:p>MD-LJ-DP_Parity</text:p>
              </table:table-cell>
              <table:table-cell office:value-type="float" office:value="0.317638">
                <text:p>0.317638</text:p>
              </table:table-cell>
            </table:table-row>
            <table:table-row>
              <table:table-cell office:value-type="string">
                <text:p>MD-LJ_PCIe</text:p>
              </table:table-cell>
              <table:table-cell office:value-type="float" office:value="29.0101">
                <text:p>29.0101</text:p>
              </table:table-cell>
            </table:table-row>
            <table:table-row>
              <table:table-cell office:value-type="string">
                <text:p>MD-LJ_Parity</text:p>
              </table:table-cell>
              <table:table-cell office:value-type="float" office:value="1.17009">
                <text:p>1.1700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882cm" xlink:href=".." xlink:type="simple" chart:class="chart:bar" chart:style-name="ch1">
        <chart:title svg:x="6.892cm" svg:y="0.333cm" chart:style-name="ch2">
          <text:p>Stencil-2D</text:p>
        </chart:title>
        <chart:subtitle svg:x="7.355cm" svg:y="1.309cm" chart:style-name="ch3">
          <text:p>SHOC</text:p>
        </chart:subtitle>
        <chart:legend chart:legend-position="end" svg:x="13.804cm" svg:y="4.642cm" style:legend-expansion="high" chart:style-name="ch4"/>
        <chart:plot-area chart:style-name="ch5" table:cell-range-address="Shoc.M8:Shoc.N10" chart:data-source-has-labels="both" svg:x="0.346cm" svg:y="2.052cm" svg:width="13.158cm" svg:height="7.507cm">
          <chartooo:coordinate-region svg:x="0.967cm" svg:y="2.252cm" svg:width="12.537cm" svg:height="6.66cm"/>
          <chart:axis chart:dimension="x" chart:name="primary-x" chart:style-name="ch6" chartooo:axis-type="auto">
            <chartooo:date-scale/>
            <chart:title svg:x="6.048cm" svg:y="9.322cm" chart:style-name="ch7">
              <text:p>Type of test</text:p>
            </chart:title>
            <chart:categories table:cell-range-address="Shoc.M9:Shoc.M10"/>
          </chart:axis>
          <chart:axis chart:dimension="y" chart:name="primary-y" chart:style-name="ch8">
            <chart:title svg:x="0cm" svg:y="6.537cm" chart:style-name="ch9">
              <text:p>Time(ms)</text:p>
            </chart:title>
            <chart:grid chart:style-name="ch10" chart:class="major"/>
          </chart:axis>
          <chart:series chart:style-name="ch11" chart:values-cell-range-address="Shoc.N9:Shoc.N10" chart:label-cell-address="Shoc.N8:Shoc.N8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)</text:p>
                <draw:g>
                  <svg:desc>Shoc.N8:Shoc.N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P_Sten2D</text:p>
                <draw:g>
                  <svg:desc>Shoc.M9:Shoc.M10</svg:desc>
                </draw:g>
              </table:table-cell>
              <table:table-cell office:value-type="float" office:value="13.5256">
                <text:p>13.5256</text:p>
                <draw:g>
                  <svg:desc>Shoc.N9:Shoc.N10</svg:desc>
                </draw:g>
              </table:table-cell>
            </table:table-row>
            <table:table-row>
              <table:table-cell office:value-type="string">
                <text:p>SP_Sten2D</text:p>
              </table:table-cell>
              <table:table-cell office:value-type="float" office:value="58.894">
                <text:p>58.89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65cm" svg:y="0.316cm" chart:style-name="ch2">
          <text:p>Caching the kernel</text:p>
        </chart:title>
        <chart:subtitle svg:x="4.622cm" svg:y="1.275cm" chart:style-name="ch3">
          <text:p>Time discrepancy between executions</text:p>
        </chart:subtitle>
        <chart:legend chart:legend-position="end" svg:x="10.072cm" svg:y="3.952cm" style:legend-expansion="high" chart:style-name="ch4"/>
        <chart:plot-area chart:style-name="ch5" table:cell-range-address="MatrixMul.G29:MatrixMul.I36" chart:data-source-has-labels="both" svg:x="1.331cm" svg:y="2.138cm" svg:width="8.421cm" svg:height="5.701cm">
          <chartooo:coordinate-region svg:x="2.323cm" svg:y="2.338cm" svg:width="7.057cm" svg:height="4.854cm"/>
          <chart:axis chart:dimension="x" chart:name="primary-x" chart:style-name="ch6" chartooo:axis-type="auto">
            <chartooo:date-scale/>
            <chart:title svg:x="4.505cm" svg:y="8.019cm" chart:style-name="ch7">
              <text:p>Size of kernel</text:p>
            </chart:title>
            <chart:categories table:cell-range-address="MatrixMul.G30:MatrixMul.G36"/>
          </chart:axis>
          <chart:axis chart:dimension="y" chart:name="primary-y" chart:style-name="ch6">
            <chart:title svg:x="0.451cm" svg:y="5.588cm" chart:style-name="ch8">
              <text:p>Time(s)</text:p>
            </chart:title>
            <chart:grid chart:style-name="ch9" chart:class="major"/>
          </chart:axis>
          <chart:series chart:style-name="ch10" chart:values-cell-range-address="MatrixMul.H30:MatrixMul.H36" chart:label-cell-address="MatrixMul.H29:MatrixMul.H29" chart:class="chart:line">
            <chart:data-point chart:repeated="7"/>
          </chart:series>
          <chart:series chart:style-name="ch11" chart:values-cell-range-address="MatrixMul.I30:MatrixMul.I36" chart:label-cell-address="MatrixMul.I29:MatrixMul.I2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MatrixMul.H29:MatrixMul.H29</svg:desc>
                </draw:g>
              </table:table-cell>
              <table:table-cell office:value-type="string">
                <text:p>Average First time</text:p>
                <draw:g>
                  <svg:desc>MatrixMul.I29:MatrixMul.I2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atrixMul.G30:MatrixMul.G36</svg:desc>
                </draw:g>
              </table:table-cell>
              <table:table-cell office:value-type="float" office:value="60.4979665">
                <text:p>60.4979665</text:p>
                <draw:g>
                  <svg:desc>MatrixMul.H30:MatrixMul.H36</svg:desc>
                </draw:g>
              </table:table-cell>
              <table:table-cell office:value-type="float" office:value="462.406453875">
                <text:p>462.406453875</text:p>
                <draw:g>
                  <svg:desc>MatrixMul.I30:MatrixMul.I3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9.28388">
                <text:p>59.28388</text:p>
              </table:table-cell>
              <table:table-cell office:value-type="float" office:value="608.860948">
                <text:p>608.8609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5.6327893333333">
                <text:p>55.6327893333333</text:p>
              </table:table-cell>
              <table:table-cell office:value-type="float" office:value="550.595099125">
                <text:p>550.595099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83.0394163333333">
                <text:p>83.0394163333333</text:p>
              </table:table-cell>
              <table:table-cell office:value-type="float" office:value="435.136520875">
                <text:p>435.136520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52.4354595">
                <text:p>152.4354595</text:p>
              </table:table-cell>
              <table:table-cell office:value-type="float" office:value="687.870168625">
                <text:p>687.87016862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78.2894575">
                <text:p>478.2894575</text:p>
              </table:table-cell>
              <table:table-cell office:value-type="float" office:value="798.21368225">
                <text:p>798.213682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571.52872733333">
                <text:p>3571.52872733333</text:p>
              </table:table-cell>
              <table:table-cell office:value-type="float" office:value="4077.68176375">
                <text:p>4077.68176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7cm" xlink:href=".." xlink:type="simple" chart:class="chart:line" chart:style-name="ch1">
        <chart:title svg:x="5.13cm" svg:y="0.316cm" chart:style-name="ch2">
          <text:p>Difference of execution time</text:p>
        </chart:title>
        <chart:subtitle svg:x="5.897cm" svg:y="1.275cm" chart:style-name="ch3">
          <text:p>Caching system impact</text:p>
        </chart:subtitle>
        <chart:legend chart:legend-position="end" svg:x="11.748cm" svg:y="4.204cm" style:legend-expansion="high" chart:style-name="ch4"/>
        <chart:plot-area chart:style-name="ch5" table:cell-range-address="MatrixMul.G30:MatrixMul.G36 MatrixMul.J29:MatrixMul.J36" chart:data-source-has-labels="both" svg:x="1.33cm" svg:y="2.138cm" svg:width="10.099cm" svg:height="5.708cm">
          <chartooo:coordinate-region svg:x="2.137cm" svg:y="2.337cm" svg:width="8.735cm" svg:height="4.862cm"/>
          <chart:axis chart:dimension="x" chart:name="primary-x" chart:style-name="ch6" chartooo:axis-type="auto">
            <chartooo:date-scale/>
            <chart:title svg:x="5.343cm" svg:y="8.026cm" chart:style-name="ch7">
              <text:p>Size of kernel</text:p>
            </chart:title>
            <chart:categories table:cell-range-address="MatrixMul.G30:MatrixMul.G36"/>
          </chart:axis>
          <chart:axis chart:dimension="y" chart:name="primary-y" chart:style-name="ch6">
            <chart:title svg:x="0.451cm" svg:y="5.592cm" chart:style-name="ch8">
              <text:p>TIme(s)</text:p>
            </chart:title>
            <chart:grid chart:style-name="ch9" chart:class="major"/>
          </chart:axis>
          <chart:series chart:style-name="ch10" chart:values-cell-range-address="MatrixMul.J30:MatrixMul.J36" chart:label-cell-address="MatrixMul.J29:MatrixMul.J2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(%)</text:p>
                <draw:g>
                  <svg:desc>MatrixMul.J29:MatrixMul.J2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atrixMul.G30:MatrixMul.G36</svg:desc>
                </draw:g>
              </table:table-cell>
              <table:table-cell office:value-type="float" office:value="764.333878684997">
                <text:p>764.333878684997</text:p>
                <draw:g>
                  <svg:desc>MatrixMul.J30:MatrixMul.J3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27.02614606197">
                <text:p>1027.0261460619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89.695296106791">
                <text:p>989.69529610679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24.012017531883">
                <text:p>524.01201753188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51.253383485225">
                <text:p>451.25338348522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66.889248703543">
                <text:p>166.88924870354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14.171887588164">
                <text:p>114.1718875881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Dashed_20__28_var_29_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59cm" svg:height="6.694cm" xlink:href=".." xlink:type="simple" chart:class="chart:scatter" chart:style-name="ch1">
        <chart:title svg:x="4.111cm" svg:y="0.269cm" chart:style-name="ch2">
          <text:p>Matrix Multiplication</text:p>
        </chart:title>
        <chart:subtitle svg:x="5.566cm" svg:y="1.181cm" chart:style-name="ch3">
          <text:p>Test 1</text:p>
        </chart:subtitle>
        <chart:legend chart:legend-position="end" svg:x="7.305cm" svg:y="2.849cm" style:legend-expansion="high" chart:style-name="ch4"/>
        <chart:plot-area chart:style-name="ch5" table:cell-range-address="Sheet3.B5:Sheet3.C11 Sheet3.C4:Sheet3.C4" chart:data-source-has-labels="row" svg:x="1.258cm" svg:y="1.997cm" svg:width="5.8cm" svg:height="3.583cm">
          <chartooo:coordinate-region svg:x="1.694cm" svg:y="2.197cm" svg:width="4.992cm" svg:height="2.736cm"/>
          <chart:axis chart:dimension="x" chart:name="primary-x" chart:style-name="ch6">
            <chart:title svg:x="1.852cm" svg:y="5.713cm" chart:style-name="ch7">
              <text:p>Number of elements in one line</text:p>
            </chart:title>
          </chart:axis>
          <chart:axis chart:dimension="y" chart:name="primary-y" chart:style-name="ch6">
            <chart:title svg:x="0.451cm" svg:y="4.427cm" chart:style-name="ch8">
              <text:p>Time (s)</text:p>
            </chart:title>
            <chart:grid chart:style-name="ch9" chart:class="major"/>
          </chart:axis>
          <chart:series chart:style-name="ch10" chart:values-cell-range-address="Sheet3.C5:Sheet3.C11" chart:label-cell-address="Sheet3.C4:Sheet3.C4" chart:class="chart:scatter">
            <chart:domain table:cell-range-address="Sheet3.B5:Sheet3.B11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 Execution Time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B5:Sheet3.B11</svg:desc>
                </draw:g>
              </table:table-cell>
              <table:table-cell office:value-type="float" office:value="0.133079638125">
                <text:p>0.133079638125</text:p>
                <draw:g>
                  <svg:desc>Sheet3.C5:Sheet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13457587775">
                <text:p>0.13457587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135874574125">
                <text:p>0.135874574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426226065">
                <text:p>0.1426226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1951098965">
                <text:p>0.1951098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546737951">
                <text:p>0.546737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3.50725734575">
                <text:p>3.507257345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57cm" svg:height="6.456cm" xlink:href=".." xlink:type="simple" chart:class="chart:scatter" chart:style-name="ch1">
        <chart:title svg:x="3.96cm" svg:y="0.265cm" chart:style-name="ch2">
          <text:p>Matrix Multiplication</text:p>
        </chart:title>
        <chart:subtitle svg:x="5.415cm" svg:y="1.173cm" chart:style-name="ch3">
          <text:p>Test 2</text:p>
        </chart:subtitle>
        <chart:legend chart:legend-position="end" svg:x="7.003cm" svg:y="2.73cm" style:legend-expansion="high" chart:style-name="ch4"/>
        <chart:plot-area chart:style-name="ch5" table:cell-range-address="Sheet3.K5:Sheet3.L10 Sheet3.L4:Sheet3.L4" chart:data-source-has-labels="row" svg:x="1.252cm" svg:y="1.985cm" svg:width="5.51cm" svg:height="3.361cm">
          <chartooo:coordinate-region svg:x="1.873cm" svg:y="2.184cm" svg:width="4.331cm" svg:height="2.515cm"/>
          <chart:axis chart:dimension="x" chart:name="primary-x" chart:style-name="ch6">
            <chart:title svg:x="1.886cm" svg:y="5.475cm" chart:style-name="ch7">
              <text:p>Number of elements in a line</text:p>
            </chart:title>
          </chart:axis>
          <chart:axis chart:dimension="y" chart:name="primary-y" chart:style-name="ch8">
            <chart:title svg:x="0.451cm" svg:y="4.265cm" chart:style-name="ch9">
              <text:p>Time(s)</text:p>
            </chart:title>
            <chart:grid chart:style-name="ch10" chart:class="major"/>
          </chart:axis>
          <chart:series chart:style-name="ch11" chart:values-cell-range-address="Sheet3.L5:Sheet3.L10" chart:label-cell-address="Sheet3.L4:Sheet3.L4" chart:class="chart:scatter">
            <chart:domain table:cell-range-address="Sheet3.K5:Sheet3.K10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verage Execution Time</text:p>
                <draw:g>
                  <svg:desc>Sheet3.L4:Sheet3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K5:Sheet3.K10</svg:desc>
                </draw:g>
              </table:table-cell>
              <table:table-cell office:value-type="float" office:value="0.000066052125">
                <text:p>0.000066052125</text:p>
                <draw:g>
                  <svg:desc>Sheet3.L5:Sheet3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04137257">
                <text:p>0.004137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41870955125">
                <text:p>0.041870955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371529422125">
                <text:p>0.371529422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4.99487045225">
                <text:p>4.99487045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78.98659282225">
                <text:p>78.986592822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32cm" svg:y="0.316cm" chart:style-name="ch2">
          <text:p>Matrix Multiplication</text:p>
        </chart:title>
        <chart:subtitle svg:x="7.387cm" svg:y="1.275cm" chart:style-name="ch3">
          <text:p>Test 4</text:p>
        </chart:subtitle>
        <chart:legend chart:legend-position="end" svg:x="10.072cm" svg:y="4.201cm" style:legend-expansion="high" chart:style-name="ch4"/>
        <chart:plot-area chart:style-name="ch5" table:cell-range-address="Sheet3.AH5:Sheet3.AI10 Sheet3.AI4:Sheet3.AI4" chart:data-source-has-labels="row" svg:x="1.331cm" svg:y="2.138cm" svg:width="8.421cm" svg:height="5.701cm">
          <chartooo:coordinate-region svg:x="1.767cm" svg:y="2.337cm" svg:width="7.613cm" svg:height="4.855cm"/>
          <chart:axis chart:dimension="x" chart:name="primary-x" chart:style-name="ch6">
            <chart:title svg:x="3.235cm" svg:y="8.019cm" chart:style-name="ch7">
              <text:p>Number of elements in one line</text:p>
            </chart:title>
          </chart:axis>
          <chart:axis chart:dimension="y" chart:name="primary-y" chart:style-name="ch8">
            <chart:title svg:x="0.451cm" svg:y="5.588cm" chart:style-name="ch9">
              <text:p>Time(s)</text:p>
            </chart:title>
            <chart:grid chart:style-name="ch10" chart:class="major"/>
          </chart:axis>
          <chart:series chart:style-name="ch11" chart:values-cell-range-address="Sheet3.AI5:Sheet3.AI10" chart:label-cell-address="Sheet3.AI4:Sheet3.AI4" chart:class="chart:scatter">
            <chart:domain table:cell-range-address="Sheet3.AH5:Sheet3.AH10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Average Execution Time</text:p>
                <draw:g>
                  <svg:desc>Sheet3.AI4:Sheet3.A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AH5:Sheet3.AH10</svg:desc>
                </draw:g>
              </table:table-cell>
              <table:table-cell office:value-type="float" office:value="0.00003296925">
                <text:p>0.00003296925</text:p>
                <draw:g>
                  <svg:desc>Sheet3.AI5:Sheet3.A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03495640125">
                <text:p>0.003495640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18062226625">
                <text:p>0.01806222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40965137625">
                <text:p>0.14096513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1.02779873875">
                <text:p>1.02779873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8.391965542875">
                <text:p>8.3919655428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ed_20__28_var_29_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title svg:x="6.168cm" svg:y="0.316cm" chart:style-name="ch2">
          <text:p>Time Comparison</text:p>
        </chart:title>
        <chart:subtitle svg:x="4.753cm" svg:y="1.275cm" chart:style-name="ch3">
          <text:p>Executing matrix multiplication kernel</text:p>
        </chart:subtitle>
        <chart:legend chart:legend-position="end" svg:x="11.153cm" svg:y="3.457cm" style:legend-expansion="high" chart:style-name="ch4"/>
        <chart:plot-area chart:style-name="ch5" table:cell-range-address="Sheet3.AW8:Sheet3.BA13 Sheet3.AX7:Sheet3.BA7" chart:data-source-has-labels="row" svg:x="1.33cm" svg:y="2.138cm" svg:width="9.504cm" svg:height="5.707cm">
          <chartooo:coordinate-region svg:x="2.428cm" svg:y="2.337cm" svg:width="8.034cm" svg:height="4.861cm"/>
          <chart:axis chart:dimension="x" chart:name="primary-x" chart:style-name="ch6">
            <chart:title svg:x="4.133cm" svg:y="8.025cm" chart:style-name="ch7">
              <text:p>Size of one line of a matrix</text:p>
            </chart:title>
          </chart:axis>
          <chart:axis chart:dimension="y" chart:name="primary-y" chart:style-name="ch8">
            <chart:title svg:x="0.451cm" svg:y="5.591cm" chart:style-name="ch9">
              <text:p>Time(s)</text:p>
            </chart:title>
            <chart:grid chart:style-name="ch10" chart:class="major"/>
          </chart:axis>
          <chart:series chart:style-name="ch11" chart:values-cell-range-address="Sheet3.AX8:Sheet3.AX13" chart:label-cell-address="Sheet3.AX7:Sheet3.AX7" chart:class="chart:scatter">
            <chart:domain table:cell-range-address="Sheet3.AW8:Sheet3.AW13"/>
            <chart:data-point chart:repeated="6"/>
          </chart:series>
          <chart:series chart:style-name="ch12" chart:values-cell-range-address="Sheet3.AY8:Sheet3.AY13" chart:label-cell-address="Sheet3.AY7:Sheet3.AY7" chart:class="chart:scatter">
            <chart:data-point chart:repeated="6"/>
          </chart:series>
          <chart:series chart:style-name="ch13" chart:values-cell-range-address="Sheet3.AZ8:Sheet3.AZ13" chart:label-cell-address="Sheet3.AZ7:Sheet3.AZ7" chart:class="chart:scatter">
            <chart:data-point chart:repeated="6"/>
          </chart:series>
          <chart:series chart:style-name="ch14" chart:values-cell-range-address="Sheet3.BA8:Sheet3.BA13" chart:label-cell-address="Sheet3.BA7:Sheet3.BA7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  <table:table-cell office:value-type="string">
                <text:p>Test 1 (GPU)</text:p>
                <draw:g>
                  <svg:desc>Sheet3.AX7:Sheet3.AX7</svg:desc>
                </draw:g>
              </table:table-cell>
              <table:table-cell office:value-type="string">
                <text:p>Test 2 (CPU)</text:p>
                <draw:g>
                  <svg:desc>Sheet3.AY7:Sheet3.AY7</svg:desc>
                </draw:g>
              </table:table-cell>
              <table:table-cell office:value-type="string">
                <text:p>Test 3 (GPU w/T)</text:p>
                <draw:g>
                  <svg:desc>Sheet3.AZ7:Sheet3.AZ7</svg:desc>
                </draw:g>
              </table:table-cell>
              <table:table-cell office:value-type="string">
                <text:p>Test 4 (CPU w/T)</text:p>
                <draw:g>
                  <svg:desc>Sheet3.BA7:Sheet3.B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AW8:Sheet3.AW13</svg:desc>
                </draw:g>
              </table:table-cell>
              <table:table-cell office:value-type="float" office:value="NaN">
                <text:p>NaN</text:p>
                <draw:g>
                  <svg:desc>Sheet3.AX8:Sheet3.AX13</svg:desc>
                </draw:g>
              </table:table-cell>
              <table:table-cell office:value-type="float" office:value="NaN">
                <text:p>NaN</text:p>
                <draw:g>
                  <svg:desc>Sheet3.AY8:Sheet3.AY13</svg:desc>
                </draw:g>
              </table:table-cell>
              <table:table-cell office:value-type="float" office:value="NaN">
                <text:p>NaN</text:p>
                <draw:g>
                  <svg:desc>Sheet3.AZ8:Sheet3.AZ13</svg:desc>
                </draw:g>
              </table:table-cell>
              <table:table-cell office:value-type="float" office:value="NaN">
                <text:p>NaN</text:p>
                <draw:g>
                  <svg:desc>Sheet3.BA8:Sheet3.B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13457587775">
                <text:p>0.13457587775</text:p>
              </table:table-cell>
              <table:table-cell office:value-type="float" office:value="0.004137257">
                <text:p>0.004137257</text:p>
              </table:table-cell>
              <table:table-cell office:value-type="float" office:value="0.1529457155">
                <text:p>0.1529457155</text:p>
              </table:table-cell>
              <table:table-cell office:value-type="float" office:value="0.003495640125">
                <text:p>0.003495640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135874574125">
                <text:p>0.135874574125</text:p>
              </table:table-cell>
              <table:table-cell office:value-type="float" office:value="0.041870955125">
                <text:p>0.041870955125</text:p>
              </table:table-cell>
              <table:table-cell office:value-type="float" office:value="0.159286487375">
                <text:p>0.159286487375</text:p>
              </table:table-cell>
              <table:table-cell office:value-type="float" office:value="0.018062226625">
                <text:p>0.01806222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426226065">
                <text:p>0.1426226065</text:p>
              </table:table-cell>
              <table:table-cell office:value-type="float" office:value="0.371529422125">
                <text:p>0.371529422125</text:p>
              </table:table-cell>
              <table:table-cell office:value-type="float" office:value="0.18994592825">
                <text:p>0.18994592825</text:p>
              </table:table-cell>
              <table:table-cell office:value-type="float" office:value="0.140965137625">
                <text:p>0.14096513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1951098965">
                <text:p>0.1951098965</text:p>
              </table:table-cell>
              <table:table-cell office:value-type="float" office:value="4.99487045225">
                <text:p>4.99487045225</text:p>
              </table:table-cell>
              <table:table-cell office:value-type="float" office:value="0.41372047775">
                <text:p>0.41372047775</text:p>
              </table:table-cell>
              <table:table-cell office:value-type="float" office:value="1.02779873875">
                <text:p>1.02779873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546737951">
                <text:p>0.546737951</text:p>
              </table:table-cell>
              <table:table-cell office:value-type="float" office:value="78.98659282225">
                <text:p>78.98659282225</text:p>
              </table:table-cell>
              <table:table-cell office:value-type="float" office:value="2.25551704375">
                <text:p>2.25551704375</text:p>
              </table:table-cell>
              <table:table-cell office:value-type="float" office:value="8.391965542875">
                <text:p>8.391965542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ed_20__28_var_29_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title svg:x="6.417cm" svg:y="0.316cm" chart:style-name="ch2">
          <text:p>Nbody problem</text:p>
        </chart:title>
        <chart:subtitle svg:x="5.821cm" svg:y="1.275cm" chart:style-name="ch3">
          <text:p>Time of kernel execution</text:p>
        </chart:subtitle>
        <chart:legend chart:legend-position="end" svg:x="10.883cm" svg:y="3.706cm" style:legend-expansion="high" chart:style-name="ch4"/>
        <chart:plot-area chart:style-name="ch5" table:cell-range-address="Nbody.B24:Nbody.E28 Nbody.C23:Nbody.E23" chart:data-source-has-labels="row" svg:x="1.33cm" svg:y="2.138cm" svg:width="9.234cm" svg:height="5.707cm">
          <chartooo:coordinate-region svg:x="2.057cm" svg:y="2.337cm" svg:width="8.055cm" svg:height="4.861cm"/>
          <chart:axis chart:dimension="x" chart:name="primary-x" chart:style-name="ch6">
            <chart:title svg:x="4.739cm" svg:y="8.025cm" chart:style-name="ch7">
              <text:p>Size of universe</text:p>
            </chart:title>
          </chart:axis>
          <chart:axis chart:dimension="y" chart:name="primary-y" chart:style-name="ch8">
            <chart:title svg:x="0.451cm" svg:y="5.591cm" chart:style-name="ch9">
              <text:p>Time(s)</text:p>
            </chart:title>
            <chart:grid chart:style-name="ch10" chart:class="major"/>
          </chart:axis>
          <chart:series chart:style-name="ch11" chart:values-cell-range-address="Nbody.C24:Nbody.C28" chart:label-cell-address="Nbody.C23:Nbody.C23" chart:class="chart:scatter">
            <chart:domain table:cell-range-address="Nbody.B24:Nbody.B28"/>
            <chart:data-point chart:repeated="5"/>
          </chart:series>
          <chart:series chart:style-name="ch12" chart:values-cell-range-address="Nbody.D24:Nbody.D28" chart:label-cell-address="Nbody.D23:Nbody.D23" chart:class="chart:scatter">
            <chart:data-point chart:repeated="5"/>
          </chart:series>
          <chart:series chart:style-name="ch13" chart:values-cell-range-address="Nbody.E24:Nbody.E28" chart:label-cell-address="Nbody.E23:Nbody.E2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oS</text:p>
                <draw:g>
                  <svg:desc>Nbody.C23:Nbody.C23</svg:desc>
                </draw:g>
              </table:table-cell>
              <table:table-cell office:value-type="string">
                <text:p>SoA n/optimization</text:p>
                <draw:g>
                  <svg:desc>Nbody.D23:Nbody.D23</svg:desc>
                </draw:g>
              </table:table-cell>
              <table:table-cell office:value-type="string">
                <text:p>SoA w/optimization</text:p>
                <draw:g>
                  <svg:desc>Nbody.E23:Nbody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Nbody.B24:Nbody.B28</svg:desc>
                </draw:g>
              </table:table-cell>
              <table:table-cell office:value-type="float" office:value="0.866562362">
                <text:p>0.866562362</text:p>
                <draw:g>
                  <svg:desc>Nbody.C24:Nbody.C28</svg:desc>
                </draw:g>
              </table:table-cell>
              <table:table-cell office:value-type="float" office:value="0.473606754285714">
                <text:p>0.473606754285714</text:p>
                <draw:g>
                  <svg:desc>Nbody.D24:Nbody.D28</svg:desc>
                </draw:g>
              </table:table-cell>
              <table:table-cell office:value-type="float" office:value="0.450709844">
                <text:p>0.450709844</text:p>
                <draw:g>
                  <svg:desc>Nbody.E24:Nbody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1.47730883428571">
                <text:p>1.47730883428571</text:p>
              </table:table-cell>
              <table:table-cell office:value-type="float" office:value="0.680907762571428">
                <text:p>0.680907762571428</text:p>
              </table:table-cell>
              <table:table-cell office:value-type="float" office:value="0.673971821857143">
                <text:p>0.673971821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2.72058722657143">
                <text:p>2.72058722657143</text:p>
              </table:table-cell>
              <table:table-cell office:value-type="float" office:value="1.31938161714286">
                <text:p>1.31938161714286</text:p>
              </table:table-cell>
              <table:table-cell office:value-type="float" office:value="1.37616507628571">
                <text:p>1.376165076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5.68602005885714">
                <text:p>5.68602005885714</text:p>
              </table:table-cell>
              <table:table-cell office:value-type="float" office:value="3.690408634">
                <text:p>3.690408634</text:p>
              </table:table-cell>
              <table:table-cell office:value-type="float" office:value="1.98165125157143">
                <text:p>1.981651251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14.1931339814286">
                <text:p>14.1931339814286</text:p>
              </table:table-cell>
              <table:table-cell office:value-type="float" office:value="13.2654308555714">
                <text:p>13.2654308555714</text:p>
              </table:table-cell>
              <table:table-cell office:value-type="float" office:value="4.47750095457143">
                <text:p>4.477500954571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